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1874in"/>
    </style:style>
    <style:style style:name="co2" style:family="table-column">
      <style:table-column-properties fo:break-before="auto" style:column-width="1.639in"/>
    </style:style>
    <style:style style:name="co3" style:family="table-column">
      <style:table-column-properties fo:break-before="auto" style:column-width="0.3146in"/>
    </style:style>
    <style:style style:name="co4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>
            <text:p>initial_runs/gsym9/o/gsym9.o.2.0</text:p>
          </table:table-cell>
          <table:table-cell office:value-type="string">
            <text:p>Quantum Improvement</text:p>
          </table:table-cell>
          <table:table-cell office:value-type="float" office:value="52">
            <text:p>52</text:p>
          </table:table-cell>
        </table:table-row>
        <table:table-row table:style-name="ro1">
          <table:table-cell office:value-type="string">
            <text:p>initial_runs/gsym9/o/gsym9.o.2.6</text:p>
          </table:table-cell>
          <table:table-cell office:value-type="string">
            <text:p>Quantum Improvement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string">
            <text:p>initial_runs/gsym9/o/gsym9.o.2.8</text:p>
          </table:table-cell>
          <table:table-cell office:value-type="string">
            <text:p>Quantum Improvement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string">
            <text:p>initial_runs/gsym9/o/gsym9.o.2.0</text:p>
          </table:table-cell>
          <table:table-cell office:value-type="string">
            <text:p>Quantum Improvement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string">
            <text:p>initial_runs/gsym9/o/gsym9.o.2.0</text:p>
          </table:table-cell>
          <table:table-cell office:value-type="string">
            <text:p>Quantum Improvement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string">
            <text:p>initial_runs/gsym9/o/gsym9.o.2.6</text:p>
          </table:table-cell>
          <table:table-cell office:value-type="string">
            <text:p>Quantum Improvement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string">
            <text:p>initial_runs/gsym9/o/gsym9.o.2.1</text:p>
          </table:table-cell>
          <table:table-cell office:value-type="string">
            <text:p>Quantum Improvement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string">
            <text:p>initial_runs/gsym9/o/gsym9.o.2.1</text:p>
          </table:table-cell>
          <table:table-cell office:value-type="string">
            <text:p>Quantum Improvement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string">
            <text:p>initial_runs/gsym9/o/gsym9.o.2.7</text:p>
          </table:table-cell>
          <table:table-cell office:value-type="string">
            <text:p>Quantum Improvement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string">
            <text:p>initial_runs/gsym9/o/gsym9.o.2.3</text:p>
          </table:table-cell>
          <table:table-cell office:value-type="string">
            <text:p>Quantum Improvement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string">
            <text:p>initial_runs/gsym9/o/gsym9.o.2.5</text:p>
          </table:table-cell>
          <table:table-cell office:value-type="string">
            <text:p>Quantum Improvement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string">
            <text:p>initial_runs/gsym9/o/gsym9.o.2.6</text:p>
          </table:table-cell>
          <table:table-cell office:value-type="string">
            <text:p>Quantum Improvement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string">
            <text:p>initial_runs/gsym9/o/gsym9.o.2.7</text:p>
          </table:table-cell>
          <table:table-cell office:value-type="string">
            <text:p>Quantum Improvement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string">
            <text:p>initial_runs/gsym9/o/gsym9.o.2.8</text:p>
          </table:table-cell>
          <table:table-cell office:value-type="string">
            <text:p>Quantum Improvement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string">
            <text:p>initial_runs/gsym9/o/gsym9.o.2.2</text:p>
          </table:table-cell>
          <table:table-cell office:value-type="string">
            <text:p>Quantum Improvement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string">
            <text:p>initial_runs/gsym9/o/gsym9.o.2.4</text:p>
          </table:table-cell>
          <table:table-cell office:value-type="string">
            <text:p>Quantum Improvement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string">
            <text:p>initial_runs/gsym9/o/gsym9.o.2.6</text:p>
          </table:table-cell>
          <table:table-cell office:value-type="string">
            <text:p>Quantum Improvement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string">
            <text:p>initial_runs/gsym9/o/gsym9.o.2.9</text:p>
          </table:table-cell>
          <table:table-cell office:value-type="string">
            <text:p>Quantum Improvement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string">
            <text:p>initial_runs/gsym9/o/gsym9.o.2.0</text:p>
          </table:table-cell>
          <table:table-cell office:value-type="string">
            <text:p>Quantum Improvement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string">
            <text:p>initial_runs/gsym9/o/gsym9.o.2.2</text:p>
          </table:table-cell>
          <table:table-cell office:value-type="string">
            <text:p>Quantum Improvement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string">
            <text:p>initial_runs/gsym9/o/gsym9.o.2.3</text:p>
          </table:table-cell>
          <table:table-cell office:value-type="string">
            <text:p>Quantum Improvement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string">
            <text:p>initial_runs/gsym9/o/gsym9.o.2.9</text:p>
          </table:table-cell>
          <table:table-cell office:value-type="string">
            <text:p>Quantum Improvement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string">
            <text:p>initial_runs/gsym9/o/gsym9.o.2.9</text:p>
          </table:table-cell>
          <table:table-cell office:value-type="string">
            <text:p>Quantum Improvement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string">
            <text:p>initial_runs/gsym9/o/gsym9.o.2.0</text:p>
          </table:table-cell>
          <table:table-cell office:value-type="string">
            <text:p>Quantum Improvement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string">
            <text:p>initial_runs/gsym9/o/gsym9.o.2.1</text:p>
          </table:table-cell>
          <table:table-cell office:value-type="string">
            <text:p>Quantum Improvement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string">
            <text:p>initial_runs/gsym9/o/gsym9.o.2.2</text:p>
          </table:table-cell>
          <table:table-cell office:value-type="string">
            <text:p>Quantum Improvement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string">
            <text:p>initial_runs/gsym9/o/gsym9.o.2.3</text:p>
          </table:table-cell>
          <table:table-cell office:value-type="string">
            <text:p>Quantum Improvement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string">
            <text:p>initial_runs/gsym9/o/gsym9.o.2.6</text:p>
          </table:table-cell>
          <table:table-cell office:value-type="string">
            <text:p>Quantum Improvement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string">
            <text:p>initial_runs/gsym9/o/gsym9.o.2.0</text:p>
          </table:table-cell>
          <table:table-cell office:value-type="string">
            <text:p>Quantum Improvement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string">
            <text:p>initial_runs/gsym9/o/gsym9.o.2.2</text:p>
          </table:table-cell>
          <table:table-cell office:value-type="string">
            <text:p>Quantum Improvement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string">
            <text:p>initial_runs/gsym9/o/gsym9.o.2.5</text:p>
          </table:table-cell>
          <table:table-cell office:value-type="string">
            <text:p>Quantum Improvement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string">
            <text:p>initial_runs/gsym9/o/gsym9.o.2.0</text:p>
          </table:table-cell>
          <table:table-cell office:value-type="string">
            <text:p>Quantum Improvement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string">
            <text:p>initial_runs/gsym9/o/gsym9.o.2.2</text:p>
          </table:table-cell>
          <table:table-cell office:value-type="string">
            <text:p>Quantum Improvement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string">
            <text:p>initial_runs/gsym9/o/gsym9.o.2.2</text:p>
          </table:table-cell>
          <table:table-cell office:value-type="string">
            <text:p>Quantum Improvement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string">
            <text:p>initial_runs/gsym9/o/gsym9.o.2.4</text:p>
          </table:table-cell>
          <table:table-cell office:value-type="string">
            <text:p>Quantum Improvement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string">
            <text:p>initial_runs/gsym9/o/gsym9.o.2.7</text:p>
          </table:table-cell>
          <table:table-cell office:value-type="string">
            <text:p>Quantum Improvement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string">
            <text:p>initial_runs/gsym9/o/gsym9.o.2.8</text:p>
          </table:table-cell>
          <table:table-cell office:value-type="string">
            <text:p>Quantum Improvement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string">
            <text:p>initial_runs/gsym9/o/gsym9.o.2.9</text:p>
          </table:table-cell>
          <table:table-cell office:value-type="string">
            <text:p>Quantum Improvement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string">
            <text:p>initial_runs/gsym9/o/gsym9.o.2.9</text:p>
          </table:table-cell>
          <table:table-cell office:value-type="string">
            <text:p>Quantum Improvement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string">
            <text:p>initial_runs/gsym9/o/gsym9.o.2.0</text:p>
          </table:table-cell>
          <table:table-cell office:value-type="string">
            <text:p>Quantum Improvement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string">
            <text:p>initial_runs/gsym9/o/gsym9.o.2.2</text:p>
          </table:table-cell>
          <table:table-cell office:value-type="string">
            <text:p>Quantum Improvement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string">
            <text:p>initial_runs/gsym9/o/gsym9.o.2.2</text:p>
          </table:table-cell>
          <table:table-cell office:value-type="string">
            <text:p>Quantum Improvement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string">
            <text:p>initial_runs/gsym9/o/gsym9.o.2.2</text:p>
          </table:table-cell>
          <table:table-cell office:value-type="string">
            <text:p>Quantum Improvement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string">
            <text:p>initial_runs/gsym9/o/gsym9.o.2.7</text:p>
          </table:table-cell>
          <table:table-cell office:value-type="string">
            <text:p>Quantum Improvement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string">
            <text:p>initial_runs/gsym9/o/gsym9.o.1.2</text:p>
          </table:table-cell>
          <table:table-cell office:value-type="string">
            <text:p>Quantum Improvement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string">
            <text:p>initial_runs/gsym9/o/gsym9.o.2.2</text:p>
          </table:table-cell>
          <table:table-cell office:value-type="string">
            <text:p>Quantum Improvement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string">
            <text:p>initial_runs/gsym9/o/gsym9.o.2.4</text:p>
          </table:table-cell>
          <table:table-cell office:value-type="string">
            <text:p>Quantum Improvement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string">
            <text:p>initial_runs/gsym9/o/gsym9.o.2.4</text:p>
          </table:table-cell>
          <table:table-cell office:value-type="string">
            <text:p>Quantum Improvement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string">
            <text:p>initial_runs/gsym9/o/gsym9.o.2.5</text:p>
          </table:table-cell>
          <table:table-cell office:value-type="string">
            <text:p>Quantum Improvement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string">
            <text:p>initial_runs/gsym9/o/gsym9.o.2.6</text:p>
          </table:table-cell>
          <table:table-cell office:value-type="string">
            <text:p>Quantum Improvement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string">
            <text:p>initial_runs/gsym9/o/gsym9.o.2.8</text:p>
          </table:table-cell>
          <table:table-cell office:value-type="string">
            <text:p>Quantum Improvement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string">
            <text:p>initial_runs/gsym9/o/gsym9.o.2.1</text:p>
          </table:table-cell>
          <table:table-cell office:value-type="string">
            <text:p>Quantum Improvement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string">
            <text:p>initial_runs/gsym9/o/gsym9.o.2.2</text:p>
          </table:table-cell>
          <table:table-cell office:value-type="string">
            <text:p>Quantum Improvement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string">
            <text:p>initial_runs/gsym9/o/gsym9.o.2.2</text:p>
          </table:table-cell>
          <table:table-cell office:value-type="string">
            <text:p>Quantum Improvement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string">
            <text:p>initial_runs/gsym9/o/gsym9.o.2.4</text:p>
          </table:table-cell>
          <table:table-cell office:value-type="string">
            <text:p>Quantum Improvement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string">
            <text:p>initial_runs/gsym9/o/gsym9.o.2.5</text:p>
          </table:table-cell>
          <table:table-cell office:value-type="string">
            <text:p>Quantum Improvement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string">
            <text:p>initial_runs/gsym9/o/gsym9.o.2.6</text:p>
          </table:table-cell>
          <table:table-cell office:value-type="string">
            <text:p>Quantum Improvement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string">
            <text:p>initial_runs/gsym9/o/gsym9.o.2.8</text:p>
          </table:table-cell>
          <table:table-cell office:value-type="string">
            <text:p>Quantum Improvement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string">
            <text:p>initial_runs/gsym9/o/gsym9.o.2.0</text:p>
          </table:table-cell>
          <table:table-cell office:value-type="string">
            <text:p>Quantum Improvement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string">
            <text:p>initial_runs/gsym9/o/gsym9.o.2.4</text:p>
          </table:table-cell>
          <table:table-cell office:value-type="string">
            <text:p>Quantum Improvement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string">
            <text:p>initial_runs/gsym9/o/gsym9.o.2.5</text:p>
          </table:table-cell>
          <table:table-cell office:value-type="string">
            <text:p>Quantum Improvement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string">
            <text:p>initial_runs/gsym9/o/gsym9.o.2.5</text:p>
          </table:table-cell>
          <table:table-cell office:value-type="string">
            <text:p>Quantum Improvement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string">
            <text:p>initial_runs/gsym9/o/gsym9.o.2.5</text:p>
          </table:table-cell>
          <table:table-cell office:value-type="string">
            <text:p>Quantum Improvement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string">
            <text:p>initial_runs/gsym9/o/gsym9.o.2.6</text:p>
          </table:table-cell>
          <table:table-cell office:value-type="string">
            <text:p>Quantum Improvement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string">
            <text:p>initial_runs/gsym9/o/gsym9.o.2.7</text:p>
          </table:table-cell>
          <table:table-cell office:value-type="string">
            <text:p>Quantum Improvement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string">
            <text:p>initial_runs/gsym9/o/gsym9.o.2.9</text:p>
          </table:table-cell>
          <table:table-cell office:value-type="string">
            <text:p>Quantum Improvement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string">
            <text:p>initial_runs/gsym9/o/gsym9.o.2.9</text:p>
          </table:table-cell>
          <table:table-cell office:value-type="string">
            <text:p>Quantum Improvement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string">
            <text:p>initial_runs/gsym9/o/gsym9.o.2.9</text:p>
          </table:table-cell>
          <table:table-cell office:value-type="string">
            <text:p>Quantum Improvement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string">
            <text:p>initial_runs/gsym9/o/gsym9.o.2.0</text:p>
          </table:table-cell>
          <table:table-cell office:value-type="string">
            <text:p>Quantum Improvement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string">
            <text:p>initial_runs/gsym9/o/gsym9.o.2.0</text:p>
          </table:table-cell>
          <table:table-cell office:value-type="string">
            <text:p>Quantum Improvement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string">
            <text:p>initial_runs/gsym9/o/gsym9.o.2.2</text:p>
          </table:table-cell>
          <table:table-cell office:value-type="string">
            <text:p>Quantum Improvement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string">
            <text:p>initial_runs/gsym9/o/gsym9.o.2.3</text:p>
          </table:table-cell>
          <table:table-cell office:value-type="string">
            <text:p>Quantum Improvement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string">
            <text:p>initial_runs/gsym9/o/gsym9.o.2.4</text:p>
          </table:table-cell>
          <table:table-cell office:value-type="string">
            <text:p>Quantum Improvement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string">
            <text:p>initial_runs/gsym9/o/gsym9.o.2.5</text:p>
          </table:table-cell>
          <table:table-cell office:value-type="string">
            <text:p>Quantum Improvement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string">
            <text:p>initial_runs/gsym9/o/gsym9.o.2.5</text:p>
          </table:table-cell>
          <table:table-cell office:value-type="string">
            <text:p>Quantum Improvement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string">
            <text:p>initial_runs/gsym9/o/gsym9.o.2.5</text:p>
          </table:table-cell>
          <table:table-cell office:value-type="string">
            <text:p>Quantum Improvement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string">
            <text:p>initial_runs/gsym9/o/gsym9.o.2.6</text:p>
          </table:table-cell>
          <table:table-cell office:value-type="string">
            <text:p>Quantum Improvement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string">
            <text:p>initial_runs/gsym9/o/gsym9.o.2.7</text:p>
          </table:table-cell>
          <table:table-cell office:value-type="string">
            <text:p>Quantum Improvement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string">
            <text:p>initial_runs/gsym9/o/gsym9.o.2.8</text:p>
          </table:table-cell>
          <table:table-cell office:value-type="string">
            <text:p>Quantum Improvement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string">
            <text:p>initial_runs/gsym9/o/gsym9.o.2.0</text:p>
          </table:table-cell>
          <table:table-cell office:value-type="string">
            <text:p>Quantum Improvement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initial_runs/gsym9/o/gsym9.o.2.0</text:p>
          </table:table-cell>
          <table:table-cell office:value-type="string">
            <text:p>Quantum Improvement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initial_runs/gsym9/o/gsym9.o.2.0</text:p>
          </table:table-cell>
          <table:table-cell office:value-type="string">
            <text:p>Quantum Improvement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initial_runs/gsym9/o/gsym9.o.2.2</text:p>
          </table:table-cell>
          <table:table-cell office:value-type="string">
            <text:p>Quantum Improvement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initial_runs/gsym9/o/gsym9.o.2.3</text:p>
          </table:table-cell>
          <table:table-cell office:value-type="string">
            <text:p>Quantum Improvement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initial_runs/gsym9/o/gsym9.o.2.4</text:p>
          </table:table-cell>
          <table:table-cell office:value-type="string">
            <text:p>Quantum Improvement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initial_runs/gsym9/o/gsym9.o.2.5</text:p>
          </table:table-cell>
          <table:table-cell office:value-type="string">
            <text:p>Quantum Improvement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initial_runs/gsym9/o/gsym9.o.2.5</text:p>
          </table:table-cell>
          <table:table-cell office:value-type="string">
            <text:p>Quantum Improvement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initial_runs/gsym9/o/gsym9.o.2.7</text:p>
          </table:table-cell>
          <table:table-cell office:value-type="string">
            <text:p>Quantum Improvement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initial_runs/gsym9/o/gsym9.o.2.7</text:p>
          </table:table-cell>
          <table:table-cell office:value-type="string">
            <text:p>Quantum Improvement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initial_runs/gsym9/o/gsym9.o.2.8</text:p>
          </table:table-cell>
          <table:table-cell office:value-type="string">
            <text:p>Quantum Improvement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initial_runs/gsym9/o/gsym9.o.2.0</text:p>
          </table:table-cell>
          <table:table-cell office:value-type="string">
            <text:p>Quantum Improvement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initial_runs/gsym9/o/gsym9.o.2.0</text:p>
          </table:table-cell>
          <table:table-cell office:value-type="string">
            <text:p>Quantum Improvement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initial_runs/gsym9/o/gsym9.o.2.2</text:p>
          </table:table-cell>
          <table:table-cell office:value-type="string">
            <text:p>Quantum Improvement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initial_runs/gsym9/o/gsym9.o.2.4</text:p>
          </table:table-cell>
          <table:table-cell office:value-type="string">
            <text:p>Quantum Improvement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initial_runs/gsym9/o/gsym9.o.2.5</text:p>
          </table:table-cell>
          <table:table-cell office:value-type="string">
            <text:p>Quantum Improvement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initial_runs/gsym9/o/gsym9.o.2.5</text:p>
          </table:table-cell>
          <table:table-cell office:value-type="string">
            <text:p>Quantum Improvement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initial_runs/gsym9/o/gsym9.o.2.7</text:p>
          </table:table-cell>
          <table:table-cell office:value-type="string">
            <text:p>Quantum Improvement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initial_runs/gsym9/o/gsym9.o.2.7</text:p>
          </table:table-cell>
          <table:table-cell office:value-type="string">
            <text:p>Quantum Improvement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initial_runs/gsym9/o/gsym9.o.2.8</text:p>
          </table:table-cell>
          <table:table-cell office:value-type="string">
            <text:p>Quantum Improvement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initial_runs/gsym9/o/gsym9.o.2.9</text:p>
          </table:table-cell>
          <table:table-cell office:value-type="string">
            <text:p>Quantum Improvement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initial_runs/gsym9/o/gsym9.o.2.9</text:p>
          </table:table-cell>
          <table:table-cell office:value-type="string">
            <text:p>Quantum Improvement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initial_runs/gsym9/o/gsym9.o.2.9</text:p>
          </table:table-cell>
          <table:table-cell office:value-type="string">
            <text:p>Quantum Improvement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initial_runs/gsym9/o/gsym9.o.1.3</text:p>
          </table:table-cell>
          <table:table-cell office:value-type="string">
            <text:p>Quantum Improvement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string">
            <text:p>initial_runs/gsym9/o/gsym9.o.2.1</text:p>
          </table:table-cell>
          <table:table-cell office:value-type="string">
            <text:p>Quantum Improvement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string">
            <text:p>initial_runs/gsym9/o/gsym9.o.2.1</text:p>
          </table:table-cell>
          <table:table-cell office:value-type="string">
            <text:p>Quantum Improvement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string">
            <text:p>initial_runs/gsym9/o/gsym9.o.2.1</text:p>
          </table:table-cell>
          <table:table-cell office:value-type="string">
            <text:p>Quantum Improvement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string">
            <text:p>initial_runs/gsym9/o/gsym9.o.2.1</text:p>
          </table:table-cell>
          <table:table-cell office:value-type="string">
            <text:p>Quantum Improvement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string">
            <text:p>initial_runs/gsym9/o/gsym9.o.2.2</text:p>
          </table:table-cell>
          <table:table-cell office:value-type="string">
            <text:p>Quantum Improvement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string">
            <text:p>initial_runs/gsym9/o/gsym9.o.2.3</text:p>
          </table:table-cell>
          <table:table-cell office:value-type="string">
            <text:p>Quantum Improvement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string">
            <text:p>initial_runs/gsym9/o/gsym9.o.2.3</text:p>
          </table:table-cell>
          <table:table-cell office:value-type="string">
            <text:p>Quantum Improvement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string">
            <text:p>initial_runs/gsym9/o/gsym9.o.2.3</text:p>
          </table:table-cell>
          <table:table-cell office:value-type="string">
            <text:p>Quantum Improvement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string">
            <text:p>initial_runs/gsym9/o/gsym9.o.2.3</text:p>
          </table:table-cell>
          <table:table-cell office:value-type="string">
            <text:p>Quantum Improvement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string">
            <text:p>initial_runs/gsym9/o/gsym9.o.2.4</text:p>
          </table:table-cell>
          <table:table-cell office:value-type="string">
            <text:p>Quantum Improvement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string">
            <text:p>initial_runs/gsym9/o/gsym9.o.2.4</text:p>
          </table:table-cell>
          <table:table-cell office:value-type="string">
            <text:p>Quantum Improvement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string">
            <text:p>initial_runs/gsym9/o/gsym9.o.2.6</text:p>
          </table:table-cell>
          <table:table-cell office:value-type="string">
            <text:p>Quantum Improvement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string">
            <text:p>initial_runs/gsym9/o/gsym9.o.2.7</text:p>
          </table:table-cell>
          <table:table-cell office:value-type="string">
            <text:p>Quantum Improvement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string">
            <text:p>initial_runs/gsym9/o/gsym9.o.2.8</text:p>
          </table:table-cell>
          <table:table-cell office:value-type="string">
            <text:p>Quantum Improvement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string">
            <text:p>initial_runs/gsym9/o/gsym9.o.2.8</text:p>
          </table:table-cell>
          <table:table-cell office:value-type="string">
            <text:p>Quantum Improvement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string">
            <text:p>initial_runs/gsym9/o/gsym9.o.2.8</text:p>
          </table:table-cell>
          <table:table-cell office:value-type="string">
            <text:p>Quantum Improvement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string">
            <text:p>initial_runs/gsym9/o/gsym9.o.2.9</text:p>
          </table:table-cell>
          <table:table-cell office:value-type="string">
            <text:p>Quantum Improvement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string">
            <text:p>initial_runs/gsym9/o/gsym9.o.2.9</text:p>
          </table:table-cell>
          <table:table-cell office:value-type="string">
            <text:p>Quantum Improvement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string">
            <text:p>initial_runs/gsym9/o/gsym9.o.1.9</text:p>
          </table:table-cell>
          <table:table-cell office:value-type="string">
            <text:p>Quantum Improvement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string">
            <text:p>initial_runs/gsym9/o/gsym9.o.2.2</text:p>
          </table:table-cell>
          <table:table-cell office:value-type="string">
            <text:p>Quantum Improvement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string">
            <text:p>initial_runs/gsym9/o/gsym9.o.2.3</text:p>
          </table:table-cell>
          <table:table-cell office:value-type="string">
            <text:p>Quantum Improvement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string">
            <text:p>initial_runs/gsym9/o/gsym9.o.2.4</text:p>
          </table:table-cell>
          <table:table-cell office:value-type="string">
            <text:p>Quantum Improvement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string">
            <text:p>initial_runs/gsym9/o/gsym9.o.2.4</text:p>
          </table:table-cell>
          <table:table-cell office:value-type="string">
            <text:p>Quantum Improvement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string">
            <text:p>initial_runs/gsym9/o/gsym9.o.2.5</text:p>
          </table:table-cell>
          <table:table-cell office:value-type="string">
            <text:p>Quantum Improvement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string">
            <text:p>initial_runs/gsym9/o/gsym9.o.2.6</text:p>
          </table:table-cell>
          <table:table-cell office:value-type="string">
            <text:p>Quantum Improvement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string">
            <text:p>initial_runs/gsym9/o/gsym9.o.2.7</text:p>
          </table:table-cell>
          <table:table-cell office:value-type="string">
            <text:p>Quantum Improvement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string">
            <text:p>initial_runs/gsym9/o/gsym9.o.2.7</text:p>
          </table:table-cell>
          <table:table-cell office:value-type="string">
            <text:p>Quantum Improvement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string">
            <text:p>initial_runs/gsym9/o/gsym9.o.2.7</text:p>
          </table:table-cell>
          <table:table-cell office:value-type="string">
            <text:p>Quantum Improvement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string">
            <text:p>initial_runs/gsym9/o/gsym9.o.2.7</text:p>
          </table:table-cell>
          <table:table-cell office:value-type="string">
            <text:p>Quantum Improvement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string">
            <text:p>initial_runs/gsym9/o/gsym9.o.2.9</text:p>
          </table:table-cell>
          <table:table-cell office:value-type="string">
            <text:p>Quantum Improvement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string">
            <text:p>initial_runs/gsym9/o/gsym9.o.2.0</text:p>
          </table:table-cell>
          <table:table-cell office:value-type="string">
            <text:p>Quantum Improvement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string">
            <text:p>initial_runs/gsym9/o/gsym9.o.2.0</text:p>
          </table:table-cell>
          <table:table-cell office:value-type="string">
            <text:p>Quantum Improvement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string">
            <text:p>initial_runs/gsym9/o/gsym9.o.2.0</text:p>
          </table:table-cell>
          <table:table-cell office:value-type="string">
            <text:p>Quantum Improvement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string">
            <text:p>initial_runs/gsym9/o/gsym9.o.2.3</text:p>
          </table:table-cell>
          <table:table-cell office:value-type="string">
            <text:p>Quantum Improvement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string">
            <text:p>initial_runs/gsym9/o/gsym9.o.2.6</text:p>
          </table:table-cell>
          <table:table-cell office:value-type="string">
            <text:p>Quantum Improvement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string">
            <text:p>initial_runs/gsym9/o/gsym9.o.2.8</text:p>
          </table:table-cell>
          <table:table-cell office:value-type="string">
            <text:p>Quantum Improvement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string">
            <text:p>initial_runs/gsym9/o/gsym9.o.2.9</text:p>
          </table:table-cell>
          <table:table-cell office:value-type="string">
            <text:p>Quantum Improvement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string">
            <text:p>initial_runs/gsym9/o/gsym9.o.2.0</text:p>
          </table:table-cell>
          <table:table-cell office:value-type="string">
            <text:p>Quantum Improvement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initial_runs/gsym9/o/gsym9.o.2.0</text:p>
          </table:table-cell>
          <table:table-cell office:value-type="string">
            <text:p>Quantum Improvement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initial_runs/gsym9/o/gsym9.o.2.1</text:p>
          </table:table-cell>
          <table:table-cell office:value-type="string">
            <text:p>Quantum Improvement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initial_runs/gsym9/o/gsym9.o.2.1</text:p>
          </table:table-cell>
          <table:table-cell office:value-type="string">
            <text:p>Quantum Improvement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initial_runs/gsym9/o/gsym9.o.2.1</text:p>
          </table:table-cell>
          <table:table-cell office:value-type="string">
            <text:p>Quantum Improvement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initial_runs/gsym9/o/gsym9.o.2.1</text:p>
          </table:table-cell>
          <table:table-cell office:value-type="string">
            <text:p>Quantum Improvement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initial_runs/gsym9/o/gsym9.o.2.1</text:p>
          </table:table-cell>
          <table:table-cell office:value-type="string">
            <text:p>Quantum Improvement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initial_runs/gsym9/o/gsym9.o.2.1</text:p>
          </table:table-cell>
          <table:table-cell office:value-type="string">
            <text:p>Quantum Improvement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initial_runs/gsym9/o/gsym9.o.2.1</text:p>
          </table:table-cell>
          <table:table-cell office:value-type="string">
            <text:p>Quantum Improvement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initial_runs/gsym9/o/gsym9.o.2.2</text:p>
          </table:table-cell>
          <table:table-cell office:value-type="string">
            <text:p>Quantum Improvement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initial_runs/gsym9/o/gsym9.o.2.2</text:p>
          </table:table-cell>
          <table:table-cell office:value-type="string">
            <text:p>Quantum Improvement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initial_runs/gsym9/o/gsym9.o.2.6</text:p>
          </table:table-cell>
          <table:table-cell office:value-type="string">
            <text:p>Quantum Improvement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initial_runs/gsym9/o/gsym9.o.2.6</text:p>
          </table:table-cell>
          <table:table-cell office:value-type="string">
            <text:p>Quantum Improvement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initial_runs/gsym9/o/gsym9.o.2.7</text:p>
          </table:table-cell>
          <table:table-cell office:value-type="string">
            <text:p>Quantum Improvement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initial_runs/gsym9/o/gsym9.o.2.8</text:p>
          </table:table-cell>
          <table:table-cell office:value-type="string">
            <text:p>Quantum Improvement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initial_runs/gsym9/o/gsym9.o.2.8</text:p>
          </table:table-cell>
          <table:table-cell office:value-type="string">
            <text:p>Quantum Improvement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initial_runs/gsym9/o/gsym9.o.2.9</text:p>
          </table:table-cell>
          <table:table-cell office:value-type="string">
            <text:p>Quantum Improvement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initial_runs/gsym9/o/gsym9.o.1.0</text:p>
          </table:table-cell>
          <table:table-cell office:value-type="string">
            <text:p>Quantum Improvement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initial_runs/gsym9/o/gsym9.o.2.2</text:p>
          </table:table-cell>
          <table:table-cell office:value-type="string">
            <text:p>Quantum Improvement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initial_runs/gsym9/o/gsym9.o.2.2</text:p>
          </table:table-cell>
          <table:table-cell office:value-type="string">
            <text:p>Quantum Improvement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initial_runs/gsym9/o/gsym9.o.2.2</text:p>
          </table:table-cell>
          <table:table-cell office:value-type="string">
            <text:p>Quantum Improvement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initial_runs/gsym9/o/gsym9.o.2.3</text:p>
          </table:table-cell>
          <table:table-cell office:value-type="string">
            <text:p>Quantum Improvement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initial_runs/gsym9/o/gsym9.o.2.3</text:p>
          </table:table-cell>
          <table:table-cell office:value-type="string">
            <text:p>Quantum Improvement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initial_runs/gsym9/o/gsym9.o.2.4</text:p>
          </table:table-cell>
          <table:table-cell office:value-type="string">
            <text:p>Quantum Improvement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initial_runs/gsym9/o/gsym9.o.2.5</text:p>
          </table:table-cell>
          <table:table-cell office:value-type="string">
            <text:p>Quantum Improvement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initial_runs/gsym9/o/gsym9.o.2.5</text:p>
          </table:table-cell>
          <table:table-cell office:value-type="string">
            <text:p>Quantum Improvement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initial_runs/gsym9/o/gsym9.o.2.6</text:p>
          </table:table-cell>
          <table:table-cell office:value-type="string">
            <text:p>Quantum Improvement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initial_runs/gsym9/o/gsym9.o.2.6</text:p>
          </table:table-cell>
          <table:table-cell office:value-type="string">
            <text:p>Quantum Improvement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initial_runs/gsym9/o/gsym9.o.2.6</text:p>
          </table:table-cell>
          <table:table-cell office:value-type="string">
            <text:p>Quantum Improvement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initial_runs/gsym9/o/gsym9.o.2.7</text:p>
          </table:table-cell>
          <table:table-cell office:value-type="string">
            <text:p>Quantum Improvement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initial_runs/gsym9/o/gsym9.o.2.8</text:p>
          </table:table-cell>
          <table:table-cell office:value-type="string">
            <text:p>Quantum Improvement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initial_runs/gsym9/o/gsym9.o.2.8</text:p>
          </table:table-cell>
          <table:table-cell office:value-type="string">
            <text:p>Quantum Improvement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initial_runs/gsym9/o/gsym9.o.2.8</text:p>
          </table:table-cell>
          <table:table-cell office:value-type="string">
            <text:p>Quantum Improvement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initial_runs/gsym9/o/gsym9.o.2.9</text:p>
          </table:table-cell>
          <table:table-cell office:value-type="string">
            <text:p>Quantum Improvement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initial_runs/gsym9/o/gsym9.o.2.9</text:p>
          </table:table-cell>
          <table:table-cell office:value-type="string">
            <text:p>Quantum Improvement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initial_runs/gsym9/o/gsym9.o.2.0</text:p>
          </table:table-cell>
          <table:table-cell office:value-type="string">
            <text:p>Quantum Improvement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string">
            <text:p>initial_runs/gsym9/o/gsym9.o.2.1</text:p>
          </table:table-cell>
          <table:table-cell office:value-type="string">
            <text:p>Quantum Improvement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string">
            <text:p>initial_runs/gsym9/o/gsym9.o.2.2</text:p>
          </table:table-cell>
          <table:table-cell office:value-type="string">
            <text:p>Quantum Improvement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string">
            <text:p>initial_runs/gsym9/o/gsym9.o.2.2</text:p>
          </table:table-cell>
          <table:table-cell office:value-type="string">
            <text:p>Quantum Improvement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string">
            <text:p>initial_runs/gsym9/o/gsym9.o.2.4</text:p>
          </table:table-cell>
          <table:table-cell office:value-type="string">
            <text:p>Quantum Improvement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string">
            <text:p>initial_runs/gsym9/o/gsym9.o.2.4</text:p>
          </table:table-cell>
          <table:table-cell office:value-type="string">
            <text:p>Quantum Improvement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string">
            <text:p>initial_runs/gsym9/o/gsym9.o.2.4</text:p>
          </table:table-cell>
          <table:table-cell office:value-type="string">
            <text:p>Quantum Improvement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string">
            <text:p>initial_runs/gsym9/o/gsym9.o.2.5</text:p>
          </table:table-cell>
          <table:table-cell office:value-type="string">
            <text:p>Quantum Improvement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string">
            <text:p>initial_runs/gsym9/o/gsym9.o.2.6</text:p>
          </table:table-cell>
          <table:table-cell office:value-type="string">
            <text:p>Quantum Improvement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string">
            <text:p>initial_runs/gsym9/o/gsym9.o.2.7</text:p>
          </table:table-cell>
          <table:table-cell office:value-type="string">
            <text:p>Quantum Improvement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string">
            <text:p>initial_runs/gsym9/o/gsym9.o.2.7</text:p>
          </table:table-cell>
          <table:table-cell office:value-type="string">
            <text:p>Quantum Improvement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string">
            <text:p>initial_runs/gsym9/o/gsym9.o.2.8</text:p>
          </table:table-cell>
          <table:table-cell office:value-type="string">
            <text:p>Quantum Improvement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string">
            <text:p>initial_runs/gsym9/o/gsym9.o.2.8</text:p>
          </table:table-cell>
          <table:table-cell office:value-type="string">
            <text:p>Quantum Improvement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string">
            <text:p>initial_runs/gsym9/o/gsym9.o.2.8</text:p>
          </table:table-cell>
          <table:table-cell office:value-type="string">
            <text:p>Quantum Improvement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string">
            <text:p>initial_runs/gsym9/o/gsym9.o.2.8</text:p>
          </table:table-cell>
          <table:table-cell office:value-type="string">
            <text:p>Quantum Improvement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string">
            <text:p>initial_runs/gsym9/o/gsym9.o.2.9</text:p>
          </table:table-cell>
          <table:table-cell office:value-type="string">
            <text:p>Quantum Improvement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string">
            <text:p>initial_runs/gsym9/o/gsym9.o.2.0</text:p>
          </table:table-cell>
          <table:table-cell office:value-type="string">
            <text:p>Quantum Improvement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string">
            <text:p>initial_runs/gsym9/o/gsym9.o.2.0</text:p>
          </table:table-cell>
          <table:table-cell office:value-type="string">
            <text:p>Quantum Improvement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string">
            <text:p>initial_runs/gsym9/o/gsym9.o.2.1</text:p>
          </table:table-cell>
          <table:table-cell office:value-type="string">
            <text:p>Quantum Improvement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string">
            <text:p>initial_runs/gsym9/o/gsym9.o.2.2</text:p>
          </table:table-cell>
          <table:table-cell office:value-type="string">
            <text:p>Quantum Improvement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string">
            <text:p>initial_runs/gsym9/o/gsym9.o.2.3</text:p>
          </table:table-cell>
          <table:table-cell office:value-type="string">
            <text:p>Quantum Improvement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string">
            <text:p>initial_runs/gsym9/o/gsym9.o.2.4</text:p>
          </table:table-cell>
          <table:table-cell office:value-type="string">
            <text:p>Quantum Improvement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string">
            <text:p>initial_runs/gsym9/o/gsym9.o.2.4</text:p>
          </table:table-cell>
          <table:table-cell office:value-type="string">
            <text:p>Quantum Improvement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string">
            <text:p>initial_runs/gsym9/o/gsym9.o.2.5</text:p>
          </table:table-cell>
          <table:table-cell office:value-type="string">
            <text:p>Quantum Improvement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string">
            <text:p>initial_runs/gsym9/o/gsym9.o.2.5</text:p>
          </table:table-cell>
          <table:table-cell office:value-type="string">
            <text:p>Quantum Improvement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string">
            <text:p>initial_runs/gsym9/o/gsym9.o.2.6</text:p>
          </table:table-cell>
          <table:table-cell office:value-type="string">
            <text:p>Quantum Improvement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string">
            <text:p>initial_runs/gsym9/o/gsym9.o.2.6</text:p>
          </table:table-cell>
          <table:table-cell office:value-type="string">
            <text:p>Quantum Improvement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string">
            <text:p>initial_runs/gsym9/o/gsym9.o.2.7</text:p>
          </table:table-cell>
          <table:table-cell office:value-type="string">
            <text:p>Quantum Improvement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string">
            <text:p>initial_runs/gsym9/o/gsym9.o.2.9</text:p>
          </table:table-cell>
          <table:table-cell office:value-type="string">
            <text:p>Quantum Improvement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string">
            <text:p>initial_runs/gsym9/o/gsym9.o.2.9</text:p>
          </table:table-cell>
          <table:table-cell office:value-type="string">
            <text:p>Quantum Improvement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string">
            <text:p>initial_runs/gsym9/o/gsym9.o.2.0</text:p>
          </table:table-cell>
          <table:table-cell office:value-type="string">
            <text:p>Quantum Improvement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string">
            <text:p>initial_runs/gsym9/o/gsym9.o.2.0</text:p>
          </table:table-cell>
          <table:table-cell office:value-type="string">
            <text:p>Quantum Improvement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string">
            <text:p>initial_runs/gsym9/o/gsym9.o.2.0</text:p>
          </table:table-cell>
          <table:table-cell office:value-type="string">
            <text:p>Quantum Improvement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string">
            <text:p>initial_runs/gsym9/o/gsym9.o.2.1</text:p>
          </table:table-cell>
          <table:table-cell office:value-type="string">
            <text:p>Quantum Improvement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string">
            <text:p>initial_runs/gsym9/o/gsym9.o.2.2</text:p>
          </table:table-cell>
          <table:table-cell office:value-type="string">
            <text:p>Quantum Improvement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string">
            <text:p>initial_runs/gsym9/o/gsym9.o.2.3</text:p>
          </table:table-cell>
          <table:table-cell office:value-type="string">
            <text:p>Quantum Improvement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string">
            <text:p>initial_runs/gsym9/o/gsym9.o.2.4</text:p>
          </table:table-cell>
          <table:table-cell office:value-type="string">
            <text:p>Quantum Improvement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string">
            <text:p>initial_runs/gsym9/o/gsym9.o.2.5</text:p>
          </table:table-cell>
          <table:table-cell office:value-type="string">
            <text:p>Quantum Improvement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string">
            <text:p>initial_runs/gsym9/o/gsym9.o.2.7</text:p>
          </table:table-cell>
          <table:table-cell office:value-type="string">
            <text:p>Quantum Improvement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string">
            <text:p>initial_runs/gsym9/o/gsym9.o.2.9</text:p>
          </table:table-cell>
          <table:table-cell office:value-type="string">
            <text:p>Quantum Improvement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string">
            <text:p>initial_runs/gsym9/o/gsym9.o.2.1</text:p>
          </table:table-cell>
          <table:table-cell office:value-type="string">
            <text:p>Quantum Improvement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string">
            <text:p>initial_runs/gsym9/o/gsym9.o.2.1</text:p>
          </table:table-cell>
          <table:table-cell office:value-type="string">
            <text:p>Quantum Improvement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string">
            <text:p>initial_runs/gsym9/o/gsym9.o.2.1</text:p>
          </table:table-cell>
          <table:table-cell office:value-type="string">
            <text:p>Quantum Improvement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string">
            <text:p>initial_runs/gsym9/o/gsym9.o.2.2</text:p>
          </table:table-cell>
          <table:table-cell office:value-type="string">
            <text:p>Quantum Improvement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string">
            <text:p>initial_runs/gsym9/o/gsym9.o.2.2</text:p>
          </table:table-cell>
          <table:table-cell office:value-type="string">
            <text:p>Quantum Improvement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string">
            <text:p>initial_runs/gsym9/o/gsym9.o.2.3</text:p>
          </table:table-cell>
          <table:table-cell office:value-type="string">
            <text:p>Quantum Improvement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string">
            <text:p>initial_runs/gsym9/o/gsym9.o.2.3</text:p>
          </table:table-cell>
          <table:table-cell office:value-type="string">
            <text:p>Quantum Improvement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string">
            <text:p>initial_runs/gsym9/o/gsym9.o.2.3</text:p>
          </table:table-cell>
          <table:table-cell office:value-type="string">
            <text:p>Quantum Improvement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string">
            <text:p>initial_runs/gsym9/o/gsym9.o.2.3</text:p>
          </table:table-cell>
          <table:table-cell office:value-type="string">
            <text:p>Quantum Improvement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string">
            <text:p>initial_runs/gsym9/o/gsym9.o.2.3</text:p>
          </table:table-cell>
          <table:table-cell office:value-type="string">
            <text:p>Quantum Improvement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string">
            <text:p>initial_runs/gsym9/o/gsym9.o.2.4</text:p>
          </table:table-cell>
          <table:table-cell office:value-type="string">
            <text:p>Quantum Improvement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string">
            <text:p>initial_runs/gsym9/o/gsym9.o.2.5</text:p>
          </table:table-cell>
          <table:table-cell office:value-type="string">
            <text:p>Quantum Improvement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string">
            <text:p>initial_runs/gsym9/o/gsym9.o.2.5</text:p>
          </table:table-cell>
          <table:table-cell office:value-type="string">
            <text:p>Quantum Improvement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string">
            <text:p>initial_runs/gsym9/o/gsym9.o.2.6</text:p>
          </table:table-cell>
          <table:table-cell office:value-type="string">
            <text:p>Quantum Improvement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string">
            <text:p>initial_runs/gsym9/o/gsym9.o.2.6</text:p>
          </table:table-cell>
          <table:table-cell office:value-type="string">
            <text:p>Quantum Improvement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string">
            <text:p>initial_runs/gsym9/o/gsym9.o.2.6</text:p>
          </table:table-cell>
          <table:table-cell office:value-type="string">
            <text:p>Quantum Improvement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string">
            <text:p>initial_runs/gsym9/o/gsym9.o.2.7</text:p>
          </table:table-cell>
          <table:table-cell office:value-type="string">
            <text:p>Quantum Improvement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string">
            <text:p>initial_runs/gsym9/o/gsym9.o.2.8</text:p>
          </table:table-cell>
          <table:table-cell office:value-type="string">
            <text:p>Quantum Improvement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string">
            <text:p>initial_runs/gsym9/o/gsym9.o.2.9</text:p>
          </table:table-cell>
          <table:table-cell office:value-type="string">
            <text:p>Quantum Improvement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string">
            <text:p>initial_runs/gsym9/o/gsym9.o.2.9</text:p>
          </table:table-cell>
          <table:table-cell office:value-type="string">
            <text:p>Quantum Improvement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string">
            <text:p>initial_runs/gsym9/o/gsym9.o.2.0</text:p>
          </table:table-cell>
          <table:table-cell office:value-type="string">
            <text:p>Quantum Improvement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initial_runs/gsym9/o/gsym9.o.2.0</text:p>
          </table:table-cell>
          <table:table-cell office:value-type="string">
            <text:p>Quantum Improvement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initial_runs/gsym9/o/gsym9.o.2.1</text:p>
          </table:table-cell>
          <table:table-cell office:value-type="string">
            <text:p>Quantum Improvement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initial_runs/gsym9/o/gsym9.o.2.2</text:p>
          </table:table-cell>
          <table:table-cell office:value-type="string">
            <text:p>Quantum Improvement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initial_runs/gsym9/o/gsym9.o.2.3</text:p>
          </table:table-cell>
          <table:table-cell office:value-type="string">
            <text:p>Quantum Improvement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initial_runs/gsym9/o/gsym9.o.2.3</text:p>
          </table:table-cell>
          <table:table-cell office:value-type="string">
            <text:p>Quantum Improvement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initial_runs/gsym9/o/gsym9.o.2.4</text:p>
          </table:table-cell>
          <table:table-cell office:value-type="string">
            <text:p>Quantum Improvement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initial_runs/gsym9/o/gsym9.o.2.4</text:p>
          </table:table-cell>
          <table:table-cell office:value-type="string">
            <text:p>Quantum Improvement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initial_runs/gsym9/o/gsym9.o.2.5</text:p>
          </table:table-cell>
          <table:table-cell office:value-type="string">
            <text:p>Quantum Improvement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initial_runs/gsym9/o/gsym9.o.2.5</text:p>
          </table:table-cell>
          <table:table-cell office:value-type="string">
            <text:p>Quantum Improvement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initial_runs/gsym9/o/gsym9.o.2.5</text:p>
          </table:table-cell>
          <table:table-cell office:value-type="string">
            <text:p>Quantum Improvement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initial_runs/gsym9/o/gsym9.o.2.5</text:p>
          </table:table-cell>
          <table:table-cell office:value-type="string">
            <text:p>Quantum Improvement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initial_runs/gsym9/o/gsym9.o.2.6</text:p>
          </table:table-cell>
          <table:table-cell office:value-type="string">
            <text:p>Quantum Improvement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initial_runs/gsym9/o/gsym9.o.2.6</text:p>
          </table:table-cell>
          <table:table-cell office:value-type="string">
            <text:p>Quantum Improvement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initial_runs/gsym9/o/gsym9.o.2.7</text:p>
          </table:table-cell>
          <table:table-cell office:value-type="string">
            <text:p>Quantum Improvement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initial_runs/gsym9/o/gsym9.o.2.7</text:p>
          </table:table-cell>
          <table:table-cell office:value-type="string">
            <text:p>Quantum Improvement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initial_runs/gsym9/o/gsym9.o.2.8</text:p>
          </table:table-cell>
          <table:table-cell office:value-type="string">
            <text:p>Quantum Improvement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initial_runs/gsym9/o/gsym9.o.2.8</text:p>
          </table:table-cell>
          <table:table-cell office:value-type="string">
            <text:p>Quantum Improvement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initial_runs/gsym9/o/gsym9.o.2.8</text:p>
          </table:table-cell>
          <table:table-cell office:value-type="string">
            <text:p>Quantum Improvement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initial_runs/gsym9/o/gsym9.o.2.8</text:p>
          </table:table-cell>
          <table:table-cell office:value-type="string">
            <text:p>Quantum Improvement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initial_runs/gsym9/o/gsym9.o.2.8</text:p>
          </table:table-cell>
          <table:table-cell office:value-type="string">
            <text:p>Quantum Improvement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initial_runs/gsym9/o/gsym9.o.2.9</text:p>
          </table:table-cell>
          <table:table-cell office:value-type="string">
            <text:p>Quantum Improvement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initial_runs/gsym9/o/gsym9.o.2.9</text:p>
          </table:table-cell>
          <table:table-cell office:value-type="string">
            <text:p>Quantum Improvement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initial_runs/gsym9/o/gsym9.o.2.9</text:p>
          </table:table-cell>
          <table:table-cell office:value-type="string">
            <text:p>Quantum Improvement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initial_runs/gsym9/o/gsym9.o.2.0</text:p>
          </table:table-cell>
          <table:table-cell office:value-type="string">
            <text:p>Quantum Improvement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initial_runs/gsym9/o/gsym9.o.2.0</text:p>
          </table:table-cell>
          <table:table-cell office:value-type="string">
            <text:p>Quantum Improvement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initial_runs/gsym9/o/gsym9.o.2.1</text:p>
          </table:table-cell>
          <table:table-cell office:value-type="string">
            <text:p>Quantum Improvement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initial_runs/gsym9/o/gsym9.o.2.2</text:p>
          </table:table-cell>
          <table:table-cell office:value-type="string">
            <text:p>Quantum Improvement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initial_runs/gsym9/o/gsym9.o.2.2</text:p>
          </table:table-cell>
          <table:table-cell office:value-type="string">
            <text:p>Quantum Improvement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initial_runs/gsym9/o/gsym9.o.2.3</text:p>
          </table:table-cell>
          <table:table-cell office:value-type="string">
            <text:p>Quantum Improvement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initial_runs/gsym9/o/gsym9.o.2.4</text:p>
          </table:table-cell>
          <table:table-cell office:value-type="string">
            <text:p>Quantum Improvement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initial_runs/gsym9/o/gsym9.o.2.4</text:p>
          </table:table-cell>
          <table:table-cell office:value-type="string">
            <text:p>Quantum Improvement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initial_runs/gsym9/o/gsym9.o.2.6</text:p>
          </table:table-cell>
          <table:table-cell office:value-type="string">
            <text:p>Quantum Improvement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initial_runs/gsym9/o/gsym9.o.2.6</text:p>
          </table:table-cell>
          <table:table-cell office:value-type="string">
            <text:p>Quantum Improvement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initial_runs/gsym9/o/gsym9.o.2.7</text:p>
          </table:table-cell>
          <table:table-cell office:value-type="string">
            <text:p>Quantum Improvement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initial_runs/gsym9/o/gsym9.o.2.9</text:p>
          </table:table-cell>
          <table:table-cell office:value-type="string">
            <text:p>Quantum Improvement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initial_runs/gsym9/o/gsym9.o.2.9</text:p>
          </table:table-cell>
          <table:table-cell office:value-type="string">
            <text:p>Quantum Improvement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initial_runs/gsym9/o/gsym9.o.2.9</text:p>
          </table:table-cell>
          <table:table-cell office:value-type="string">
            <text:p>Quantum Improvement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initial_runs/gsym9/o/gsym9.o.1.7</text:p>
          </table:table-cell>
          <table:table-cell office:value-type="string">
            <text:p>Quantum Improvement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initial_runs/gsym9/o/gsym9.o.2.0</text:p>
          </table:table-cell>
          <table:table-cell office:value-type="string">
            <text:p>Quantum Improvement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initial_runs/gsym9/o/gsym9.o.2.1</text:p>
          </table:table-cell>
          <table:table-cell office:value-type="string">
            <text:p>Quantum Improvement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initial_runs/gsym9/o/gsym9.o.2.1</text:p>
          </table:table-cell>
          <table:table-cell office:value-type="string">
            <text:p>Quantum Improvement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initial_runs/gsym9/o/gsym9.o.2.2</text:p>
          </table:table-cell>
          <table:table-cell office:value-type="string">
            <text:p>Quantum Improvement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initial_runs/gsym9/o/gsym9.o.2.2</text:p>
          </table:table-cell>
          <table:table-cell office:value-type="string">
            <text:p>Quantum Improvement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initial_runs/gsym9/o/gsym9.o.2.3</text:p>
          </table:table-cell>
          <table:table-cell office:value-type="string">
            <text:p>Quantum Improvement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initial_runs/gsym9/o/gsym9.o.2.4</text:p>
          </table:table-cell>
          <table:table-cell office:value-type="string">
            <text:p>Quantum Improvement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initial_runs/gsym9/o/gsym9.o.2.4</text:p>
          </table:table-cell>
          <table:table-cell office:value-type="string">
            <text:p>Quantum Improvement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initial_runs/gsym9/o/gsym9.o.2.5</text:p>
          </table:table-cell>
          <table:table-cell office:value-type="string">
            <text:p>Quantum Improvement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initial_runs/gsym9/o/gsym9.o.2.5</text:p>
          </table:table-cell>
          <table:table-cell office:value-type="string">
            <text:p>Quantum Improvement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initial_runs/gsym9/o/gsym9.o.2.6</text:p>
          </table:table-cell>
          <table:table-cell office:value-type="string">
            <text:p>Quantum Improvement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initial_runs/gsym9/o/gsym9.o.2.7</text:p>
          </table:table-cell>
          <table:table-cell office:value-type="string">
            <text:p>Quantum Improvement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initial_runs/gsym9/o/gsym9.o.2.7</text:p>
          </table:table-cell>
          <table:table-cell office:value-type="string">
            <text:p>Quantum Improvement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initial_runs/gsym9/o/gsym9.o.2.8</text:p>
          </table:table-cell>
          <table:table-cell office:value-type="string">
            <text:p>Quantum Improvement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initial_runs/gsym9/o/gsym9.o.2.9</text:p>
          </table:table-cell>
          <table:table-cell office:value-type="string">
            <text:p>Quantum Improvement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initial_runs/gsym9/o/gsym9.o.2.9</text:p>
          </table:table-cell>
          <table:table-cell office:value-type="string">
            <text:p>Quantum Improvement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initial_runs/gsym9/o/gsym9.o.2.0</text:p>
          </table:table-cell>
          <table:table-cell office:value-type="string">
            <text:p>Quantum Improvement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initial_runs/gsym9/o/gsym9.o.2.1</text:p>
          </table:table-cell>
          <table:table-cell office:value-type="string">
            <text:p>Quantum Improvement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initial_runs/gsym9/o/gsym9.o.2.1</text:p>
          </table:table-cell>
          <table:table-cell office:value-type="string">
            <text:p>Quantum Improvement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initial_runs/gsym9/o/gsym9.o.2.2</text:p>
          </table:table-cell>
          <table:table-cell office:value-type="string">
            <text:p>Quantum Improvement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initial_runs/gsym9/o/gsym9.o.2.2</text:p>
          </table:table-cell>
          <table:table-cell office:value-type="string">
            <text:p>Quantum Improvement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initial_runs/gsym9/o/gsym9.o.2.2</text:p>
          </table:table-cell>
          <table:table-cell office:value-type="string">
            <text:p>Quantum Improvement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initial_runs/gsym9/o/gsym9.o.2.3</text:p>
          </table:table-cell>
          <table:table-cell office:value-type="string">
            <text:p>Quantum Improvement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initial_runs/gsym9/o/gsym9.o.2.5</text:p>
          </table:table-cell>
          <table:table-cell office:value-type="string">
            <text:p>Quantum Improvement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initial_runs/gsym9/o/gsym9.o.2.5</text:p>
          </table:table-cell>
          <table:table-cell office:value-type="string">
            <text:p>Quantum Improvement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initial_runs/gsym9/o/gsym9.o.2.5</text:p>
          </table:table-cell>
          <table:table-cell office:value-type="string">
            <text:p>Quantum Improvement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initial_runs/gsym9/o/gsym9.o.2.5</text:p>
          </table:table-cell>
          <table:table-cell office:value-type="string">
            <text:p>Quantum Improvement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initial_runs/gsym9/o/gsym9.o.2.6</text:p>
          </table:table-cell>
          <table:table-cell office:value-type="string">
            <text:p>Quantum Improvement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initial_runs/gsym9/o/gsym9.o.2.6</text:p>
          </table:table-cell>
          <table:table-cell office:value-type="string">
            <text:p>Quantum Improvement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initial_runs/gsym9/o/gsym9.o.2.6</text:p>
          </table:table-cell>
          <table:table-cell office:value-type="string">
            <text:p>Quantum Improvement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initial_runs/gsym9/o/gsym9.o.2.7</text:p>
          </table:table-cell>
          <table:table-cell office:value-type="string">
            <text:p>Quantum Improvement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initial_runs/gsym9/o/gsym9.o.2.7</text:p>
          </table:table-cell>
          <table:table-cell office:value-type="string">
            <text:p>Quantum Improvement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initial_runs/gsym9/o/gsym9.o.2.8</text:p>
          </table:table-cell>
          <table:table-cell office:value-type="string">
            <text:p>Quantum Improvement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initial_runs/gsym9/o/gsym9.o.2.8</text:p>
          </table:table-cell>
          <table:table-cell office:value-type="string">
            <text:p>Quantum Improvement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initial_runs/gsym9/o/gsym9.o.2.8</text:p>
          </table:table-cell>
          <table:table-cell office:value-type="string">
            <text:p>Quantum Improvement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initial_runs/gsym9/o/gsym9.o.2.9</text:p>
          </table:table-cell>
          <table:table-cell office:value-type="string">
            <text:p>Quantum Improvement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initial_runs/gsym9/o/gsym9.o.2.9</text:p>
          </table:table-cell>
          <table:table-cell office:value-type="string">
            <text:p>Quantum Improvement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initial_runs/gsym9/o/gsym9.o.2.9</text:p>
          </table:table-cell>
          <table:table-cell office:value-type="string">
            <text:p>Quantum Improvement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initial_runs/gsym9/o/gsym9.o.2.9</text:p>
          </table:table-cell>
          <table:table-cell office:value-type="string">
            <text:p>Quantum Improvement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initial_runs/gsym9/o/gsym9.o.2.9</text:p>
          </table:table-cell>
          <table:table-cell office:value-type="string">
            <text:p>Quantum Improvement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initial_runs/gsym9/o/gsym9.o.2.0</text:p>
          </table:table-cell>
          <table:table-cell office:value-type="string">
            <text:p>Quantum Improvement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initial_runs/gsym9/o/gsym9.o.2.0</text:p>
          </table:table-cell>
          <table:table-cell office:value-type="string">
            <text:p>Quantum Improvement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initial_runs/gsym9/o/gsym9.o.2.1</text:p>
          </table:table-cell>
          <table:table-cell office:value-type="string">
            <text:p>Quantum Improvement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initial_runs/gsym9/o/gsym9.o.2.1</text:p>
          </table:table-cell>
          <table:table-cell office:value-type="string">
            <text:p>Quantum Improvement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initial_runs/gsym9/o/gsym9.o.2.1</text:p>
          </table:table-cell>
          <table:table-cell office:value-type="string">
            <text:p>Quantum Improvement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initial_runs/gsym9/o/gsym9.o.2.1</text:p>
          </table:table-cell>
          <table:table-cell office:value-type="string">
            <text:p>Quantum Improvement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initial_runs/gsym9/o/gsym9.o.2.2</text:p>
          </table:table-cell>
          <table:table-cell office:value-type="string">
            <text:p>Quantum Improvement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initial_runs/gsym9/o/gsym9.o.2.2</text:p>
          </table:table-cell>
          <table:table-cell office:value-type="string">
            <text:p>Quantum Improvement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initial_runs/gsym9/o/gsym9.o.2.3</text:p>
          </table:table-cell>
          <table:table-cell office:value-type="string">
            <text:p>Quantum Improvement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initial_runs/gsym9/o/gsym9.o.2.4</text:p>
          </table:table-cell>
          <table:table-cell office:value-type="string">
            <text:p>Quantum Improvement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initial_runs/gsym9/o/gsym9.o.2.4</text:p>
          </table:table-cell>
          <table:table-cell office:value-type="string">
            <text:p>Quantum Improvement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initial_runs/gsym9/o/gsym9.o.2.5</text:p>
          </table:table-cell>
          <table:table-cell office:value-type="string">
            <text:p>Quantum Improvement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initial_runs/gsym9/o/gsym9.o.2.6</text:p>
          </table:table-cell>
          <table:table-cell office:value-type="string">
            <text:p>Quantum Improvement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initial_runs/gsym9/o/gsym9.o.2.8</text:p>
          </table:table-cell>
          <table:table-cell office:value-type="string">
            <text:p>Quantum Improvement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initial_runs/gsym9/o/gsym9.o.2.8</text:p>
          </table:table-cell>
          <table:table-cell office:value-type="string">
            <text:p>Quantum Improvement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initial_runs/gsym9/o/gsym9.o.2.8</text:p>
          </table:table-cell>
          <table:table-cell office:value-type="string">
            <text:p>Quantum Improvement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initial_runs/gsym9/o/gsym9.o.2.9</text:p>
          </table:table-cell>
          <table:table-cell office:value-type="string">
            <text:p>Quantum Improvement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initial_runs/gsym9/o/gsym9.o.2.9</text:p>
          </table:table-cell>
          <table:table-cell office:value-type="string">
            <text:p>Quantum Improvement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initial_runs/gsym9/o/gsym9.o.1.1</text:p>
          </table:table-cell>
          <table:table-cell office:value-type="string">
            <text:p>Quantum Improvement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initial_runs/gsym9/o/gsym9.o.2.0</text:p>
          </table:table-cell>
          <table:table-cell office:value-type="string">
            <text:p>Quantum Improvement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initial_runs/gsym9/o/gsym9.o.2.1</text:p>
          </table:table-cell>
          <table:table-cell office:value-type="string">
            <text:p>Quantum Improvement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initial_runs/gsym9/o/gsym9.o.2.2</text:p>
          </table:table-cell>
          <table:table-cell office:value-type="string">
            <text:p>Quantum Improvement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initial_runs/gsym9/o/gsym9.o.2.3</text:p>
          </table:table-cell>
          <table:table-cell office:value-type="string">
            <text:p>Quantum Improvement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initial_runs/gsym9/o/gsym9.o.2.3</text:p>
          </table:table-cell>
          <table:table-cell office:value-type="string">
            <text:p>Quantum Improvement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initial_runs/gsym9/o/gsym9.o.2.3</text:p>
          </table:table-cell>
          <table:table-cell office:value-type="string">
            <text:p>Quantum Improvement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initial_runs/gsym9/o/gsym9.o.2.4</text:p>
          </table:table-cell>
          <table:table-cell office:value-type="string">
            <text:p>Quantum Improvement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initial_runs/gsym9/o/gsym9.o.2.4</text:p>
          </table:table-cell>
          <table:table-cell office:value-type="string">
            <text:p>Quantum Improvement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initial_runs/gsym9/o/gsym9.o.2.4</text:p>
          </table:table-cell>
          <table:table-cell office:value-type="string">
            <text:p>Quantum Improvement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initial_runs/gsym9/o/gsym9.o.2.4</text:p>
          </table:table-cell>
          <table:table-cell office:value-type="string">
            <text:p>Quantum Improvement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initial_runs/gsym9/o/gsym9.o.2.5</text:p>
          </table:table-cell>
          <table:table-cell office:value-type="string">
            <text:p>Quantum Improvement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initial_runs/gsym9/o/gsym9.o.2.5</text:p>
          </table:table-cell>
          <table:table-cell office:value-type="string">
            <text:p>Quantum Improvement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initial_runs/gsym9/o/gsym9.o.2.5</text:p>
          </table:table-cell>
          <table:table-cell office:value-type="string">
            <text:p>Quantum Improvement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initial_runs/gsym9/o/gsym9.o.2.6</text:p>
          </table:table-cell>
          <table:table-cell office:value-type="string">
            <text:p>Quantum Improvement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initial_runs/gsym9/o/gsym9.o.2.6</text:p>
          </table:table-cell>
          <table:table-cell office:value-type="string">
            <text:p>Quantum Improvement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initial_runs/gsym9/o/gsym9.o.2.6</text:p>
          </table:table-cell>
          <table:table-cell office:value-type="string">
            <text:p>Quantum Improvement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initial_runs/gsym9/o/gsym9.o.2.6</text:p>
          </table:table-cell>
          <table:table-cell office:value-type="string">
            <text:p>Quantum Improvement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initial_runs/gsym9/o/gsym9.o.2.7</text:p>
          </table:table-cell>
          <table:table-cell office:value-type="string">
            <text:p>Quantum Improvement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initial_runs/gsym9/o/gsym9.o.2.7</text:p>
          </table:table-cell>
          <table:table-cell office:value-type="string">
            <text:p>Quantum Improvement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initial_runs/gsym9/o/gsym9.o.2.7</text:p>
          </table:table-cell>
          <table:table-cell office:value-type="string">
            <text:p>Quantum Improvement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initial_runs/gsym9/o/gsym9.o.2.8</text:p>
          </table:table-cell>
          <table:table-cell office:value-type="string">
            <text:p>Quantum Improvement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initial_runs/gsym9/o/gsym9.o.2.8</text:p>
          </table:table-cell>
          <table:table-cell office:value-type="string">
            <text:p>Quantum Improvement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initial_runs/gsym9/o/gsym9.o.2.9</text:p>
          </table:table-cell>
          <table:table-cell office:value-type="string">
            <text:p>Quantum Improvement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initial_runs/gsym9/o/gsym9.o.2.9</text:p>
          </table:table-cell>
          <table:table-cell office:value-type="string">
            <text:p>Quantum Improvement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initial_runs/gsym9/o/gsym9.o.2.9</text:p>
          </table:table-cell>
          <table:table-cell office:value-type="string">
            <text:p>Quantum Improvement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initial_runs/gsym9/o/gsym9.o.1.7</text:p>
          </table:table-cell>
          <table:table-cell office:value-type="string">
            <text:p>Quantum Improvement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initial_runs/gsym9/o/gsym9.o.2.0</text:p>
          </table:table-cell>
          <table:table-cell office:value-type="string">
            <text:p>Quantum Improvement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initial_runs/gsym9/o/gsym9.o.2.1</text:p>
          </table:table-cell>
          <table:table-cell office:value-type="string">
            <text:p>Quantum Improvement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initial_runs/gsym9/o/gsym9.o.2.1</text:p>
          </table:table-cell>
          <table:table-cell office:value-type="string">
            <text:p>Quantum Improvement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initial_runs/gsym9/o/gsym9.o.2.1</text:p>
          </table:table-cell>
          <table:table-cell office:value-type="string">
            <text:p>Quantum Improvement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initial_runs/gsym9/o/gsym9.o.2.2</text:p>
          </table:table-cell>
          <table:table-cell office:value-type="string">
            <text:p>Quantum Improvement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initial_runs/gsym9/o/gsym9.o.2.2</text:p>
          </table:table-cell>
          <table:table-cell office:value-type="string">
            <text:p>Quantum Improvement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initial_runs/gsym9/o/gsym9.o.2.2</text:p>
          </table:table-cell>
          <table:table-cell office:value-type="string">
            <text:p>Quantum Improvement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initial_runs/gsym9/o/gsym9.o.2.3</text:p>
          </table:table-cell>
          <table:table-cell office:value-type="string">
            <text:p>Quantum Improvement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initial_runs/gsym9/o/gsym9.o.2.3</text:p>
          </table:table-cell>
          <table:table-cell office:value-type="string">
            <text:p>Quantum Improvement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initial_runs/gsym9/o/gsym9.o.2.3</text:p>
          </table:table-cell>
          <table:table-cell office:value-type="string">
            <text:p>Quantum Improvement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initial_runs/gsym9/o/gsym9.o.2.3</text:p>
          </table:table-cell>
          <table:table-cell office:value-type="string">
            <text:p>Quantum Improvement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initial_runs/gsym9/o/gsym9.o.2.3</text:p>
          </table:table-cell>
          <table:table-cell office:value-type="string">
            <text:p>Quantum Improvement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initial_runs/gsym9/o/gsym9.o.2.4</text:p>
          </table:table-cell>
          <table:table-cell office:value-type="string">
            <text:p>Quantum Improvement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initial_runs/gsym9/o/gsym9.o.2.4</text:p>
          </table:table-cell>
          <table:table-cell office:value-type="string">
            <text:p>Quantum Improvement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initial_runs/gsym9/o/gsym9.o.2.5</text:p>
          </table:table-cell>
          <table:table-cell office:value-type="string">
            <text:p>Quantum Improvement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initial_runs/gsym9/o/gsym9.o.2.5</text:p>
          </table:table-cell>
          <table:table-cell office:value-type="string">
            <text:p>Quantum Improvement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initial_runs/gsym9/o/gsym9.o.2.5</text:p>
          </table:table-cell>
          <table:table-cell office:value-type="string">
            <text:p>Quantum Improvement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initial_runs/gsym9/o/gsym9.o.2.5</text:p>
          </table:table-cell>
          <table:table-cell office:value-type="string">
            <text:p>Quantum Improvement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initial_runs/gsym9/o/gsym9.o.2.5</text:p>
          </table:table-cell>
          <table:table-cell office:value-type="string">
            <text:p>Quantum Improvement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initial_runs/gsym9/o/gsym9.o.2.5</text:p>
          </table:table-cell>
          <table:table-cell office:value-type="string">
            <text:p>Quantum Improvement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initial_runs/gsym9/o/gsym9.o.2.6</text:p>
          </table:table-cell>
          <table:table-cell office:value-type="string">
            <text:p>Quantum Improvement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initial_runs/gsym9/o/gsym9.o.2.6</text:p>
          </table:table-cell>
          <table:table-cell office:value-type="string">
            <text:p>Quantum Improvement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initial_runs/gsym9/o/gsym9.o.2.7</text:p>
          </table:table-cell>
          <table:table-cell office:value-type="string">
            <text:p>Quantum Improvement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initial_runs/gsym9/o/gsym9.o.2.7</text:p>
          </table:table-cell>
          <table:table-cell office:value-type="string">
            <text:p>Quantum Improvement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initial_runs/gsym9/o/gsym9.o.2.8</text:p>
          </table:table-cell>
          <table:table-cell office:value-type="string">
            <text:p>Quantum Improvement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initial_runs/gsym9/o/gsym9.o.2.9</text:p>
          </table:table-cell>
          <table:table-cell office:value-type="string">
            <text:p>Quantum Improvement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initial_runs/gsym9/o/gsym9.o.2.9</text:p>
          </table:table-cell>
          <table:table-cell office:value-type="string">
            <text:p>Quantum Improvement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initial_runs/gsym9/o/gsym9.o.2.9</text:p>
          </table:table-cell>
          <table:table-cell office:value-type="string">
            <text:p>Quantum Improvement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initial_runs/gsym9/o/gsym9.o.2.9</text:p>
          </table:table-cell>
          <table:table-cell office:value-type="string">
            <text:p>Quantum Improvement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initial_runs/gsym9/o/gsym9.o.1.6</text:p>
          </table:table-cell>
          <table:table-cell office:value-type="string">
            <text:p>Quantum Improvement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initial_runs/gsym9/o/gsym9.o.2.0</text:p>
          </table:table-cell>
          <table:table-cell office:value-type="string">
            <text:p>Quantum Improvement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initial_runs/gsym9/o/gsym9.o.2.0</text:p>
          </table:table-cell>
          <table:table-cell office:value-type="string">
            <text:p>Quantum Improvement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initial_runs/gsym9/o/gsym9.o.2.0</text:p>
          </table:table-cell>
          <table:table-cell office:value-type="string">
            <text:p>Quantum Improvement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initial_runs/gsym9/o/gsym9.o.2.0</text:p>
          </table:table-cell>
          <table:table-cell office:value-type="string">
            <text:p>Quantum Improvement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initial_runs/gsym9/o/gsym9.o.2.1</text:p>
          </table:table-cell>
          <table:table-cell office:value-type="string">
            <text:p>Quantum Improvement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initial_runs/gsym9/o/gsym9.o.2.1</text:p>
          </table:table-cell>
          <table:table-cell office:value-type="string">
            <text:p>Quantum Improvement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initial_runs/gsym9/o/gsym9.o.2.2</text:p>
          </table:table-cell>
          <table:table-cell office:value-type="string">
            <text:p>Quantum Improvement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initial_runs/gsym9/o/gsym9.o.2.2</text:p>
          </table:table-cell>
          <table:table-cell office:value-type="string">
            <text:p>Quantum Improvement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initial_runs/gsym9/o/gsym9.o.2.2</text:p>
          </table:table-cell>
          <table:table-cell office:value-type="string">
            <text:p>Quantum Improvement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initial_runs/gsym9/o/gsym9.o.2.4</text:p>
          </table:table-cell>
          <table:table-cell office:value-type="string">
            <text:p>Quantum Improvement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initial_runs/gsym9/o/gsym9.o.2.4</text:p>
          </table:table-cell>
          <table:table-cell office:value-type="string">
            <text:p>Quantum Improvement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initial_runs/gsym9/o/gsym9.o.2.5</text:p>
          </table:table-cell>
          <table:table-cell office:value-type="string">
            <text:p>Quantum Improvement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initial_runs/gsym9/o/gsym9.o.2.6</text:p>
          </table:table-cell>
          <table:table-cell office:value-type="string">
            <text:p>Quantum Improvement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initial_runs/gsym9/o/gsym9.o.2.6</text:p>
          </table:table-cell>
          <table:table-cell office:value-type="string">
            <text:p>Quantum Improvement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initial_runs/gsym9/o/gsym9.o.2.8</text:p>
          </table:table-cell>
          <table:table-cell office:value-type="string">
            <text:p>Quantum Improvement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initial_runs/gsym9/o/gsym9.o.2.9</text:p>
          </table:table-cell>
          <table:table-cell office:value-type="string">
            <text:p>Quantum Improvement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initial_runs/gsym9/o/gsym9.o.2.0</text:p>
          </table:table-cell>
          <table:table-cell office:value-type="string">
            <text:p>Quantum Improvement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initial_runs/gsym9/o/gsym9.o.2.0</text:p>
          </table:table-cell>
          <table:table-cell office:value-type="string">
            <text:p>Quantum Improvement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initial_runs/gsym9/o/gsym9.o.2.1</text:p>
          </table:table-cell>
          <table:table-cell office:value-type="string">
            <text:p>Quantum Improvement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initial_runs/gsym9/o/gsym9.o.2.1</text:p>
          </table:table-cell>
          <table:table-cell office:value-type="string">
            <text:p>Quantum Improvement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initial_runs/gsym9/o/gsym9.o.2.1</text:p>
          </table:table-cell>
          <table:table-cell office:value-type="string">
            <text:p>Quantum Improvement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initial_runs/gsym9/o/gsym9.o.2.1</text:p>
          </table:table-cell>
          <table:table-cell office:value-type="string">
            <text:p>Quantum Improvement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initial_runs/gsym9/o/gsym9.o.2.2</text:p>
          </table:table-cell>
          <table:table-cell office:value-type="string">
            <text:p>Quantum Improvement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initial_runs/gsym9/o/gsym9.o.2.2</text:p>
          </table:table-cell>
          <table:table-cell office:value-type="string">
            <text:p>Quantum Improvement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initial_runs/gsym9/o/gsym9.o.2.3</text:p>
          </table:table-cell>
          <table:table-cell office:value-type="string">
            <text:p>Quantum Improvement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initial_runs/gsym9/o/gsym9.o.2.3</text:p>
          </table:table-cell>
          <table:table-cell office:value-type="string">
            <text:p>Quantum Improvement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initial_runs/gsym9/o/gsym9.o.2.3</text:p>
          </table:table-cell>
          <table:table-cell office:value-type="string">
            <text:p>Quantum Improvement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initial_runs/gsym9/o/gsym9.o.2.3</text:p>
          </table:table-cell>
          <table:table-cell office:value-type="string">
            <text:p>Quantum Improvement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initial_runs/gsym9/o/gsym9.o.2.4</text:p>
          </table:table-cell>
          <table:table-cell office:value-type="string">
            <text:p>Quantum Improvement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initial_runs/gsym9/o/gsym9.o.2.4</text:p>
          </table:table-cell>
          <table:table-cell office:value-type="string">
            <text:p>Quantum Improvement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initial_runs/gsym9/o/gsym9.o.2.5</text:p>
          </table:table-cell>
          <table:table-cell office:value-type="string">
            <text:p>Quantum Improvement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initial_runs/gsym9/o/gsym9.o.2.5</text:p>
          </table:table-cell>
          <table:table-cell office:value-type="string">
            <text:p>Quantum Improvement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initial_runs/gsym9/o/gsym9.o.2.6</text:p>
          </table:table-cell>
          <table:table-cell office:value-type="string">
            <text:p>Quantum Improvement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initial_runs/gsym9/o/gsym9.o.2.7</text:p>
          </table:table-cell>
          <table:table-cell office:value-type="string">
            <text:p>Quantum Improvement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initial_runs/gsym9/o/gsym9.o.2.7</text:p>
          </table:table-cell>
          <table:table-cell office:value-type="string">
            <text:p>Quantum Improvement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initial_runs/gsym9/o/gsym9.o.2.7</text:p>
          </table:table-cell>
          <table:table-cell office:value-type="string">
            <text:p>Quantum Improvement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initial_runs/gsym9/o/gsym9.o.2.7</text:p>
          </table:table-cell>
          <table:table-cell office:value-type="string">
            <text:p>Quantum Improvement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initial_runs/gsym9/o/gsym9.o.2.8</text:p>
          </table:table-cell>
          <table:table-cell office:value-type="string">
            <text:p>Quantum Improvement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initial_runs/gsym9/o/gsym9.o.2.8</text:p>
          </table:table-cell>
          <table:table-cell office:value-type="string">
            <text:p>Quantum Improvement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initial_runs/gsym9/o/gsym9.o.2.8</text:p>
          </table:table-cell>
          <table:table-cell office:value-type="string">
            <text:p>Quantum Improvement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initial_runs/gsym9/o/gsym9.o.2.8</text:p>
          </table:table-cell>
          <table:table-cell office:value-type="string">
            <text:p>Quantum Improvement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initial_runs/gsym9/o/gsym9.o.2.8</text:p>
          </table:table-cell>
          <table:table-cell office:value-type="string">
            <text:p>Quantum Improvement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initial_runs/gsym9/o/gsym9.o.2.9</text:p>
          </table:table-cell>
          <table:table-cell office:value-type="string">
            <text:p>Quantum Improvement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initial_runs/gsym9/o/gsym9.o.1.4</text:p>
          </table:table-cell>
          <table:table-cell office:value-type="string">
            <text:p>Quantum Improvement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initial_runs/gsym9/o/gsym9.o.2.0</text:p>
          </table:table-cell>
          <table:table-cell office:value-type="string">
            <text:p>Quantum Improvement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initial_runs/gsym9/o/gsym9.o.2.0</text:p>
          </table:table-cell>
          <table:table-cell office:value-type="string">
            <text:p>Quantum Improvement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initial_runs/gsym9/o/gsym9.o.2.1</text:p>
          </table:table-cell>
          <table:table-cell office:value-type="string">
            <text:p>Quantum Improvement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initial_runs/gsym9/o/gsym9.o.2.2</text:p>
          </table:table-cell>
          <table:table-cell office:value-type="string">
            <text:p>Quantum Improvement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initial_runs/gsym9/o/gsym9.o.2.3</text:p>
          </table:table-cell>
          <table:table-cell office:value-type="string">
            <text:p>Quantum Improvement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initial_runs/gsym9/o/gsym9.o.2.3</text:p>
          </table:table-cell>
          <table:table-cell office:value-type="string">
            <text:p>Quantum Improvement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initial_runs/gsym9/o/gsym9.o.2.4</text:p>
          </table:table-cell>
          <table:table-cell office:value-type="string">
            <text:p>Quantum Improvement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initial_runs/gsym9/o/gsym9.o.2.4</text:p>
          </table:table-cell>
          <table:table-cell office:value-type="string">
            <text:p>Quantum Improvement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initial_runs/gsym9/o/gsym9.o.2.4</text:p>
          </table:table-cell>
          <table:table-cell office:value-type="string">
            <text:p>Quantum Improvement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initial_runs/gsym9/o/gsym9.o.2.4</text:p>
          </table:table-cell>
          <table:table-cell office:value-type="string">
            <text:p>Quantum Improvement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initial_runs/gsym9/o/gsym9.o.2.5</text:p>
          </table:table-cell>
          <table:table-cell office:value-type="string">
            <text:p>Quantum Improvement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initial_runs/gsym9/o/gsym9.o.2.5</text:p>
          </table:table-cell>
          <table:table-cell office:value-type="string">
            <text:p>Quantum Improvement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initial_runs/gsym9/o/gsym9.o.2.5</text:p>
          </table:table-cell>
          <table:table-cell office:value-type="string">
            <text:p>Quantum Improvement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initial_runs/gsym9/o/gsym9.o.2.6</text:p>
          </table:table-cell>
          <table:table-cell office:value-type="string">
            <text:p>Quantum Improvement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initial_runs/gsym9/o/gsym9.o.2.6</text:p>
          </table:table-cell>
          <table:table-cell office:value-type="string">
            <text:p>Quantum Improvement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initial_runs/gsym9/o/gsym9.o.2.7</text:p>
          </table:table-cell>
          <table:table-cell office:value-type="string">
            <text:p>Quantum Improvement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initial_runs/gsym9/o/gsym9.o.2.7</text:p>
          </table:table-cell>
          <table:table-cell office:value-type="string">
            <text:p>Quantum Improvement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initial_runs/gsym9/o/gsym9.o.2.7</text:p>
          </table:table-cell>
          <table:table-cell office:value-type="string">
            <text:p>Quantum Improvement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initial_runs/gsym9/o/gsym9.o.2.8</text:p>
          </table:table-cell>
          <table:table-cell office:value-type="string">
            <text:p>Quantum Improvement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initial_runs/gsym9/o/gsym9.o.2.8</text:p>
          </table:table-cell>
          <table:table-cell office:value-type="string">
            <text:p>Quantum Improvement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initial_runs/gsym9/o/gsym9.o.2.9</text:p>
          </table:table-cell>
          <table:table-cell office:value-type="string">
            <text:p>Quantum Improvement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initial_runs/gsym9/o/gsym9.o.2.9</text:p>
          </table:table-cell>
          <table:table-cell office:value-type="string">
            <text:p>Quantum Improvement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initial_runs/gsym9/o/gsym9.o.2.9</text:p>
          </table:table-cell>
          <table:table-cell office:value-type="string">
            <text:p>Quantum Improvement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initial_runs/gsym9/o/gsym9.o.2.9</text:p>
          </table:table-cell>
          <table:table-cell office:value-type="string">
            <text:p>Quantum Improvement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initial_runs/gsym9/o/gsym9.o.2.9</text:p>
          </table:table-cell>
          <table:table-cell office:value-type="string">
            <text:p>Quantum Improvement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initial_runs/gsym9/o/gsym9.o.2.9</text:p>
          </table:table-cell>
          <table:table-cell office:value-type="string">
            <text:p>Quantum Improvement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initial_runs/gsym9/o/gsym9.o.2.0</text:p>
          </table:table-cell>
          <table:table-cell office:value-type="string">
            <text:p>Quantum Improvement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initial_runs/gsym9/o/gsym9.o.2.0</text:p>
          </table:table-cell>
          <table:table-cell office:value-type="string">
            <text:p>Quantum Improvement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initial_runs/gsym9/o/gsym9.o.2.0</text:p>
          </table:table-cell>
          <table:table-cell office:value-type="string">
            <text:p>Quantum Improvement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initial_runs/gsym9/o/gsym9.o.2.1</text:p>
          </table:table-cell>
          <table:table-cell office:value-type="string">
            <text:p>Quantum Improvement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initial_runs/gsym9/o/gsym9.o.2.2</text:p>
          </table:table-cell>
          <table:table-cell office:value-type="string">
            <text:p>Quantum Improvement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initial_runs/gsym9/o/gsym9.o.2.2</text:p>
          </table:table-cell>
          <table:table-cell office:value-type="string">
            <text:p>Quantum Improvement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initial_runs/gsym9/o/gsym9.o.2.2</text:p>
          </table:table-cell>
          <table:table-cell office:value-type="string">
            <text:p>Quantum Improvement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initial_runs/gsym9/o/gsym9.o.2.3</text:p>
          </table:table-cell>
          <table:table-cell office:value-type="string">
            <text:p>Quantum Improvement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initial_runs/gsym9/o/gsym9.o.2.4</text:p>
          </table:table-cell>
          <table:table-cell office:value-type="string">
            <text:p>Quantum Improvement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initial_runs/gsym9/o/gsym9.o.2.4</text:p>
          </table:table-cell>
          <table:table-cell office:value-type="string">
            <text:p>Quantum Improvement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initial_runs/gsym9/o/gsym9.o.2.4</text:p>
          </table:table-cell>
          <table:table-cell office:value-type="string">
            <text:p>Quantum Improvement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initial_runs/gsym9/o/gsym9.o.2.5</text:p>
          </table:table-cell>
          <table:table-cell office:value-type="string">
            <text:p>Quantum Improvement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initial_runs/gsym9/o/gsym9.o.2.5</text:p>
          </table:table-cell>
          <table:table-cell office:value-type="string">
            <text:p>Quantum Improvement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initial_runs/gsym9/o/gsym9.o.2.5</text:p>
          </table:table-cell>
          <table:table-cell office:value-type="string">
            <text:p>Quantum Improvement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initial_runs/gsym9/o/gsym9.o.2.6</text:p>
          </table:table-cell>
          <table:table-cell office:value-type="string">
            <text:p>Quantum Improvement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initial_runs/gsym9/o/gsym9.o.2.6</text:p>
          </table:table-cell>
          <table:table-cell office:value-type="string">
            <text:p>Quantum Improvement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initial_runs/gsym9/o/gsym9.o.2.6</text:p>
          </table:table-cell>
          <table:table-cell office:value-type="string">
            <text:p>Quantum Improvement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initial_runs/gsym9/o/gsym9.o.2.7</text:p>
          </table:table-cell>
          <table:table-cell office:value-type="string">
            <text:p>Quantum Improvement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initial_runs/gsym9/o/gsym9.o.2.7</text:p>
          </table:table-cell>
          <table:table-cell office:value-type="string">
            <text:p>Quantum Improvement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initial_runs/gsym9/o/gsym9.o.2.7</text:p>
          </table:table-cell>
          <table:table-cell office:value-type="string">
            <text:p>Quantum Improvement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initial_runs/gsym9/o/gsym9.o.2.7</text:p>
          </table:table-cell>
          <table:table-cell office:value-type="string">
            <text:p>Quantum Improvement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initial_runs/gsym9/o/gsym9.o.2.8</text:p>
          </table:table-cell>
          <table:table-cell office:value-type="string">
            <text:p>Quantum Improvement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initial_runs/gsym9/o/gsym9.o.2.8</text:p>
          </table:table-cell>
          <table:table-cell office:value-type="string">
            <text:p>Quantum Improvement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initial_runs/gsym9/o/gsym9.o.2.8</text:p>
          </table:table-cell>
          <table:table-cell office:value-type="string">
            <text:p>Quantum Improvement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initial_runs/gsym9/o/gsym9.o.2.9</text:p>
          </table:table-cell>
          <table:table-cell office:value-type="string">
            <text:p>Quantum Improvement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initial_runs/gsym9/o/gsym9.o.2.9</text:p>
          </table:table-cell>
          <table:table-cell office:value-type="string">
            <text:p>Quantum Improvement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initial_runs/gsym9/o/gsym9.o.2.0</text:p>
          </table:table-cell>
          <table:table-cell office:value-type="string">
            <text:p>Quantum Improvement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initial_runs/gsym9/o/gsym9.o.2.0</text:p>
          </table:table-cell>
          <table:table-cell office:value-type="string">
            <text:p>Quantum Improvement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initial_runs/gsym9/o/gsym9.o.2.0</text:p>
          </table:table-cell>
          <table:table-cell office:value-type="string">
            <text:p>Quantum Improvement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initial_runs/gsym9/o/gsym9.o.2.1</text:p>
          </table:table-cell>
          <table:table-cell office:value-type="string">
            <text:p>Quantum Improvement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initial_runs/gsym9/o/gsym9.o.2.1</text:p>
          </table:table-cell>
          <table:table-cell office:value-type="string">
            <text:p>Quantum Improvement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initial_runs/gsym9/o/gsym9.o.2.1</text:p>
          </table:table-cell>
          <table:table-cell office:value-type="string">
            <text:p>Quantum Improvement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initial_runs/gsym9/o/gsym9.o.2.4</text:p>
          </table:table-cell>
          <table:table-cell office:value-type="string">
            <text:p>Quantum Improvement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initial_runs/gsym9/o/gsym9.o.2.4</text:p>
          </table:table-cell>
          <table:table-cell office:value-type="string">
            <text:p>Quantum Improvement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initial_runs/gsym9/o/gsym9.o.2.4</text:p>
          </table:table-cell>
          <table:table-cell office:value-type="string">
            <text:p>Quantum Improvement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initial_runs/gsym9/o/gsym9.o.2.5</text:p>
          </table:table-cell>
          <table:table-cell office:value-type="string">
            <text:p>Quantum Improvement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initial_runs/gsym9/o/gsym9.o.2.5</text:p>
          </table:table-cell>
          <table:table-cell office:value-type="string">
            <text:p>Quantum Improvement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initial_runs/gsym9/o/gsym9.o.2.6</text:p>
          </table:table-cell>
          <table:table-cell office:value-type="string">
            <text:p>Quantum Improvement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initial_runs/gsym9/o/gsym9.o.2.6</text:p>
          </table:table-cell>
          <table:table-cell office:value-type="string">
            <text:p>Quantum Improvement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initial_runs/gsym9/o/gsym9.o.2.6</text:p>
          </table:table-cell>
          <table:table-cell office:value-type="string">
            <text:p>Quantum Improvement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initial_runs/gsym9/o/gsym9.o.2.7</text:p>
          </table:table-cell>
          <table:table-cell office:value-type="string">
            <text:p>Quantum Improvement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initial_runs/gsym9/o/gsym9.o.2.7</text:p>
          </table:table-cell>
          <table:table-cell office:value-type="string">
            <text:p>Quantum Improvement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initial_runs/gsym9/o/gsym9.o.2.8</text:p>
          </table:table-cell>
          <table:table-cell office:value-type="string">
            <text:p>Quantum Improvement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initial_runs/gsym9/o/gsym9.o.2.8</text:p>
          </table:table-cell>
          <table:table-cell office:value-type="string">
            <text:p>Quantum Improvement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initial_runs/gsym9/o/gsym9.o.2.8</text:p>
          </table:table-cell>
          <table:table-cell office:value-type="string">
            <text:p>Quantum Improvement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initial_runs/gsym9/o/gsym9.o.2.8</text:p>
          </table:table-cell>
          <table:table-cell office:value-type="string">
            <text:p>Quantum Improvement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initial_runs/gsym9/o/gsym9.o.2.8</text:p>
          </table:table-cell>
          <table:table-cell office:value-type="string">
            <text:p>Quantum Improvement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initial_runs/gsym9/o/gsym9.o.2.8</text:p>
          </table:table-cell>
          <table:table-cell office:value-type="string">
            <text:p>Quantum Improvement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initial_runs/gsym9/o/gsym9.o.2.8</text:p>
          </table:table-cell>
          <table:table-cell office:value-type="string">
            <text:p>Quantum Improvement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initial_runs/gsym9/o/gsym9.o.2.8</text:p>
          </table:table-cell>
          <table:table-cell office:value-type="string">
            <text:p>Quantum Improvement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initial_runs/gsym9/o/gsym9.o.2.9</text:p>
          </table:table-cell>
          <table:table-cell office:value-type="string">
            <text:p>Quantum Improvement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initial_runs/gsym9/o/gsym9.o.2.9</text:p>
          </table:table-cell>
          <table:table-cell office:value-type="string">
            <text:p>Quantum Improvement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initial_runs/gsym9/o/gsym9.o.2.9</text:p>
          </table:table-cell>
          <table:table-cell office:value-type="string">
            <text:p>Quantum Improvement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initial_runs/gsym9/o/gsym9.o.1.5</text:p>
          </table:table-cell>
          <table:table-cell office:value-type="string">
            <text:p>Quantum Improvement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initial_runs/gsym9/o/gsym9.o.2.0</text:p>
          </table:table-cell>
          <table:table-cell office:value-type="string">
            <text:p>Quantum Improvement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initial_runs/gsym9/o/gsym9.o.2.0</text:p>
          </table:table-cell>
          <table:table-cell office:value-type="string">
            <text:p>Quantum Improvement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initial_runs/gsym9/o/gsym9.o.2.0</text:p>
          </table:table-cell>
          <table:table-cell office:value-type="string">
            <text:p>Quantum Improvement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initial_runs/gsym9/o/gsym9.o.2.0</text:p>
          </table:table-cell>
          <table:table-cell office:value-type="string">
            <text:p>Quantum Improvement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initial_runs/gsym9/o/gsym9.o.2.1</text:p>
          </table:table-cell>
          <table:table-cell office:value-type="string">
            <text:p>Quantum Improvement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initial_runs/gsym9/o/gsym9.o.2.1</text:p>
          </table:table-cell>
          <table:table-cell office:value-type="string">
            <text:p>Quantum Improvement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initial_runs/gsym9/o/gsym9.o.2.1</text:p>
          </table:table-cell>
          <table:table-cell office:value-type="string">
            <text:p>Quantum Improvement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initial_runs/gsym9/o/gsym9.o.2.2</text:p>
          </table:table-cell>
          <table:table-cell office:value-type="string">
            <text:p>Quantum Improvement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initial_runs/gsym9/o/gsym9.o.2.3</text:p>
          </table:table-cell>
          <table:table-cell office:value-type="string">
            <text:p>Quantum Improvement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initial_runs/gsym9/o/gsym9.o.2.5</text:p>
          </table:table-cell>
          <table:table-cell office:value-type="string">
            <text:p>Quantum Improvement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initial_runs/gsym9/o/gsym9.o.2.5</text:p>
          </table:table-cell>
          <table:table-cell office:value-type="string">
            <text:p>Quantum Improvement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initial_runs/gsym9/o/gsym9.o.2.5</text:p>
          </table:table-cell>
          <table:table-cell office:value-type="string">
            <text:p>Quantum Improvement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initial_runs/gsym9/o/gsym9.o.2.5</text:p>
          </table:table-cell>
          <table:table-cell office:value-type="string">
            <text:p>Quantum Improvement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initial_runs/gsym9/o/gsym9.o.2.7</text:p>
          </table:table-cell>
          <table:table-cell office:value-type="string">
            <text:p>Quantum Improvement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initial_runs/gsym9/o/gsym9.o.2.7</text:p>
          </table:table-cell>
          <table:table-cell office:value-type="string">
            <text:p>Quantum Improvement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initial_runs/gsym9/o/gsym9.o.2.7</text:p>
          </table:table-cell>
          <table:table-cell office:value-type="string">
            <text:p>Quantum Improvement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initial_runs/gsym9/o/gsym9.o.2.8</text:p>
          </table:table-cell>
          <table:table-cell office:value-type="string">
            <text:p>Quantum Improvement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initial_runs/gsym9/o/gsym9.o.2.8</text:p>
          </table:table-cell>
          <table:table-cell office:value-type="string">
            <text:p>Quantum Improvement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initial_runs/gsym9/o/gsym9.o.2.9</text:p>
          </table:table-cell>
          <table:table-cell office:value-type="string">
            <text:p>Quantum Improvement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initial_runs/gsym9/o/gsym9.o.2.9</text:p>
          </table:table-cell>
          <table:table-cell office:value-type="string">
            <text:p>Quantum Improvement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initial_runs/gsym9/o/gsym9.o.2.0</text:p>
          </table:table-cell>
          <table:table-cell office:value-type="string">
            <text:p>Quantum Improvement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initial_runs/gsym9/o/gsym9.o.2.0</text:p>
          </table:table-cell>
          <table:table-cell office:value-type="string">
            <text:p>Quantum Improvement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initial_runs/gsym9/o/gsym9.o.2.1</text:p>
          </table:table-cell>
          <table:table-cell office:value-type="string">
            <text:p>Quantum Improvement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initial_runs/gsym9/o/gsym9.o.2.3</text:p>
          </table:table-cell>
          <table:table-cell office:value-type="string">
            <text:p>Quantum Improvement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initial_runs/gsym9/o/gsym9.o.2.4</text:p>
          </table:table-cell>
          <table:table-cell office:value-type="string">
            <text:p>Quantum Improvement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initial_runs/gsym9/o/gsym9.o.2.5</text:p>
          </table:table-cell>
          <table:table-cell office:value-type="string">
            <text:p>Quantum Improvement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initial_runs/gsym9/o/gsym9.o.2.5</text:p>
          </table:table-cell>
          <table:table-cell office:value-type="string">
            <text:p>Quantum Improvement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initial_runs/gsym9/o/gsym9.o.2.6</text:p>
          </table:table-cell>
          <table:table-cell office:value-type="string">
            <text:p>Quantum Improvement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initial_runs/gsym9/o/gsym9.o.2.6</text:p>
          </table:table-cell>
          <table:table-cell office:value-type="string">
            <text:p>Quantum Improvement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initial_runs/gsym9/o/gsym9.o.2.7</text:p>
          </table:table-cell>
          <table:table-cell office:value-type="string">
            <text:p>Quantum Improvement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initial_runs/gsym9/o/gsym9.o.2.7</text:p>
          </table:table-cell>
          <table:table-cell office:value-type="string">
            <text:p>Quantum Improvement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initial_runs/gsym9/o/gsym9.o.2.7</text:p>
          </table:table-cell>
          <table:table-cell office:value-type="string">
            <text:p>Quantum Improvement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initial_runs/gsym9/o/gsym9.o.2.7</text:p>
          </table:table-cell>
          <table:table-cell office:value-type="string">
            <text:p>Quantum Improvement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initial_runs/gsym9/o/gsym9.o.2.8</text:p>
          </table:table-cell>
          <table:table-cell office:value-type="string">
            <text:p>Quantum Improvement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initial_runs/gsym9/o/gsym9.o.2.9</text:p>
          </table:table-cell>
          <table:table-cell office:value-type="string">
            <text:p>Quantum Improvement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initial_runs/gsym9/o/gsym9.o.2.9</text:p>
          </table:table-cell>
          <table:table-cell office:value-type="string">
            <text:p>Quantum Improvement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initial_runs/gsym9/o/gsym9.o.2.9</text:p>
          </table:table-cell>
          <table:table-cell office:value-type="string">
            <text:p>Quantum Improvement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initial_runs/gsym9/o/gsym9.o.2.9</text:p>
          </table:table-cell>
          <table:table-cell office:value-type="string">
            <text:p>Quantum Improvement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initial_runs/gsym9/o/gsym9.o.2.1</text:p>
          </table:table-cell>
          <table:table-cell office:value-type="string">
            <text:p>Quantum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gsym9/o/gsym9.o.2.1</text:p>
          </table:table-cell>
          <table:table-cell office:value-type="string">
            <text:p>Quantum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gsym9/o/gsym9.o.2.1</text:p>
          </table:table-cell>
          <table:table-cell office:value-type="string">
            <text:p>Quantum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gsym9/o/gsym9.o.2.2</text:p>
          </table:table-cell>
          <table:table-cell office:value-type="string">
            <text:p>Quantum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gsym9/o/gsym9.o.2.2</text:p>
          </table:table-cell>
          <table:table-cell office:value-type="string">
            <text:p>Quantum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gsym9/o/gsym9.o.2.3</text:p>
          </table:table-cell>
          <table:table-cell office:value-type="string">
            <text:p>Quantum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gsym9/o/gsym9.o.2.3</text:p>
          </table:table-cell>
          <table:table-cell office:value-type="string">
            <text:p>Quantum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gsym9/o/gsym9.o.2.4</text:p>
          </table:table-cell>
          <table:table-cell office:value-type="string">
            <text:p>Quantum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gsym9/o/gsym9.o.2.5</text:p>
          </table:table-cell>
          <table:table-cell office:value-type="string">
            <text:p>Quantum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gsym9/o/gsym9.o.2.6</text:p>
          </table:table-cell>
          <table:table-cell office:value-type="string">
            <text:p>Quantum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gsym9/o/gsym9.o.2.6</text:p>
          </table:table-cell>
          <table:table-cell office:value-type="string">
            <text:p>Quantum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gsym9/o/gsym9.o.2.6</text:p>
          </table:table-cell>
          <table:table-cell office:value-type="string">
            <text:p>Quantum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gsym9/o/gsym9.o.2.7</text:p>
          </table:table-cell>
          <table:table-cell office:value-type="string">
            <text:p>Quantum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gsym9/o/gsym9.o.2.7</text:p>
          </table:table-cell>
          <table:table-cell office:value-type="string">
            <text:p>Quantum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gsym9/o/gsym9.o.2.7</text:p>
          </table:table-cell>
          <table:table-cell office:value-type="string">
            <text:p>Quantum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gsym9/o/gsym9.o.2.8</text:p>
          </table:table-cell>
          <table:table-cell office:value-type="string">
            <text:p>Quantum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gsym9/o/gsym9.o.2.8</text:p>
          </table:table-cell>
          <table:table-cell office:value-type="string">
            <text:p>Quantum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gsym9/o/gsym9.o.2.8</text:p>
          </table:table-cell>
          <table:table-cell office:value-type="string">
            <text:p>Quantum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gsym9/o/gsym9.o.2.0</text:p>
          </table:table-cell>
          <table:table-cell office:value-type="string">
            <text:p>Quantum Improvement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initial_runs/gsym9/o/gsym9.o.2.1</text:p>
          </table:table-cell>
          <table:table-cell office:value-type="string">
            <text:p>Quantum Improvement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initial_runs/gsym9/o/gsym9.o.2.1</text:p>
          </table:table-cell>
          <table:table-cell office:value-type="string">
            <text:p>Quantum Improvement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initial_runs/gsym9/o/gsym9.o.2.2</text:p>
          </table:table-cell>
          <table:table-cell office:value-type="string">
            <text:p>Quantum Improvement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initial_runs/gsym9/o/gsym9.o.2.2</text:p>
          </table:table-cell>
          <table:table-cell office:value-type="string">
            <text:p>Quantum Improvement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initial_runs/gsym9/o/gsym9.o.2.3</text:p>
          </table:table-cell>
          <table:table-cell office:value-type="string">
            <text:p>Quantum Improvement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initial_runs/gsym9/o/gsym9.o.2.3</text:p>
          </table:table-cell>
          <table:table-cell office:value-type="string">
            <text:p>Quantum Improvement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initial_runs/gsym9/o/gsym9.o.2.4</text:p>
          </table:table-cell>
          <table:table-cell office:value-type="string">
            <text:p>Quantum Improvement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initial_runs/gsym9/o/gsym9.o.2.6</text:p>
          </table:table-cell>
          <table:table-cell office:value-type="string">
            <text:p>Quantum Improvement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initial_runs/gsym9/o/gsym9.o.2.6</text:p>
          </table:table-cell>
          <table:table-cell office:value-type="string">
            <text:p>Quantum Improvement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initial_runs/gsym9/o/gsym9.o.2.6</text:p>
          </table:table-cell>
          <table:table-cell office:value-type="string">
            <text:p>Quantum Improvement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initial_runs/gsym9/o/gsym9.o.2.7</text:p>
          </table:table-cell>
          <table:table-cell office:value-type="string">
            <text:p>Quantum Improvement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initial_runs/gsym9/o/gsym9.o.2.7</text:p>
          </table:table-cell>
          <table:table-cell office:value-type="string">
            <text:p>Quantum Improvement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initial_runs/gsym9/o/gsym9.o.2.7</text:p>
          </table:table-cell>
          <table:table-cell office:value-type="string">
            <text:p>Quantum Improvement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initial_runs/gsym9/o/gsym9.o.2.8</text:p>
          </table:table-cell>
          <table:table-cell office:value-type="string">
            <text:p>Quantum Improvement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initial_runs/gsym9/o/gsym9.o.2.8</text:p>
          </table:table-cell>
          <table:table-cell office:value-type="string">
            <text:p>Quantum Improvement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initial_runs/gsym9/o/gsym9.o.2.9</text:p>
          </table:table-cell>
          <table:table-cell office:value-type="string">
            <text:p>Quantum Improvement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initial_runs/gsym9/o/gsym9.o.2.9</text:p>
          </table:table-cell>
          <table:table-cell office:value-type="string">
            <text:p>Quantum Improvement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initial_runs/gsym9/o/gsym9.o.1.3</text:p>
          </table:table-cell>
          <table:table-cell office:value-type="string">
            <text:p>Quantum Improvement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initial_runs/gsym9/o/gsym9.o.2.0</text:p>
          </table:table-cell>
          <table:table-cell office:value-type="string">
            <text:p>Quantum Improvement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initial_runs/gsym9/o/gsym9.o.2.0</text:p>
          </table:table-cell>
          <table:table-cell office:value-type="string">
            <text:p>Quantum Improvement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initial_runs/gsym9/o/gsym9.o.2.0</text:p>
          </table:table-cell>
          <table:table-cell office:value-type="string">
            <text:p>Quantum Improvement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initial_runs/gsym9/o/gsym9.o.2.0</text:p>
          </table:table-cell>
          <table:table-cell office:value-type="string">
            <text:p>Quantum Improvement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initial_runs/gsym9/o/gsym9.o.2.0</text:p>
          </table:table-cell>
          <table:table-cell office:value-type="string">
            <text:p>Quantum Improvement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initial_runs/gsym9/o/gsym9.o.2.0</text:p>
          </table:table-cell>
          <table:table-cell office:value-type="string">
            <text:p>Quantum Improvement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initial_runs/gsym9/o/gsym9.o.2.1</text:p>
          </table:table-cell>
          <table:table-cell office:value-type="string">
            <text:p>Quantum Improvement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initial_runs/gsym9/o/gsym9.o.2.2</text:p>
          </table:table-cell>
          <table:table-cell office:value-type="string">
            <text:p>Quantum Improvement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initial_runs/gsym9/o/gsym9.o.2.2</text:p>
          </table:table-cell>
          <table:table-cell office:value-type="string">
            <text:p>Quantum Improvement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initial_runs/gsym9/o/gsym9.o.2.2</text:p>
          </table:table-cell>
          <table:table-cell office:value-type="string">
            <text:p>Quantum Improvement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initial_runs/gsym9/o/gsym9.o.2.3</text:p>
          </table:table-cell>
          <table:table-cell office:value-type="string">
            <text:p>Quantum Improvement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initial_runs/gsym9/o/gsym9.o.2.4</text:p>
          </table:table-cell>
          <table:table-cell office:value-type="string">
            <text:p>Quantum Improvement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initial_runs/gsym9/o/gsym9.o.2.4</text:p>
          </table:table-cell>
          <table:table-cell office:value-type="string">
            <text:p>Quantum Improvement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initial_runs/gsym9/o/gsym9.o.2.4</text:p>
          </table:table-cell>
          <table:table-cell office:value-type="string">
            <text:p>Quantum Improvement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initial_runs/gsym9/o/gsym9.o.2.4</text:p>
          </table:table-cell>
          <table:table-cell office:value-type="string">
            <text:p>Quantum Improvement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initial_runs/gsym9/o/gsym9.o.2.5</text:p>
          </table:table-cell>
          <table:table-cell office:value-type="string">
            <text:p>Quantum Improvement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initial_runs/gsym9/o/gsym9.o.2.5</text:p>
          </table:table-cell>
          <table:table-cell office:value-type="string">
            <text:p>Quantum Improvement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initial_runs/gsym9/o/gsym9.o.2.6</text:p>
          </table:table-cell>
          <table:table-cell office:value-type="string">
            <text:p>Quantum Improvement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initial_runs/gsym9/o/gsym9.o.2.6</text:p>
          </table:table-cell>
          <table:table-cell office:value-type="string">
            <text:p>Quantum Improvement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initial_runs/gsym9/o/gsym9.o.2.6</text:p>
          </table:table-cell>
          <table:table-cell office:value-type="string">
            <text:p>Quantum Improvement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initial_runs/gsym9/o/gsym9.o.2.7</text:p>
          </table:table-cell>
          <table:table-cell office:value-type="string">
            <text:p>Quantum Improvement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initial_runs/gsym9/o/gsym9.o.2.7</text:p>
          </table:table-cell>
          <table:table-cell office:value-type="string">
            <text:p>Quantum Improvement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initial_runs/gsym9/o/gsym9.o.2.8</text:p>
          </table:table-cell>
          <table:table-cell office:value-type="string">
            <text:p>Quantum Improvement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initial_runs/gsym9/o/gsym9.o.2.8</text:p>
          </table:table-cell>
          <table:table-cell office:value-type="string">
            <text:p>Quantum Improvement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initial_runs/gsym9/o/gsym9.o.2.0</text:p>
          </table:table-cell>
          <table:table-cell office:value-type="string">
            <text:p>Quantum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gsym9/o/gsym9.o.2.1</text:p>
          </table:table-cell>
          <table:table-cell office:value-type="string">
            <text:p>Quantum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gsym9/o/gsym9.o.2.1</text:p>
          </table:table-cell>
          <table:table-cell office:value-type="string">
            <text:p>Quantum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gsym9/o/gsym9.o.2.2</text:p>
          </table:table-cell>
          <table:table-cell office:value-type="string">
            <text:p>Quantum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gsym9/o/gsym9.o.2.2</text:p>
          </table:table-cell>
          <table:table-cell office:value-type="string">
            <text:p>Quantum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gsym9/o/gsym9.o.2.3</text:p>
          </table:table-cell>
          <table:table-cell office:value-type="string">
            <text:p>Quantum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gsym9/o/gsym9.o.2.4</text:p>
          </table:table-cell>
          <table:table-cell office:value-type="string">
            <text:p>Quantum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gsym9/o/gsym9.o.2.4</text:p>
          </table:table-cell>
          <table:table-cell office:value-type="string">
            <text:p>Quantum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gsym9/o/gsym9.o.2.5</text:p>
          </table:table-cell>
          <table:table-cell office:value-type="string">
            <text:p>Quantum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gsym9/o/gsym9.o.2.6</text:p>
          </table:table-cell>
          <table:table-cell office:value-type="string">
            <text:p>Quantum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gsym9/o/gsym9.o.2.6</text:p>
          </table:table-cell>
          <table:table-cell office:value-type="string">
            <text:p>Quantum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gsym9/o/gsym9.o.2.7</text:p>
          </table:table-cell>
          <table:table-cell office:value-type="string">
            <text:p>Quantum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gsym9/o/gsym9.o.2.8</text:p>
          </table:table-cell>
          <table:table-cell office:value-type="string">
            <text:p>Quantum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gsym9/o/gsym9.o.2.9</text:p>
          </table:table-cell>
          <table:table-cell office:value-type="string">
            <text:p>Quantum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gsym9/o/gsym9.o.2.9</text:p>
          </table:table-cell>
          <table:table-cell office:value-type="string">
            <text:p>Quantum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gsym9/o/gsym9.o.2.0</text:p>
          </table:table-cell>
          <table:table-cell office:value-type="string">
            <text:p>Quantum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gsym9/o/gsym9.o.2.0</text:p>
          </table:table-cell>
          <table:table-cell office:value-type="string">
            <text:p>Quantum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gsym9/o/gsym9.o.2.0</text:p>
          </table:table-cell>
          <table:table-cell office:value-type="string">
            <text:p>Quantum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gsym9/o/gsym9.o.2.1</text:p>
          </table:table-cell>
          <table:table-cell office:value-type="string">
            <text:p>Quantum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gsym9/o/gsym9.o.2.1</text:p>
          </table:table-cell>
          <table:table-cell office:value-type="string">
            <text:p>Quantum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gsym9/o/gsym9.o.2.2</text:p>
          </table:table-cell>
          <table:table-cell office:value-type="string">
            <text:p>Quantum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gsym9/o/gsym9.o.2.2</text:p>
          </table:table-cell>
          <table:table-cell office:value-type="string">
            <text:p>Quantum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gsym9/o/gsym9.o.2.2</text:p>
          </table:table-cell>
          <table:table-cell office:value-type="string">
            <text:p>Quantum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gsym9/o/gsym9.o.2.3</text:p>
          </table:table-cell>
          <table:table-cell office:value-type="string">
            <text:p>Quantum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gsym9/o/gsym9.o.2.3</text:p>
          </table:table-cell>
          <table:table-cell office:value-type="string">
            <text:p>Quantum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gsym9/o/gsym9.o.2.3</text:p>
          </table:table-cell>
          <table:table-cell office:value-type="string">
            <text:p>Quantum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gsym9/o/gsym9.o.2.4</text:p>
          </table:table-cell>
          <table:table-cell office:value-type="string">
            <text:p>Quantum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gsym9/o/gsym9.o.2.4</text:p>
          </table:table-cell>
          <table:table-cell office:value-type="string">
            <text:p>Quantum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gsym9/o/gsym9.o.2.4</text:p>
          </table:table-cell>
          <table:table-cell office:value-type="string">
            <text:p>Quantum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gsym9/o/gsym9.o.2.5</text:p>
          </table:table-cell>
          <table:table-cell office:value-type="string">
            <text:p>Quantum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gsym9/o/gsym9.o.2.5</text:p>
          </table:table-cell>
          <table:table-cell office:value-type="string">
            <text:p>Quantum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gsym9/o/gsym9.o.2.6</text:p>
          </table:table-cell>
          <table:table-cell office:value-type="string">
            <text:p>Quantum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gsym9/o/gsym9.o.2.6</text:p>
          </table:table-cell>
          <table:table-cell office:value-type="string">
            <text:p>Quantum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gsym9/o/gsym9.o.2.6</text:p>
          </table:table-cell>
          <table:table-cell office:value-type="string">
            <text:p>Quantum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gsym9/o/gsym9.o.2.7</text:p>
          </table:table-cell>
          <table:table-cell office:value-type="string">
            <text:p>Quantum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gsym9/o/gsym9.o.2.7</text:p>
          </table:table-cell>
          <table:table-cell office:value-type="string">
            <text:p>Quantum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gsym9/o/gsym9.o.2.8</text:p>
          </table:table-cell>
          <table:table-cell office:value-type="string">
            <text:p>Quantum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gsym9/o/gsym9.o.2.9</text:p>
          </table:table-cell>
          <table:table-cell office:value-type="string">
            <text:p>Quantum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gsym9/o/gsym9.o.2.0</text:p>
          </table:table-cell>
          <table:table-cell office:value-type="string">
            <text:p>Quantum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9/o/gsym9.o.2.0</text:p>
          </table:table-cell>
          <table:table-cell office:value-type="string">
            <text:p>Quantum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9/o/gsym9.o.2.0</text:p>
          </table:table-cell>
          <table:table-cell office:value-type="string">
            <text:p>Quantum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9/o/gsym9.o.2.1</text:p>
          </table:table-cell>
          <table:table-cell office:value-type="string">
            <text:p>Quantum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9/o/gsym9.o.2.1</text:p>
          </table:table-cell>
          <table:table-cell office:value-type="string">
            <text:p>Quantum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9/o/gsym9.o.2.1</text:p>
          </table:table-cell>
          <table:table-cell office:value-type="string">
            <text:p>Quantum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9/o/gsym9.o.2.3</text:p>
          </table:table-cell>
          <table:table-cell office:value-type="string">
            <text:p>Quantum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9/o/gsym9.o.2.4</text:p>
          </table:table-cell>
          <table:table-cell office:value-type="string">
            <text:p>Quantum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9/o/gsym9.o.2.4</text:p>
          </table:table-cell>
          <table:table-cell office:value-type="string">
            <text:p>Quantum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9/o/gsym9.o.2.5</text:p>
          </table:table-cell>
          <table:table-cell office:value-type="string">
            <text:p>Quantum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9/o/gsym9.o.2.5</text:p>
          </table:table-cell>
          <table:table-cell office:value-type="string">
            <text:p>Quantum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9/o/gsym9.o.2.6</text:p>
          </table:table-cell>
          <table:table-cell office:value-type="string">
            <text:p>Quantum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9/o/gsym9.o.2.9</text:p>
          </table:table-cell>
          <table:table-cell office:value-type="string">
            <text:p>Quantum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9/o/gsym9.o.2.9</text:p>
          </table:table-cell>
          <table:table-cell office:value-type="string">
            <text:p>Quantum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9/o/gsym9.o.2.9</text:p>
          </table:table-cell>
          <table:table-cell office:value-type="string">
            <text:p>Quantum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9/o/gsym9.o.1.0</text:p>
          </table:table-cell>
          <table:table-cell office:value-type="string">
            <text:p>Quantum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9/o/gsym9.o.2.0</text:p>
          </table:table-cell>
          <table:table-cell office:value-type="string">
            <text:p>Quantum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9/o/gsym9.o.2.0</text:p>
          </table:table-cell>
          <table:table-cell office:value-type="string">
            <text:p>Quantum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9/o/gsym9.o.2.1</text:p>
          </table:table-cell>
          <table:table-cell office:value-type="string">
            <text:p>Quantum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9/o/gsym9.o.2.1</text:p>
          </table:table-cell>
          <table:table-cell office:value-type="string">
            <text:p>Quantum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9/o/gsym9.o.2.2</text:p>
          </table:table-cell>
          <table:table-cell office:value-type="string">
            <text:p>Quantum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9/o/gsym9.o.2.3</text:p>
          </table:table-cell>
          <table:table-cell office:value-type="string">
            <text:p>Quantum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9/o/gsym9.o.2.3</text:p>
          </table:table-cell>
          <table:table-cell office:value-type="string">
            <text:p>Quantum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9/o/gsym9.o.2.4</text:p>
          </table:table-cell>
          <table:table-cell office:value-type="string">
            <text:p>Quantum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9/o/gsym9.o.2.4</text:p>
          </table:table-cell>
          <table:table-cell office:value-type="string">
            <text:p>Quantum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9/o/gsym9.o.2.4</text:p>
          </table:table-cell>
          <table:table-cell office:value-type="string">
            <text:p>Quantum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9/o/gsym9.o.2.4</text:p>
          </table:table-cell>
          <table:table-cell office:value-type="string">
            <text:p>Quantum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9/o/gsym9.o.2.5</text:p>
          </table:table-cell>
          <table:table-cell office:value-type="string">
            <text:p>Quantum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9/o/gsym9.o.2.5</text:p>
          </table:table-cell>
          <table:table-cell office:value-type="string">
            <text:p>Quantum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9/o/gsym9.o.2.5</text:p>
          </table:table-cell>
          <table:table-cell office:value-type="string">
            <text:p>Quantum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9/o/gsym9.o.2.6</text:p>
          </table:table-cell>
          <table:table-cell office:value-type="string">
            <text:p>Quantum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9/o/gsym9.o.2.7</text:p>
          </table:table-cell>
          <table:table-cell office:value-type="string">
            <text:p>Quantum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9/o/gsym9.o.2.7</text:p>
          </table:table-cell>
          <table:table-cell office:value-type="string">
            <text:p>Quantum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9/o/gsym9.o.2.7</text:p>
          </table:table-cell>
          <table:table-cell office:value-type="string">
            <text:p>Quantum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9/o/gsym9.o.2.7</text:p>
          </table:table-cell>
          <table:table-cell office:value-type="string">
            <text:p>Quantum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9/o/gsym9.o.2.7</text:p>
          </table:table-cell>
          <table:table-cell office:value-type="string">
            <text:p>Quantum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9/o/gsym9.o.2.8</text:p>
          </table:table-cell>
          <table:table-cell office:value-type="string">
            <text:p>Quantum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9/o/gsym9.o.2.9</text:p>
          </table:table-cell>
          <table:table-cell office:value-type="string">
            <text:p>Quantum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9/o/gsym9.o.2.0</text:p>
          </table:table-cell>
          <table:table-cell office:value-type="string">
            <text:p>Quantum Improvement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string">
            <text:p>initial_runs/gsym9/o/gsym9.o.2.0</text:p>
          </table:table-cell>
          <table:table-cell office:value-type="string">
            <text:p>Quantum Improvement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string">
            <text:p>initial_runs/gsym9/o/gsym9.o.2.0</text:p>
          </table:table-cell>
          <table:table-cell office:value-type="string">
            <text:p>Quantum Improvement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string">
            <text:p>initial_runs/gsym9/o/gsym9.o.2.1</text:p>
          </table:table-cell>
          <table:table-cell office:value-type="string">
            <text:p>Quantum Improvement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string">
            <text:p>initial_runs/gsym9/o/gsym9.o.2.1</text:p>
          </table:table-cell>
          <table:table-cell office:value-type="string">
            <text:p>Quantum Improvement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string">
            <text:p>initial_runs/gsym9/o/gsym9.o.2.2</text:p>
          </table:table-cell>
          <table:table-cell office:value-type="string">
            <text:p>Quantum Improvement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string">
            <text:p>initial_runs/gsym9/o/gsym9.o.2.2</text:p>
          </table:table-cell>
          <table:table-cell office:value-type="string">
            <text:p>Quantum Improvement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string">
            <text:p>initial_runs/gsym9/o/gsym9.o.2.3</text:p>
          </table:table-cell>
          <table:table-cell office:value-type="string">
            <text:p>Quantum Improvement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string">
            <text:p>initial_runs/gsym9/o/gsym9.o.2.3</text:p>
          </table:table-cell>
          <table:table-cell office:value-type="string">
            <text:p>Quantum Improvement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string">
            <text:p>initial_runs/gsym9/o/gsym9.o.2.3</text:p>
          </table:table-cell>
          <table:table-cell office:value-type="string">
            <text:p>Quantum Improvement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string">
            <text:p>initial_runs/gsym9/o/gsym9.o.2.4</text:p>
          </table:table-cell>
          <table:table-cell office:value-type="string">
            <text:p>Quantum Improvement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string">
            <text:p>initial_runs/gsym9/o/gsym9.o.2.4</text:p>
          </table:table-cell>
          <table:table-cell office:value-type="string">
            <text:p>Quantum Improvement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string">
            <text:p>initial_runs/gsym9/o/gsym9.o.2.4</text:p>
          </table:table-cell>
          <table:table-cell office:value-type="string">
            <text:p>Quantum Improvement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string">
            <text:p>initial_runs/gsym9/o/gsym9.o.2.6</text:p>
          </table:table-cell>
          <table:table-cell office:value-type="string">
            <text:p>Quantum Improvement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string">
            <text:p>initial_runs/gsym9/o/gsym9.o.2.7</text:p>
          </table:table-cell>
          <table:table-cell office:value-type="string">
            <text:p>Quantum Improvement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string">
            <text:p>initial_runs/gsym9/o/gsym9.o.2.8</text:p>
          </table:table-cell>
          <table:table-cell office:value-type="string">
            <text:p>Quantum Improvement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string">
            <text:p>initial_runs/gsym9/o/gsym9.o.2.9</text:p>
          </table:table-cell>
          <table:table-cell office:value-type="string">
            <text:p>Quantum Improvement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string">
            <text:p>initial_runs/gsym9/o/gsym9.o.2.9</text:p>
          </table:table-cell>
          <table:table-cell office:value-type="string">
            <text:p>Quantum Improvement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string">
            <text:p>initial_runs/gsym9/o/gsym9.o.1.4</text:p>
          </table:table-cell>
          <table:table-cell office:value-type="string">
            <text:p>Quantum Improvement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initial_runs/gsym9/o/gsym9.o.2.0</text:p>
          </table:table-cell>
          <table:table-cell office:value-type="string">
            <text:p>Quantum Improvement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initial_runs/gsym9/o/gsym9.o.2.0</text:p>
          </table:table-cell>
          <table:table-cell office:value-type="string">
            <text:p>Quantum Improvement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initial_runs/gsym9/o/gsym9.o.2.1</text:p>
          </table:table-cell>
          <table:table-cell office:value-type="string">
            <text:p>Quantum Improvement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initial_runs/gsym9/o/gsym9.o.2.2</text:p>
          </table:table-cell>
          <table:table-cell office:value-type="string">
            <text:p>Quantum Improvement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initial_runs/gsym9/o/gsym9.o.2.2</text:p>
          </table:table-cell>
          <table:table-cell office:value-type="string">
            <text:p>Quantum Improvement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initial_runs/gsym9/o/gsym9.o.2.2</text:p>
          </table:table-cell>
          <table:table-cell office:value-type="string">
            <text:p>Quantum Improvement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initial_runs/gsym9/o/gsym9.o.2.2</text:p>
          </table:table-cell>
          <table:table-cell office:value-type="string">
            <text:p>Quantum Improvement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initial_runs/gsym9/o/gsym9.o.2.4</text:p>
          </table:table-cell>
          <table:table-cell office:value-type="string">
            <text:p>Quantum Improvement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initial_runs/gsym9/o/gsym9.o.2.8</text:p>
          </table:table-cell>
          <table:table-cell office:value-type="string">
            <text:p>Quantum Improvement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initial_runs/gsym9/o/gsym9.o.2.9</text:p>
          </table:table-cell>
          <table:table-cell office:value-type="string">
            <text:p>Quantum Improvement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initial_runs/gsym9/o/gsym9.o.2.9</text:p>
          </table:table-cell>
          <table:table-cell office:value-type="string">
            <text:p>Quantum Improvement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initial_runs/gsym9/o/gsym9.o.2.9</text:p>
          </table:table-cell>
          <table:table-cell office:value-type="string">
            <text:p>Quantum Improvement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initial_runs/gsym9/o/gsym9.o.2.9</text:p>
          </table:table-cell>
          <table:table-cell office:value-type="string">
            <text:p>Quantum Improvement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initial_runs/gsym9/o/gsym9.o.2.9</text:p>
          </table:table-cell>
          <table:table-cell office:value-type="string">
            <text:p>Quantum Improvement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initial_runs/gsym9/o/gsym9.o.1.1</text:p>
          </table:table-cell>
          <table:table-cell office:value-type="string">
            <text:p>Quantum Improvement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initial_runs/gsym9/o/gsym9.o.2.0</text:p>
          </table:table-cell>
          <table:table-cell office:value-type="string">
            <text:p>Quantum Improvement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initial_runs/gsym9/o/gsym9.o.2.0</text:p>
          </table:table-cell>
          <table:table-cell office:value-type="string">
            <text:p>Quantum Improvement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initial_runs/gsym9/o/gsym9.o.2.0</text:p>
          </table:table-cell>
          <table:table-cell office:value-type="string">
            <text:p>Quantum Improvement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initial_runs/gsym9/o/gsym9.o.2.2</text:p>
          </table:table-cell>
          <table:table-cell office:value-type="string">
            <text:p>Quantum Improvement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initial_runs/gsym9/o/gsym9.o.2.2</text:p>
          </table:table-cell>
          <table:table-cell office:value-type="string">
            <text:p>Quantum Improvement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initial_runs/gsym9/o/gsym9.o.2.2</text:p>
          </table:table-cell>
          <table:table-cell office:value-type="string">
            <text:p>Quantum Improvement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initial_runs/gsym9/o/gsym9.o.2.3</text:p>
          </table:table-cell>
          <table:table-cell office:value-type="string">
            <text:p>Quantum Improvement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initial_runs/gsym9/o/gsym9.o.2.4</text:p>
          </table:table-cell>
          <table:table-cell office:value-type="string">
            <text:p>Quantum Improvement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initial_runs/gsym9/o/gsym9.o.2.4</text:p>
          </table:table-cell>
          <table:table-cell office:value-type="string">
            <text:p>Quantum Improvement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initial_runs/gsym9/o/gsym9.o.2.5</text:p>
          </table:table-cell>
          <table:table-cell office:value-type="string">
            <text:p>Quantum Improvement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initial_runs/gsym9/o/gsym9.o.2.5</text:p>
          </table:table-cell>
          <table:table-cell office:value-type="string">
            <text:p>Quantum Improvement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initial_runs/gsym9/o/gsym9.o.2.5</text:p>
          </table:table-cell>
          <table:table-cell office:value-type="string">
            <text:p>Quantum Improvement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initial_runs/gsym9/o/gsym9.o.2.6</text:p>
          </table:table-cell>
          <table:table-cell office:value-type="string">
            <text:p>Quantum Improvement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initial_runs/gsym9/o/gsym9.o.2.6</text:p>
          </table:table-cell>
          <table:table-cell office:value-type="string">
            <text:p>Quantum Improvement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initial_runs/gsym9/o/gsym9.o.2.6</text:p>
          </table:table-cell>
          <table:table-cell office:value-type="string">
            <text:p>Quantum Improvement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initial_runs/gsym9/o/gsym9.o.2.6</text:p>
          </table:table-cell>
          <table:table-cell office:value-type="string">
            <text:p>Quantum Improvement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initial_runs/gsym9/o/gsym9.o.2.7</text:p>
          </table:table-cell>
          <table:table-cell office:value-type="string">
            <text:p>Quantum Improvement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initial_runs/gsym9/o/gsym9.o.2.7</text:p>
          </table:table-cell>
          <table:table-cell office:value-type="string">
            <text:p>Quantum Improvement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initial_runs/gsym9/o/gsym9.o.2.8</text:p>
          </table:table-cell>
          <table:table-cell office:value-type="string">
            <text:p>Quantum Improvement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initial_runs/gsym9/o/gsym9.o.2.9</text:p>
          </table:table-cell>
          <table:table-cell office:value-type="string">
            <text:p>Quantum Improvement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initial_runs/gsym9/o/gsym9.o.1.6</text:p>
          </table:table-cell>
          <table:table-cell office:value-type="string">
            <text:p>Quantum Improvement</text:p>
          </table:table-cell>
          <table:table-cell office:value-type="float" office:value="-4">
            <text:p>-4</text:p>
          </table:table-cell>
        </table:table-row>
        <table:table-row table:style-name="ro1">
          <table:table-cell office:value-type="string">
            <text:p>initial_runs/gsym9/o/gsym9.o.2.0</text:p>
          </table:table-cell>
          <table:table-cell office:value-type="string">
            <text:p>Quantum Improvement</text:p>
          </table:table-cell>
          <table:table-cell office:value-type="float" office:value="-4">
            <text:p>-4</text:p>
          </table:table-cell>
        </table:table-row>
        <table:table-row table:style-name="ro1">
          <table:table-cell office:value-type="string">
            <text:p>initial_runs/gsym9/o/gsym9.o.2.0</text:p>
          </table:table-cell>
          <table:table-cell office:value-type="string">
            <text:p>Quantum Improvement</text:p>
          </table:table-cell>
          <table:table-cell office:value-type="float" office:value="-4">
            <text:p>-4</text:p>
          </table:table-cell>
        </table:table-row>
        <table:table-row table:style-name="ro1">
          <table:table-cell office:value-type="string">
            <text:p>initial_runs/gsym9/o/gsym9.o.2.1</text:p>
          </table:table-cell>
          <table:table-cell office:value-type="string">
            <text:p>Quantum Improvement</text:p>
          </table:table-cell>
          <table:table-cell office:value-type="float" office:value="-4">
            <text:p>-4</text:p>
          </table:table-cell>
        </table:table-row>
        <table:table-row table:style-name="ro1">
          <table:table-cell office:value-type="string">
            <text:p>initial_runs/gsym9/o/gsym9.o.2.1</text:p>
          </table:table-cell>
          <table:table-cell office:value-type="string">
            <text:p>Quantum Improvement</text:p>
          </table:table-cell>
          <table:table-cell office:value-type="float" office:value="-4">
            <text:p>-4</text:p>
          </table:table-cell>
        </table:table-row>
        <table:table-row table:style-name="ro1">
          <table:table-cell office:value-type="string">
            <text:p>initial_runs/gsym9/o/gsym9.o.2.1</text:p>
          </table:table-cell>
          <table:table-cell office:value-type="string">
            <text:p>Quantum Improvement</text:p>
          </table:table-cell>
          <table:table-cell office:value-type="float" office:value="-4">
            <text:p>-4</text:p>
          </table:table-cell>
        </table:table-row>
        <table:table-row table:style-name="ro1">
          <table:table-cell office:value-type="string">
            <text:p>initial_runs/gsym9/o/gsym9.o.2.2</text:p>
          </table:table-cell>
          <table:table-cell office:value-type="string">
            <text:p>Quantum Improvement</text:p>
          </table:table-cell>
          <table:table-cell office:value-type="float" office:value="-4">
            <text:p>-4</text:p>
          </table:table-cell>
        </table:table-row>
        <table:table-row table:style-name="ro1">
          <table:table-cell office:value-type="string">
            <text:p>initial_runs/gsym9/o/gsym9.o.2.2</text:p>
          </table:table-cell>
          <table:table-cell office:value-type="string">
            <text:p>Quantum Improvement</text:p>
          </table:table-cell>
          <table:table-cell office:value-type="float" office:value="-4">
            <text:p>-4</text:p>
          </table:table-cell>
        </table:table-row>
        <table:table-row table:style-name="ro1">
          <table:table-cell office:value-type="string">
            <text:p>initial_runs/gsym9/o/gsym9.o.2.3</text:p>
          </table:table-cell>
          <table:table-cell office:value-type="string">
            <text:p>Quantum Improvement</text:p>
          </table:table-cell>
          <table:table-cell office:value-type="float" office:value="-4">
            <text:p>-4</text:p>
          </table:table-cell>
        </table:table-row>
        <table:table-row table:style-name="ro1">
          <table:table-cell office:value-type="string">
            <text:p>initial_runs/gsym9/o/gsym9.o.2.3</text:p>
          </table:table-cell>
          <table:table-cell office:value-type="string">
            <text:p>Quantum Improvement</text:p>
          </table:table-cell>
          <table:table-cell office:value-type="float" office:value="-4">
            <text:p>-4</text:p>
          </table:table-cell>
        </table:table-row>
        <table:table-row table:style-name="ro1">
          <table:table-cell office:value-type="string">
            <text:p>initial_runs/gsym9/o/gsym9.o.2.3</text:p>
          </table:table-cell>
          <table:table-cell office:value-type="string">
            <text:p>Quantum Improvement</text:p>
          </table:table-cell>
          <table:table-cell office:value-type="float" office:value="-4">
            <text:p>-4</text:p>
          </table:table-cell>
        </table:table-row>
        <table:table-row table:style-name="ro1">
          <table:table-cell office:value-type="string">
            <text:p>initial_runs/gsym9/o/gsym9.o.2.3</text:p>
          </table:table-cell>
          <table:table-cell office:value-type="string">
            <text:p>Quantum Improvement</text:p>
          </table:table-cell>
          <table:table-cell office:value-type="float" office:value="-4">
            <text:p>-4</text:p>
          </table:table-cell>
        </table:table-row>
        <table:table-row table:style-name="ro1">
          <table:table-cell office:value-type="string">
            <text:p>initial_runs/gsym9/o/gsym9.o.2.4</text:p>
          </table:table-cell>
          <table:table-cell office:value-type="string">
            <text:p>Quantum Improvement</text:p>
          </table:table-cell>
          <table:table-cell office:value-type="float" office:value="-4">
            <text:p>-4</text:p>
          </table:table-cell>
        </table:table-row>
        <table:table-row table:style-name="ro1">
          <table:table-cell office:value-type="string">
            <text:p>initial_runs/gsym9/o/gsym9.o.2.5</text:p>
          </table:table-cell>
          <table:table-cell office:value-type="string">
            <text:p>Quantum Improvement</text:p>
          </table:table-cell>
          <table:table-cell office:value-type="float" office:value="-4">
            <text:p>-4</text:p>
          </table:table-cell>
        </table:table-row>
        <table:table-row table:style-name="ro1">
          <table:table-cell office:value-type="string">
            <text:p>initial_runs/gsym9/o/gsym9.o.2.5</text:p>
          </table:table-cell>
          <table:table-cell office:value-type="string">
            <text:p>Quantum Improvement</text:p>
          </table:table-cell>
          <table:table-cell office:value-type="float" office:value="-4">
            <text:p>-4</text:p>
          </table:table-cell>
        </table:table-row>
        <table:table-row table:style-name="ro1">
          <table:table-cell office:value-type="string">
            <text:p>initial_runs/gsym9/o/gsym9.o.2.5</text:p>
          </table:table-cell>
          <table:table-cell office:value-type="string">
            <text:p>Quantum Improvement</text:p>
          </table:table-cell>
          <table:table-cell office:value-type="float" office:value="-4">
            <text:p>-4</text:p>
          </table:table-cell>
        </table:table-row>
        <table:table-row table:style-name="ro1">
          <table:table-cell office:value-type="string">
            <text:p>initial_runs/gsym9/o/gsym9.o.2.6</text:p>
          </table:table-cell>
          <table:table-cell office:value-type="string">
            <text:p>Quantum Improvement</text:p>
          </table:table-cell>
          <table:table-cell office:value-type="float" office:value="-4">
            <text:p>-4</text:p>
          </table:table-cell>
        </table:table-row>
        <table:table-row table:style-name="ro1">
          <table:table-cell office:value-type="string">
            <text:p>initial_runs/gsym9/o/gsym9.o.2.6</text:p>
          </table:table-cell>
          <table:table-cell office:value-type="string">
            <text:p>Quantum Improvement</text:p>
          </table:table-cell>
          <table:table-cell office:value-type="float" office:value="-4">
            <text:p>-4</text:p>
          </table:table-cell>
        </table:table-row>
        <table:table-row table:style-name="ro1">
          <table:table-cell office:value-type="string">
            <text:p>initial_runs/gsym9/o/gsym9.o.2.7</text:p>
          </table:table-cell>
          <table:table-cell office:value-type="string">
            <text:p>Quantum Improvement</text:p>
          </table:table-cell>
          <table:table-cell office:value-type="float" office:value="-4">
            <text:p>-4</text:p>
          </table:table-cell>
        </table:table-row>
        <table:table-row table:style-name="ro1">
          <table:table-cell office:value-type="string">
            <text:p>initial_runs/gsym9/o/gsym9.o.2.7</text:p>
          </table:table-cell>
          <table:table-cell office:value-type="string">
            <text:p>Quantum Improvement</text:p>
          </table:table-cell>
          <table:table-cell office:value-type="float" office:value="-4">
            <text:p>-4</text:p>
          </table:table-cell>
        </table:table-row>
        <table:table-row table:style-name="ro1">
          <table:table-cell office:value-type="string">
            <text:p>initial_runs/gsym9/o/gsym9.o.2.8</text:p>
          </table:table-cell>
          <table:table-cell office:value-type="string">
            <text:p>Quantum Improvement</text:p>
          </table:table-cell>
          <table:table-cell office:value-type="float" office:value="-4">
            <text:p>-4</text:p>
          </table:table-cell>
        </table:table-row>
        <table:table-row table:style-name="ro1">
          <table:table-cell office:value-type="string">
            <text:p>initial_runs/gsym9/o/gsym9.o.2.8</text:p>
          </table:table-cell>
          <table:table-cell office:value-type="string">
            <text:p>Quantum Improvement</text:p>
          </table:table-cell>
          <table:table-cell office:value-type="float" office:value="-4">
            <text:p>-4</text:p>
          </table:table-cell>
        </table:table-row>
        <table:table-row table:style-name="ro1">
          <table:table-cell office:value-type="string">
            <text:p>initial_runs/gsym9/o/gsym9.o.2.8</text:p>
          </table:table-cell>
          <table:table-cell office:value-type="string">
            <text:p>Quantum Improvement</text:p>
          </table:table-cell>
          <table:table-cell office:value-type="float" office:value="-4">
            <text:p>-4</text:p>
          </table:table-cell>
        </table:table-row>
        <table:table-row table:style-name="ro1">
          <table:table-cell office:value-type="string">
            <text:p>initial_runs/gsym9/o/gsym9.o.2.9</text:p>
          </table:table-cell>
          <table:table-cell office:value-type="string">
            <text:p>Quantum Improvement</text:p>
          </table:table-cell>
          <table:table-cell office:value-type="float" office:value="-4">
            <text:p>-4</text:p>
          </table:table-cell>
        </table:table-row>
        <table:table-row table:style-name="ro1">
          <table:table-cell office:value-type="string">
            <text:p>initial_runs/gsym9/o/gsym9.o.2.9</text:p>
          </table:table-cell>
          <table:table-cell office:value-type="string">
            <text:p>Quantum Improvement</text:p>
          </table:table-cell>
          <table:table-cell office:value-type="float" office:value="-4">
            <text:p>-4</text:p>
          </table:table-cell>
        </table:table-row>
        <table:table-row table:style-name="ro1">
          <table:table-cell office:value-type="string">
            <text:p>initial_runs/gsym9/o/gsym9.o.2.0</text:p>
          </table:table-cell>
          <table:table-cell office:value-type="string">
            <text:p>Quantum Improvement</text:p>
          </table:table-cell>
          <table:table-cell office:value-type="float" office:value="-5">
            <text:p>-5</text:p>
          </table:table-cell>
        </table:table-row>
        <table:table-row table:style-name="ro1">
          <table:table-cell office:value-type="string">
            <text:p>initial_runs/gsym9/o/gsym9.o.2.0</text:p>
          </table:table-cell>
          <table:table-cell office:value-type="string">
            <text:p>Quantum Improvement</text:p>
          </table:table-cell>
          <table:table-cell office:value-type="float" office:value="-5">
            <text:p>-5</text:p>
          </table:table-cell>
        </table:table-row>
        <table:table-row table:style-name="ro1">
          <table:table-cell office:value-type="string">
            <text:p>initial_runs/gsym9/o/gsym9.o.2.0</text:p>
          </table:table-cell>
          <table:table-cell office:value-type="string">
            <text:p>Quantum Improvement</text:p>
          </table:table-cell>
          <table:table-cell office:value-type="float" office:value="-5">
            <text:p>-5</text:p>
          </table:table-cell>
        </table:table-row>
        <table:table-row table:style-name="ro1">
          <table:table-cell office:value-type="string">
            <text:p>initial_runs/gsym9/o/gsym9.o.2.0</text:p>
          </table:table-cell>
          <table:table-cell office:value-type="string">
            <text:p>Quantum Improvement</text:p>
          </table:table-cell>
          <table:table-cell office:value-type="float" office:value="-5">
            <text:p>-5</text:p>
          </table:table-cell>
        </table:table-row>
        <table:table-row table:style-name="ro1">
          <table:table-cell office:value-type="string">
            <text:p>initial_runs/gsym9/o/gsym9.o.2.1</text:p>
          </table:table-cell>
          <table:table-cell office:value-type="string">
            <text:p>Quantum Improvement</text:p>
          </table:table-cell>
          <table:table-cell office:value-type="float" office:value="-5">
            <text:p>-5</text:p>
          </table:table-cell>
        </table:table-row>
        <table:table-row table:style-name="ro1">
          <table:table-cell office:value-type="string">
            <text:p>initial_runs/gsym9/o/gsym9.o.2.1</text:p>
          </table:table-cell>
          <table:table-cell office:value-type="string">
            <text:p>Quantum Improvement</text:p>
          </table:table-cell>
          <table:table-cell office:value-type="float" office:value="-5">
            <text:p>-5</text:p>
          </table:table-cell>
        </table:table-row>
        <table:table-row table:style-name="ro1">
          <table:table-cell office:value-type="string">
            <text:p>initial_runs/gsym9/o/gsym9.o.2.2</text:p>
          </table:table-cell>
          <table:table-cell office:value-type="string">
            <text:p>Quantum Improvement</text:p>
          </table:table-cell>
          <table:table-cell office:value-type="float" office:value="-5">
            <text:p>-5</text:p>
          </table:table-cell>
        </table:table-row>
        <table:table-row table:style-name="ro1">
          <table:table-cell office:value-type="string">
            <text:p>initial_runs/gsym9/o/gsym9.o.2.2</text:p>
          </table:table-cell>
          <table:table-cell office:value-type="string">
            <text:p>Quantum Improvement</text:p>
          </table:table-cell>
          <table:table-cell office:value-type="float" office:value="-5">
            <text:p>-5</text:p>
          </table:table-cell>
        </table:table-row>
        <table:table-row table:style-name="ro1">
          <table:table-cell office:value-type="string">
            <text:p>initial_runs/gsym9/o/gsym9.o.2.4</text:p>
          </table:table-cell>
          <table:table-cell office:value-type="string">
            <text:p>Quantum Improvement</text:p>
          </table:table-cell>
          <table:table-cell office:value-type="float" office:value="-5">
            <text:p>-5</text:p>
          </table:table-cell>
        </table:table-row>
        <table:table-row table:style-name="ro1">
          <table:table-cell office:value-type="string">
            <text:p>initial_runs/gsym9/o/gsym9.o.2.4</text:p>
          </table:table-cell>
          <table:table-cell office:value-type="string">
            <text:p>Quantum Improvement</text:p>
          </table:table-cell>
          <table:table-cell office:value-type="float" office:value="-5">
            <text:p>-5</text:p>
          </table:table-cell>
        </table:table-row>
        <table:table-row table:style-name="ro1">
          <table:table-cell office:value-type="string">
            <text:p>initial_runs/gsym9/o/gsym9.o.2.5</text:p>
          </table:table-cell>
          <table:table-cell office:value-type="string">
            <text:p>Quantum Improvement</text:p>
          </table:table-cell>
          <table:table-cell office:value-type="float" office:value="-5">
            <text:p>-5</text:p>
          </table:table-cell>
        </table:table-row>
        <table:table-row table:style-name="ro1">
          <table:table-cell office:value-type="string">
            <text:p>initial_runs/gsym9/o/gsym9.o.2.5</text:p>
          </table:table-cell>
          <table:table-cell office:value-type="string">
            <text:p>Quantum Improvement</text:p>
          </table:table-cell>
          <table:table-cell office:value-type="float" office:value="-5">
            <text:p>-5</text:p>
          </table:table-cell>
        </table:table-row>
        <table:table-row table:style-name="ro1">
          <table:table-cell office:value-type="string">
            <text:p>initial_runs/gsym9/o/gsym9.o.2.5</text:p>
          </table:table-cell>
          <table:table-cell office:value-type="string">
            <text:p>Quantum Improvement</text:p>
          </table:table-cell>
          <table:table-cell office:value-type="float" office:value="-5">
            <text:p>-5</text:p>
          </table:table-cell>
        </table:table-row>
        <table:table-row table:style-name="ro1">
          <table:table-cell office:value-type="string">
            <text:p>initial_runs/gsym9/o/gsym9.o.2.5</text:p>
          </table:table-cell>
          <table:table-cell office:value-type="string">
            <text:p>Quantum Improvement</text:p>
          </table:table-cell>
          <table:table-cell office:value-type="float" office:value="-5">
            <text:p>-5</text:p>
          </table:table-cell>
        </table:table-row>
        <table:table-row table:style-name="ro1">
          <table:table-cell office:value-type="string">
            <text:p>initial_runs/gsym9/o/gsym9.o.2.6</text:p>
          </table:table-cell>
          <table:table-cell office:value-type="string">
            <text:p>Quantum Improvement</text:p>
          </table:table-cell>
          <table:table-cell office:value-type="float" office:value="-5">
            <text:p>-5</text:p>
          </table:table-cell>
        </table:table-row>
        <table:table-row table:style-name="ro1">
          <table:table-cell office:value-type="string">
            <text:p>initial_runs/gsym9/o/gsym9.o.2.7</text:p>
          </table:table-cell>
          <table:table-cell office:value-type="string">
            <text:p>Quantum Improvement</text:p>
          </table:table-cell>
          <table:table-cell office:value-type="float" office:value="-5">
            <text:p>-5</text:p>
          </table:table-cell>
        </table:table-row>
        <table:table-row table:style-name="ro1">
          <table:table-cell office:value-type="string">
            <text:p>initial_runs/gsym9/o/gsym9.o.2.7</text:p>
          </table:table-cell>
          <table:table-cell office:value-type="string">
            <text:p>Quantum Improvement</text:p>
          </table:table-cell>
          <table:table-cell office:value-type="float" office:value="-5">
            <text:p>-5</text:p>
          </table:table-cell>
        </table:table-row>
        <table:table-row table:style-name="ro1">
          <table:table-cell office:value-type="string">
            <text:p>initial_runs/gsym9/o/gsym9.o.2.8</text:p>
          </table:table-cell>
          <table:table-cell office:value-type="string">
            <text:p>Quantum Improvement</text:p>
          </table:table-cell>
          <table:table-cell office:value-type="float" office:value="-5">
            <text:p>-5</text:p>
          </table:table-cell>
        </table:table-row>
        <table:table-row table:style-name="ro1">
          <table:table-cell office:value-type="string">
            <text:p>initial_runs/gsym9/o/gsym9.o.2.8</text:p>
          </table:table-cell>
          <table:table-cell office:value-type="string">
            <text:p>Quantum Improvement</text:p>
          </table:table-cell>
          <table:table-cell office:value-type="float" office:value="-5">
            <text:p>-5</text:p>
          </table:table-cell>
        </table:table-row>
        <table:table-row table:style-name="ro1">
          <table:table-cell office:value-type="string">
            <text:p>initial_runs/gsym9/o/gsym9.o.2.9</text:p>
          </table:table-cell>
          <table:table-cell office:value-type="string">
            <text:p>Quantum Improvement</text:p>
          </table:table-cell>
          <table:table-cell office:value-type="float" office:value="-5">
            <text:p>-5</text:p>
          </table:table-cell>
        </table:table-row>
        <table:table-row table:style-name="ro1">
          <table:table-cell office:value-type="string">
            <text:p>initial_runs/gsym9/o/gsym9.o.2.0</text:p>
          </table:table-cell>
          <table:table-cell office:value-type="string">
            <text:p>Quantum Improvement</text:p>
          </table:table-cell>
          <table:table-cell office:value-type="float" office:value="-6">
            <text:p>-6</text:p>
          </table:table-cell>
        </table:table-row>
        <table:table-row table:style-name="ro1">
          <table:table-cell office:value-type="string">
            <text:p>initial_runs/gsym9/o/gsym9.o.2.1</text:p>
          </table:table-cell>
          <table:table-cell office:value-type="string">
            <text:p>Quantum Improvement</text:p>
          </table:table-cell>
          <table:table-cell office:value-type="float" office:value="-6">
            <text:p>-6</text:p>
          </table:table-cell>
        </table:table-row>
        <table:table-row table:style-name="ro1">
          <table:table-cell office:value-type="string">
            <text:p>initial_runs/gsym9/o/gsym9.o.2.1</text:p>
          </table:table-cell>
          <table:table-cell office:value-type="string">
            <text:p>Quantum Improvement</text:p>
          </table:table-cell>
          <table:table-cell office:value-type="float" office:value="-6">
            <text:p>-6</text:p>
          </table:table-cell>
        </table:table-row>
        <table:table-row table:style-name="ro1">
          <table:table-cell office:value-type="string">
            <text:p>initial_runs/gsym9/o/gsym9.o.2.2</text:p>
          </table:table-cell>
          <table:table-cell office:value-type="string">
            <text:p>Quantum Improvement</text:p>
          </table:table-cell>
          <table:table-cell office:value-type="float" office:value="-6">
            <text:p>-6</text:p>
          </table:table-cell>
        </table:table-row>
        <table:table-row table:style-name="ro1">
          <table:table-cell office:value-type="string">
            <text:p>initial_runs/gsym9/o/gsym9.o.2.2</text:p>
          </table:table-cell>
          <table:table-cell office:value-type="string">
            <text:p>Quantum Improvement</text:p>
          </table:table-cell>
          <table:table-cell office:value-type="float" office:value="-6">
            <text:p>-6</text:p>
          </table:table-cell>
        </table:table-row>
        <table:table-row table:style-name="ro1">
          <table:table-cell office:value-type="string">
            <text:p>initial_runs/gsym9/o/gsym9.o.2.3</text:p>
          </table:table-cell>
          <table:table-cell office:value-type="string">
            <text:p>Quantum Improvement</text:p>
          </table:table-cell>
          <table:table-cell office:value-type="float" office:value="-6">
            <text:p>-6</text:p>
          </table:table-cell>
        </table:table-row>
        <table:table-row table:style-name="ro1">
          <table:table-cell office:value-type="string">
            <text:p>initial_runs/gsym9/o/gsym9.o.2.3</text:p>
          </table:table-cell>
          <table:table-cell office:value-type="string">
            <text:p>Quantum Improvement</text:p>
          </table:table-cell>
          <table:table-cell office:value-type="float" office:value="-6">
            <text:p>-6</text:p>
          </table:table-cell>
        </table:table-row>
        <table:table-row table:style-name="ro1">
          <table:table-cell office:value-type="string">
            <text:p>initial_runs/gsym9/o/gsym9.o.2.4</text:p>
          </table:table-cell>
          <table:table-cell office:value-type="string">
            <text:p>Quantum Improvement</text:p>
          </table:table-cell>
          <table:table-cell office:value-type="float" office:value="-6">
            <text:p>-6</text:p>
          </table:table-cell>
        </table:table-row>
        <table:table-row table:style-name="ro1">
          <table:table-cell office:value-type="string">
            <text:p>initial_runs/gsym9/o/gsym9.o.2.6</text:p>
          </table:table-cell>
          <table:table-cell office:value-type="string">
            <text:p>Quantum Improvement</text:p>
          </table:table-cell>
          <table:table-cell office:value-type="float" office:value="-6">
            <text:p>-6</text:p>
          </table:table-cell>
        </table:table-row>
        <table:table-row table:style-name="ro1">
          <table:table-cell office:value-type="string">
            <text:p>initial_runs/gsym9/o/gsym9.o.2.7</text:p>
          </table:table-cell>
          <table:table-cell office:value-type="string">
            <text:p>Quantum Improvement</text:p>
          </table:table-cell>
          <table:table-cell office:value-type="float" office:value="-6">
            <text:p>-6</text:p>
          </table:table-cell>
        </table:table-row>
        <table:table-row table:style-name="ro1">
          <table:table-cell office:value-type="string">
            <text:p>initial_runs/gsym9/o/gsym9.o.2.7</text:p>
          </table:table-cell>
          <table:table-cell office:value-type="string">
            <text:p>Quantum Improvement</text:p>
          </table:table-cell>
          <table:table-cell office:value-type="float" office:value="-6">
            <text:p>-6</text:p>
          </table:table-cell>
        </table:table-row>
        <table:table-row table:style-name="ro1">
          <table:table-cell office:value-type="string">
            <text:p>initial_runs/gsym9/o/gsym9.o.2.8</text:p>
          </table:table-cell>
          <table:table-cell office:value-type="string">
            <text:p>Quantum Improvement</text:p>
          </table:table-cell>
          <table:table-cell office:value-type="float" office:value="-6">
            <text:p>-6</text:p>
          </table:table-cell>
        </table:table-row>
        <table:table-row table:style-name="ro1">
          <table:table-cell office:value-type="string">
            <text:p>initial_runs/gsym9/o/gsym9.o.2.9</text:p>
          </table:table-cell>
          <table:table-cell office:value-type="string">
            <text:p>Quantum Improvement</text:p>
          </table:table-cell>
          <table:table-cell office:value-type="float" office:value="-6">
            <text:p>-6</text:p>
          </table:table-cell>
        </table:table-row>
        <table:table-row table:style-name="ro1">
          <table:table-cell office:value-type="string">
            <text:p>initial_runs/gsym9/o/gsym9.o.2.0</text:p>
          </table:table-cell>
          <table:table-cell office:value-type="string">
            <text:p>Quantum Improvement</text:p>
          </table:table-cell>
          <table:table-cell office:value-type="float" office:value="-7">
            <text:p>-7</text:p>
          </table:table-cell>
        </table:table-row>
        <table:table-row table:style-name="ro1">
          <table:table-cell office:value-type="string">
            <text:p>initial_runs/gsym9/o/gsym9.o.2.2</text:p>
          </table:table-cell>
          <table:table-cell office:value-type="string">
            <text:p>Quantum Improvement</text:p>
          </table:table-cell>
          <table:table-cell office:value-type="float" office:value="-7">
            <text:p>-7</text:p>
          </table:table-cell>
        </table:table-row>
        <table:table-row table:style-name="ro1">
          <table:table-cell office:value-type="string">
            <text:p>initial_runs/gsym9/o/gsym9.o.2.3</text:p>
          </table:table-cell>
          <table:table-cell office:value-type="string">
            <text:p>Quantum Improvement</text:p>
          </table:table-cell>
          <table:table-cell office:value-type="float" office:value="-7">
            <text:p>-7</text:p>
          </table:table-cell>
        </table:table-row>
        <table:table-row table:style-name="ro1">
          <table:table-cell office:value-type="string">
            <text:p>initial_runs/gsym9/o/gsym9.o.2.3</text:p>
          </table:table-cell>
          <table:table-cell office:value-type="string">
            <text:p>Quantum Improvement</text:p>
          </table:table-cell>
          <table:table-cell office:value-type="float" office:value="-7">
            <text:p>-7</text:p>
          </table:table-cell>
        </table:table-row>
        <table:table-row table:style-name="ro1">
          <table:table-cell office:value-type="string">
            <text:p>initial_runs/gsym9/o/gsym9.o.2.4</text:p>
          </table:table-cell>
          <table:table-cell office:value-type="string">
            <text:p>Quantum Improvement</text:p>
          </table:table-cell>
          <table:table-cell office:value-type="float" office:value="-7">
            <text:p>-7</text:p>
          </table:table-cell>
        </table:table-row>
        <table:table-row table:style-name="ro1">
          <table:table-cell office:value-type="string">
            <text:p>initial_runs/gsym9/o/gsym9.o.2.4</text:p>
          </table:table-cell>
          <table:table-cell office:value-type="string">
            <text:p>Quantum Improvement</text:p>
          </table:table-cell>
          <table:table-cell office:value-type="float" office:value="-7">
            <text:p>-7</text:p>
          </table:table-cell>
        </table:table-row>
        <table:table-row table:style-name="ro1">
          <table:table-cell office:value-type="string">
            <text:p>initial_runs/gsym9/o/gsym9.o.2.4</text:p>
          </table:table-cell>
          <table:table-cell office:value-type="string">
            <text:p>Quantum Improvement</text:p>
          </table:table-cell>
          <table:table-cell office:value-type="float" office:value="-7">
            <text:p>-7</text:p>
          </table:table-cell>
        </table:table-row>
        <table:table-row table:style-name="ro1">
          <table:table-cell office:value-type="string">
            <text:p>initial_runs/gsym9/o/gsym9.o.2.5</text:p>
          </table:table-cell>
          <table:table-cell office:value-type="string">
            <text:p>Quantum Improvement</text:p>
          </table:table-cell>
          <table:table-cell office:value-type="float" office:value="-7">
            <text:p>-7</text:p>
          </table:table-cell>
        </table:table-row>
        <table:table-row table:style-name="ro1">
          <table:table-cell office:value-type="string">
            <text:p>initial_runs/gsym9/o/gsym9.o.2.6</text:p>
          </table:table-cell>
          <table:table-cell office:value-type="string">
            <text:p>Quantum Improvement</text:p>
          </table:table-cell>
          <table:table-cell office:value-type="float" office:value="-7">
            <text:p>-7</text:p>
          </table:table-cell>
        </table:table-row>
        <table:table-row table:style-name="ro1">
          <table:table-cell office:value-type="string">
            <text:p>initial_runs/gsym9/o/gsym9.o.2.7</text:p>
          </table:table-cell>
          <table:table-cell office:value-type="string">
            <text:p>Quantum Improvement</text:p>
          </table:table-cell>
          <table:table-cell office:value-type="float" office:value="-7">
            <text:p>-7</text:p>
          </table:table-cell>
        </table:table-row>
        <table:table-row table:style-name="ro1">
          <table:table-cell office:value-type="string">
            <text:p>initial_runs/gsym9/o/gsym9.o.2.8</text:p>
          </table:table-cell>
          <table:table-cell office:value-type="string">
            <text:p>Quantum Improvement</text:p>
          </table:table-cell>
          <table:table-cell office:value-type="float" office:value="-7">
            <text:p>-7</text:p>
          </table:table-cell>
        </table:table-row>
        <table:table-row table:style-name="ro1">
          <table:table-cell office:value-type="string">
            <text:p>initial_runs/gsym9/o/gsym9.o.2.8</text:p>
          </table:table-cell>
          <table:table-cell office:value-type="string">
            <text:p>Quantum Improvement</text:p>
          </table:table-cell>
          <table:table-cell office:value-type="float" office:value="-7">
            <text:p>-7</text:p>
          </table:table-cell>
        </table:table-row>
        <table:table-row table:style-name="ro1">
          <table:table-cell office:value-type="string">
            <text:p>initial_runs/gsym9/o/gsym9.o.2.0</text:p>
          </table:table-cell>
          <table:table-cell office:value-type="string">
            <text:p>Quantum Improvement</text:p>
          </table:table-cell>
          <table:table-cell office:value-type="float" office:value="-8">
            <text:p>-8</text:p>
          </table:table-cell>
        </table:table-row>
        <table:table-row table:style-name="ro1">
          <table:table-cell office:value-type="string">
            <text:p>initial_runs/gsym9/o/gsym9.o.2.1</text:p>
          </table:table-cell>
          <table:table-cell office:value-type="string">
            <text:p>Quantum Improvement</text:p>
          </table:table-cell>
          <table:table-cell office:value-type="float" office:value="-8">
            <text:p>-8</text:p>
          </table:table-cell>
        </table:table-row>
        <table:table-row table:style-name="ro1">
          <table:table-cell office:value-type="string">
            <text:p>initial_runs/gsym9/o/gsym9.o.2.1</text:p>
          </table:table-cell>
          <table:table-cell office:value-type="string">
            <text:p>Quantum Improvement</text:p>
          </table:table-cell>
          <table:table-cell office:value-type="float" office:value="-8">
            <text:p>-8</text:p>
          </table:table-cell>
        </table:table-row>
        <table:table-row table:style-name="ro1">
          <table:table-cell office:value-type="string">
            <text:p>initial_runs/gsym9/o/gsym9.o.2.2</text:p>
          </table:table-cell>
          <table:table-cell office:value-type="string">
            <text:p>Quantum Improvement</text:p>
          </table:table-cell>
          <table:table-cell office:value-type="float" office:value="-8">
            <text:p>-8</text:p>
          </table:table-cell>
        </table:table-row>
        <table:table-row table:style-name="ro1">
          <table:table-cell office:value-type="string">
            <text:p>initial_runs/gsym9/o/gsym9.o.2.3</text:p>
          </table:table-cell>
          <table:table-cell office:value-type="string">
            <text:p>Quantum Improvement</text:p>
          </table:table-cell>
          <table:table-cell office:value-type="float" office:value="-8">
            <text:p>-8</text:p>
          </table:table-cell>
        </table:table-row>
        <table:table-row table:style-name="ro1">
          <table:table-cell office:value-type="string">
            <text:p>initial_runs/gsym9/o/gsym9.o.2.4</text:p>
          </table:table-cell>
          <table:table-cell office:value-type="string">
            <text:p>Quantum Improvement</text:p>
          </table:table-cell>
          <table:table-cell office:value-type="float" office:value="-8">
            <text:p>-8</text:p>
          </table:table-cell>
        </table:table-row>
        <table:table-row table:style-name="ro1">
          <table:table-cell office:value-type="string">
            <text:p>initial_runs/gsym9/o/gsym9.o.2.4</text:p>
          </table:table-cell>
          <table:table-cell office:value-type="string">
            <text:p>Quantum Improvement</text:p>
          </table:table-cell>
          <table:table-cell office:value-type="float" office:value="-8">
            <text:p>-8</text:p>
          </table:table-cell>
        </table:table-row>
        <table:table-row table:style-name="ro1">
          <table:table-cell office:value-type="string">
            <text:p>initial_runs/gsym9/o/gsym9.o.2.5</text:p>
          </table:table-cell>
          <table:table-cell office:value-type="string">
            <text:p>Quantum Improvement</text:p>
          </table:table-cell>
          <table:table-cell office:value-type="float" office:value="-8">
            <text:p>-8</text:p>
          </table:table-cell>
        </table:table-row>
        <table:table-row table:style-name="ro1">
          <table:table-cell office:value-type="string">
            <text:p>initial_runs/gsym9/o/gsym9.o.2.5</text:p>
          </table:table-cell>
          <table:table-cell office:value-type="string">
            <text:p>Quantum Improvement</text:p>
          </table:table-cell>
          <table:table-cell office:value-type="float" office:value="-8">
            <text:p>-8</text:p>
          </table:table-cell>
        </table:table-row>
        <table:table-row table:style-name="ro1">
          <table:table-cell office:value-type="string">
            <text:p>initial_runs/gsym9/o/gsym9.o.2.8</text:p>
          </table:table-cell>
          <table:table-cell office:value-type="string">
            <text:p>Quantum Improvement</text:p>
          </table:table-cell>
          <table:table-cell office:value-type="float" office:value="-8">
            <text:p>-8</text:p>
          </table:table-cell>
        </table:table-row>
        <table:table-row table:style-name="ro1">
          <table:table-cell office:value-type="string">
            <text:p>initial_runs/gsym9/o/gsym9.o.2.9</text:p>
          </table:table-cell>
          <table:table-cell office:value-type="string">
            <text:p>Quantum Improvement</text:p>
          </table:table-cell>
          <table:table-cell office:value-type="float" office:value="-8">
            <text:p>-8</text:p>
          </table:table-cell>
        </table:table-row>
        <table:table-row table:style-name="ro1">
          <table:table-cell office:value-type="string">
            <text:p>initial_runs/gsym9/o/gsym9.o.1.9</text:p>
          </table:table-cell>
          <table:table-cell office:value-type="string">
            <text:p>Quantum Improvement</text:p>
          </table:table-cell>
          <table:table-cell office:value-type="float" office:value="-9">
            <text:p>-9</text:p>
          </table:table-cell>
        </table:table-row>
        <table:table-row table:style-name="ro1">
          <table:table-cell office:value-type="string">
            <text:p>initial_runs/gsym9/o/gsym9.o.2.0</text:p>
          </table:table-cell>
          <table:table-cell office:value-type="string">
            <text:p>Quantum Improvement</text:p>
          </table:table-cell>
          <table:table-cell office:value-type="float" office:value="-9">
            <text:p>-9</text:p>
          </table:table-cell>
        </table:table-row>
        <table:table-row table:style-name="ro1">
          <table:table-cell office:value-type="string">
            <text:p>initial_runs/gsym9/o/gsym9.o.2.1</text:p>
          </table:table-cell>
          <table:table-cell office:value-type="string">
            <text:p>Quantum Improvement</text:p>
          </table:table-cell>
          <table:table-cell office:value-type="float" office:value="-9">
            <text:p>-9</text:p>
          </table:table-cell>
        </table:table-row>
        <table:table-row table:style-name="ro1">
          <table:table-cell office:value-type="string">
            <text:p>initial_runs/gsym9/o/gsym9.o.2.2</text:p>
          </table:table-cell>
          <table:table-cell office:value-type="string">
            <text:p>Quantum Improvement</text:p>
          </table:table-cell>
          <table:table-cell office:value-type="float" office:value="-9">
            <text:p>-9</text:p>
          </table:table-cell>
        </table:table-row>
        <table:table-row table:style-name="ro1">
          <table:table-cell office:value-type="string">
            <text:p>initial_runs/gsym9/o/gsym9.o.2.2</text:p>
          </table:table-cell>
          <table:table-cell office:value-type="string">
            <text:p>Quantum Improvement</text:p>
          </table:table-cell>
          <table:table-cell office:value-type="float" office:value="-9">
            <text:p>-9</text:p>
          </table:table-cell>
        </table:table-row>
        <table:table-row table:style-name="ro1">
          <table:table-cell office:value-type="string">
            <text:p>initial_runs/gsym9/o/gsym9.o.2.3</text:p>
          </table:table-cell>
          <table:table-cell office:value-type="string">
            <text:p>Quantum Improvement</text:p>
          </table:table-cell>
          <table:table-cell office:value-type="float" office:value="-9">
            <text:p>-9</text:p>
          </table:table-cell>
        </table:table-row>
        <table:table-row table:style-name="ro1">
          <table:table-cell office:value-type="string">
            <text:p>initial_runs/gsym9/o/gsym9.o.2.3</text:p>
          </table:table-cell>
          <table:table-cell office:value-type="string">
            <text:p>Quantum Improvement</text:p>
          </table:table-cell>
          <table:table-cell office:value-type="float" office:value="-9">
            <text:p>-9</text:p>
          </table:table-cell>
        </table:table-row>
        <table:table-row table:style-name="ro1">
          <table:table-cell office:value-type="string">
            <text:p>initial_runs/gsym9/o/gsym9.o.2.3</text:p>
          </table:table-cell>
          <table:table-cell office:value-type="string">
            <text:p>Quantum Improvement</text:p>
          </table:table-cell>
          <table:table-cell office:value-type="float" office:value="-9">
            <text:p>-9</text:p>
          </table:table-cell>
        </table:table-row>
        <table:table-row table:style-name="ro1">
          <table:table-cell office:value-type="string">
            <text:p>initial_runs/gsym9/o/gsym9.o.2.4</text:p>
          </table:table-cell>
          <table:table-cell office:value-type="string">
            <text:p>Quantum Improvement</text:p>
          </table:table-cell>
          <table:table-cell office:value-type="float" office:value="-9">
            <text:p>-9</text:p>
          </table:table-cell>
        </table:table-row>
        <table:table-row table:style-name="ro1">
          <table:table-cell office:value-type="string">
            <text:p>initial_runs/gsym9/o/gsym9.o.2.5</text:p>
          </table:table-cell>
          <table:table-cell office:value-type="string">
            <text:p>Quantum Improvement</text:p>
          </table:table-cell>
          <table:table-cell office:value-type="float" office:value="-9">
            <text:p>-9</text:p>
          </table:table-cell>
        </table:table-row>
        <table:table-row table:style-name="ro1">
          <table:table-cell office:value-type="string">
            <text:p>initial_runs/gsym9/o/gsym9.o.2.6</text:p>
          </table:table-cell>
          <table:table-cell office:value-type="string">
            <text:p>Quantum Improvement</text:p>
          </table:table-cell>
          <table:table-cell office:value-type="float" office:value="-9">
            <text:p>-9</text:p>
          </table:table-cell>
        </table:table-row>
        <table:table-row table:style-name="ro1">
          <table:table-cell office:value-type="string">
            <text:p>initial_runs/gsym9/o/gsym9.o.2.6</text:p>
          </table:table-cell>
          <table:table-cell office:value-type="string">
            <text:p>Quantum Improvement</text:p>
          </table:table-cell>
          <table:table-cell office:value-type="float" office:value="-9">
            <text:p>-9</text:p>
          </table:table-cell>
        </table:table-row>
        <table:table-row table:style-name="ro1">
          <table:table-cell office:value-type="string">
            <text:p>initial_runs/gsym9/o/gsym9.o.2.8</text:p>
          </table:table-cell>
          <table:table-cell office:value-type="string">
            <text:p>Quantum Improvement</text:p>
          </table:table-cell>
          <table:table-cell office:value-type="float" office:value="-9">
            <text:p>-9</text:p>
          </table:table-cell>
        </table:table-row>
        <table:table-row table:style-name="ro1">
          <table:table-cell office:value-type="string">
            <text:p>initial_runs/gsym9/o/gsym9.o.2.9</text:p>
          </table:table-cell>
          <table:table-cell office:value-type="string">
            <text:p>Quantum Improvement</text:p>
          </table:table-cell>
          <table:table-cell office:value-type="float" office:value="-9">
            <text:p>-9</text:p>
          </table:table-cell>
        </table:table-row>
        <table:table-row table:style-name="ro1">
          <table:table-cell office:value-type="string">
            <text:p>initial_runs/gsym9/o/gsym9.o.2.0</text:p>
          </table:table-cell>
          <table:table-cell office:value-type="string">
            <text:p>Quantum Improvement</text:p>
          </table:table-cell>
          <table:table-cell office:value-type="float" office:value="-10">
            <text:p>-10</text:p>
          </table:table-cell>
        </table:table-row>
        <table:table-row table:style-name="ro1">
          <table:table-cell office:value-type="string">
            <text:p>initial_runs/gsym9/o/gsym9.o.2.1</text:p>
          </table:table-cell>
          <table:table-cell office:value-type="string">
            <text:p>Quantum Improvement</text:p>
          </table:table-cell>
          <table:table-cell office:value-type="float" office:value="-10">
            <text:p>-10</text:p>
          </table:table-cell>
        </table:table-row>
        <table:table-row table:style-name="ro1">
          <table:table-cell office:value-type="string">
            <text:p>initial_runs/gsym9/o/gsym9.o.2.1</text:p>
          </table:table-cell>
          <table:table-cell office:value-type="string">
            <text:p>Quantum Improvement</text:p>
          </table:table-cell>
          <table:table-cell office:value-type="float" office:value="-10">
            <text:p>-10</text:p>
          </table:table-cell>
        </table:table-row>
        <table:table-row table:style-name="ro1">
          <table:table-cell office:value-type="string">
            <text:p>initial_runs/gsym9/o/gsym9.o.2.1</text:p>
          </table:table-cell>
          <table:table-cell office:value-type="string">
            <text:p>Quantum Improvement</text:p>
          </table:table-cell>
          <table:table-cell office:value-type="float" office:value="-10">
            <text:p>-10</text:p>
          </table:table-cell>
        </table:table-row>
        <table:table-row table:style-name="ro1">
          <table:table-cell office:value-type="string">
            <text:p>initial_runs/gsym9/o/gsym9.o.2.1</text:p>
          </table:table-cell>
          <table:table-cell office:value-type="string">
            <text:p>Quantum Improvement</text:p>
          </table:table-cell>
          <table:table-cell office:value-type="float" office:value="-10">
            <text:p>-10</text:p>
          </table:table-cell>
        </table:table-row>
        <table:table-row table:style-name="ro1">
          <table:table-cell office:value-type="string">
            <text:p>initial_runs/gsym9/o/gsym9.o.2.3</text:p>
          </table:table-cell>
          <table:table-cell office:value-type="string">
            <text:p>Quantum Improvement</text:p>
          </table:table-cell>
          <table:table-cell office:value-type="float" office:value="-10">
            <text:p>-10</text:p>
          </table:table-cell>
        </table:table-row>
        <table:table-row table:style-name="ro1">
          <table:table-cell office:value-type="string">
            <text:p>initial_runs/gsym9/o/gsym9.o.2.3</text:p>
          </table:table-cell>
          <table:table-cell office:value-type="string">
            <text:p>Quantum Improvement</text:p>
          </table:table-cell>
          <table:table-cell office:value-type="float" office:value="-10">
            <text:p>-10</text:p>
          </table:table-cell>
        </table:table-row>
        <table:table-row table:style-name="ro1">
          <table:table-cell office:value-type="string">
            <text:p>initial_runs/gsym9/o/gsym9.o.2.4</text:p>
          </table:table-cell>
          <table:table-cell office:value-type="string">
            <text:p>Quantum Improvement</text:p>
          </table:table-cell>
          <table:table-cell office:value-type="float" office:value="-10">
            <text:p>-10</text:p>
          </table:table-cell>
        </table:table-row>
        <table:table-row table:style-name="ro1">
          <table:table-cell office:value-type="string">
            <text:p>initial_runs/gsym9/o/gsym9.o.2.5</text:p>
          </table:table-cell>
          <table:table-cell office:value-type="string">
            <text:p>Quantum Improvement</text:p>
          </table:table-cell>
          <table:table-cell office:value-type="float" office:value="-10">
            <text:p>-10</text:p>
          </table:table-cell>
        </table:table-row>
        <table:table-row table:style-name="ro1">
          <table:table-cell office:value-type="string">
            <text:p>initial_runs/gsym9/o/gsym9.o.2.6</text:p>
          </table:table-cell>
          <table:table-cell office:value-type="string">
            <text:p>Quantum Improvement</text:p>
          </table:table-cell>
          <table:table-cell office:value-type="float" office:value="-10">
            <text:p>-10</text:p>
          </table:table-cell>
        </table:table-row>
        <table:table-row table:style-name="ro1">
          <table:table-cell office:value-type="string">
            <text:p>initial_runs/gsym9/o/gsym9.o.2.8</text:p>
          </table:table-cell>
          <table:table-cell office:value-type="string">
            <text:p>Quantum Improvement</text:p>
          </table:table-cell>
          <table:table-cell office:value-type="float" office:value="-10">
            <text:p>-10</text:p>
          </table:table-cell>
        </table:table-row>
        <table:table-row table:style-name="ro1">
          <table:table-cell office:value-type="string">
            <text:p>initial_runs/gsym9/o/gsym9.o.2.8</text:p>
          </table:table-cell>
          <table:table-cell office:value-type="string">
            <text:p>Quantum Improvement</text:p>
          </table:table-cell>
          <table:table-cell office:value-type="float" office:value="-10">
            <text:p>-10</text:p>
          </table:table-cell>
        </table:table-row>
        <table:table-row table:style-name="ro1">
          <table:table-cell office:value-type="string">
            <text:p>initial_runs/gsym9/o/gsym9.o.2.8</text:p>
          </table:table-cell>
          <table:table-cell office:value-type="string">
            <text:p>Quantum Improvement</text:p>
          </table:table-cell>
          <table:table-cell office:value-type="float" office:value="-10">
            <text:p>-10</text:p>
          </table:table-cell>
        </table:table-row>
        <table:table-row table:style-name="ro1">
          <table:table-cell office:value-type="string">
            <text:p>initial_runs/gsym9/o/gsym9.o.2.8</text:p>
          </table:table-cell>
          <table:table-cell office:value-type="string">
            <text:p>Quantum Improvement</text:p>
          </table:table-cell>
          <table:table-cell office:value-type="float" office:value="-10">
            <text:p>-10</text:p>
          </table:table-cell>
        </table:table-row>
        <table:table-row table:style-name="ro1">
          <table:table-cell office:value-type="string">
            <text:p>initial_runs/gsym9/o/gsym9.o.2.9</text:p>
          </table:table-cell>
          <table:table-cell office:value-type="string">
            <text:p>Quantum Improvement</text:p>
          </table:table-cell>
          <table:table-cell office:value-type="float" office:value="-10">
            <text:p>-10</text:p>
          </table:table-cell>
        </table:table-row>
        <table:table-row table:style-name="ro1">
          <table:table-cell office:value-type="string">
            <text:p>initial_runs/gsym9/o/gsym9.o.2.2</text:p>
          </table:table-cell>
          <table:table-cell office:value-type="string">
            <text:p>Quantum Improvement</text:p>
          </table:table-cell>
          <table:table-cell office:value-type="float" office:value="-11">
            <text:p>-11</text:p>
          </table:table-cell>
        </table:table-row>
        <table:table-row table:style-name="ro1">
          <table:table-cell office:value-type="string">
            <text:p>initial_runs/gsym9/o/gsym9.o.2.2</text:p>
          </table:table-cell>
          <table:table-cell office:value-type="string">
            <text:p>Quantum Improvement</text:p>
          </table:table-cell>
          <table:table-cell office:value-type="float" office:value="-11">
            <text:p>-11</text:p>
          </table:table-cell>
        </table:table-row>
        <table:table-row table:style-name="ro1">
          <table:table-cell office:value-type="string">
            <text:p>initial_runs/gsym9/o/gsym9.o.2.4</text:p>
          </table:table-cell>
          <table:table-cell office:value-type="string">
            <text:p>Quantum Improvement</text:p>
          </table:table-cell>
          <table:table-cell office:value-type="float" office:value="-11">
            <text:p>-11</text:p>
          </table:table-cell>
        </table:table-row>
        <table:table-row table:style-name="ro1">
          <table:table-cell office:value-type="string">
            <text:p>initial_runs/gsym9/o/gsym9.o.2.4</text:p>
          </table:table-cell>
          <table:table-cell office:value-type="string">
            <text:p>Quantum Improvement</text:p>
          </table:table-cell>
          <table:table-cell office:value-type="float" office:value="-11">
            <text:p>-11</text:p>
          </table:table-cell>
        </table:table-row>
        <table:table-row table:style-name="ro1">
          <table:table-cell office:value-type="string">
            <text:p>initial_runs/gsym9/o/gsym9.o.2.5</text:p>
          </table:table-cell>
          <table:table-cell office:value-type="string">
            <text:p>Quantum Improvement</text:p>
          </table:table-cell>
          <table:table-cell office:value-type="float" office:value="-11">
            <text:p>-11</text:p>
          </table:table-cell>
        </table:table-row>
        <table:table-row table:style-name="ro1">
          <table:table-cell office:value-type="string">
            <text:p>initial_runs/gsym9/o/gsym9.o.2.7</text:p>
          </table:table-cell>
          <table:table-cell office:value-type="string">
            <text:p>Quantum Improvement</text:p>
          </table:table-cell>
          <table:table-cell office:value-type="float" office:value="-11">
            <text:p>-11</text:p>
          </table:table-cell>
        </table:table-row>
        <table:table-row table:style-name="ro1">
          <table:table-cell office:value-type="string">
            <text:p>initial_runs/gsym9/o/gsym9.o.2.8</text:p>
          </table:table-cell>
          <table:table-cell office:value-type="string">
            <text:p>Quantum Improvement</text:p>
          </table:table-cell>
          <table:table-cell office:value-type="float" office:value="-11">
            <text:p>-11</text:p>
          </table:table-cell>
        </table:table-row>
        <table:table-row table:style-name="ro1">
          <table:table-cell office:value-type="string">
            <text:p>initial_runs/gsym9/o/gsym9.o.2.8</text:p>
          </table:table-cell>
          <table:table-cell office:value-type="string">
            <text:p>Quantum Improvement</text:p>
          </table:table-cell>
          <table:table-cell office:value-type="float" office:value="-11">
            <text:p>-11</text:p>
          </table:table-cell>
        </table:table-row>
        <table:table-row table:style-name="ro1">
          <table:table-cell office:value-type="string">
            <text:p>initial_runs/gsym9/o/gsym9.o.2.9</text:p>
          </table:table-cell>
          <table:table-cell office:value-type="string">
            <text:p>Quantum Improvement</text:p>
          </table:table-cell>
          <table:table-cell office:value-type="float" office:value="-11">
            <text:p>-11</text:p>
          </table:table-cell>
        </table:table-row>
        <table:table-row table:style-name="ro1">
          <table:table-cell office:value-type="string">
            <text:p>initial_runs/gsym9/o/gsym9.o.1.8</text:p>
          </table:table-cell>
          <table:table-cell office:value-type="string">
            <text:p>Quantum Improvement</text:p>
          </table:table-cell>
          <table:table-cell office:value-type="float" office:value="-12">
            <text:p>-12</text:p>
          </table:table-cell>
        </table:table-row>
        <table:table-row table:style-name="ro1">
          <table:table-cell office:value-type="string">
            <text:p>initial_runs/gsym9/o/gsym9.o.2.1</text:p>
          </table:table-cell>
          <table:table-cell office:value-type="string">
            <text:p>Quantum Improvement</text:p>
          </table:table-cell>
          <table:table-cell office:value-type="float" office:value="-12">
            <text:p>-12</text:p>
          </table:table-cell>
        </table:table-row>
        <table:table-row table:style-name="ro1">
          <table:table-cell office:value-type="string">
            <text:p>initial_runs/gsym9/o/gsym9.o.2.2</text:p>
          </table:table-cell>
          <table:table-cell office:value-type="string">
            <text:p>Quantum Improvement</text:p>
          </table:table-cell>
          <table:table-cell office:value-type="float" office:value="-12">
            <text:p>-12</text:p>
          </table:table-cell>
        </table:table-row>
        <table:table-row table:style-name="ro1">
          <table:table-cell office:value-type="string">
            <text:p>initial_runs/gsym9/o/gsym9.o.2.2</text:p>
          </table:table-cell>
          <table:table-cell office:value-type="string">
            <text:p>Quantum Improvement</text:p>
          </table:table-cell>
          <table:table-cell office:value-type="float" office:value="-12">
            <text:p>-12</text:p>
          </table:table-cell>
        </table:table-row>
        <table:table-row table:style-name="ro1">
          <table:table-cell office:value-type="string">
            <text:p>initial_runs/gsym9/o/gsym9.o.2.3</text:p>
          </table:table-cell>
          <table:table-cell office:value-type="string">
            <text:p>Quantum Improvement</text:p>
          </table:table-cell>
          <table:table-cell office:value-type="float" office:value="-12">
            <text:p>-12</text:p>
          </table:table-cell>
        </table:table-row>
        <table:table-row table:style-name="ro1">
          <table:table-cell office:value-type="string">
            <text:p>initial_runs/gsym9/o/gsym9.o.2.4</text:p>
          </table:table-cell>
          <table:table-cell office:value-type="string">
            <text:p>Quantum Improvement</text:p>
          </table:table-cell>
          <table:table-cell office:value-type="float" office:value="-12">
            <text:p>-12</text:p>
          </table:table-cell>
        </table:table-row>
        <table:table-row table:style-name="ro1">
          <table:table-cell office:value-type="string">
            <text:p>initial_runs/gsym9/o/gsym9.o.2.5</text:p>
          </table:table-cell>
          <table:table-cell office:value-type="string">
            <text:p>Quantum Improvement</text:p>
          </table:table-cell>
          <table:table-cell office:value-type="float" office:value="-12">
            <text:p>-12</text:p>
          </table:table-cell>
        </table:table-row>
        <table:table-row table:style-name="ro1">
          <table:table-cell office:value-type="string">
            <text:p>initial_runs/gsym9/o/gsym9.o.2.5</text:p>
          </table:table-cell>
          <table:table-cell office:value-type="string">
            <text:p>Quantum Improvement</text:p>
          </table:table-cell>
          <table:table-cell office:value-type="float" office:value="-12">
            <text:p>-12</text:p>
          </table:table-cell>
        </table:table-row>
        <table:table-row table:style-name="ro1">
          <table:table-cell office:value-type="string">
            <text:p>initial_runs/gsym9/o/gsym9.o.2.7</text:p>
          </table:table-cell>
          <table:table-cell office:value-type="string">
            <text:p>Quantum Improvement</text:p>
          </table:table-cell>
          <table:table-cell office:value-type="float" office:value="-12">
            <text:p>-12</text:p>
          </table:table-cell>
        </table:table-row>
        <table:table-row table:style-name="ro1">
          <table:table-cell office:value-type="string">
            <text:p>initial_runs/gsym9/o/gsym9.o.2.9</text:p>
          </table:table-cell>
          <table:table-cell office:value-type="string">
            <text:p>Quantum Improvement</text:p>
          </table:table-cell>
          <table:table-cell office:value-type="float" office:value="-12">
            <text:p>-12</text:p>
          </table:table-cell>
        </table:table-row>
        <table:table-row table:style-name="ro1">
          <table:table-cell office:value-type="string">
            <text:p>initial_runs/gsym9/o/gsym9.o.2.0</text:p>
          </table:table-cell>
          <table:table-cell office:value-type="string">
            <text:p>Quantum Improvement</text:p>
          </table:table-cell>
          <table:table-cell office:value-type="float" office:value="-13">
            <text:p>-13</text:p>
          </table:table-cell>
        </table:table-row>
        <table:table-row table:style-name="ro1">
          <table:table-cell office:value-type="string">
            <text:p>initial_runs/gsym9/o/gsym9.o.2.1</text:p>
          </table:table-cell>
          <table:table-cell office:value-type="string">
            <text:p>Quantum Improvement</text:p>
          </table:table-cell>
          <table:table-cell office:value-type="float" office:value="-13">
            <text:p>-13</text:p>
          </table:table-cell>
        </table:table-row>
        <table:table-row table:style-name="ro1">
          <table:table-cell office:value-type="string">
            <text:p>initial_runs/gsym9/o/gsym9.o.2.1</text:p>
          </table:table-cell>
          <table:table-cell office:value-type="string">
            <text:p>Quantum Improvement</text:p>
          </table:table-cell>
          <table:table-cell office:value-type="float" office:value="-13">
            <text:p>-13</text:p>
          </table:table-cell>
        </table:table-row>
        <table:table-row table:style-name="ro1">
          <table:table-cell office:value-type="string">
            <text:p>initial_runs/gsym9/o/gsym9.o.2.1</text:p>
          </table:table-cell>
          <table:table-cell office:value-type="string">
            <text:p>Quantum Improvement</text:p>
          </table:table-cell>
          <table:table-cell office:value-type="float" office:value="-13">
            <text:p>-13</text:p>
          </table:table-cell>
        </table:table-row>
        <table:table-row table:style-name="ro1">
          <table:table-cell office:value-type="string">
            <text:p>initial_runs/gsym9/o/gsym9.o.2.2</text:p>
          </table:table-cell>
          <table:table-cell office:value-type="string">
            <text:p>Quantum Improvement</text:p>
          </table:table-cell>
          <table:table-cell office:value-type="float" office:value="-13">
            <text:p>-13</text:p>
          </table:table-cell>
        </table:table-row>
        <table:table-row table:style-name="ro1">
          <table:table-cell office:value-type="string">
            <text:p>initial_runs/gsym9/o/gsym9.o.2.2</text:p>
          </table:table-cell>
          <table:table-cell office:value-type="string">
            <text:p>Quantum Improvement</text:p>
          </table:table-cell>
          <table:table-cell office:value-type="float" office:value="-13">
            <text:p>-13</text:p>
          </table:table-cell>
        </table:table-row>
        <table:table-row table:style-name="ro1">
          <table:table-cell office:value-type="string">
            <text:p>initial_runs/gsym9/o/gsym9.o.2.3</text:p>
          </table:table-cell>
          <table:table-cell office:value-type="string">
            <text:p>Quantum Improvement</text:p>
          </table:table-cell>
          <table:table-cell office:value-type="float" office:value="-13">
            <text:p>-13</text:p>
          </table:table-cell>
        </table:table-row>
        <table:table-row table:style-name="ro1">
          <table:table-cell office:value-type="string">
            <text:p>initial_runs/gsym9/o/gsym9.o.2.3</text:p>
          </table:table-cell>
          <table:table-cell office:value-type="string">
            <text:p>Quantum Improvement</text:p>
          </table:table-cell>
          <table:table-cell office:value-type="float" office:value="-13">
            <text:p>-13</text:p>
          </table:table-cell>
        </table:table-row>
        <table:table-row table:style-name="ro1">
          <table:table-cell office:value-type="string">
            <text:p>initial_runs/gsym9/o/gsym9.o.2.3</text:p>
          </table:table-cell>
          <table:table-cell office:value-type="string">
            <text:p>Quantum Improvement</text:p>
          </table:table-cell>
          <table:table-cell office:value-type="float" office:value="-13">
            <text:p>-13</text:p>
          </table:table-cell>
        </table:table-row>
        <table:table-row table:style-name="ro1">
          <table:table-cell office:value-type="string">
            <text:p>initial_runs/gsym9/o/gsym9.o.2.3</text:p>
          </table:table-cell>
          <table:table-cell office:value-type="string">
            <text:p>Quantum Improvement</text:p>
          </table:table-cell>
          <table:table-cell office:value-type="float" office:value="-13">
            <text:p>-13</text:p>
          </table:table-cell>
        </table:table-row>
        <table:table-row table:style-name="ro1">
          <table:table-cell office:value-type="string">
            <text:p>initial_runs/gsym9/o/gsym9.o.2.6</text:p>
          </table:table-cell>
          <table:table-cell office:value-type="string">
            <text:p>Quantum Improvement</text:p>
          </table:table-cell>
          <table:table-cell office:value-type="float" office:value="-13">
            <text:p>-13</text:p>
          </table:table-cell>
        </table:table-row>
        <table:table-row table:style-name="ro1">
          <table:table-cell office:value-type="string">
            <text:p>initial_runs/gsym9/o/gsym9.o.2.7</text:p>
          </table:table-cell>
          <table:table-cell office:value-type="string">
            <text:p>Quantum Improvement</text:p>
          </table:table-cell>
          <table:table-cell office:value-type="float" office:value="-13">
            <text:p>-13</text:p>
          </table:table-cell>
        </table:table-row>
        <table:table-row table:style-name="ro1">
          <table:table-cell office:value-type="string">
            <text:p>initial_runs/gsym9/o/gsym9.o.2.8</text:p>
          </table:table-cell>
          <table:table-cell office:value-type="string">
            <text:p>Quantum Improvement</text:p>
          </table:table-cell>
          <table:table-cell office:value-type="float" office:value="-13">
            <text:p>-13</text:p>
          </table:table-cell>
        </table:table-row>
        <table:table-row table:style-name="ro1">
          <table:table-cell office:value-type="string">
            <text:p>initial_runs/gsym9/o/gsym9.o.1.5</text:p>
          </table:table-cell>
          <table:table-cell office:value-type="string">
            <text:p>Quantum Improvement</text:p>
          </table:table-cell>
          <table:table-cell office:value-type="float" office:value="-14">
            <text:p>-14</text:p>
          </table:table-cell>
        </table:table-row>
        <table:table-row table:style-name="ro1">
          <table:table-cell office:value-type="string">
            <text:p>initial_runs/gsym9/o/gsym9.o.1.8</text:p>
          </table:table-cell>
          <table:table-cell office:value-type="string">
            <text:p>Quantum Improvement</text:p>
          </table:table-cell>
          <table:table-cell office:value-type="float" office:value="-14">
            <text:p>-14</text:p>
          </table:table-cell>
        </table:table-row>
        <table:table-row table:style-name="ro1">
          <table:table-cell office:value-type="string">
            <text:p>initial_runs/gsym9/o/gsym9.o.2.1</text:p>
          </table:table-cell>
          <table:table-cell office:value-type="string">
            <text:p>Quantum Improvement</text:p>
          </table:table-cell>
          <table:table-cell office:value-type="float" office:value="-14">
            <text:p>-14</text:p>
          </table:table-cell>
        </table:table-row>
        <table:table-row table:style-name="ro1">
          <table:table-cell office:value-type="string">
            <text:p>initial_runs/gsym9/o/gsym9.o.2.2</text:p>
          </table:table-cell>
          <table:table-cell office:value-type="string">
            <text:p>Quantum Improvement</text:p>
          </table:table-cell>
          <table:table-cell office:value-type="float" office:value="-14">
            <text:p>-14</text:p>
          </table:table-cell>
        </table:table-row>
        <table:table-row table:style-name="ro1">
          <table:table-cell office:value-type="string">
            <text:p>initial_runs/gsym9/o/gsym9.o.2.3</text:p>
          </table:table-cell>
          <table:table-cell office:value-type="string">
            <text:p>Quantum Improvement</text:p>
          </table:table-cell>
          <table:table-cell office:value-type="float" office:value="-14">
            <text:p>-14</text:p>
          </table:table-cell>
        </table:table-row>
        <table:table-row table:style-name="ro1">
          <table:table-cell office:value-type="string">
            <text:p>initial_runs/gsym9/o/gsym9.o.2.3</text:p>
          </table:table-cell>
          <table:table-cell office:value-type="string">
            <text:p>Quantum Improvement</text:p>
          </table:table-cell>
          <table:table-cell office:value-type="float" office:value="-14">
            <text:p>-14</text:p>
          </table:table-cell>
        </table:table-row>
        <table:table-row table:style-name="ro1">
          <table:table-cell office:value-type="string">
            <text:p>initial_runs/gsym9/o/gsym9.o.2.3</text:p>
          </table:table-cell>
          <table:table-cell office:value-type="string">
            <text:p>Quantum Improvement</text:p>
          </table:table-cell>
          <table:table-cell office:value-type="float" office:value="-14">
            <text:p>-14</text:p>
          </table:table-cell>
        </table:table-row>
        <table:table-row table:style-name="ro1">
          <table:table-cell office:value-type="string">
            <text:p>initial_runs/gsym9/o/gsym9.o.2.5</text:p>
          </table:table-cell>
          <table:table-cell office:value-type="string">
            <text:p>Quantum Improvement</text:p>
          </table:table-cell>
          <table:table-cell office:value-type="float" office:value="-14">
            <text:p>-14</text:p>
          </table:table-cell>
        </table:table-row>
        <table:table-row table:style-name="ro1">
          <table:table-cell office:value-type="string">
            <text:p>initial_runs/gsym9/o/gsym9.o.2.6</text:p>
          </table:table-cell>
          <table:table-cell office:value-type="string">
            <text:p>Quantum Improvement</text:p>
          </table:table-cell>
          <table:table-cell office:value-type="float" office:value="-14">
            <text:p>-14</text:p>
          </table:table-cell>
        </table:table-row>
        <table:table-row table:style-name="ro1">
          <table:table-cell office:value-type="string">
            <text:p>initial_runs/gsym9/o/gsym9.o.2.6</text:p>
          </table:table-cell>
          <table:table-cell office:value-type="string">
            <text:p>Quantum Improvement</text:p>
          </table:table-cell>
          <table:table-cell office:value-type="float" office:value="-14">
            <text:p>-14</text:p>
          </table:table-cell>
        </table:table-row>
        <table:table-row table:style-name="ro1">
          <table:table-cell office:value-type="string">
            <text:p>initial_runs/gsym9/o/gsym9.o.2.6</text:p>
          </table:table-cell>
          <table:table-cell office:value-type="string">
            <text:p>Quantum Improvement</text:p>
          </table:table-cell>
          <table:table-cell office:value-type="float" office:value="-14">
            <text:p>-14</text:p>
          </table:table-cell>
        </table:table-row>
        <table:table-row table:style-name="ro1">
          <table:table-cell office:value-type="string">
            <text:p>initial_runs/gsym9/o/gsym9.o.2.6</text:p>
          </table:table-cell>
          <table:table-cell office:value-type="string">
            <text:p>Quantum Improvement</text:p>
          </table:table-cell>
          <table:table-cell office:value-type="float" office:value="-14">
            <text:p>-14</text:p>
          </table:table-cell>
        </table:table-row>
        <table:table-row table:style-name="ro1">
          <table:table-cell office:value-type="string">
            <text:p>initial_runs/gsym9/o/gsym9.o.2.8</text:p>
          </table:table-cell>
          <table:table-cell office:value-type="string">
            <text:p>Quantum Improvement</text:p>
          </table:table-cell>
          <table:table-cell office:value-type="float" office:value="-14">
            <text:p>-14</text:p>
          </table:table-cell>
        </table:table-row>
        <table:table-row table:style-name="ro1">
          <table:table-cell office:value-type="string">
            <text:p>initial_runs/gsym9/o/gsym9.o.2.9</text:p>
          </table:table-cell>
          <table:table-cell office:value-type="string">
            <text:p>Quantum Improvement</text:p>
          </table:table-cell>
          <table:table-cell office:value-type="float" office:value="-14">
            <text:p>-14</text:p>
          </table:table-cell>
        </table:table-row>
        <table:table-row table:style-name="ro1">
          <table:table-cell office:value-type="string">
            <text:p>initial_runs/gsym9/o/gsym9.o.2.0</text:p>
          </table:table-cell>
          <table:table-cell office:value-type="string">
            <text:p>Quantum Improvement</text:p>
          </table:table-cell>
          <table:table-cell office:value-type="float" office:value="-15">
            <text:p>-15</text:p>
          </table:table-cell>
        </table:table-row>
        <table:table-row table:style-name="ro1">
          <table:table-cell office:value-type="string">
            <text:p>initial_runs/gsym9/o/gsym9.o.2.1</text:p>
          </table:table-cell>
          <table:table-cell office:value-type="string">
            <text:p>Quantum Improvement</text:p>
          </table:table-cell>
          <table:table-cell office:value-type="float" office:value="-15">
            <text:p>-15</text:p>
          </table:table-cell>
        </table:table-row>
        <table:table-row table:style-name="ro1">
          <table:table-cell office:value-type="string">
            <text:p>initial_runs/gsym9/o/gsym9.o.2.1</text:p>
          </table:table-cell>
          <table:table-cell office:value-type="string">
            <text:p>Quantum Improvement</text:p>
          </table:table-cell>
          <table:table-cell office:value-type="float" office:value="-15">
            <text:p>-15</text:p>
          </table:table-cell>
        </table:table-row>
        <table:table-row table:style-name="ro1">
          <table:table-cell office:value-type="string">
            <text:p>initial_runs/gsym9/o/gsym9.o.2.3</text:p>
          </table:table-cell>
          <table:table-cell office:value-type="string">
            <text:p>Quantum Improvement</text:p>
          </table:table-cell>
          <table:table-cell office:value-type="float" office:value="-15">
            <text:p>-15</text:p>
          </table:table-cell>
        </table:table-row>
        <table:table-row table:style-name="ro1">
          <table:table-cell office:value-type="string">
            <text:p>initial_runs/gsym9/o/gsym9.o.2.4</text:p>
          </table:table-cell>
          <table:table-cell office:value-type="string">
            <text:p>Quantum Improvement</text:p>
          </table:table-cell>
          <table:table-cell office:value-type="float" office:value="-15">
            <text:p>-15</text:p>
          </table:table-cell>
        </table:table-row>
        <table:table-row table:style-name="ro1">
          <table:table-cell office:value-type="string">
            <text:p>initial_runs/gsym9/o/gsym9.o.2.6</text:p>
          </table:table-cell>
          <table:table-cell office:value-type="string">
            <text:p>Quantum Improvement</text:p>
          </table:table-cell>
          <table:table-cell office:value-type="float" office:value="-15">
            <text:p>-15</text:p>
          </table:table-cell>
        </table:table-row>
        <table:table-row table:style-name="ro1">
          <table:table-cell office:value-type="string">
            <text:p>initial_runs/gsym9/o/gsym9.o.2.6</text:p>
          </table:table-cell>
          <table:table-cell office:value-type="string">
            <text:p>Quantum Improvement</text:p>
          </table:table-cell>
          <table:table-cell office:value-type="float" office:value="-15">
            <text:p>-15</text:p>
          </table:table-cell>
        </table:table-row>
        <table:table-row table:style-name="ro1">
          <table:table-cell office:value-type="string">
            <text:p>initial_runs/gsym9/o/gsym9.o.2.7</text:p>
          </table:table-cell>
          <table:table-cell office:value-type="string">
            <text:p>Quantum Improvement</text:p>
          </table:table-cell>
          <table:table-cell office:value-type="float" office:value="-15">
            <text:p>-15</text:p>
          </table:table-cell>
        </table:table-row>
        <table:table-row table:style-name="ro1">
          <table:table-cell office:value-type="string">
            <text:p>initial_runs/gsym9/o/gsym9.o.2.7</text:p>
          </table:table-cell>
          <table:table-cell office:value-type="string">
            <text:p>Quantum Improvement</text:p>
          </table:table-cell>
          <table:table-cell office:value-type="float" office:value="-15">
            <text:p>-15</text:p>
          </table:table-cell>
        </table:table-row>
        <table:table-row table:style-name="ro1">
          <table:table-cell office:value-type="string">
            <text:p>initial_runs/gsym9/o/gsym9.o.2.8</text:p>
          </table:table-cell>
          <table:table-cell office:value-type="string">
            <text:p>Quantum Improvement</text:p>
          </table:table-cell>
          <table:table-cell office:value-type="float" office:value="-15">
            <text:p>-15</text:p>
          </table:table-cell>
        </table:table-row>
        <table:table-row table:style-name="ro1">
          <table:table-cell office:value-type="string">
            <text:p>initial_runs/gsym9/o/gsym9.o.2.8</text:p>
          </table:table-cell>
          <table:table-cell office:value-type="string">
            <text:p>Quantum Improvement</text:p>
          </table:table-cell>
          <table:table-cell office:value-type="float" office:value="-15">
            <text:p>-15</text:p>
          </table:table-cell>
        </table:table-row>
        <table:table-row table:style-name="ro1">
          <table:table-cell office:value-type="string">
            <text:p>initial_runs/gsym9/o/gsym9.o.2.9</text:p>
          </table:table-cell>
          <table:table-cell office:value-type="string">
            <text:p>Quantum Improvement</text:p>
          </table:table-cell>
          <table:table-cell office:value-type="float" office:value="-15">
            <text:p>-15</text:p>
          </table:table-cell>
        </table:table-row>
        <table:table-row table:style-name="ro1">
          <table:table-cell office:value-type="string">
            <text:p>initial_runs/gsym9/o/gsym9.o.2.2</text:p>
          </table:table-cell>
          <table:table-cell office:value-type="string">
            <text:p>Quantum Improvement</text:p>
          </table:table-cell>
          <table:table-cell office:value-type="float" office:value="-16">
            <text:p>-16</text:p>
          </table:table-cell>
        </table:table-row>
        <table:table-row table:style-name="ro1">
          <table:table-cell office:value-type="string">
            <text:p>initial_runs/gsym9/o/gsym9.o.2.2</text:p>
          </table:table-cell>
          <table:table-cell office:value-type="string">
            <text:p>Quantum Improvement</text:p>
          </table:table-cell>
          <table:table-cell office:value-type="float" office:value="-16">
            <text:p>-16</text:p>
          </table:table-cell>
        </table:table-row>
        <table:table-row table:style-name="ro1">
          <table:table-cell office:value-type="string">
            <text:p>initial_runs/gsym9/o/gsym9.o.2.3</text:p>
          </table:table-cell>
          <table:table-cell office:value-type="string">
            <text:p>Quantum Improvement</text:p>
          </table:table-cell>
          <table:table-cell office:value-type="float" office:value="-16">
            <text:p>-16</text:p>
          </table:table-cell>
        </table:table-row>
        <table:table-row table:style-name="ro1">
          <table:table-cell office:value-type="string">
            <text:p>initial_runs/gsym9/o/gsym9.o.2.5</text:p>
          </table:table-cell>
          <table:table-cell office:value-type="string">
            <text:p>Quantum Improvement</text:p>
          </table:table-cell>
          <table:table-cell office:value-type="float" office:value="-16">
            <text:p>-16</text:p>
          </table:table-cell>
        </table:table-row>
        <table:table-row table:style-name="ro1">
          <table:table-cell office:value-type="string">
            <text:p>initial_runs/gsym9/o/gsym9.o.2.6</text:p>
          </table:table-cell>
          <table:table-cell office:value-type="string">
            <text:p>Quantum Improvement</text:p>
          </table:table-cell>
          <table:table-cell office:value-type="float" office:value="-16">
            <text:p>-16</text:p>
          </table:table-cell>
        </table:table-row>
        <table:table-row table:style-name="ro1">
          <table:table-cell office:value-type="string">
            <text:p>initial_runs/gsym9/o/gsym9.o.2.6</text:p>
          </table:table-cell>
          <table:table-cell office:value-type="string">
            <text:p>Quantum Improvement</text:p>
          </table:table-cell>
          <table:table-cell office:value-type="float" office:value="-16">
            <text:p>-16</text:p>
          </table:table-cell>
        </table:table-row>
        <table:table-row table:style-name="ro1">
          <table:table-cell office:value-type="string">
            <text:p>initial_runs/gsym9/o/gsym9.o.2.7</text:p>
          </table:table-cell>
          <table:table-cell office:value-type="string">
            <text:p>Quantum Improvement</text:p>
          </table:table-cell>
          <table:table-cell office:value-type="float" office:value="-16">
            <text:p>-16</text:p>
          </table:table-cell>
        </table:table-row>
        <table:table-row table:style-name="ro1">
          <table:table-cell office:value-type="string">
            <text:p>initial_runs/gsym9/o/gsym9.o.2.7</text:p>
          </table:table-cell>
          <table:table-cell office:value-type="string">
            <text:p>Quantum Improvement</text:p>
          </table:table-cell>
          <table:table-cell office:value-type="float" office:value="-16">
            <text:p>-16</text:p>
          </table:table-cell>
        </table:table-row>
        <table:table-row table:style-name="ro1">
          <table:table-cell office:value-type="string">
            <text:p>initial_runs/gsym9/o/gsym9.o.2.7</text:p>
          </table:table-cell>
          <table:table-cell office:value-type="string">
            <text:p>Quantum Improvement</text:p>
          </table:table-cell>
          <table:table-cell office:value-type="float" office:value="-16">
            <text:p>-16</text:p>
          </table:table-cell>
        </table:table-row>
        <table:table-row table:style-name="ro1">
          <table:table-cell office:value-type="string">
            <text:p>initial_runs/gsym9/o/gsym9.o.2.7</text:p>
          </table:table-cell>
          <table:table-cell office:value-type="string">
            <text:p>Quantum Improvement</text:p>
          </table:table-cell>
          <table:table-cell office:value-type="float" office:value="-16">
            <text:p>-16</text:p>
          </table:table-cell>
        </table:table-row>
        <table:table-row table:style-name="ro1">
          <table:table-cell office:value-type="string">
            <text:p>initial_runs/gsym9/o/gsym9.o.2.8</text:p>
          </table:table-cell>
          <table:table-cell office:value-type="string">
            <text:p>Quantum Improvement</text:p>
          </table:table-cell>
          <table:table-cell office:value-type="float" office:value="-16">
            <text:p>-16</text:p>
          </table:table-cell>
        </table:table-row>
        <table:table-row table:style-name="ro1">
          <table:table-cell office:value-type="string">
            <text:p>initial_runs/gsym9/o/gsym9.o.2.3</text:p>
          </table:table-cell>
          <table:table-cell office:value-type="string">
            <text:p>Quantum Improvement</text:p>
          </table:table-cell>
          <table:table-cell office:value-type="float" office:value="-17">
            <text:p>-17</text:p>
          </table:table-cell>
        </table:table-row>
        <table:table-row table:style-name="ro1">
          <table:table-cell office:value-type="string">
            <text:p>initial_runs/gsym9/o/gsym9.o.2.3</text:p>
          </table:table-cell>
          <table:table-cell office:value-type="string">
            <text:p>Quantum Improvement</text:p>
          </table:table-cell>
          <table:table-cell office:value-type="float" office:value="-17">
            <text:p>-17</text:p>
          </table:table-cell>
        </table:table-row>
        <table:table-row table:style-name="ro1">
          <table:table-cell office:value-type="string">
            <text:p>initial_runs/gsym9/o/gsym9.o.2.3</text:p>
          </table:table-cell>
          <table:table-cell office:value-type="string">
            <text:p>Quantum Improvement</text:p>
          </table:table-cell>
          <table:table-cell office:value-type="float" office:value="-17">
            <text:p>-17</text:p>
          </table:table-cell>
        </table:table-row>
        <table:table-row table:style-name="ro1">
          <table:table-cell office:value-type="string">
            <text:p>initial_runs/gsym9/o/gsym9.o.2.4</text:p>
          </table:table-cell>
          <table:table-cell office:value-type="string">
            <text:p>Quantum Improvement</text:p>
          </table:table-cell>
          <table:table-cell office:value-type="float" office:value="-17">
            <text:p>-17</text:p>
          </table:table-cell>
        </table:table-row>
        <table:table-row table:style-name="ro1">
          <table:table-cell office:value-type="string">
            <text:p>initial_runs/gsym9/o/gsym9.o.2.6</text:p>
          </table:table-cell>
          <table:table-cell office:value-type="string">
            <text:p>Quantum Improvement</text:p>
          </table:table-cell>
          <table:table-cell office:value-type="float" office:value="-17">
            <text:p>-17</text:p>
          </table:table-cell>
        </table:table-row>
        <table:table-row table:style-name="ro1">
          <table:table-cell office:value-type="string">
            <text:p>initial_runs/gsym9/o/gsym9.o.2.6</text:p>
          </table:table-cell>
          <table:table-cell office:value-type="string">
            <text:p>Quantum Improvement</text:p>
          </table:table-cell>
          <table:table-cell office:value-type="float" office:value="-17">
            <text:p>-17</text:p>
          </table:table-cell>
        </table:table-row>
        <table:table-row table:style-name="ro1">
          <table:table-cell office:value-type="string">
            <text:p>initial_runs/gsym9/o/gsym9.o.2.8</text:p>
          </table:table-cell>
          <table:table-cell office:value-type="string">
            <text:p>Quantum Improvement</text:p>
          </table:table-cell>
          <table:table-cell office:value-type="float" office:value="-17">
            <text:p>-17</text:p>
          </table:table-cell>
        </table:table-row>
        <table:table-row table:style-name="ro1">
          <table:table-cell office:value-type="string">
            <text:p>initial_runs/gsym9/o/gsym9.o.2.0</text:p>
          </table:table-cell>
          <table:table-cell office:value-type="string">
            <text:p>Quantum Improvement</text:p>
          </table:table-cell>
          <table:table-cell office:value-type="float" office:value="-18">
            <text:p>-18</text:p>
          </table:table-cell>
        </table:table-row>
        <table:table-row table:style-name="ro1">
          <table:table-cell office:value-type="string">
            <text:p>initial_runs/gsym9/o/gsym9.o.2.1</text:p>
          </table:table-cell>
          <table:table-cell office:value-type="string">
            <text:p>Quantum Improvement</text:p>
          </table:table-cell>
          <table:table-cell office:value-type="float" office:value="-18">
            <text:p>-18</text:p>
          </table:table-cell>
        </table:table-row>
        <table:table-row table:style-name="ro1">
          <table:table-cell office:value-type="string">
            <text:p>initial_runs/gsym9/o/gsym9.o.2.2</text:p>
          </table:table-cell>
          <table:table-cell office:value-type="string">
            <text:p>Quantum Improvement</text:p>
          </table:table-cell>
          <table:table-cell office:value-type="float" office:value="-18">
            <text:p>-18</text:p>
          </table:table-cell>
        </table:table-row>
        <table:table-row table:style-name="ro1">
          <table:table-cell office:value-type="string">
            <text:p>initial_runs/gsym9/o/gsym9.o.2.3</text:p>
          </table:table-cell>
          <table:table-cell office:value-type="string">
            <text:p>Quantum Improvement</text:p>
          </table:table-cell>
          <table:table-cell office:value-type="float" office:value="-18">
            <text:p>-18</text:p>
          </table:table-cell>
        </table:table-row>
        <table:table-row table:style-name="ro1">
          <table:table-cell office:value-type="string">
            <text:p>initial_runs/gsym9/o/gsym9.o.2.3</text:p>
          </table:table-cell>
          <table:table-cell office:value-type="string">
            <text:p>Quantum Improvement</text:p>
          </table:table-cell>
          <table:table-cell office:value-type="float" office:value="-18">
            <text:p>-18</text:p>
          </table:table-cell>
        </table:table-row>
        <table:table-row table:style-name="ro1">
          <table:table-cell office:value-type="string">
            <text:p>initial_runs/gsym9/o/gsym9.o.2.5</text:p>
          </table:table-cell>
          <table:table-cell office:value-type="string">
            <text:p>Quantum Improvement</text:p>
          </table:table-cell>
          <table:table-cell office:value-type="float" office:value="-18">
            <text:p>-18</text:p>
          </table:table-cell>
        </table:table-row>
        <table:table-row table:style-name="ro1">
          <table:table-cell office:value-type="string">
            <text:p>initial_runs/gsym9/o/gsym9.o.2.7</text:p>
          </table:table-cell>
          <table:table-cell office:value-type="string">
            <text:p>Quantum Improvement</text:p>
          </table:table-cell>
          <table:table-cell office:value-type="float" office:value="-18">
            <text:p>-18</text:p>
          </table:table-cell>
        </table:table-row>
        <table:table-row table:style-name="ro1">
          <table:table-cell office:value-type="string">
            <text:p>initial_runs/gsym9/o/gsym9.o.2.8</text:p>
          </table:table-cell>
          <table:table-cell office:value-type="string">
            <text:p>Quantum Improvement</text:p>
          </table:table-cell>
          <table:table-cell office:value-type="float" office:value="-18">
            <text:p>-18</text:p>
          </table:table-cell>
        </table:table-row>
        <table:table-row table:style-name="ro1">
          <table:table-cell office:value-type="string">
            <text:p>initial_runs/gsym9/o/gsym9.o.2.0</text:p>
          </table:table-cell>
          <table:table-cell office:value-type="string">
            <text:p>Quantum Improvement</text:p>
          </table:table-cell>
          <table:table-cell office:value-type="float" office:value="-19">
            <text:p>-19</text:p>
          </table:table-cell>
        </table:table-row>
        <table:table-row table:style-name="ro1">
          <table:table-cell office:value-type="string">
            <text:p>initial_runs/gsym9/o/gsym9.o.2.3</text:p>
          </table:table-cell>
          <table:table-cell office:value-type="string">
            <text:p>Quantum Improvement</text:p>
          </table:table-cell>
          <table:table-cell office:value-type="float" office:value="-19">
            <text:p>-19</text:p>
          </table:table-cell>
        </table:table-row>
        <table:table-row table:style-name="ro1">
          <table:table-cell office:value-type="string">
            <text:p>initial_runs/gsym9/o/gsym9.o.2.4</text:p>
          </table:table-cell>
          <table:table-cell office:value-type="string">
            <text:p>Quantum Improvement</text:p>
          </table:table-cell>
          <table:table-cell office:value-type="float" office:value="-19">
            <text:p>-19</text:p>
          </table:table-cell>
        </table:table-row>
        <table:table-row table:style-name="ro1">
          <table:table-cell office:value-type="string">
            <text:p>initial_runs/gsym9/o/gsym9.o.2.7</text:p>
          </table:table-cell>
          <table:table-cell office:value-type="string">
            <text:p>Quantum Improvement</text:p>
          </table:table-cell>
          <table:table-cell office:value-type="float" office:value="-19">
            <text:p>-19</text:p>
          </table:table-cell>
        </table:table-row>
        <table:table-row table:style-name="ro1">
          <table:table-cell office:value-type="string">
            <text:p>initial_runs/gsym9/o/gsym9.o.2.7</text:p>
          </table:table-cell>
          <table:table-cell office:value-type="string">
            <text:p>Quantum Improvement</text:p>
          </table:table-cell>
          <table:table-cell office:value-type="float" office:value="-19">
            <text:p>-19</text:p>
          </table:table-cell>
        </table:table-row>
        <table:table-row table:style-name="ro1">
          <table:table-cell office:value-type="string">
            <text:p>initial_runs/gsym9/o/gsym9.o.2.9</text:p>
          </table:table-cell>
          <table:table-cell office:value-type="string">
            <text:p>Quantum Improvement</text:p>
          </table:table-cell>
          <table:table-cell office:value-type="float" office:value="-19">
            <text:p>-19</text:p>
          </table:table-cell>
        </table:table-row>
        <table:table-row table:style-name="ro1">
          <table:table-cell office:value-type="string">
            <text:p>initial_runs/gsym9/o/gsym9.o.2.2</text:p>
          </table:table-cell>
          <table:table-cell office:value-type="string">
            <text:p>Quantum Improvement</text:p>
          </table:table-cell>
          <table:table-cell office:value-type="float" office:value="-20">
            <text:p>-20</text:p>
          </table:table-cell>
        </table:table-row>
        <table:table-row table:style-name="ro1">
          <table:table-cell office:value-type="string">
            <text:p>initial_runs/gsym9/o/gsym9.o.2.3</text:p>
          </table:table-cell>
          <table:table-cell office:value-type="string">
            <text:p>Quantum Improvement</text:p>
          </table:table-cell>
          <table:table-cell office:value-type="float" office:value="-20">
            <text:p>-20</text:p>
          </table:table-cell>
        </table:table-row>
        <table:table-row table:style-name="ro1">
          <table:table-cell office:value-type="string">
            <text:p>initial_runs/gsym9/o/gsym9.o.2.4</text:p>
          </table:table-cell>
          <table:table-cell office:value-type="string">
            <text:p>Quantum Improvement</text:p>
          </table:table-cell>
          <table:table-cell office:value-type="float" office:value="-20">
            <text:p>-20</text:p>
          </table:table-cell>
        </table:table-row>
        <table:table-row table:style-name="ro1">
          <table:table-cell office:value-type="string">
            <text:p>initial_runs/gsym9/o/gsym9.o.2.5</text:p>
          </table:table-cell>
          <table:table-cell office:value-type="string">
            <text:p>Quantum Improvement</text:p>
          </table:table-cell>
          <table:table-cell office:value-type="float" office:value="-20">
            <text:p>-20</text:p>
          </table:table-cell>
        </table:table-row>
        <table:table-row table:style-name="ro1">
          <table:table-cell office:value-type="string">
            <text:p>initial_runs/gsym9/o/gsym9.o.2.2</text:p>
          </table:table-cell>
          <table:table-cell office:value-type="string">
            <text:p>Quantum Improvement</text:p>
          </table:table-cell>
          <table:table-cell office:value-type="float" office:value="-21">
            <text:p>-21</text:p>
          </table:table-cell>
        </table:table-row>
        <table:table-row table:style-name="ro1">
          <table:table-cell office:value-type="string">
            <text:p>initial_runs/gsym9/o/gsym9.o.2.2</text:p>
          </table:table-cell>
          <table:table-cell office:value-type="string">
            <text:p>Quantum Improvement</text:p>
          </table:table-cell>
          <table:table-cell office:value-type="float" office:value="-21">
            <text:p>-21</text:p>
          </table:table-cell>
        </table:table-row>
        <table:table-row table:style-name="ro1">
          <table:table-cell office:value-type="string">
            <text:p>initial_runs/gsym9/o/gsym9.o.2.4</text:p>
          </table:table-cell>
          <table:table-cell office:value-type="string">
            <text:p>Quantum Improvement</text:p>
          </table:table-cell>
          <table:table-cell office:value-type="float" office:value="-21">
            <text:p>-21</text:p>
          </table:table-cell>
        </table:table-row>
        <table:table-row table:style-name="ro1">
          <table:table-cell office:value-type="string">
            <text:p>initial_runs/gsym9/o/gsym9.o.2.5</text:p>
          </table:table-cell>
          <table:table-cell office:value-type="string">
            <text:p>Quantum Improvement</text:p>
          </table:table-cell>
          <table:table-cell office:value-type="float" office:value="-21">
            <text:p>-21</text:p>
          </table:table-cell>
        </table:table-row>
        <table:table-row table:style-name="ro1">
          <table:table-cell office:value-type="string">
            <text:p>initial_runs/gsym9/o/gsym9.o.2.7</text:p>
          </table:table-cell>
          <table:table-cell office:value-type="string">
            <text:p>Quantum Improvement</text:p>
          </table:table-cell>
          <table:table-cell office:value-type="float" office:value="-21">
            <text:p>-21</text:p>
          </table:table-cell>
        </table:table-row>
        <table:table-row table:style-name="ro1">
          <table:table-cell office:value-type="string">
            <text:p>initial_runs/gsym9/o/gsym9.o.2.8</text:p>
          </table:table-cell>
          <table:table-cell office:value-type="string">
            <text:p>Quantum Improvement</text:p>
          </table:table-cell>
          <table:table-cell office:value-type="float" office:value="-21">
            <text:p>-21</text:p>
          </table:table-cell>
        </table:table-row>
        <table:table-row table:style-name="ro1">
          <table:table-cell office:value-type="string">
            <text:p>initial_runs/gsym9/o/gsym9.o.2.8</text:p>
          </table:table-cell>
          <table:table-cell office:value-type="string">
            <text:p>Quantum Improvement</text:p>
          </table:table-cell>
          <table:table-cell office:value-type="float" office:value="-21">
            <text:p>-21</text:p>
          </table:table-cell>
        </table:table-row>
        <table:table-row table:style-name="ro1">
          <table:table-cell office:value-type="string">
            <text:p>initial_runs/gsym9/o/gsym9.o.2.8</text:p>
          </table:table-cell>
          <table:table-cell office:value-type="string">
            <text:p>Quantum Improvement</text:p>
          </table:table-cell>
          <table:table-cell office:value-type="float" office:value="-21">
            <text:p>-21</text:p>
          </table:table-cell>
        </table:table-row>
        <table:table-row table:style-name="ro1">
          <table:table-cell office:value-type="string">
            <text:p>initial_runs/gsym9/o/gsym9.o.2.9</text:p>
          </table:table-cell>
          <table:table-cell office:value-type="string">
            <text:p>Quantum Improvement</text:p>
          </table:table-cell>
          <table:table-cell office:value-type="float" office:value="-21">
            <text:p>-21</text:p>
          </table:table-cell>
        </table:table-row>
        <table:table-row table:style-name="ro1">
          <table:table-cell office:value-type="string">
            <text:p>initial_runs/gsym9/o/gsym9.o.2.1</text:p>
          </table:table-cell>
          <table:table-cell office:value-type="string">
            <text:p>Quantum Improvement</text:p>
          </table:table-cell>
          <table:table-cell office:value-type="float" office:value="-22">
            <text:p>-22</text:p>
          </table:table-cell>
        </table:table-row>
        <table:table-row table:style-name="ro1">
          <table:table-cell office:value-type="string">
            <text:p>initial_runs/gsym9/o/gsym9.o.2.1</text:p>
          </table:table-cell>
          <table:table-cell office:value-type="string">
            <text:p>Quantum Improvement</text:p>
          </table:table-cell>
          <table:table-cell office:value-type="float" office:value="-22">
            <text:p>-22</text:p>
          </table:table-cell>
        </table:table-row>
        <table:table-row table:style-name="ro1">
          <table:table-cell office:value-type="string">
            <text:p>initial_runs/gsym9/o/gsym9.o.2.2</text:p>
          </table:table-cell>
          <table:table-cell office:value-type="string">
            <text:p>Quantum Improvement</text:p>
          </table:table-cell>
          <table:table-cell office:value-type="float" office:value="-22">
            <text:p>-22</text:p>
          </table:table-cell>
        </table:table-row>
        <table:table-row table:style-name="ro1">
          <table:table-cell office:value-type="string">
            <text:p>initial_runs/gsym9/o/gsym9.o.2.4</text:p>
          </table:table-cell>
          <table:table-cell office:value-type="string">
            <text:p>Quantum Improvement</text:p>
          </table:table-cell>
          <table:table-cell office:value-type="float" office:value="-22">
            <text:p>-22</text:p>
          </table:table-cell>
        </table:table-row>
        <table:table-row table:style-name="ro1">
          <table:table-cell office:value-type="string">
            <text:p>initial_runs/gsym9/o/gsym9.o.2.5</text:p>
          </table:table-cell>
          <table:table-cell office:value-type="string">
            <text:p>Quantum Improvement</text:p>
          </table:table-cell>
          <table:table-cell office:value-type="float" office:value="-22">
            <text:p>-22</text:p>
          </table:table-cell>
        </table:table-row>
        <table:table-row table:style-name="ro1">
          <table:table-cell office:value-type="string">
            <text:p>initial_runs/gsym9/o/gsym9.o.2.6</text:p>
          </table:table-cell>
          <table:table-cell office:value-type="string">
            <text:p>Quantum Improvement</text:p>
          </table:table-cell>
          <table:table-cell office:value-type="float" office:value="-22">
            <text:p>-22</text:p>
          </table:table-cell>
        </table:table-row>
        <table:table-row table:style-name="ro1">
          <table:table-cell office:value-type="string">
            <text:p>initial_runs/gsym9/o/gsym9.o.2.6</text:p>
          </table:table-cell>
          <table:table-cell office:value-type="string">
            <text:p>Quantum Improvement</text:p>
          </table:table-cell>
          <table:table-cell office:value-type="float" office:value="-22">
            <text:p>-22</text:p>
          </table:table-cell>
        </table:table-row>
        <table:table-row table:style-name="ro1">
          <table:table-cell office:value-type="string">
            <text:p>initial_runs/gsym9/o/gsym9.o.1.2</text:p>
          </table:table-cell>
          <table:table-cell office:value-type="string">
            <text:p>Quantum Improvement</text:p>
          </table:table-cell>
          <table:table-cell office:value-type="float" office:value="-23">
            <text:p>-23</text:p>
          </table:table-cell>
        </table:table-row>
        <table:table-row table:style-name="ro1">
          <table:table-cell office:value-type="string">
            <text:p>initial_runs/gsym9/o/gsym9.o.2.1</text:p>
          </table:table-cell>
          <table:table-cell office:value-type="string">
            <text:p>Quantum Improvement</text:p>
          </table:table-cell>
          <table:table-cell office:value-type="float" office:value="-23">
            <text:p>-23</text:p>
          </table:table-cell>
        </table:table-row>
        <table:table-row table:style-name="ro1">
          <table:table-cell office:value-type="string">
            <text:p>initial_runs/gsym9/o/gsym9.o.2.1</text:p>
          </table:table-cell>
          <table:table-cell office:value-type="string">
            <text:p>Quantum Improvement</text:p>
          </table:table-cell>
          <table:table-cell office:value-type="float" office:value="-23">
            <text:p>-23</text:p>
          </table:table-cell>
        </table:table-row>
        <table:table-row table:style-name="ro1">
          <table:table-cell office:value-type="string">
            <text:p>initial_runs/gsym9/o/gsym9.o.2.3</text:p>
          </table:table-cell>
          <table:table-cell office:value-type="string">
            <text:p>Quantum Improvement</text:p>
          </table:table-cell>
          <table:table-cell office:value-type="float" office:value="-23">
            <text:p>-23</text:p>
          </table:table-cell>
        </table:table-row>
        <table:table-row table:style-name="ro1">
          <table:table-cell office:value-type="string">
            <text:p>initial_runs/gsym9/o/gsym9.o.2.3</text:p>
          </table:table-cell>
          <table:table-cell office:value-type="string">
            <text:p>Quantum Improvement</text:p>
          </table:table-cell>
          <table:table-cell office:value-type="float" office:value="-23">
            <text:p>-23</text:p>
          </table:table-cell>
        </table:table-row>
        <table:table-row table:style-name="ro1">
          <table:table-cell office:value-type="string">
            <text:p>initial_runs/gsym9/o/gsym9.o.2.4</text:p>
          </table:table-cell>
          <table:table-cell office:value-type="string">
            <text:p>Quantum Improvement</text:p>
          </table:table-cell>
          <table:table-cell office:value-type="float" office:value="-23">
            <text:p>-23</text:p>
          </table:table-cell>
        </table:table-row>
        <table:table-row table:style-name="ro1">
          <table:table-cell office:value-type="string">
            <text:p>initial_runs/gsym9/o/gsym9.o.2.6</text:p>
          </table:table-cell>
          <table:table-cell office:value-type="string">
            <text:p>Quantum Improvement</text:p>
          </table:table-cell>
          <table:table-cell office:value-type="float" office:value="-23">
            <text:p>-23</text:p>
          </table:table-cell>
        </table:table-row>
        <table:table-row table:style-name="ro1">
          <table:table-cell office:value-type="string">
            <text:p>initial_runs/gsym9/o/gsym9.o.2.0</text:p>
          </table:table-cell>
          <table:table-cell office:value-type="string">
            <text:p>Quantum Improvement</text:p>
          </table:table-cell>
          <table:table-cell office:value-type="float" office:value="-24">
            <text:p>-24</text:p>
          </table:table-cell>
        </table:table-row>
        <table:table-row table:style-name="ro1">
          <table:table-cell office:value-type="string">
            <text:p>initial_runs/gsym9/o/gsym9.o.2.1</text:p>
          </table:table-cell>
          <table:table-cell office:value-type="string">
            <text:p>Quantum Improvement</text:p>
          </table:table-cell>
          <table:table-cell office:value-type="float" office:value="-24">
            <text:p>-24</text:p>
          </table:table-cell>
        </table:table-row>
        <table:table-row table:style-name="ro1">
          <table:table-cell office:value-type="string">
            <text:p>initial_runs/gsym9/o/gsym9.o.2.2</text:p>
          </table:table-cell>
          <table:table-cell office:value-type="string">
            <text:p>Quantum Improvement</text:p>
          </table:table-cell>
          <table:table-cell office:value-type="float" office:value="-24">
            <text:p>-24</text:p>
          </table:table-cell>
        </table:table-row>
        <table:table-row table:style-name="ro1">
          <table:table-cell office:value-type="string">
            <text:p>initial_runs/gsym9/o/gsym9.o.2.3</text:p>
          </table:table-cell>
          <table:table-cell office:value-type="string">
            <text:p>Quantum Improvement</text:p>
          </table:table-cell>
          <table:table-cell office:value-type="float" office:value="-24">
            <text:p>-24</text:p>
          </table:table-cell>
        </table:table-row>
        <table:table-row table:style-name="ro1">
          <table:table-cell office:value-type="string">
            <text:p>initial_runs/gsym9/o/gsym9.o.2.3</text:p>
          </table:table-cell>
          <table:table-cell office:value-type="string">
            <text:p>Quantum Improvement</text:p>
          </table:table-cell>
          <table:table-cell office:value-type="float" office:value="-24">
            <text:p>-24</text:p>
          </table:table-cell>
        </table:table-row>
        <table:table-row table:style-name="ro1">
          <table:table-cell office:value-type="string">
            <text:p>initial_runs/gsym9/o/gsym9.o.2.4</text:p>
          </table:table-cell>
          <table:table-cell office:value-type="string">
            <text:p>Quantum Improvement</text:p>
          </table:table-cell>
          <table:table-cell office:value-type="float" office:value="-24">
            <text:p>-24</text:p>
          </table:table-cell>
        </table:table-row>
        <table:table-row table:style-name="ro1">
          <table:table-cell office:value-type="string">
            <text:p>initial_runs/gsym9/o/gsym9.o.2.6</text:p>
          </table:table-cell>
          <table:table-cell office:value-type="string">
            <text:p>Quantum Improvement</text:p>
          </table:table-cell>
          <table:table-cell office:value-type="float" office:value="-24">
            <text:p>-24</text:p>
          </table:table-cell>
        </table:table-row>
        <table:table-row table:style-name="ro1">
          <table:table-cell office:value-type="string">
            <text:p>initial_runs/gsym9/o/gsym9.o.2.6</text:p>
          </table:table-cell>
          <table:table-cell office:value-type="string">
            <text:p>Quantum Improvement</text:p>
          </table:table-cell>
          <table:table-cell office:value-type="float" office:value="-24">
            <text:p>-24</text:p>
          </table:table-cell>
        </table:table-row>
        <table:table-row table:style-name="ro1">
          <table:table-cell office:value-type="string">
            <text:p>initial_runs/gsym9/o/gsym9.o.2.8</text:p>
          </table:table-cell>
          <table:table-cell office:value-type="string">
            <text:p>Quantum Improvement</text:p>
          </table:table-cell>
          <table:table-cell office:value-type="float" office:value="-24">
            <text:p>-24</text:p>
          </table:table-cell>
        </table:table-row>
        <table:table-row table:style-name="ro1">
          <table:table-cell office:value-type="string">
            <text:p>initial_runs/gsym9/o/gsym9.o.2.4</text:p>
          </table:table-cell>
          <table:table-cell office:value-type="string">
            <text:p>Quantum Improvement</text:p>
          </table:table-cell>
          <table:table-cell office:value-type="float" office:value="-25">
            <text:p>-25</text:p>
          </table:table-cell>
        </table:table-row>
        <table:table-row table:style-name="ro1">
          <table:table-cell office:value-type="string">
            <text:p>initial_runs/gsym9/o/gsym9.o.2.6</text:p>
          </table:table-cell>
          <table:table-cell office:value-type="string">
            <text:p>Quantum Improvement</text:p>
          </table:table-cell>
          <table:table-cell office:value-type="float" office:value="-25">
            <text:p>-25</text:p>
          </table:table-cell>
        </table:table-row>
        <table:table-row table:style-name="ro1">
          <table:table-cell office:value-type="string">
            <text:p>initial_runs/gsym9/o/gsym9.o.2.6</text:p>
          </table:table-cell>
          <table:table-cell office:value-type="string">
            <text:p>Quantum Improvement</text:p>
          </table:table-cell>
          <table:table-cell office:value-type="float" office:value="-25">
            <text:p>-25</text:p>
          </table:table-cell>
        </table:table-row>
        <table:table-row table:style-name="ro1">
          <table:table-cell office:value-type="string">
            <text:p>initial_runs/gsym9/o/gsym9.o.2.9</text:p>
          </table:table-cell>
          <table:table-cell office:value-type="string">
            <text:p>Quantum Improvement</text:p>
          </table:table-cell>
          <table:table-cell office:value-type="float" office:value="-25">
            <text:p>-25</text:p>
          </table:table-cell>
        </table:table-row>
        <table:table-row table:style-name="ro1">
          <table:table-cell office:value-type="string">
            <text:p>initial_runs/gsym9/o/gsym9.o.2.0</text:p>
          </table:table-cell>
          <table:table-cell office:value-type="string">
            <text:p>Quantum Improvement</text:p>
          </table:table-cell>
          <table:table-cell office:value-type="float" office:value="-26">
            <text:p>-26</text:p>
          </table:table-cell>
        </table:table-row>
        <table:table-row table:style-name="ro1">
          <table:table-cell office:value-type="string">
            <text:p>initial_runs/gsym9/o/gsym9.o.2.3</text:p>
          </table:table-cell>
          <table:table-cell office:value-type="string">
            <text:p>Quantum Improvement</text:p>
          </table:table-cell>
          <table:table-cell office:value-type="float" office:value="-26">
            <text:p>-26</text:p>
          </table:table-cell>
        </table:table-row>
        <table:table-row table:style-name="ro1">
          <table:table-cell office:value-type="string">
            <text:p>initial_runs/gsym9/o/gsym9.o.2.3</text:p>
          </table:table-cell>
          <table:table-cell office:value-type="string">
            <text:p>Quantum Improvement</text:p>
          </table:table-cell>
          <table:table-cell office:value-type="float" office:value="-26">
            <text:p>-26</text:p>
          </table:table-cell>
        </table:table-row>
        <table:table-row table:style-name="ro1">
          <table:table-cell office:value-type="string">
            <text:p>initial_runs/gsym9/o/gsym9.o.2.3</text:p>
          </table:table-cell>
          <table:table-cell office:value-type="string">
            <text:p>Quantum Improvement</text:p>
          </table:table-cell>
          <table:table-cell office:value-type="float" office:value="-26">
            <text:p>-26</text:p>
          </table:table-cell>
        </table:table-row>
        <table:table-row table:style-name="ro1">
          <table:table-cell office:value-type="string">
            <text:p>initial_runs/gsym9/o/gsym9.o.2.6</text:p>
          </table:table-cell>
          <table:table-cell office:value-type="string">
            <text:p>Quantum Improvement</text:p>
          </table:table-cell>
          <table:table-cell office:value-type="float" office:value="-26">
            <text:p>-26</text:p>
          </table:table-cell>
        </table:table-row>
        <table:table-row table:style-name="ro1">
          <table:table-cell office:value-type="string">
            <text:p>initial_runs/gsym9/o/gsym9.o.2.8</text:p>
          </table:table-cell>
          <table:table-cell office:value-type="string">
            <text:p>Quantum Improvement</text:p>
          </table:table-cell>
          <table:table-cell office:value-type="float" office:value="-26">
            <text:p>-26</text:p>
          </table:table-cell>
        </table:table-row>
        <table:table-row table:style-name="ro1">
          <table:table-cell office:value-type="string">
            <text:p>initial_runs/gsym9/o/gsym9.o.2.0</text:p>
          </table:table-cell>
          <table:table-cell office:value-type="string">
            <text:p>Quantum Improvement</text:p>
          </table:table-cell>
          <table:table-cell office:value-type="float" office:value="-27">
            <text:p>-27</text:p>
          </table:table-cell>
        </table:table-row>
        <table:table-row table:style-name="ro1">
          <table:table-cell office:value-type="string">
            <text:p>initial_runs/gsym9/o/gsym9.o.2.4</text:p>
          </table:table-cell>
          <table:table-cell office:value-type="string">
            <text:p>Quantum Improvement</text:p>
          </table:table-cell>
          <table:table-cell office:value-type="float" office:value="-27">
            <text:p>-27</text:p>
          </table:table-cell>
        </table:table-row>
        <table:table-row table:style-name="ro1">
          <table:table-cell office:value-type="string">
            <text:p>initial_runs/gsym9/o/gsym9.o.2.4</text:p>
          </table:table-cell>
          <table:table-cell office:value-type="string">
            <text:p>Quantum Improvement</text:p>
          </table:table-cell>
          <table:table-cell office:value-type="float" office:value="-27">
            <text:p>-27</text:p>
          </table:table-cell>
        </table:table-row>
        <table:table-row table:style-name="ro1">
          <table:table-cell office:value-type="string">
            <text:p>initial_runs/gsym9/o/gsym9.o.2.5</text:p>
          </table:table-cell>
          <table:table-cell office:value-type="string">
            <text:p>Quantum Improvement</text:p>
          </table:table-cell>
          <table:table-cell office:value-type="float" office:value="-27">
            <text:p>-27</text:p>
          </table:table-cell>
        </table:table-row>
        <table:table-row table:style-name="ro1">
          <table:table-cell office:value-type="string">
            <text:p>initial_runs/gsym9/o/gsym9.o.2.6</text:p>
          </table:table-cell>
          <table:table-cell office:value-type="string">
            <text:p>Quantum Improvement</text:p>
          </table:table-cell>
          <table:table-cell office:value-type="float" office:value="-27">
            <text:p>-27</text:p>
          </table:table-cell>
        </table:table-row>
        <table:table-row table:style-name="ro1">
          <table:table-cell office:value-type="string">
            <text:p>initial_runs/gsym9/o/gsym9.o.2.9</text:p>
          </table:table-cell>
          <table:table-cell office:value-type="string">
            <text:p>Quantum Improvement</text:p>
          </table:table-cell>
          <table:table-cell office:value-type="float" office:value="-27">
            <text:p>-27</text:p>
          </table:table-cell>
        </table:table-row>
        <table:table-row table:style-name="ro1">
          <table:table-cell office:value-type="string">
            <text:p>initial_runs/gsym9/o/gsym9.o.2.1</text:p>
          </table:table-cell>
          <table:table-cell office:value-type="string">
            <text:p>Quantum Improvement</text:p>
          </table:table-cell>
          <table:table-cell office:value-type="float" office:value="-28">
            <text:p>-28</text:p>
          </table:table-cell>
        </table:table-row>
        <table:table-row table:style-name="ro1">
          <table:table-cell office:value-type="string">
            <text:p>initial_runs/gsym9/o/gsym9.o.2.7</text:p>
          </table:table-cell>
          <table:table-cell office:value-type="string">
            <text:p>Quantum Improvement</text:p>
          </table:table-cell>
          <table:table-cell office:value-type="float" office:value="-28">
            <text:p>-28</text:p>
          </table:table-cell>
        </table:table-row>
        <table:table-row table:style-name="ro1">
          <table:table-cell office:value-type="string">
            <text:p>initial_runs/gsym9/o/gsym9.o.2.1</text:p>
          </table:table-cell>
          <table:table-cell office:value-type="string">
            <text:p>Quantum Improvement</text:p>
          </table:table-cell>
          <table:table-cell office:value-type="float" office:value="-29">
            <text:p>-29</text:p>
          </table:table-cell>
        </table:table-row>
        <table:table-row table:style-name="ro1">
          <table:table-cell office:value-type="string">
            <text:p>initial_runs/gsym9/o/gsym9.o.2.1</text:p>
          </table:table-cell>
          <table:table-cell office:value-type="string">
            <text:p>Quantum Improvement</text:p>
          </table:table-cell>
          <table:table-cell office:value-type="float" office:value="-29">
            <text:p>-29</text:p>
          </table:table-cell>
        </table:table-row>
        <table:table-row table:style-name="ro1">
          <table:table-cell office:value-type="string">
            <text:p>initial_runs/gsym9/o/gsym9.o.2.4</text:p>
          </table:table-cell>
          <table:table-cell office:value-type="string">
            <text:p>Quantum Improvement</text:p>
          </table:table-cell>
          <table:table-cell office:value-type="float" office:value="-29">
            <text:p>-29</text:p>
          </table:table-cell>
        </table:table-row>
        <table:table-row table:style-name="ro1">
          <table:table-cell office:value-type="string">
            <text:p>initial_runs/gsym9/o/gsym9.o.2.4</text:p>
          </table:table-cell>
          <table:table-cell office:value-type="string">
            <text:p>Quantum Improvement</text:p>
          </table:table-cell>
          <table:table-cell office:value-type="float" office:value="-29">
            <text:p>-29</text:p>
          </table:table-cell>
        </table:table-row>
        <table:table-row table:style-name="ro1">
          <table:table-cell office:value-type="string">
            <text:p>initial_runs/gsym9/o/gsym9.o.2.0</text:p>
          </table:table-cell>
          <table:table-cell office:value-type="string">
            <text:p>Quantum Improvement</text:p>
          </table:table-cell>
          <table:table-cell office:value-type="float" office:value="-30">
            <text:p>-30</text:p>
          </table:table-cell>
        </table:table-row>
        <table:table-row table:style-name="ro1">
          <table:table-cell office:value-type="string">
            <text:p>initial_runs/gsym9/o/gsym9.o.2.1</text:p>
          </table:table-cell>
          <table:table-cell office:value-type="string">
            <text:p>Quantum Improvement</text:p>
          </table:table-cell>
          <table:table-cell office:value-type="float" office:value="-30">
            <text:p>-30</text:p>
          </table:table-cell>
        </table:table-row>
        <table:table-row table:style-name="ro1">
          <table:table-cell office:value-type="string">
            <text:p>initial_runs/gsym9/o/gsym9.o.2.2</text:p>
          </table:table-cell>
          <table:table-cell office:value-type="string">
            <text:p>Quantum Improvement</text:p>
          </table:table-cell>
          <table:table-cell office:value-type="float" office:value="-30">
            <text:p>-30</text:p>
          </table:table-cell>
        </table:table-row>
        <table:table-row table:style-name="ro1">
          <table:table-cell office:value-type="string">
            <text:p>initial_runs/gsym9/o/gsym9.o.2.3</text:p>
          </table:table-cell>
          <table:table-cell office:value-type="string">
            <text:p>Quantum Improvement</text:p>
          </table:table-cell>
          <table:table-cell office:value-type="float" office:value="-30">
            <text:p>-30</text:p>
          </table:table-cell>
        </table:table-row>
        <table:table-row table:style-name="ro1">
          <table:table-cell office:value-type="string">
            <text:p>initial_runs/gsym9/o/gsym9.o.2.3</text:p>
          </table:table-cell>
          <table:table-cell office:value-type="string">
            <text:p>Quantum Improvement</text:p>
          </table:table-cell>
          <table:table-cell office:value-type="float" office:value="-30">
            <text:p>-30</text:p>
          </table:table-cell>
        </table:table-row>
        <table:table-row table:style-name="ro1">
          <table:table-cell office:value-type="string">
            <text:p>initial_runs/gsym9/o/gsym9.o.2.5</text:p>
          </table:table-cell>
          <table:table-cell office:value-type="string">
            <text:p>Quantum Improvement</text:p>
          </table:table-cell>
          <table:table-cell office:value-type="float" office:value="-30">
            <text:p>-30</text:p>
          </table:table-cell>
        </table:table-row>
        <table:table-row table:style-name="ro1">
          <table:table-cell office:value-type="string">
            <text:p>initial_runs/gsym9/o/gsym9.o.2.9</text:p>
          </table:table-cell>
          <table:table-cell office:value-type="string">
            <text:p>Quantum Improvement</text:p>
          </table:table-cell>
          <table:table-cell office:value-type="float" office:value="-30">
            <text:p>-30</text:p>
          </table:table-cell>
        </table:table-row>
        <table:table-row table:style-name="ro1">
          <table:table-cell office:value-type="string">
            <text:p>initial_runs/gsym9/o/gsym9.o.2.9</text:p>
          </table:table-cell>
          <table:table-cell office:value-type="string">
            <text:p>Quantum Improvement</text:p>
          </table:table-cell>
          <table:table-cell office:value-type="float" office:value="-30">
            <text:p>-30</text:p>
          </table:table-cell>
        </table:table-row>
        <table:table-row table:style-name="ro1">
          <table:table-cell office:value-type="string">
            <text:p>initial_runs/gsym9/o/gsym9.o.2.9</text:p>
          </table:table-cell>
          <table:table-cell office:value-type="string">
            <text:p>Quantum Improvement</text:p>
          </table:table-cell>
          <table:table-cell office:value-type="float" office:value="-30">
            <text:p>-30</text:p>
          </table:table-cell>
        </table:table-row>
        <table:table-row table:style-name="ro1">
          <table:table-cell office:value-type="string">
            <text:p>initial_runs/gsym9/o/gsym9.o.2.2</text:p>
          </table:table-cell>
          <table:table-cell office:value-type="string">
            <text:p>Quantum Improvement</text:p>
          </table:table-cell>
          <table:table-cell office:value-type="float" office:value="-31">
            <text:p>-31</text:p>
          </table:table-cell>
        </table:table-row>
        <table:table-row table:style-name="ro1">
          <table:table-cell office:value-type="string">
            <text:p>initial_runs/gsym9/o/gsym9.o.2.3</text:p>
          </table:table-cell>
          <table:table-cell office:value-type="string">
            <text:p>Quantum Improvement</text:p>
          </table:table-cell>
          <table:table-cell office:value-type="float" office:value="-31">
            <text:p>-31</text:p>
          </table:table-cell>
        </table:table-row>
        <table:table-row table:style-name="ro1">
          <table:table-cell office:value-type="string">
            <text:p>initial_runs/gsym9/o/gsym9.o.2.4</text:p>
          </table:table-cell>
          <table:table-cell office:value-type="string">
            <text:p>Quantum Improvement</text:p>
          </table:table-cell>
          <table:table-cell office:value-type="float" office:value="-31">
            <text:p>-31</text:p>
          </table:table-cell>
        </table:table-row>
        <table:table-row table:style-name="ro1">
          <table:table-cell office:value-type="string">
            <text:p>initial_runs/gsym9/o/gsym9.o.2.4</text:p>
          </table:table-cell>
          <table:table-cell office:value-type="string">
            <text:p>Quantum Improvement</text:p>
          </table:table-cell>
          <table:table-cell office:value-type="float" office:value="-31">
            <text:p>-31</text:p>
          </table:table-cell>
        </table:table-row>
        <table:table-row table:style-name="ro1">
          <table:table-cell office:value-type="string">
            <text:p>initial_runs/gsym9/o/gsym9.o.2.5</text:p>
          </table:table-cell>
          <table:table-cell office:value-type="string">
            <text:p>Quantum Improvement</text:p>
          </table:table-cell>
          <table:table-cell office:value-type="float" office:value="-31">
            <text:p>-31</text:p>
          </table:table-cell>
        </table:table-row>
        <table:table-row table:style-name="ro1">
          <table:table-cell office:value-type="string">
            <text:p>initial_runs/gsym9/o/gsym9.o.2.7</text:p>
          </table:table-cell>
          <table:table-cell office:value-type="string">
            <text:p>Quantum Improvement</text:p>
          </table:table-cell>
          <table:table-cell office:value-type="float" office:value="-31">
            <text:p>-31</text:p>
          </table:table-cell>
        </table:table-row>
        <table:table-row table:style-name="ro1">
          <table:table-cell office:value-type="string">
            <text:p>initial_runs/gsym9/o/gsym9.o.2.1</text:p>
          </table:table-cell>
          <table:table-cell office:value-type="string">
            <text:p>Quantum Improvement</text:p>
          </table:table-cell>
          <table:table-cell office:value-type="float" office:value="-32">
            <text:p>-32</text:p>
          </table:table-cell>
        </table:table-row>
        <table:table-row table:style-name="ro1">
          <table:table-cell office:value-type="string">
            <text:p>initial_runs/gsym9/o/gsym9.o.2.7</text:p>
          </table:table-cell>
          <table:table-cell office:value-type="string">
            <text:p>Quantum Improvement</text:p>
          </table:table-cell>
          <table:table-cell office:value-type="float" office:value="-32">
            <text:p>-32</text:p>
          </table:table-cell>
        </table:table-row>
        <table:table-row table:style-name="ro1">
          <table:table-cell office:value-type="string">
            <text:p>initial_runs/gsym9/o/gsym9.o.2.5</text:p>
          </table:table-cell>
          <table:table-cell office:value-type="string">
            <text:p>Quantum Improvement</text:p>
          </table:table-cell>
          <table:table-cell office:value-type="float" office:value="-33">
            <text:p>-33</text:p>
          </table:table-cell>
        </table:table-row>
        <table:table-row table:style-name="ro1">
          <table:table-cell office:value-type="string">
            <text:p>initial_runs/gsym9/o/gsym9.o.2.7</text:p>
          </table:table-cell>
          <table:table-cell office:value-type="string">
            <text:p>Quantum Improvement</text:p>
          </table:table-cell>
          <table:table-cell office:value-type="float" office:value="-33">
            <text:p>-33</text:p>
          </table:table-cell>
        </table:table-row>
        <table:table-row table:style-name="ro1">
          <table:table-cell office:value-type="string">
            <text:p>initial_runs/gsym9/o/gsym9.o.2.0</text:p>
          </table:table-cell>
          <table:table-cell office:value-type="string">
            <text:p>Quantum Improvement</text:p>
          </table:table-cell>
          <table:table-cell office:value-type="float" office:value="-34">
            <text:p>-34</text:p>
          </table:table-cell>
        </table:table-row>
        <table:table-row table:style-name="ro1">
          <table:table-cell office:value-type="string">
            <text:p>initial_runs/gsym9/o/gsym9.o.2.5</text:p>
          </table:table-cell>
          <table:table-cell office:value-type="string">
            <text:p>Quantum Improvement</text:p>
          </table:table-cell>
          <table:table-cell office:value-type="float" office:value="-34">
            <text:p>-34</text:p>
          </table:table-cell>
        </table:table-row>
        <table:table-row table:style-name="ro1">
          <table:table-cell office:value-type="string">
            <text:p>initial_runs/gsym9/o/gsym9.o.2.0</text:p>
          </table:table-cell>
          <table:table-cell office:value-type="string">
            <text:p>Quantum Improvement</text:p>
          </table:table-cell>
          <table:table-cell office:value-type="float" office:value="-35">
            <text:p>-35</text:p>
          </table:table-cell>
        </table:table-row>
        <table:table-row table:style-name="ro1">
          <table:table-cell office:value-type="string">
            <text:p>initial_runs/gsym9/o/gsym9.o.2.1</text:p>
          </table:table-cell>
          <table:table-cell office:value-type="string">
            <text:p>Quantum Improvement</text:p>
          </table:table-cell>
          <table:table-cell office:value-type="float" office:value="-35">
            <text:p>-35</text:p>
          </table:table-cell>
        </table:table-row>
        <table:table-row table:style-name="ro1">
          <table:table-cell office:value-type="string">
            <text:p>initial_runs/gsym9/o/gsym9.o.2.9</text:p>
          </table:table-cell>
          <table:table-cell office:value-type="string">
            <text:p>Quantum Improvement</text:p>
          </table:table-cell>
          <table:table-cell office:value-type="float" office:value="-35">
            <text:p>-35</text:p>
          </table:table-cell>
        </table:table-row>
        <table:table-row table:style-name="ro1">
          <table:table-cell office:value-type="string">
            <text:p>initial_runs/gsym9/o/gsym9.o.2.8</text:p>
          </table:table-cell>
          <table:table-cell office:value-type="string">
            <text:p>Quantum Improvement</text:p>
          </table:table-cell>
          <table:table-cell office:value-type="float" office:value="-36">
            <text:p>-36</text:p>
          </table:table-cell>
        </table:table-row>
        <table:table-row table:style-name="ro1">
          <table:table-cell office:value-type="string">
            <text:p>initial_runs/gsym9/o/gsym9.o.2.3</text:p>
          </table:table-cell>
          <table:table-cell office:value-type="string">
            <text:p>Quantum Improvement</text:p>
          </table:table-cell>
          <table:table-cell office:value-type="float" office:value="-37">
            <text:p>-37</text:p>
          </table:table-cell>
        </table:table-row>
        <table:table-row table:style-name="ro1">
          <table:table-cell office:value-type="string">
            <text:p>initial_runs/gsym9/o/gsym9.o.2.6</text:p>
          </table:table-cell>
          <table:table-cell office:value-type="string">
            <text:p>Quantum Improvement</text:p>
          </table:table-cell>
          <table:table-cell office:value-type="float" office:value="-37">
            <text:p>-37</text:p>
          </table:table-cell>
        </table:table-row>
        <table:table-row table:style-name="ro1">
          <table:table-cell office:value-type="string">
            <text:p>initial_runs/gsym9/o/gsym9.o.2.7</text:p>
          </table:table-cell>
          <table:table-cell office:value-type="string">
            <text:p>Quantum Improvement</text:p>
          </table:table-cell>
          <table:table-cell office:value-type="float" office:value="-37">
            <text:p>-37</text:p>
          </table:table-cell>
        </table:table-row>
        <table:table-row table:style-name="ro1">
          <table:table-cell office:value-type="string">
            <text:p>initial_runs/gsym9/o/gsym9.o.2.7</text:p>
          </table:table-cell>
          <table:table-cell office:value-type="string">
            <text:p>Quantum Improvement</text:p>
          </table:table-cell>
          <table:table-cell office:value-type="float" office:value="-38">
            <text:p>-38</text:p>
          </table:table-cell>
        </table:table-row>
        <table:table-row table:style-name="ro1">
          <table:table-cell office:value-type="string">
            <text:p>initial_runs/gsym9/o/gsym9.o.2.7</text:p>
          </table:table-cell>
          <table:table-cell office:value-type="string">
            <text:p>Quantum Improvement</text:p>
          </table:table-cell>
          <table:table-cell office:value-type="float" office:value="-39">
            <text:p>-39</text:p>
          </table:table-cell>
        </table:table-row>
        <table:table-row table:style-name="ro1">
          <table:table-cell office:value-type="string">
            <text:p>initial_runs/gsym9/o/gsym9.o.2.9</text:p>
          </table:table-cell>
          <table:table-cell office:value-type="string">
            <text:p>Quantum Improvement</text:p>
          </table:table-cell>
          <table:table-cell office:value-type="float" office:value="-39">
            <text:p>-39</text:p>
          </table:table-cell>
        </table:table-row>
        <table:table-row table:style-name="ro1">
          <table:table-cell office:value-type="string">
            <text:p>initial_runs/gsym9/o/gsym9.o.2.3</text:p>
          </table:table-cell>
          <table:table-cell office:value-type="string">
            <text:p>Quantum Improvement</text:p>
          </table:table-cell>
          <table:table-cell office:value-type="float" office:value="-40">
            <text:p>-40</text:p>
          </table:table-cell>
        </table:table-row>
        <table:table-row table:style-name="ro1">
          <table:table-cell office:value-type="string">
            <text:p>initial_runs/gsym9/o/gsym9.o.2.5</text:p>
          </table:table-cell>
          <table:table-cell office:value-type="string">
            <text:p>Quantum Improvement</text:p>
          </table:table-cell>
          <table:table-cell office:value-type="float" office:value="-40">
            <text:p>-40</text:p>
          </table:table-cell>
        </table:table-row>
        <table:table-row table:style-name="ro1">
          <table:table-cell office:value-type="string">
            <text:p>initial_runs/gsym9/o/gsym9.o.2.1</text:p>
          </table:table-cell>
          <table:table-cell office:value-type="string">
            <text:p>Quantum Improvement</text:p>
          </table:table-cell>
          <table:table-cell office:value-type="float" office:value="-43">
            <text:p>-43</text:p>
          </table:table-cell>
        </table:table-row>
        <table:table-row table:style-name="ro1">
          <table:table-cell office:value-type="string">
            <text:p>initial_runs/gsym9/o/gsym9.o.2.6</text:p>
          </table:table-cell>
          <table:table-cell office:value-type="string">
            <text:p>Quantum Improvement</text:p>
          </table:table-cell>
          <table:table-cell office:value-type="float" office:value="-44">
            <text:p>-44</text:p>
          </table:table-cell>
        </table:table-row>
        <table:table-row table:style-name="ro1">
          <table:table-cell office:value-type="string">
            <text:p>initial_runs/gsym9/o/gsym9.o.2.8</text:p>
          </table:table-cell>
          <table:table-cell office:value-type="string">
            <text:p>Quantum Improvement</text:p>
          </table:table-cell>
          <table:table-cell office:value-type="float" office:value="-45">
            <text:p>-45</text:p>
          </table:table-cell>
        </table:table-row>
        <table:table-row table:style-name="ro1">
          <table:table-cell office:value-type="string">
            <text:p>initial_runs/gsym9/o/gsym9.o.2.2</text:p>
          </table:table-cell>
          <table:table-cell office:value-type="string">
            <text:p>Quantum Improvement</text:p>
          </table:table-cell>
          <table:table-cell office:value-type="float" office:value="-48">
            <text:p>-48</text:p>
          </table:table-cell>
        </table:table-row>
        <table:table-row table:style-name="ro1">
          <table:table-cell office:value-type="string">
            <text:p>initial_runs/gsym9/o/gsym9.o.2.7</text:p>
          </table:table-cell>
          <table:table-cell office:value-type="string">
            <text:p>Quantum Improvement</text:p>
          </table:table-cell>
          <table:table-cell office:value-type="float" office:value="-49">
            <text:p>-49</text:p>
          </table:table-cell>
        </table:table-row>
        <table:table-row table:style-name="ro1">
          <table:table-cell office:value-type="string">
            <text:p>initial_runs/gsym9/o/gsym9.o.2.7</text:p>
          </table:table-cell>
          <table:table-cell office:value-type="string">
            <text:p>Quantum Improvement</text:p>
          </table:table-cell>
          <table:table-cell office:value-type="float" office:value="-50">
            <text:p>-50</text:p>
          </table:table-cell>
        </table:table-row>
        <table:table-row table:style-name="ro1">
          <table:table-cell office:value-type="string">
            <text:p>initial_runs/gsym9/o/gsym9.o.2.5</text:p>
          </table:table-cell>
          <table:table-cell office:value-type="string">
            <text:p>Quantum Improvement</text:p>
          </table:table-cell>
          <table:table-cell office:value-type="float" office:value="-54">
            <text:p>-54</text:p>
          </table:table-cell>
        </table:table-row>
        <table:table-row table:style-name="ro1">
          <table:table-cell office:value-type="string">
            <text:p>initial_runs/gsym9/o/gsym9.o.2.6</text:p>
          </table:table-cell>
          <table:table-cell office:value-type="string">
            <text:p>gate count Improvement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initial_runs/gsym9/o/gsym9.o.2.2</text:p>
          </table:table-cell>
          <table:table-cell office:value-type="string">
            <text:p>gate count Improvement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initial_runs/gsym9/o/gsym9.o.2.4</text:p>
          </table:table-cell>
          <table:table-cell office:value-type="string">
            <text:p>gate count Improvement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initial_runs/gsym9/o/gsym9.o.2.8</text:p>
          </table:table-cell>
          <table:table-cell office:value-type="string">
            <text:p>gate count Improvement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initial_runs/gsym9/o/gsym9.o.2.0</text:p>
          </table:table-cell>
          <table:table-cell office:value-type="string">
            <text:p>gate count Improvement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initial_runs/gsym9/o/gsym9.o.2.0</text:p>
          </table:table-cell>
          <table:table-cell office:value-type="string">
            <text:p>gate count Improvement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initial_runs/gsym9/o/gsym9.o.2.0</text:p>
          </table:table-cell>
          <table:table-cell office:value-type="string">
            <text:p>gate count Improvement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initial_runs/gsym9/o/gsym9.o.2.0</text:p>
          </table:table-cell>
          <table:table-cell office:value-type="string">
            <text:p>gate count Improvement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initial_runs/gsym9/o/gsym9.o.2.1</text:p>
          </table:table-cell>
          <table:table-cell office:value-type="string">
            <text:p>gate count Improvement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initial_runs/gsym9/o/gsym9.o.2.2</text:p>
          </table:table-cell>
          <table:table-cell office:value-type="string">
            <text:p>gate count Improvement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initial_runs/gsym9/o/gsym9.o.2.3</text:p>
          </table:table-cell>
          <table:table-cell office:value-type="string">
            <text:p>gate count Improvement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initial_runs/gsym9/o/gsym9.o.2.3</text:p>
          </table:table-cell>
          <table:table-cell office:value-type="string">
            <text:p>gate count Improvement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initial_runs/gsym9/o/gsym9.o.2.3</text:p>
          </table:table-cell>
          <table:table-cell office:value-type="string">
            <text:p>gate count Improvement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initial_runs/gsym9/o/gsym9.o.2.5</text:p>
          </table:table-cell>
          <table:table-cell office:value-type="string">
            <text:p>gate count Improvement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initial_runs/gsym9/o/gsym9.o.2.6</text:p>
          </table:table-cell>
          <table:table-cell office:value-type="string">
            <text:p>gate count Improvement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initial_runs/gsym9/o/gsym9.o.2.6</text:p>
          </table:table-cell>
          <table:table-cell office:value-type="string">
            <text:p>gate count Improvement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initial_runs/gsym9/o/gsym9.o.2.7</text:p>
          </table:table-cell>
          <table:table-cell office:value-type="string">
            <text:p>gate count Improvement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initial_runs/gsym9/o/gsym9.o.2.7</text:p>
          </table:table-cell>
          <table:table-cell office:value-type="string">
            <text:p>gate count Improvement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initial_runs/gsym9/o/gsym9.o.2.8</text:p>
          </table:table-cell>
          <table:table-cell office:value-type="string">
            <text:p>gate count Improvement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initial_runs/gsym9/o/gsym9.o.2.9</text:p>
          </table:table-cell>
          <table:table-cell office:value-type="string">
            <text:p>gate count Improvement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initial_runs/gsym9/o/gsym9.o.1.2</text:p>
          </table:table-cell>
          <table:table-cell office:value-type="string">
            <text:p>gate count Improvement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initial_runs/gsym9/o/gsym9.o.2.0</text:p>
          </table:table-cell>
          <table:table-cell office:value-type="string">
            <text:p>gate count Improvement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initial_runs/gsym9/o/gsym9.o.2.0</text:p>
          </table:table-cell>
          <table:table-cell office:value-type="string">
            <text:p>gate count Improvement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initial_runs/gsym9/o/gsym9.o.2.0</text:p>
          </table:table-cell>
          <table:table-cell office:value-type="string">
            <text:p>gate count Improvement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initial_runs/gsym9/o/gsym9.o.2.0</text:p>
          </table:table-cell>
          <table:table-cell office:value-type="string">
            <text:p>gate count Improvement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initial_runs/gsym9/o/gsym9.o.2.0</text:p>
          </table:table-cell>
          <table:table-cell office:value-type="string">
            <text:p>gate count Improvement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initial_runs/gsym9/o/gsym9.o.2.0</text:p>
          </table:table-cell>
          <table:table-cell office:value-type="string">
            <text:p>gate count Improvement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initial_runs/gsym9/o/gsym9.o.2.0</text:p>
          </table:table-cell>
          <table:table-cell office:value-type="string">
            <text:p>gate count Improvement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initial_runs/gsym9/o/gsym9.o.2.0</text:p>
          </table:table-cell>
          <table:table-cell office:value-type="string">
            <text:p>gate count Improvement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initial_runs/gsym9/o/gsym9.o.2.1</text:p>
          </table:table-cell>
          <table:table-cell office:value-type="string">
            <text:p>gate count Improvement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initial_runs/gsym9/o/gsym9.o.2.1</text:p>
          </table:table-cell>
          <table:table-cell office:value-type="string">
            <text:p>gate count Improvement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initial_runs/gsym9/o/gsym9.o.2.1</text:p>
          </table:table-cell>
          <table:table-cell office:value-type="string">
            <text:p>gate count Improvement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initial_runs/gsym9/o/gsym9.o.2.2</text:p>
          </table:table-cell>
          <table:table-cell office:value-type="string">
            <text:p>gate count Improvement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initial_runs/gsym9/o/gsym9.o.2.2</text:p>
          </table:table-cell>
          <table:table-cell office:value-type="string">
            <text:p>gate count Improvement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initial_runs/gsym9/o/gsym9.o.2.3</text:p>
          </table:table-cell>
          <table:table-cell office:value-type="string">
            <text:p>gate count Improvement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initial_runs/gsym9/o/gsym9.o.2.3</text:p>
          </table:table-cell>
          <table:table-cell office:value-type="string">
            <text:p>gate count Improvement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initial_runs/gsym9/o/gsym9.o.2.3</text:p>
          </table:table-cell>
          <table:table-cell office:value-type="string">
            <text:p>gate count Improvement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initial_runs/gsym9/o/gsym9.o.2.3</text:p>
          </table:table-cell>
          <table:table-cell office:value-type="string">
            <text:p>gate count Improvement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initial_runs/gsym9/o/gsym9.o.2.3</text:p>
          </table:table-cell>
          <table:table-cell office:value-type="string">
            <text:p>gate count Improvement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initial_runs/gsym9/o/gsym9.o.2.3</text:p>
          </table:table-cell>
          <table:table-cell office:value-type="string">
            <text:p>gate count Improvement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initial_runs/gsym9/o/gsym9.o.2.4</text:p>
          </table:table-cell>
          <table:table-cell office:value-type="string">
            <text:p>gate count Improvement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initial_runs/gsym9/o/gsym9.o.2.4</text:p>
          </table:table-cell>
          <table:table-cell office:value-type="string">
            <text:p>gate count Improvement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initial_runs/gsym9/o/gsym9.o.2.4</text:p>
          </table:table-cell>
          <table:table-cell office:value-type="string">
            <text:p>gate count Improvement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initial_runs/gsym9/o/gsym9.o.2.4</text:p>
          </table:table-cell>
          <table:table-cell office:value-type="string">
            <text:p>gate count Improvement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initial_runs/gsym9/o/gsym9.o.2.5</text:p>
          </table:table-cell>
          <table:table-cell office:value-type="string">
            <text:p>gate count Improvement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initial_runs/gsym9/o/gsym9.o.2.5</text:p>
          </table:table-cell>
          <table:table-cell office:value-type="string">
            <text:p>gate count Improvement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initial_runs/gsym9/o/gsym9.o.2.5</text:p>
          </table:table-cell>
          <table:table-cell office:value-type="string">
            <text:p>gate count Improvement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initial_runs/gsym9/o/gsym9.o.2.5</text:p>
          </table:table-cell>
          <table:table-cell office:value-type="string">
            <text:p>gate count Improvement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initial_runs/gsym9/o/gsym9.o.2.6</text:p>
          </table:table-cell>
          <table:table-cell office:value-type="string">
            <text:p>gate count Improvement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initial_runs/gsym9/o/gsym9.o.2.6</text:p>
          </table:table-cell>
          <table:table-cell office:value-type="string">
            <text:p>gate count Improvement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initial_runs/gsym9/o/gsym9.o.2.6</text:p>
          </table:table-cell>
          <table:table-cell office:value-type="string">
            <text:p>gate count Improvement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initial_runs/gsym9/o/gsym9.o.2.6</text:p>
          </table:table-cell>
          <table:table-cell office:value-type="string">
            <text:p>gate count Improvement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initial_runs/gsym9/o/gsym9.o.2.7</text:p>
          </table:table-cell>
          <table:table-cell office:value-type="string">
            <text:p>gate count Improvement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initial_runs/gsym9/o/gsym9.o.2.8</text:p>
          </table:table-cell>
          <table:table-cell office:value-type="string">
            <text:p>gate count Improvement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initial_runs/gsym9/o/gsym9.o.2.8</text:p>
          </table:table-cell>
          <table:table-cell office:value-type="string">
            <text:p>gate count Improvement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initial_runs/gsym9/o/gsym9.o.2.8</text:p>
          </table:table-cell>
          <table:table-cell office:value-type="string">
            <text:p>gate count Improvement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initial_runs/gsym9/o/gsym9.o.2.8</text:p>
          </table:table-cell>
          <table:table-cell office:value-type="string">
            <text:p>gate count Improvement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initial_runs/gsym9/o/gsym9.o.2.9</text:p>
          </table:table-cell>
          <table:table-cell office:value-type="string">
            <text:p>gate count Improvement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initial_runs/gsym9/o/gsym9.o.2.9</text:p>
          </table:table-cell>
          <table:table-cell office:value-type="string">
            <text:p>gate count Improvement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initial_runs/gsym9/o/gsym9.o.2.9</text:p>
          </table:table-cell>
          <table:table-cell office:value-type="string">
            <text:p>gate count Improvement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initial_runs/gsym9/o/gsym9.o.2.9</text:p>
          </table:table-cell>
          <table:table-cell office:value-type="string">
            <text:p>gate count Improvement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initial_runs/gsym9/o/gsym9.o.2.9</text:p>
          </table:table-cell>
          <table:table-cell office:value-type="string">
            <text:p>gate count Improvement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initial_runs/gsym9/o/gsym9.o.1.7</text:p>
          </table:table-cell>
          <table:table-cell office:value-type="string">
            <text:p>gate count Improvement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initial_runs/gsym9/o/gsym9.o.2.0</text:p>
          </table:table-cell>
          <table:table-cell office:value-type="string">
            <text:p>gate count Improvement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initial_runs/gsym9/o/gsym9.o.2.0</text:p>
          </table:table-cell>
          <table:table-cell office:value-type="string">
            <text:p>gate count Improvement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initial_runs/gsym9/o/gsym9.o.2.0</text:p>
          </table:table-cell>
          <table:table-cell office:value-type="string">
            <text:p>gate count Improvement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initial_runs/gsym9/o/gsym9.o.2.0</text:p>
          </table:table-cell>
          <table:table-cell office:value-type="string">
            <text:p>gate count Improvement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initial_runs/gsym9/o/gsym9.o.2.0</text:p>
          </table:table-cell>
          <table:table-cell office:value-type="string">
            <text:p>gate count Improvement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initial_runs/gsym9/o/gsym9.o.2.0</text:p>
          </table:table-cell>
          <table:table-cell office:value-type="string">
            <text:p>gate count Improvement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initial_runs/gsym9/o/gsym9.o.2.0</text:p>
          </table:table-cell>
          <table:table-cell office:value-type="string">
            <text:p>gate count Improvement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initial_runs/gsym9/o/gsym9.o.2.0</text:p>
          </table:table-cell>
          <table:table-cell office:value-type="string">
            <text:p>gate count Improvement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initial_runs/gsym9/o/gsym9.o.2.0</text:p>
          </table:table-cell>
          <table:table-cell office:value-type="string">
            <text:p>gate count Improvement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initial_runs/gsym9/o/gsym9.o.2.1</text:p>
          </table:table-cell>
          <table:table-cell office:value-type="string">
            <text:p>gate count Improvement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initial_runs/gsym9/o/gsym9.o.2.1</text:p>
          </table:table-cell>
          <table:table-cell office:value-type="string">
            <text:p>gate count Improvement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initial_runs/gsym9/o/gsym9.o.2.1</text:p>
          </table:table-cell>
          <table:table-cell office:value-type="string">
            <text:p>gate count Improvement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initial_runs/gsym9/o/gsym9.o.2.1</text:p>
          </table:table-cell>
          <table:table-cell office:value-type="string">
            <text:p>gate count Improvement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initial_runs/gsym9/o/gsym9.o.2.1</text:p>
          </table:table-cell>
          <table:table-cell office:value-type="string">
            <text:p>gate count Improvement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initial_runs/gsym9/o/gsym9.o.2.1</text:p>
          </table:table-cell>
          <table:table-cell office:value-type="string">
            <text:p>gate count Improvement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initial_runs/gsym9/o/gsym9.o.2.1</text:p>
          </table:table-cell>
          <table:table-cell office:value-type="string">
            <text:p>gate count Improvement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initial_runs/gsym9/o/gsym9.o.2.1</text:p>
          </table:table-cell>
          <table:table-cell office:value-type="string">
            <text:p>gate count Improvement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initial_runs/gsym9/o/gsym9.o.2.1</text:p>
          </table:table-cell>
          <table:table-cell office:value-type="string">
            <text:p>gate count Improvement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initial_runs/gsym9/o/gsym9.o.2.1</text:p>
          </table:table-cell>
          <table:table-cell office:value-type="string">
            <text:p>gate count Improvement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initial_runs/gsym9/o/gsym9.o.2.1</text:p>
          </table:table-cell>
          <table:table-cell office:value-type="string">
            <text:p>gate count Improvement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initial_runs/gsym9/o/gsym9.o.2.2</text:p>
          </table:table-cell>
          <table:table-cell office:value-type="string">
            <text:p>gate count Improvement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initial_runs/gsym9/o/gsym9.o.2.2</text:p>
          </table:table-cell>
          <table:table-cell office:value-type="string">
            <text:p>gate count Improvement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initial_runs/gsym9/o/gsym9.o.2.2</text:p>
          </table:table-cell>
          <table:table-cell office:value-type="string">
            <text:p>gate count Improvement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initial_runs/gsym9/o/gsym9.o.2.2</text:p>
          </table:table-cell>
          <table:table-cell office:value-type="string">
            <text:p>gate count Improvement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initial_runs/gsym9/o/gsym9.o.2.2</text:p>
          </table:table-cell>
          <table:table-cell office:value-type="string">
            <text:p>gate count Improvement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initial_runs/gsym9/o/gsym9.o.2.2</text:p>
          </table:table-cell>
          <table:table-cell office:value-type="string">
            <text:p>gate count Improvement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initial_runs/gsym9/o/gsym9.o.2.2</text:p>
          </table:table-cell>
          <table:table-cell office:value-type="string">
            <text:p>gate count Improvement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initial_runs/gsym9/o/gsym9.o.2.2</text:p>
          </table:table-cell>
          <table:table-cell office:value-type="string">
            <text:p>gate count Improvement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initial_runs/gsym9/o/gsym9.o.2.2</text:p>
          </table:table-cell>
          <table:table-cell office:value-type="string">
            <text:p>gate count Improvement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initial_runs/gsym9/o/gsym9.o.2.2</text:p>
          </table:table-cell>
          <table:table-cell office:value-type="string">
            <text:p>gate count Improvement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initial_runs/gsym9/o/gsym9.o.2.2</text:p>
          </table:table-cell>
          <table:table-cell office:value-type="string">
            <text:p>gate count Improvement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initial_runs/gsym9/o/gsym9.o.2.2</text:p>
          </table:table-cell>
          <table:table-cell office:value-type="string">
            <text:p>gate count Improvement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initial_runs/gsym9/o/gsym9.o.2.3</text:p>
          </table:table-cell>
          <table:table-cell office:value-type="string">
            <text:p>gate count Improvement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initial_runs/gsym9/o/gsym9.o.2.3</text:p>
          </table:table-cell>
          <table:table-cell office:value-type="string">
            <text:p>gate count Improvement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initial_runs/gsym9/o/gsym9.o.2.3</text:p>
          </table:table-cell>
          <table:table-cell office:value-type="string">
            <text:p>gate count Improvement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initial_runs/gsym9/o/gsym9.o.2.3</text:p>
          </table:table-cell>
          <table:table-cell office:value-type="string">
            <text:p>gate count Improvement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initial_runs/gsym9/o/gsym9.o.2.3</text:p>
          </table:table-cell>
          <table:table-cell office:value-type="string">
            <text:p>gate count Improvement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initial_runs/gsym9/o/gsym9.o.2.3</text:p>
          </table:table-cell>
          <table:table-cell office:value-type="string">
            <text:p>gate count Improvement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initial_runs/gsym9/o/gsym9.o.2.3</text:p>
          </table:table-cell>
          <table:table-cell office:value-type="string">
            <text:p>gate count Improvement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initial_runs/gsym9/o/gsym9.o.2.4</text:p>
          </table:table-cell>
          <table:table-cell office:value-type="string">
            <text:p>gate count Improvement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initial_runs/gsym9/o/gsym9.o.2.4</text:p>
          </table:table-cell>
          <table:table-cell office:value-type="string">
            <text:p>gate count Improvement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initial_runs/gsym9/o/gsym9.o.2.4</text:p>
          </table:table-cell>
          <table:table-cell office:value-type="string">
            <text:p>gate count Improvement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initial_runs/gsym9/o/gsym9.o.2.4</text:p>
          </table:table-cell>
          <table:table-cell office:value-type="string">
            <text:p>gate count Improvement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initial_runs/gsym9/o/gsym9.o.2.4</text:p>
          </table:table-cell>
          <table:table-cell office:value-type="string">
            <text:p>gate count Improvement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initial_runs/gsym9/o/gsym9.o.2.4</text:p>
          </table:table-cell>
          <table:table-cell office:value-type="string">
            <text:p>gate count Improvement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initial_runs/gsym9/o/gsym9.o.2.4</text:p>
          </table:table-cell>
          <table:table-cell office:value-type="string">
            <text:p>gate count Improvement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initial_runs/gsym9/o/gsym9.o.2.4</text:p>
          </table:table-cell>
          <table:table-cell office:value-type="string">
            <text:p>gate count Improvement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initial_runs/gsym9/o/gsym9.o.2.4</text:p>
          </table:table-cell>
          <table:table-cell office:value-type="string">
            <text:p>gate count Improvement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initial_runs/gsym9/o/gsym9.o.2.5</text:p>
          </table:table-cell>
          <table:table-cell office:value-type="string">
            <text:p>gate count Improvement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initial_runs/gsym9/o/gsym9.o.2.5</text:p>
          </table:table-cell>
          <table:table-cell office:value-type="string">
            <text:p>gate count Improvement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initial_runs/gsym9/o/gsym9.o.2.5</text:p>
          </table:table-cell>
          <table:table-cell office:value-type="string">
            <text:p>gate count Improvement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initial_runs/gsym9/o/gsym9.o.2.5</text:p>
          </table:table-cell>
          <table:table-cell office:value-type="string">
            <text:p>gate count Improvement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initial_runs/gsym9/o/gsym9.o.2.5</text:p>
          </table:table-cell>
          <table:table-cell office:value-type="string">
            <text:p>gate count Improvement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initial_runs/gsym9/o/gsym9.o.2.5</text:p>
          </table:table-cell>
          <table:table-cell office:value-type="string">
            <text:p>gate count Improvement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initial_runs/gsym9/o/gsym9.o.2.5</text:p>
          </table:table-cell>
          <table:table-cell office:value-type="string">
            <text:p>gate count Improvement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initial_runs/gsym9/o/gsym9.o.2.5</text:p>
          </table:table-cell>
          <table:table-cell office:value-type="string">
            <text:p>gate count Improvement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initial_runs/gsym9/o/gsym9.o.2.5</text:p>
          </table:table-cell>
          <table:table-cell office:value-type="string">
            <text:p>gate count Improvement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initial_runs/gsym9/o/gsym9.o.2.5</text:p>
          </table:table-cell>
          <table:table-cell office:value-type="string">
            <text:p>gate count Improvement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initial_runs/gsym9/o/gsym9.o.2.5</text:p>
          </table:table-cell>
          <table:table-cell office:value-type="string">
            <text:p>gate count Improvement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initial_runs/gsym9/o/gsym9.o.2.5</text:p>
          </table:table-cell>
          <table:table-cell office:value-type="string">
            <text:p>gate count Improvement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initial_runs/gsym9/o/gsym9.o.2.6</text:p>
          </table:table-cell>
          <table:table-cell office:value-type="string">
            <text:p>gate count Improvement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initial_runs/gsym9/o/gsym9.o.2.6</text:p>
          </table:table-cell>
          <table:table-cell office:value-type="string">
            <text:p>gate count Improvement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initial_runs/gsym9/o/gsym9.o.2.6</text:p>
          </table:table-cell>
          <table:table-cell office:value-type="string">
            <text:p>gate count Improvement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initial_runs/gsym9/o/gsym9.o.2.6</text:p>
          </table:table-cell>
          <table:table-cell office:value-type="string">
            <text:p>gate count Improvement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initial_runs/gsym9/o/gsym9.o.2.6</text:p>
          </table:table-cell>
          <table:table-cell office:value-type="string">
            <text:p>gate count Improvement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initial_runs/gsym9/o/gsym9.o.2.6</text:p>
          </table:table-cell>
          <table:table-cell office:value-type="string">
            <text:p>gate count Improvement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initial_runs/gsym9/o/gsym9.o.2.6</text:p>
          </table:table-cell>
          <table:table-cell office:value-type="string">
            <text:p>gate count Improvement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initial_runs/gsym9/o/gsym9.o.2.6</text:p>
          </table:table-cell>
          <table:table-cell office:value-type="string">
            <text:p>gate count Improvement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initial_runs/gsym9/o/gsym9.o.2.7</text:p>
          </table:table-cell>
          <table:table-cell office:value-type="string">
            <text:p>gate count Improvement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initial_runs/gsym9/o/gsym9.o.2.7</text:p>
          </table:table-cell>
          <table:table-cell office:value-type="string">
            <text:p>gate count Improvement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initial_runs/gsym9/o/gsym9.o.2.7</text:p>
          </table:table-cell>
          <table:table-cell office:value-type="string">
            <text:p>gate count Improvement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initial_runs/gsym9/o/gsym9.o.2.7</text:p>
          </table:table-cell>
          <table:table-cell office:value-type="string">
            <text:p>gate count Improvement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initial_runs/gsym9/o/gsym9.o.2.7</text:p>
          </table:table-cell>
          <table:table-cell office:value-type="string">
            <text:p>gate count Improvement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initial_runs/gsym9/o/gsym9.o.2.7</text:p>
          </table:table-cell>
          <table:table-cell office:value-type="string">
            <text:p>gate count Improvement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initial_runs/gsym9/o/gsym9.o.2.7</text:p>
          </table:table-cell>
          <table:table-cell office:value-type="string">
            <text:p>gate count Improvement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initial_runs/gsym9/o/gsym9.o.2.7</text:p>
          </table:table-cell>
          <table:table-cell office:value-type="string">
            <text:p>gate count Improvement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initial_runs/gsym9/o/gsym9.o.2.7</text:p>
          </table:table-cell>
          <table:table-cell office:value-type="string">
            <text:p>gate count Improvement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initial_runs/gsym9/o/gsym9.o.2.7</text:p>
          </table:table-cell>
          <table:table-cell office:value-type="string">
            <text:p>gate count Improvement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initial_runs/gsym9/o/gsym9.o.2.8</text:p>
          </table:table-cell>
          <table:table-cell office:value-type="string">
            <text:p>gate count Improvement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initial_runs/gsym9/o/gsym9.o.2.8</text:p>
          </table:table-cell>
          <table:table-cell office:value-type="string">
            <text:p>gate count Improvement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initial_runs/gsym9/o/gsym9.o.2.8</text:p>
          </table:table-cell>
          <table:table-cell office:value-type="string">
            <text:p>gate count Improvement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initial_runs/gsym9/o/gsym9.o.2.8</text:p>
          </table:table-cell>
          <table:table-cell office:value-type="string">
            <text:p>gate count Improvement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initial_runs/gsym9/o/gsym9.o.2.8</text:p>
          </table:table-cell>
          <table:table-cell office:value-type="string">
            <text:p>gate count Improvement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initial_runs/gsym9/o/gsym9.o.2.9</text:p>
          </table:table-cell>
          <table:table-cell office:value-type="string">
            <text:p>gate count Improvement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initial_runs/gsym9/o/gsym9.o.2.9</text:p>
          </table:table-cell>
          <table:table-cell office:value-type="string">
            <text:p>gate count Improvement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initial_runs/gsym9/o/gsym9.o.2.9</text:p>
          </table:table-cell>
          <table:table-cell office:value-type="string">
            <text:p>gate count Improvement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initial_runs/gsym9/o/gsym9.o.2.9</text:p>
          </table:table-cell>
          <table:table-cell office:value-type="string">
            <text:p>gate count Improvement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initial_runs/gsym9/o/gsym9.o.2.9</text:p>
          </table:table-cell>
          <table:table-cell office:value-type="string">
            <text:p>gate count Improvement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initial_runs/gsym9/o/gsym9.o.2.9</text:p>
          </table:table-cell>
          <table:table-cell office:value-type="string">
            <text:p>gate count Improvement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initial_runs/gsym9/o/gsym9.o.2.9</text:p>
          </table:table-cell>
          <table:table-cell office:value-type="string">
            <text:p>gate count Improvement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initial_runs/gsym9/o/gsym9.o.2.9</text:p>
          </table:table-cell>
          <table:table-cell office:value-type="string">
            <text:p>gate count Improvement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initial_runs/gsym9/o/gsym9.o.2.9</text:p>
          </table:table-cell>
          <table:table-cell office:value-type="string">
            <text:p>gate count Improvement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initial_runs/gsym9/o/gsym9.o.2.9</text:p>
          </table:table-cell>
          <table:table-cell office:value-type="string">
            <text:p>gate count Improvement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initial_runs/gsym9/o/gsym9.o.2.9</text:p>
          </table:table-cell>
          <table:table-cell office:value-type="string">
            <text:p>gate count Improvement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initial_runs/gsym9/o/gsym9.o.2.9</text:p>
          </table:table-cell>
          <table:table-cell office:value-type="string">
            <text:p>gate count Improvement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initial_runs/gsym9/o/gsym9.o.1.0</text:p>
          </table:table-cell>
          <table:table-cell office:value-type="string">
            <text:p>gate count Improvement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initial_runs/gsym9/o/gsym9.o.1.1</text:p>
          </table:table-cell>
          <table:table-cell office:value-type="string">
            <text:p>gate count Improvement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initial_runs/gsym9/o/gsym9.o.1.3</text:p>
          </table:table-cell>
          <table:table-cell office:value-type="string">
            <text:p>gate count Improvement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initial_runs/gsym9/o/gsym9.o.1.6</text:p>
          </table:table-cell>
          <table:table-cell office:value-type="string">
            <text:p>gate count Improvement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initial_runs/gsym9/o/gsym9.o.2.0</text:p>
          </table:table-cell>
          <table:table-cell office:value-type="string">
            <text:p>gate count Improvement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initial_runs/gsym9/o/gsym9.o.2.0</text:p>
          </table:table-cell>
          <table:table-cell office:value-type="string">
            <text:p>gate count Improvement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initial_runs/gsym9/o/gsym9.o.2.0</text:p>
          </table:table-cell>
          <table:table-cell office:value-type="string">
            <text:p>gate count Improvement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initial_runs/gsym9/o/gsym9.o.2.0</text:p>
          </table:table-cell>
          <table:table-cell office:value-type="string">
            <text:p>gate count Improvement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initial_runs/gsym9/o/gsym9.o.2.0</text:p>
          </table:table-cell>
          <table:table-cell office:value-type="string">
            <text:p>gate count Improvement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initial_runs/gsym9/o/gsym9.o.2.0</text:p>
          </table:table-cell>
          <table:table-cell office:value-type="string">
            <text:p>gate count Improvement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initial_runs/gsym9/o/gsym9.o.2.0</text:p>
          </table:table-cell>
          <table:table-cell office:value-type="string">
            <text:p>gate count Improvement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initial_runs/gsym9/o/gsym9.o.2.0</text:p>
          </table:table-cell>
          <table:table-cell office:value-type="string">
            <text:p>gate count Improvement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initial_runs/gsym9/o/gsym9.o.2.0</text:p>
          </table:table-cell>
          <table:table-cell office:value-type="string">
            <text:p>gate count Improvement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initial_runs/gsym9/o/gsym9.o.2.0</text:p>
          </table:table-cell>
          <table:table-cell office:value-type="string">
            <text:p>gate count Improvement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initial_runs/gsym9/o/gsym9.o.2.0</text:p>
          </table:table-cell>
          <table:table-cell office:value-type="string">
            <text:p>gate count Improvement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initial_runs/gsym9/o/gsym9.o.2.0</text:p>
          </table:table-cell>
          <table:table-cell office:value-type="string">
            <text:p>gate count Improvement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initial_runs/gsym9/o/gsym9.o.2.0</text:p>
          </table:table-cell>
          <table:table-cell office:value-type="string">
            <text:p>gate count Improvement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initial_runs/gsym9/o/gsym9.o.2.0</text:p>
          </table:table-cell>
          <table:table-cell office:value-type="string">
            <text:p>gate count Improvement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initial_runs/gsym9/o/gsym9.o.2.1</text:p>
          </table:table-cell>
          <table:table-cell office:value-type="string">
            <text:p>gate count Improvement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initial_runs/gsym9/o/gsym9.o.2.1</text:p>
          </table:table-cell>
          <table:table-cell office:value-type="string">
            <text:p>gate count Improvement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initial_runs/gsym9/o/gsym9.o.2.1</text:p>
          </table:table-cell>
          <table:table-cell office:value-type="string">
            <text:p>gate count Improvement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initial_runs/gsym9/o/gsym9.o.2.1</text:p>
          </table:table-cell>
          <table:table-cell office:value-type="string">
            <text:p>gate count Improvement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initial_runs/gsym9/o/gsym9.o.2.1</text:p>
          </table:table-cell>
          <table:table-cell office:value-type="string">
            <text:p>gate count Improvement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initial_runs/gsym9/o/gsym9.o.2.1</text:p>
          </table:table-cell>
          <table:table-cell office:value-type="string">
            <text:p>gate count Improvement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initial_runs/gsym9/o/gsym9.o.2.1</text:p>
          </table:table-cell>
          <table:table-cell office:value-type="string">
            <text:p>gate count Improvement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initial_runs/gsym9/o/gsym9.o.2.1</text:p>
          </table:table-cell>
          <table:table-cell office:value-type="string">
            <text:p>gate count Improvement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initial_runs/gsym9/o/gsym9.o.2.1</text:p>
          </table:table-cell>
          <table:table-cell office:value-type="string">
            <text:p>gate count Improvement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initial_runs/gsym9/o/gsym9.o.2.1</text:p>
          </table:table-cell>
          <table:table-cell office:value-type="string">
            <text:p>gate count Improvement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initial_runs/gsym9/o/gsym9.o.2.1</text:p>
          </table:table-cell>
          <table:table-cell office:value-type="string">
            <text:p>gate count Improvement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initial_runs/gsym9/o/gsym9.o.2.1</text:p>
          </table:table-cell>
          <table:table-cell office:value-type="string">
            <text:p>gate count Improvement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initial_runs/gsym9/o/gsym9.o.2.1</text:p>
          </table:table-cell>
          <table:table-cell office:value-type="string">
            <text:p>gate count Improvement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initial_runs/gsym9/o/gsym9.o.2.1</text:p>
          </table:table-cell>
          <table:table-cell office:value-type="string">
            <text:p>gate count Improvement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initial_runs/gsym9/o/gsym9.o.2.1</text:p>
          </table:table-cell>
          <table:table-cell office:value-type="string">
            <text:p>gate count Improvement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initial_runs/gsym9/o/gsym9.o.2.1</text:p>
          </table:table-cell>
          <table:table-cell office:value-type="string">
            <text:p>gate count Improvement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initial_runs/gsym9/o/gsym9.o.2.2</text:p>
          </table:table-cell>
          <table:table-cell office:value-type="string">
            <text:p>gate count Improvement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initial_runs/gsym9/o/gsym9.o.2.2</text:p>
          </table:table-cell>
          <table:table-cell office:value-type="string">
            <text:p>gate count Improvement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initial_runs/gsym9/o/gsym9.o.2.2</text:p>
          </table:table-cell>
          <table:table-cell office:value-type="string">
            <text:p>gate count Improvement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initial_runs/gsym9/o/gsym9.o.2.2</text:p>
          </table:table-cell>
          <table:table-cell office:value-type="string">
            <text:p>gate count Improvement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initial_runs/gsym9/o/gsym9.o.2.2</text:p>
          </table:table-cell>
          <table:table-cell office:value-type="string">
            <text:p>gate count Improvement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initial_runs/gsym9/o/gsym9.o.2.2</text:p>
          </table:table-cell>
          <table:table-cell office:value-type="string">
            <text:p>gate count Improvement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initial_runs/gsym9/o/gsym9.o.2.2</text:p>
          </table:table-cell>
          <table:table-cell office:value-type="string">
            <text:p>gate count Improvement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initial_runs/gsym9/o/gsym9.o.2.2</text:p>
          </table:table-cell>
          <table:table-cell office:value-type="string">
            <text:p>gate count Improvement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initial_runs/gsym9/o/gsym9.o.2.2</text:p>
          </table:table-cell>
          <table:table-cell office:value-type="string">
            <text:p>gate count Improvement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initial_runs/gsym9/o/gsym9.o.2.2</text:p>
          </table:table-cell>
          <table:table-cell office:value-type="string">
            <text:p>gate count Improvement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initial_runs/gsym9/o/gsym9.o.2.2</text:p>
          </table:table-cell>
          <table:table-cell office:value-type="string">
            <text:p>gate count Improvement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initial_runs/gsym9/o/gsym9.o.2.2</text:p>
          </table:table-cell>
          <table:table-cell office:value-type="string">
            <text:p>gate count Improvement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initial_runs/gsym9/o/gsym9.o.2.2</text:p>
          </table:table-cell>
          <table:table-cell office:value-type="string">
            <text:p>gate count Improvement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initial_runs/gsym9/o/gsym9.o.2.2</text:p>
          </table:table-cell>
          <table:table-cell office:value-type="string">
            <text:p>gate count Improvement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initial_runs/gsym9/o/gsym9.o.2.2</text:p>
          </table:table-cell>
          <table:table-cell office:value-type="string">
            <text:p>gate count Improvement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initial_runs/gsym9/o/gsym9.o.2.2</text:p>
          </table:table-cell>
          <table:table-cell office:value-type="string">
            <text:p>gate count Improvement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initial_runs/gsym9/o/gsym9.o.2.2</text:p>
          </table:table-cell>
          <table:table-cell office:value-type="string">
            <text:p>gate count Improvement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initial_runs/gsym9/o/gsym9.o.2.3</text:p>
          </table:table-cell>
          <table:table-cell office:value-type="string">
            <text:p>gate count Improvement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initial_runs/gsym9/o/gsym9.o.2.3</text:p>
          </table:table-cell>
          <table:table-cell office:value-type="string">
            <text:p>gate count Improvement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initial_runs/gsym9/o/gsym9.o.2.3</text:p>
          </table:table-cell>
          <table:table-cell office:value-type="string">
            <text:p>gate count Improvement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initial_runs/gsym9/o/gsym9.o.2.3</text:p>
          </table:table-cell>
          <table:table-cell office:value-type="string">
            <text:p>gate count Improvement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initial_runs/gsym9/o/gsym9.o.2.3</text:p>
          </table:table-cell>
          <table:table-cell office:value-type="string">
            <text:p>gate count Improvement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initial_runs/gsym9/o/gsym9.o.2.3</text:p>
          </table:table-cell>
          <table:table-cell office:value-type="string">
            <text:p>gate count Improvement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initial_runs/gsym9/o/gsym9.o.2.3</text:p>
          </table:table-cell>
          <table:table-cell office:value-type="string">
            <text:p>gate count Improvement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initial_runs/gsym9/o/gsym9.o.2.3</text:p>
          </table:table-cell>
          <table:table-cell office:value-type="string">
            <text:p>gate count Improvement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initial_runs/gsym9/o/gsym9.o.2.3</text:p>
          </table:table-cell>
          <table:table-cell office:value-type="string">
            <text:p>gate count Improvement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initial_runs/gsym9/o/gsym9.o.2.3</text:p>
          </table:table-cell>
          <table:table-cell office:value-type="string">
            <text:p>gate count Improvement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initial_runs/gsym9/o/gsym9.o.2.3</text:p>
          </table:table-cell>
          <table:table-cell office:value-type="string">
            <text:p>gate count Improvement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initial_runs/gsym9/o/gsym9.o.2.3</text:p>
          </table:table-cell>
          <table:table-cell office:value-type="string">
            <text:p>gate count Improvement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initial_runs/gsym9/o/gsym9.o.2.3</text:p>
          </table:table-cell>
          <table:table-cell office:value-type="string">
            <text:p>gate count Improvement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initial_runs/gsym9/o/gsym9.o.2.3</text:p>
          </table:table-cell>
          <table:table-cell office:value-type="string">
            <text:p>gate count Improvement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initial_runs/gsym9/o/gsym9.o.2.3</text:p>
          </table:table-cell>
          <table:table-cell office:value-type="string">
            <text:p>gate count Improvement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initial_runs/gsym9/o/gsym9.o.2.4</text:p>
          </table:table-cell>
          <table:table-cell office:value-type="string">
            <text:p>gate count Improvement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initial_runs/gsym9/o/gsym9.o.2.4</text:p>
          </table:table-cell>
          <table:table-cell office:value-type="string">
            <text:p>gate count Improvement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initial_runs/gsym9/o/gsym9.o.2.4</text:p>
          </table:table-cell>
          <table:table-cell office:value-type="string">
            <text:p>gate count Improvement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initial_runs/gsym9/o/gsym9.o.2.4</text:p>
          </table:table-cell>
          <table:table-cell office:value-type="string">
            <text:p>gate count Improvement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initial_runs/gsym9/o/gsym9.o.2.4</text:p>
          </table:table-cell>
          <table:table-cell office:value-type="string">
            <text:p>gate count Improvement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initial_runs/gsym9/o/gsym9.o.2.4</text:p>
          </table:table-cell>
          <table:table-cell office:value-type="string">
            <text:p>gate count Improvement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initial_runs/gsym9/o/gsym9.o.2.4</text:p>
          </table:table-cell>
          <table:table-cell office:value-type="string">
            <text:p>gate count Improvement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initial_runs/gsym9/o/gsym9.o.2.4</text:p>
          </table:table-cell>
          <table:table-cell office:value-type="string">
            <text:p>gate count Improvement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initial_runs/gsym9/o/gsym9.o.2.4</text:p>
          </table:table-cell>
          <table:table-cell office:value-type="string">
            <text:p>gate count Improvement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initial_runs/gsym9/o/gsym9.o.2.4</text:p>
          </table:table-cell>
          <table:table-cell office:value-type="string">
            <text:p>gate count Improvement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initial_runs/gsym9/o/gsym9.o.2.4</text:p>
          </table:table-cell>
          <table:table-cell office:value-type="string">
            <text:p>gate count Improvement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initial_runs/gsym9/o/gsym9.o.2.4</text:p>
          </table:table-cell>
          <table:table-cell office:value-type="string">
            <text:p>gate count Improvement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initial_runs/gsym9/o/gsym9.o.2.4</text:p>
          </table:table-cell>
          <table:table-cell office:value-type="string">
            <text:p>gate count Improvement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initial_runs/gsym9/o/gsym9.o.2.5</text:p>
          </table:table-cell>
          <table:table-cell office:value-type="string">
            <text:p>gate count Improvement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initial_runs/gsym9/o/gsym9.o.2.5</text:p>
          </table:table-cell>
          <table:table-cell office:value-type="string">
            <text:p>gate count Improvement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initial_runs/gsym9/o/gsym9.o.2.5</text:p>
          </table:table-cell>
          <table:table-cell office:value-type="string">
            <text:p>gate count Improvement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initial_runs/gsym9/o/gsym9.o.2.5</text:p>
          </table:table-cell>
          <table:table-cell office:value-type="string">
            <text:p>gate count Improvement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initial_runs/gsym9/o/gsym9.o.2.5</text:p>
          </table:table-cell>
          <table:table-cell office:value-type="string">
            <text:p>gate count Improvement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initial_runs/gsym9/o/gsym9.o.2.5</text:p>
          </table:table-cell>
          <table:table-cell office:value-type="string">
            <text:p>gate count Improvement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initial_runs/gsym9/o/gsym9.o.2.5</text:p>
          </table:table-cell>
          <table:table-cell office:value-type="string">
            <text:p>gate count Improvement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initial_runs/gsym9/o/gsym9.o.2.5</text:p>
          </table:table-cell>
          <table:table-cell office:value-type="string">
            <text:p>gate count Improvement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initial_runs/gsym9/o/gsym9.o.2.5</text:p>
          </table:table-cell>
          <table:table-cell office:value-type="string">
            <text:p>gate count Improvement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initial_runs/gsym9/o/gsym9.o.2.5</text:p>
          </table:table-cell>
          <table:table-cell office:value-type="string">
            <text:p>gate count Improvement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initial_runs/gsym9/o/gsym9.o.2.5</text:p>
          </table:table-cell>
          <table:table-cell office:value-type="string">
            <text:p>gate count Improvement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initial_runs/gsym9/o/gsym9.o.2.5</text:p>
          </table:table-cell>
          <table:table-cell office:value-type="string">
            <text:p>gate count Improvement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initial_runs/gsym9/o/gsym9.o.2.5</text:p>
          </table:table-cell>
          <table:table-cell office:value-type="string">
            <text:p>gate count Improvement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initial_runs/gsym9/o/gsym9.o.2.5</text:p>
          </table:table-cell>
          <table:table-cell office:value-type="string">
            <text:p>gate count Improvement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initial_runs/gsym9/o/gsym9.o.2.6</text:p>
          </table:table-cell>
          <table:table-cell office:value-type="string">
            <text:p>gate count Improvement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initial_runs/gsym9/o/gsym9.o.2.6</text:p>
          </table:table-cell>
          <table:table-cell office:value-type="string">
            <text:p>gate count Improvement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initial_runs/gsym9/o/gsym9.o.2.6</text:p>
          </table:table-cell>
          <table:table-cell office:value-type="string">
            <text:p>gate count Improvement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initial_runs/gsym9/o/gsym9.o.2.6</text:p>
          </table:table-cell>
          <table:table-cell office:value-type="string">
            <text:p>gate count Improvement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initial_runs/gsym9/o/gsym9.o.2.6</text:p>
          </table:table-cell>
          <table:table-cell office:value-type="string">
            <text:p>gate count Improvement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initial_runs/gsym9/o/gsym9.o.2.6</text:p>
          </table:table-cell>
          <table:table-cell office:value-type="string">
            <text:p>gate count Improvement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initial_runs/gsym9/o/gsym9.o.2.6</text:p>
          </table:table-cell>
          <table:table-cell office:value-type="string">
            <text:p>gate count Improvement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initial_runs/gsym9/o/gsym9.o.2.6</text:p>
          </table:table-cell>
          <table:table-cell office:value-type="string">
            <text:p>gate count Improvement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initial_runs/gsym9/o/gsym9.o.2.6</text:p>
          </table:table-cell>
          <table:table-cell office:value-type="string">
            <text:p>gate count Improvement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initial_runs/gsym9/o/gsym9.o.2.6</text:p>
          </table:table-cell>
          <table:table-cell office:value-type="string">
            <text:p>gate count Improvement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initial_runs/gsym9/o/gsym9.o.2.6</text:p>
          </table:table-cell>
          <table:table-cell office:value-type="string">
            <text:p>gate count Improvement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initial_runs/gsym9/o/gsym9.o.2.6</text:p>
          </table:table-cell>
          <table:table-cell office:value-type="string">
            <text:p>gate count Improvement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initial_runs/gsym9/o/gsym9.o.2.6</text:p>
          </table:table-cell>
          <table:table-cell office:value-type="string">
            <text:p>gate count Improvement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initial_runs/gsym9/o/gsym9.o.2.6</text:p>
          </table:table-cell>
          <table:table-cell office:value-type="string">
            <text:p>gate count Improvement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initial_runs/gsym9/o/gsym9.o.2.6</text:p>
          </table:table-cell>
          <table:table-cell office:value-type="string">
            <text:p>gate count Improvement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initial_runs/gsym9/o/gsym9.o.2.6</text:p>
          </table:table-cell>
          <table:table-cell office:value-type="string">
            <text:p>gate count Improvement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initial_runs/gsym9/o/gsym9.o.2.6</text:p>
          </table:table-cell>
          <table:table-cell office:value-type="string">
            <text:p>gate count Improvement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initial_runs/gsym9/o/gsym9.o.2.6</text:p>
          </table:table-cell>
          <table:table-cell office:value-type="string">
            <text:p>gate count Improvement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initial_runs/gsym9/o/gsym9.o.2.6</text:p>
          </table:table-cell>
          <table:table-cell office:value-type="string">
            <text:p>gate count Improvement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initial_runs/gsym9/o/gsym9.o.2.6</text:p>
          </table:table-cell>
          <table:table-cell office:value-type="string">
            <text:p>gate count Improvement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initial_runs/gsym9/o/gsym9.o.2.6</text:p>
          </table:table-cell>
          <table:table-cell office:value-type="string">
            <text:p>gate count Improvement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initial_runs/gsym9/o/gsym9.o.2.6</text:p>
          </table:table-cell>
          <table:table-cell office:value-type="string">
            <text:p>gate count Improvement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initial_runs/gsym9/o/gsym9.o.2.7</text:p>
          </table:table-cell>
          <table:table-cell office:value-type="string">
            <text:p>gate count Improvement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initial_runs/gsym9/o/gsym9.o.2.7</text:p>
          </table:table-cell>
          <table:table-cell office:value-type="string">
            <text:p>gate count Improvement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initial_runs/gsym9/o/gsym9.o.2.7</text:p>
          </table:table-cell>
          <table:table-cell office:value-type="string">
            <text:p>gate count Improvement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initial_runs/gsym9/o/gsym9.o.2.7</text:p>
          </table:table-cell>
          <table:table-cell office:value-type="string">
            <text:p>gate count Improvement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initial_runs/gsym9/o/gsym9.o.2.7</text:p>
          </table:table-cell>
          <table:table-cell office:value-type="string">
            <text:p>gate count Improvement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initial_runs/gsym9/o/gsym9.o.2.7</text:p>
          </table:table-cell>
          <table:table-cell office:value-type="string">
            <text:p>gate count Improvement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initial_runs/gsym9/o/gsym9.o.2.7</text:p>
          </table:table-cell>
          <table:table-cell office:value-type="string">
            <text:p>gate count Improvement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initial_runs/gsym9/o/gsym9.o.2.7</text:p>
          </table:table-cell>
          <table:table-cell office:value-type="string">
            <text:p>gate count Improvement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initial_runs/gsym9/o/gsym9.o.2.7</text:p>
          </table:table-cell>
          <table:table-cell office:value-type="string">
            <text:p>gate count Improvement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initial_runs/gsym9/o/gsym9.o.2.7</text:p>
          </table:table-cell>
          <table:table-cell office:value-type="string">
            <text:p>gate count Improvement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initial_runs/gsym9/o/gsym9.o.2.7</text:p>
          </table:table-cell>
          <table:table-cell office:value-type="string">
            <text:p>gate count Improvement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initial_runs/gsym9/o/gsym9.o.2.8</text:p>
          </table:table-cell>
          <table:table-cell office:value-type="string">
            <text:p>gate count Improvement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initial_runs/gsym9/o/gsym9.o.2.8</text:p>
          </table:table-cell>
          <table:table-cell office:value-type="string">
            <text:p>gate count Improvement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initial_runs/gsym9/o/gsym9.o.2.8</text:p>
          </table:table-cell>
          <table:table-cell office:value-type="string">
            <text:p>gate count Improvement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initial_runs/gsym9/o/gsym9.o.2.8</text:p>
          </table:table-cell>
          <table:table-cell office:value-type="string">
            <text:p>gate count Improvement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initial_runs/gsym9/o/gsym9.o.2.8</text:p>
          </table:table-cell>
          <table:table-cell office:value-type="string">
            <text:p>gate count Improvement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initial_runs/gsym9/o/gsym9.o.2.8</text:p>
          </table:table-cell>
          <table:table-cell office:value-type="string">
            <text:p>gate count Improvement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initial_runs/gsym9/o/gsym9.o.2.8</text:p>
          </table:table-cell>
          <table:table-cell office:value-type="string">
            <text:p>gate count Improvement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initial_runs/gsym9/o/gsym9.o.2.8</text:p>
          </table:table-cell>
          <table:table-cell office:value-type="string">
            <text:p>gate count Improvement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initial_runs/gsym9/o/gsym9.o.2.8</text:p>
          </table:table-cell>
          <table:table-cell office:value-type="string">
            <text:p>gate count Improvement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initial_runs/gsym9/o/gsym9.o.2.8</text:p>
          </table:table-cell>
          <table:table-cell office:value-type="string">
            <text:p>gate count Improvement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initial_runs/gsym9/o/gsym9.o.2.8</text:p>
          </table:table-cell>
          <table:table-cell office:value-type="string">
            <text:p>gate count Improvement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initial_runs/gsym9/o/gsym9.o.2.8</text:p>
          </table:table-cell>
          <table:table-cell office:value-type="string">
            <text:p>gate count Improvement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initial_runs/gsym9/o/gsym9.o.2.8</text:p>
          </table:table-cell>
          <table:table-cell office:value-type="string">
            <text:p>gate count Improvement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initial_runs/gsym9/o/gsym9.o.2.8</text:p>
          </table:table-cell>
          <table:table-cell office:value-type="string">
            <text:p>gate count Improvement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initial_runs/gsym9/o/gsym9.o.2.8</text:p>
          </table:table-cell>
          <table:table-cell office:value-type="string">
            <text:p>gate count Improvement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initial_runs/gsym9/o/gsym9.o.2.8</text:p>
          </table:table-cell>
          <table:table-cell office:value-type="string">
            <text:p>gate count Improvement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initial_runs/gsym9/o/gsym9.o.2.8</text:p>
          </table:table-cell>
          <table:table-cell office:value-type="string">
            <text:p>gate count Improvement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initial_runs/gsym9/o/gsym9.o.2.8</text:p>
          </table:table-cell>
          <table:table-cell office:value-type="string">
            <text:p>gate count Improvement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initial_runs/gsym9/o/gsym9.o.2.8</text:p>
          </table:table-cell>
          <table:table-cell office:value-type="string">
            <text:p>gate count Improvement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initial_runs/gsym9/o/gsym9.o.2.8</text:p>
          </table:table-cell>
          <table:table-cell office:value-type="string">
            <text:p>gate count Improvement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initial_runs/gsym9/o/gsym9.o.2.9</text:p>
          </table:table-cell>
          <table:table-cell office:value-type="string">
            <text:p>gate count Improvement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initial_runs/gsym9/o/gsym9.o.2.9</text:p>
          </table:table-cell>
          <table:table-cell office:value-type="string">
            <text:p>gate count Improvement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initial_runs/gsym9/o/gsym9.o.2.9</text:p>
          </table:table-cell>
          <table:table-cell office:value-type="string">
            <text:p>gate count Improvement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initial_runs/gsym9/o/gsym9.o.2.9</text:p>
          </table:table-cell>
          <table:table-cell office:value-type="string">
            <text:p>gate count Improvement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initial_runs/gsym9/o/gsym9.o.2.9</text:p>
          </table:table-cell>
          <table:table-cell office:value-type="string">
            <text:p>gate count Improvement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initial_runs/gsym9/o/gsym9.o.2.9</text:p>
          </table:table-cell>
          <table:table-cell office:value-type="string">
            <text:p>gate count Improvement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initial_runs/gsym9/o/gsym9.o.2.9</text:p>
          </table:table-cell>
          <table:table-cell office:value-type="string">
            <text:p>gate count Improvement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initial_runs/gsym9/o/gsym9.o.2.9</text:p>
          </table:table-cell>
          <table:table-cell office:value-type="string">
            <text:p>gate count Improvement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initial_runs/gsym9/o/gsym9.o.2.9</text:p>
          </table:table-cell>
          <table:table-cell office:value-type="string">
            <text:p>gate count Improvement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initial_runs/gsym9/o/gsym9.o.2.9</text:p>
          </table:table-cell>
          <table:table-cell office:value-type="string">
            <text:p>gate count Improvement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initial_runs/gsym9/o/gsym9.o.2.9</text:p>
          </table:table-cell>
          <table:table-cell office:value-type="string">
            <text:p>gate count Improvement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initial_runs/gsym9/o/gsym9.o.2.9</text:p>
          </table:table-cell>
          <table:table-cell office:value-type="string">
            <text:p>gate count Improvement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initial_runs/gsym9/o/gsym9.o.2.9</text:p>
          </table:table-cell>
          <table:table-cell office:value-type="string">
            <text:p>gate count Improvement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initial_runs/gsym9/o/gsym9.o.2.9</text:p>
          </table:table-cell>
          <table:table-cell office:value-type="string">
            <text:p>gate count Improvement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initial_runs/gsym9/o/gsym9.o.2.9</text:p>
          </table:table-cell>
          <table:table-cell office:value-type="string">
            <text:p>gate count Improvement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initial_runs/gsym9/o/gsym9.o.2.9</text:p>
          </table:table-cell>
          <table:table-cell office:value-type="string">
            <text:p>gate count Improvement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initial_runs/gsym9/o/gsym9.o.2.9</text:p>
          </table:table-cell>
          <table:table-cell office:value-type="string">
            <text:p>gate count Improvement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initial_runs/gsym9/o/gsym9.o.2.9</text:p>
          </table:table-cell>
          <table:table-cell office:value-type="string">
            <text:p>gate count Improvement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initial_runs/gsym9/o/gsym9.o.2.9</text:p>
          </table:table-cell>
          <table:table-cell office:value-type="string">
            <text:p>gate count Improvement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initial_runs/gsym9/o/gsym9.o.2.9</text:p>
          </table:table-cell>
          <table:table-cell office:value-type="string">
            <text:p>gate count Improvement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initial_runs/gsym9/o/gsym9.o.2.9</text:p>
          </table:table-cell>
          <table:table-cell office:value-type="string">
            <text:p>gate count Improvement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initial_runs/gsym9/o/gsym9.o.2.9</text:p>
          </table:table-cell>
          <table:table-cell office:value-type="string">
            <text:p>gate count Improvement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initial_runs/gsym9/o/gsym9.o.1.0</text:p>
          </table:table-cell>
          <table:table-cell office:value-type="string">
            <text:p>gate count Improvement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initial_runs/gsym9/o/gsym9.o.1.3</text:p>
          </table:table-cell>
          <table:table-cell office:value-type="string">
            <text:p>gate count Improvement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initial_runs/gsym9/o/gsym9.o.1.5</text:p>
          </table:table-cell>
          <table:table-cell office:value-type="string">
            <text:p>gate count Improvement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initial_runs/gsym9/o/gsym9.o.1.6</text:p>
          </table:table-cell>
          <table:table-cell office:value-type="string">
            <text:p>gate count Improvement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initial_runs/gsym9/o/gsym9.o.1.9</text:p>
          </table:table-cell>
          <table:table-cell office:value-type="string">
            <text:p>gate count Improvement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initial_runs/gsym9/o/gsym9.o.2.0</text:p>
          </table:table-cell>
          <table:table-cell office:value-type="string">
            <text:p>gate count Improvement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initial_runs/gsym9/o/gsym9.o.2.0</text:p>
          </table:table-cell>
          <table:table-cell office:value-type="string">
            <text:p>gate count Improvement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initial_runs/gsym9/o/gsym9.o.2.0</text:p>
          </table:table-cell>
          <table:table-cell office:value-type="string">
            <text:p>gate count Improvement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initial_runs/gsym9/o/gsym9.o.2.0</text:p>
          </table:table-cell>
          <table:table-cell office:value-type="string">
            <text:p>gate count Improvement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initial_runs/gsym9/o/gsym9.o.2.0</text:p>
          </table:table-cell>
          <table:table-cell office:value-type="string">
            <text:p>gate count Improvement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initial_runs/gsym9/o/gsym9.o.2.0</text:p>
          </table:table-cell>
          <table:table-cell office:value-type="string">
            <text:p>gate count Improvement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initial_runs/gsym9/o/gsym9.o.2.0</text:p>
          </table:table-cell>
          <table:table-cell office:value-type="string">
            <text:p>gate count Improvement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initial_runs/gsym9/o/gsym9.o.2.0</text:p>
          </table:table-cell>
          <table:table-cell office:value-type="string">
            <text:p>gate count Improvement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initial_runs/gsym9/o/gsym9.o.2.0</text:p>
          </table:table-cell>
          <table:table-cell office:value-type="string">
            <text:p>gate count Improvement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initial_runs/gsym9/o/gsym9.o.2.0</text:p>
          </table:table-cell>
          <table:table-cell office:value-type="string">
            <text:p>gate count Improvement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initial_runs/gsym9/o/gsym9.o.2.0</text:p>
          </table:table-cell>
          <table:table-cell office:value-type="string">
            <text:p>gate count Improvement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initial_runs/gsym9/o/gsym9.o.2.0</text:p>
          </table:table-cell>
          <table:table-cell office:value-type="string">
            <text:p>gate count Improvement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initial_runs/gsym9/o/gsym9.o.2.0</text:p>
          </table:table-cell>
          <table:table-cell office:value-type="string">
            <text:p>gate count Improvement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initial_runs/gsym9/o/gsym9.o.2.0</text:p>
          </table:table-cell>
          <table:table-cell office:value-type="string">
            <text:p>gate count Improvement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initial_runs/gsym9/o/gsym9.o.2.0</text:p>
          </table:table-cell>
          <table:table-cell office:value-type="string">
            <text:p>gate count Improvement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initial_runs/gsym9/o/gsym9.o.2.0</text:p>
          </table:table-cell>
          <table:table-cell office:value-type="string">
            <text:p>gate count Improvement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initial_runs/gsym9/o/gsym9.o.2.0</text:p>
          </table:table-cell>
          <table:table-cell office:value-type="string">
            <text:p>gate count Improvement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initial_runs/gsym9/o/gsym9.o.2.0</text:p>
          </table:table-cell>
          <table:table-cell office:value-type="string">
            <text:p>gate count Improvement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initial_runs/gsym9/o/gsym9.o.2.0</text:p>
          </table:table-cell>
          <table:table-cell office:value-type="string">
            <text:p>gate count Improvement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initial_runs/gsym9/o/gsym9.o.2.0</text:p>
          </table:table-cell>
          <table:table-cell office:value-type="string">
            <text:p>gate count Improvement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initial_runs/gsym9/o/gsym9.o.2.0</text:p>
          </table:table-cell>
          <table:table-cell office:value-type="string">
            <text:p>gate count Improvement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initial_runs/gsym9/o/gsym9.o.2.0</text:p>
          </table:table-cell>
          <table:table-cell office:value-type="string">
            <text:p>gate count Improvement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initial_runs/gsym9/o/gsym9.o.2.0</text:p>
          </table:table-cell>
          <table:table-cell office:value-type="string">
            <text:p>gate count Improvement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initial_runs/gsym9/o/gsym9.o.2.0</text:p>
          </table:table-cell>
          <table:table-cell office:value-type="string">
            <text:p>gate count Improvement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initial_runs/gsym9/o/gsym9.o.2.0</text:p>
          </table:table-cell>
          <table:table-cell office:value-type="string">
            <text:p>gate count Improvement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initial_runs/gsym9/o/gsym9.o.2.1</text:p>
          </table:table-cell>
          <table:table-cell office:value-type="string">
            <text:p>gate count Improvement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initial_runs/gsym9/o/gsym9.o.2.1</text:p>
          </table:table-cell>
          <table:table-cell office:value-type="string">
            <text:p>gate count Improvement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initial_runs/gsym9/o/gsym9.o.2.1</text:p>
          </table:table-cell>
          <table:table-cell office:value-type="string">
            <text:p>gate count Improvement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initial_runs/gsym9/o/gsym9.o.2.1</text:p>
          </table:table-cell>
          <table:table-cell office:value-type="string">
            <text:p>gate count Improvement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initial_runs/gsym9/o/gsym9.o.2.1</text:p>
          </table:table-cell>
          <table:table-cell office:value-type="string">
            <text:p>gate count Improvement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initial_runs/gsym9/o/gsym9.o.2.1</text:p>
          </table:table-cell>
          <table:table-cell office:value-type="string">
            <text:p>gate count Improvement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initial_runs/gsym9/o/gsym9.o.2.1</text:p>
          </table:table-cell>
          <table:table-cell office:value-type="string">
            <text:p>gate count Improvement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initial_runs/gsym9/o/gsym9.o.2.1</text:p>
          </table:table-cell>
          <table:table-cell office:value-type="string">
            <text:p>gate count Improvement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initial_runs/gsym9/o/gsym9.o.2.1</text:p>
          </table:table-cell>
          <table:table-cell office:value-type="string">
            <text:p>gate count Improvement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initial_runs/gsym9/o/gsym9.o.2.1</text:p>
          </table:table-cell>
          <table:table-cell office:value-type="string">
            <text:p>gate count Improvement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initial_runs/gsym9/o/gsym9.o.2.1</text:p>
          </table:table-cell>
          <table:table-cell office:value-type="string">
            <text:p>gate count Improvement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initial_runs/gsym9/o/gsym9.o.2.1</text:p>
          </table:table-cell>
          <table:table-cell office:value-type="string">
            <text:p>gate count Improvement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initial_runs/gsym9/o/gsym9.o.2.1</text:p>
          </table:table-cell>
          <table:table-cell office:value-type="string">
            <text:p>gate count Improvement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initial_runs/gsym9/o/gsym9.o.2.1</text:p>
          </table:table-cell>
          <table:table-cell office:value-type="string">
            <text:p>gate count Improvement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initial_runs/gsym9/o/gsym9.o.2.1</text:p>
          </table:table-cell>
          <table:table-cell office:value-type="string">
            <text:p>gate count Improvement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initial_runs/gsym9/o/gsym9.o.2.1</text:p>
          </table:table-cell>
          <table:table-cell office:value-type="string">
            <text:p>gate count Improvement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initial_runs/gsym9/o/gsym9.o.2.1</text:p>
          </table:table-cell>
          <table:table-cell office:value-type="string">
            <text:p>gate count Improvement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initial_runs/gsym9/o/gsym9.o.2.1</text:p>
          </table:table-cell>
          <table:table-cell office:value-type="string">
            <text:p>gate count Improvement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initial_runs/gsym9/o/gsym9.o.2.2</text:p>
          </table:table-cell>
          <table:table-cell office:value-type="string">
            <text:p>gate count Improvement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initial_runs/gsym9/o/gsym9.o.2.2</text:p>
          </table:table-cell>
          <table:table-cell office:value-type="string">
            <text:p>gate count Improvement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initial_runs/gsym9/o/gsym9.o.2.2</text:p>
          </table:table-cell>
          <table:table-cell office:value-type="string">
            <text:p>gate count Improvement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initial_runs/gsym9/o/gsym9.o.2.2</text:p>
          </table:table-cell>
          <table:table-cell office:value-type="string">
            <text:p>gate count Improvement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initial_runs/gsym9/o/gsym9.o.2.2</text:p>
          </table:table-cell>
          <table:table-cell office:value-type="string">
            <text:p>gate count Improvement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initial_runs/gsym9/o/gsym9.o.2.2</text:p>
          </table:table-cell>
          <table:table-cell office:value-type="string">
            <text:p>gate count Improvement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initial_runs/gsym9/o/gsym9.o.2.2</text:p>
          </table:table-cell>
          <table:table-cell office:value-type="string">
            <text:p>gate count Improvement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initial_runs/gsym9/o/gsym9.o.2.2</text:p>
          </table:table-cell>
          <table:table-cell office:value-type="string">
            <text:p>gate count Improvement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initial_runs/gsym9/o/gsym9.o.2.2</text:p>
          </table:table-cell>
          <table:table-cell office:value-type="string">
            <text:p>gate count Improvement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initial_runs/gsym9/o/gsym9.o.2.2</text:p>
          </table:table-cell>
          <table:table-cell office:value-type="string">
            <text:p>gate count Improvement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initial_runs/gsym9/o/gsym9.o.2.2</text:p>
          </table:table-cell>
          <table:table-cell office:value-type="string">
            <text:p>gate count Improvement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initial_runs/gsym9/o/gsym9.o.2.2</text:p>
          </table:table-cell>
          <table:table-cell office:value-type="string">
            <text:p>gate count Improvement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initial_runs/gsym9/o/gsym9.o.2.2</text:p>
          </table:table-cell>
          <table:table-cell office:value-type="string">
            <text:p>gate count Improvement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initial_runs/gsym9/o/gsym9.o.2.2</text:p>
          </table:table-cell>
          <table:table-cell office:value-type="string">
            <text:p>gate count Improvement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initial_runs/gsym9/o/gsym9.o.2.2</text:p>
          </table:table-cell>
          <table:table-cell office:value-type="string">
            <text:p>gate count Improvement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initial_runs/gsym9/o/gsym9.o.2.2</text:p>
          </table:table-cell>
          <table:table-cell office:value-type="string">
            <text:p>gate count Improvement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initial_runs/gsym9/o/gsym9.o.2.2</text:p>
          </table:table-cell>
          <table:table-cell office:value-type="string">
            <text:p>gate count Improvement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initial_runs/gsym9/o/gsym9.o.2.2</text:p>
          </table:table-cell>
          <table:table-cell office:value-type="string">
            <text:p>gate count Improvement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initial_runs/gsym9/o/gsym9.o.2.3</text:p>
          </table:table-cell>
          <table:table-cell office:value-type="string">
            <text:p>gate count Improvement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initial_runs/gsym9/o/gsym9.o.2.3</text:p>
          </table:table-cell>
          <table:table-cell office:value-type="string">
            <text:p>gate count Improvement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initial_runs/gsym9/o/gsym9.o.2.3</text:p>
          </table:table-cell>
          <table:table-cell office:value-type="string">
            <text:p>gate count Improvement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initial_runs/gsym9/o/gsym9.o.2.3</text:p>
          </table:table-cell>
          <table:table-cell office:value-type="string">
            <text:p>gate count Improvement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initial_runs/gsym9/o/gsym9.o.2.3</text:p>
          </table:table-cell>
          <table:table-cell office:value-type="string">
            <text:p>gate count Improvement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initial_runs/gsym9/o/gsym9.o.2.3</text:p>
          </table:table-cell>
          <table:table-cell office:value-type="string">
            <text:p>gate count Improvement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initial_runs/gsym9/o/gsym9.o.2.3</text:p>
          </table:table-cell>
          <table:table-cell office:value-type="string">
            <text:p>gate count Improvement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initial_runs/gsym9/o/gsym9.o.2.3</text:p>
          </table:table-cell>
          <table:table-cell office:value-type="string">
            <text:p>gate count Improvement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initial_runs/gsym9/o/gsym9.o.2.3</text:p>
          </table:table-cell>
          <table:table-cell office:value-type="string">
            <text:p>gate count Improvement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initial_runs/gsym9/o/gsym9.o.2.3</text:p>
          </table:table-cell>
          <table:table-cell office:value-type="string">
            <text:p>gate count Improvement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initial_runs/gsym9/o/gsym9.o.2.3</text:p>
          </table:table-cell>
          <table:table-cell office:value-type="string">
            <text:p>gate count Improvement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initial_runs/gsym9/o/gsym9.o.2.3</text:p>
          </table:table-cell>
          <table:table-cell office:value-type="string">
            <text:p>gate count Improvement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initial_runs/gsym9/o/gsym9.o.2.3</text:p>
          </table:table-cell>
          <table:table-cell office:value-type="string">
            <text:p>gate count Improvement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initial_runs/gsym9/o/gsym9.o.2.3</text:p>
          </table:table-cell>
          <table:table-cell office:value-type="string">
            <text:p>gate count Improvement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initial_runs/gsym9/o/gsym9.o.2.3</text:p>
          </table:table-cell>
          <table:table-cell office:value-type="string">
            <text:p>gate count Improvement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initial_runs/gsym9/o/gsym9.o.2.3</text:p>
          </table:table-cell>
          <table:table-cell office:value-type="string">
            <text:p>gate count Improvement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initial_runs/gsym9/o/gsym9.o.2.4</text:p>
          </table:table-cell>
          <table:table-cell office:value-type="string">
            <text:p>gate count Improvement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initial_runs/gsym9/o/gsym9.o.2.4</text:p>
          </table:table-cell>
          <table:table-cell office:value-type="string">
            <text:p>gate count Improvement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initial_runs/gsym9/o/gsym9.o.2.4</text:p>
          </table:table-cell>
          <table:table-cell office:value-type="string">
            <text:p>gate count Improvement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initial_runs/gsym9/o/gsym9.o.2.4</text:p>
          </table:table-cell>
          <table:table-cell office:value-type="string">
            <text:p>gate count Improvement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initial_runs/gsym9/o/gsym9.o.2.4</text:p>
          </table:table-cell>
          <table:table-cell office:value-type="string">
            <text:p>gate count Improvement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initial_runs/gsym9/o/gsym9.o.2.4</text:p>
          </table:table-cell>
          <table:table-cell office:value-type="string">
            <text:p>gate count Improvement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initial_runs/gsym9/o/gsym9.o.2.4</text:p>
          </table:table-cell>
          <table:table-cell office:value-type="string">
            <text:p>gate count Improvement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initial_runs/gsym9/o/gsym9.o.2.4</text:p>
          </table:table-cell>
          <table:table-cell office:value-type="string">
            <text:p>gate count Improvement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initial_runs/gsym9/o/gsym9.o.2.4</text:p>
          </table:table-cell>
          <table:table-cell office:value-type="string">
            <text:p>gate count Improvement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initial_runs/gsym9/o/gsym9.o.2.4</text:p>
          </table:table-cell>
          <table:table-cell office:value-type="string">
            <text:p>gate count Improvement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initial_runs/gsym9/o/gsym9.o.2.4</text:p>
          </table:table-cell>
          <table:table-cell office:value-type="string">
            <text:p>gate count Improvement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initial_runs/gsym9/o/gsym9.o.2.4</text:p>
          </table:table-cell>
          <table:table-cell office:value-type="string">
            <text:p>gate count Improvement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initial_runs/gsym9/o/gsym9.o.2.4</text:p>
          </table:table-cell>
          <table:table-cell office:value-type="string">
            <text:p>gate count Improvement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initial_runs/gsym9/o/gsym9.o.2.4</text:p>
          </table:table-cell>
          <table:table-cell office:value-type="string">
            <text:p>gate count Improvement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initial_runs/gsym9/o/gsym9.o.2.4</text:p>
          </table:table-cell>
          <table:table-cell office:value-type="string">
            <text:p>gate count Improvement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initial_runs/gsym9/o/gsym9.o.2.4</text:p>
          </table:table-cell>
          <table:table-cell office:value-type="string">
            <text:p>gate count Improvement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initial_runs/gsym9/o/gsym9.o.2.4</text:p>
          </table:table-cell>
          <table:table-cell office:value-type="string">
            <text:p>gate count Improvement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initial_runs/gsym9/o/gsym9.o.2.4</text:p>
          </table:table-cell>
          <table:table-cell office:value-type="string">
            <text:p>gate count Improvement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initial_runs/gsym9/o/gsym9.o.2.4</text:p>
          </table:table-cell>
          <table:table-cell office:value-type="string">
            <text:p>gate count Improvement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initial_runs/gsym9/o/gsym9.o.2.4</text:p>
          </table:table-cell>
          <table:table-cell office:value-type="string">
            <text:p>gate count Improvement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initial_runs/gsym9/o/gsym9.o.2.4</text:p>
          </table:table-cell>
          <table:table-cell office:value-type="string">
            <text:p>gate count Improvement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initial_runs/gsym9/o/gsym9.o.2.4</text:p>
          </table:table-cell>
          <table:table-cell office:value-type="string">
            <text:p>gate count Improvement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initial_runs/gsym9/o/gsym9.o.2.4</text:p>
          </table:table-cell>
          <table:table-cell office:value-type="string">
            <text:p>gate count Improvement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initial_runs/gsym9/o/gsym9.o.2.5</text:p>
          </table:table-cell>
          <table:table-cell office:value-type="string">
            <text:p>gate count Improvement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initial_runs/gsym9/o/gsym9.o.2.5</text:p>
          </table:table-cell>
          <table:table-cell office:value-type="string">
            <text:p>gate count Improvement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initial_runs/gsym9/o/gsym9.o.2.5</text:p>
          </table:table-cell>
          <table:table-cell office:value-type="string">
            <text:p>gate count Improvement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initial_runs/gsym9/o/gsym9.o.2.5</text:p>
          </table:table-cell>
          <table:table-cell office:value-type="string">
            <text:p>gate count Improvement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initial_runs/gsym9/o/gsym9.o.2.5</text:p>
          </table:table-cell>
          <table:table-cell office:value-type="string">
            <text:p>gate count Improvement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initial_runs/gsym9/o/gsym9.o.2.5</text:p>
          </table:table-cell>
          <table:table-cell office:value-type="string">
            <text:p>gate count Improvement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initial_runs/gsym9/o/gsym9.o.2.5</text:p>
          </table:table-cell>
          <table:table-cell office:value-type="string">
            <text:p>gate count Improvement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initial_runs/gsym9/o/gsym9.o.2.5</text:p>
          </table:table-cell>
          <table:table-cell office:value-type="string">
            <text:p>gate count Improvement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initial_runs/gsym9/o/gsym9.o.2.5</text:p>
          </table:table-cell>
          <table:table-cell office:value-type="string">
            <text:p>gate count Improvement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initial_runs/gsym9/o/gsym9.o.2.5</text:p>
          </table:table-cell>
          <table:table-cell office:value-type="string">
            <text:p>gate count Improvement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initial_runs/gsym9/o/gsym9.o.2.5</text:p>
          </table:table-cell>
          <table:table-cell office:value-type="string">
            <text:p>gate count Improvement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initial_runs/gsym9/o/gsym9.o.2.5</text:p>
          </table:table-cell>
          <table:table-cell office:value-type="string">
            <text:p>gate count Improvement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initial_runs/gsym9/o/gsym9.o.2.5</text:p>
          </table:table-cell>
          <table:table-cell office:value-type="string">
            <text:p>gate count Improvement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initial_runs/gsym9/o/gsym9.o.2.5</text:p>
          </table:table-cell>
          <table:table-cell office:value-type="string">
            <text:p>gate count Improvement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initial_runs/gsym9/o/gsym9.o.2.5</text:p>
          </table:table-cell>
          <table:table-cell office:value-type="string">
            <text:p>gate count Improvement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initial_runs/gsym9/o/gsym9.o.2.5</text:p>
          </table:table-cell>
          <table:table-cell office:value-type="string">
            <text:p>gate count Improvement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initial_runs/gsym9/o/gsym9.o.2.5</text:p>
          </table:table-cell>
          <table:table-cell office:value-type="string">
            <text:p>gate count Improvement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initial_runs/gsym9/o/gsym9.o.2.5</text:p>
          </table:table-cell>
          <table:table-cell office:value-type="string">
            <text:p>gate count Improvement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initial_runs/gsym9/o/gsym9.o.2.5</text:p>
          </table:table-cell>
          <table:table-cell office:value-type="string">
            <text:p>gate count Improvement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initial_runs/gsym9/o/gsym9.o.2.5</text:p>
          </table:table-cell>
          <table:table-cell office:value-type="string">
            <text:p>gate count Improvement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initial_runs/gsym9/o/gsym9.o.2.5</text:p>
          </table:table-cell>
          <table:table-cell office:value-type="string">
            <text:p>gate count Improvement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initial_runs/gsym9/o/gsym9.o.2.5</text:p>
          </table:table-cell>
          <table:table-cell office:value-type="string">
            <text:p>gate count Improvement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initial_runs/gsym9/o/gsym9.o.2.5</text:p>
          </table:table-cell>
          <table:table-cell office:value-type="string">
            <text:p>gate count Improvement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initial_runs/gsym9/o/gsym9.o.2.6</text:p>
          </table:table-cell>
          <table:table-cell office:value-type="string">
            <text:p>gate count Improvement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initial_runs/gsym9/o/gsym9.o.2.6</text:p>
          </table:table-cell>
          <table:table-cell office:value-type="string">
            <text:p>gate count Improvement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initial_runs/gsym9/o/gsym9.o.2.6</text:p>
          </table:table-cell>
          <table:table-cell office:value-type="string">
            <text:p>gate count Improvement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initial_runs/gsym9/o/gsym9.o.2.6</text:p>
          </table:table-cell>
          <table:table-cell office:value-type="string">
            <text:p>gate count Improvement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initial_runs/gsym9/o/gsym9.o.2.6</text:p>
          </table:table-cell>
          <table:table-cell office:value-type="string">
            <text:p>gate count Improvement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initial_runs/gsym9/o/gsym9.o.2.6</text:p>
          </table:table-cell>
          <table:table-cell office:value-type="string">
            <text:p>gate count Improvement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initial_runs/gsym9/o/gsym9.o.2.6</text:p>
          </table:table-cell>
          <table:table-cell office:value-type="string">
            <text:p>gate count Improvement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initial_runs/gsym9/o/gsym9.o.2.6</text:p>
          </table:table-cell>
          <table:table-cell office:value-type="string">
            <text:p>gate count Improvement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initial_runs/gsym9/o/gsym9.o.2.6</text:p>
          </table:table-cell>
          <table:table-cell office:value-type="string">
            <text:p>gate count Improvement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initial_runs/gsym9/o/gsym9.o.2.6</text:p>
          </table:table-cell>
          <table:table-cell office:value-type="string">
            <text:p>gate count Improvement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initial_runs/gsym9/o/gsym9.o.2.6</text:p>
          </table:table-cell>
          <table:table-cell office:value-type="string">
            <text:p>gate count Improvement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initial_runs/gsym9/o/gsym9.o.2.6</text:p>
          </table:table-cell>
          <table:table-cell office:value-type="string">
            <text:p>gate count Improvement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initial_runs/gsym9/o/gsym9.o.2.7</text:p>
          </table:table-cell>
          <table:table-cell office:value-type="string">
            <text:p>gate count Improvement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initial_runs/gsym9/o/gsym9.o.2.7</text:p>
          </table:table-cell>
          <table:table-cell office:value-type="string">
            <text:p>gate count Improvement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initial_runs/gsym9/o/gsym9.o.2.7</text:p>
          </table:table-cell>
          <table:table-cell office:value-type="string">
            <text:p>gate count Improvement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initial_runs/gsym9/o/gsym9.o.2.7</text:p>
          </table:table-cell>
          <table:table-cell office:value-type="string">
            <text:p>gate count Improvement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initial_runs/gsym9/o/gsym9.o.2.7</text:p>
          </table:table-cell>
          <table:table-cell office:value-type="string">
            <text:p>gate count Improvement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initial_runs/gsym9/o/gsym9.o.2.7</text:p>
          </table:table-cell>
          <table:table-cell office:value-type="string">
            <text:p>gate count Improvement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initial_runs/gsym9/o/gsym9.o.2.7</text:p>
          </table:table-cell>
          <table:table-cell office:value-type="string">
            <text:p>gate count Improvement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initial_runs/gsym9/o/gsym9.o.2.7</text:p>
          </table:table-cell>
          <table:table-cell office:value-type="string">
            <text:p>gate count Improvement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initial_runs/gsym9/o/gsym9.o.2.7</text:p>
          </table:table-cell>
          <table:table-cell office:value-type="string">
            <text:p>gate count Improvement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initial_runs/gsym9/o/gsym9.o.2.7</text:p>
          </table:table-cell>
          <table:table-cell office:value-type="string">
            <text:p>gate count Improvement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initial_runs/gsym9/o/gsym9.o.2.7</text:p>
          </table:table-cell>
          <table:table-cell office:value-type="string">
            <text:p>gate count Improvement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initial_runs/gsym9/o/gsym9.o.2.7</text:p>
          </table:table-cell>
          <table:table-cell office:value-type="string">
            <text:p>gate count Improvement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initial_runs/gsym9/o/gsym9.o.2.7</text:p>
          </table:table-cell>
          <table:table-cell office:value-type="string">
            <text:p>gate count Improvement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initial_runs/gsym9/o/gsym9.o.2.7</text:p>
          </table:table-cell>
          <table:table-cell office:value-type="string">
            <text:p>gate count Improvement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initial_runs/gsym9/o/gsym9.o.2.7</text:p>
          </table:table-cell>
          <table:table-cell office:value-type="string">
            <text:p>gate count Improvement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initial_runs/gsym9/o/gsym9.o.2.7</text:p>
          </table:table-cell>
          <table:table-cell office:value-type="string">
            <text:p>gate count Improvement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initial_runs/gsym9/o/gsym9.o.2.7</text:p>
          </table:table-cell>
          <table:table-cell office:value-type="string">
            <text:p>gate count Improvement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initial_runs/gsym9/o/gsym9.o.2.7</text:p>
          </table:table-cell>
          <table:table-cell office:value-type="string">
            <text:p>gate count Improvement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initial_runs/gsym9/o/gsym9.o.2.7</text:p>
          </table:table-cell>
          <table:table-cell office:value-type="string">
            <text:p>gate count Improvement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initial_runs/gsym9/o/gsym9.o.2.7</text:p>
          </table:table-cell>
          <table:table-cell office:value-type="string">
            <text:p>gate count Improvement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initial_runs/gsym9/o/gsym9.o.2.7</text:p>
          </table:table-cell>
          <table:table-cell office:value-type="string">
            <text:p>gate count Improvement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initial_runs/gsym9/o/gsym9.o.2.7</text:p>
          </table:table-cell>
          <table:table-cell office:value-type="string">
            <text:p>gate count Improvement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initial_runs/gsym9/o/gsym9.o.2.7</text:p>
          </table:table-cell>
          <table:table-cell office:value-type="string">
            <text:p>gate count Improvement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initial_runs/gsym9/o/gsym9.o.2.7</text:p>
          </table:table-cell>
          <table:table-cell office:value-type="string">
            <text:p>gate count Improvement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initial_runs/gsym9/o/gsym9.o.2.7</text:p>
          </table:table-cell>
          <table:table-cell office:value-type="string">
            <text:p>gate count Improvement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initial_runs/gsym9/o/gsym9.o.2.7</text:p>
          </table:table-cell>
          <table:table-cell office:value-type="string">
            <text:p>gate count Improvement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initial_runs/gsym9/o/gsym9.o.2.7</text:p>
          </table:table-cell>
          <table:table-cell office:value-type="string">
            <text:p>gate count Improvement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initial_runs/gsym9/o/gsym9.o.2.7</text:p>
          </table:table-cell>
          <table:table-cell office:value-type="string">
            <text:p>gate count Improvement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initial_runs/gsym9/o/gsym9.o.2.8</text:p>
          </table:table-cell>
          <table:table-cell office:value-type="string">
            <text:p>gate count Improvement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initial_runs/gsym9/o/gsym9.o.2.8</text:p>
          </table:table-cell>
          <table:table-cell office:value-type="string">
            <text:p>gate count Improvement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initial_runs/gsym9/o/gsym9.o.2.8</text:p>
          </table:table-cell>
          <table:table-cell office:value-type="string">
            <text:p>gate count Improvement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initial_runs/gsym9/o/gsym9.o.2.8</text:p>
          </table:table-cell>
          <table:table-cell office:value-type="string">
            <text:p>gate count Improvement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initial_runs/gsym9/o/gsym9.o.2.8</text:p>
          </table:table-cell>
          <table:table-cell office:value-type="string">
            <text:p>gate count Improvement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initial_runs/gsym9/o/gsym9.o.2.8</text:p>
          </table:table-cell>
          <table:table-cell office:value-type="string">
            <text:p>gate count Improvement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initial_runs/gsym9/o/gsym9.o.2.8</text:p>
          </table:table-cell>
          <table:table-cell office:value-type="string">
            <text:p>gate count Improvement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initial_runs/gsym9/o/gsym9.o.2.8</text:p>
          </table:table-cell>
          <table:table-cell office:value-type="string">
            <text:p>gate count Improvement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initial_runs/gsym9/o/gsym9.o.2.8</text:p>
          </table:table-cell>
          <table:table-cell office:value-type="string">
            <text:p>gate count Improvement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initial_runs/gsym9/o/gsym9.o.2.8</text:p>
          </table:table-cell>
          <table:table-cell office:value-type="string">
            <text:p>gate count Improvement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initial_runs/gsym9/o/gsym9.o.2.8</text:p>
          </table:table-cell>
          <table:table-cell office:value-type="string">
            <text:p>gate count Improvement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initial_runs/gsym9/o/gsym9.o.2.8</text:p>
          </table:table-cell>
          <table:table-cell office:value-type="string">
            <text:p>gate count Improvement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initial_runs/gsym9/o/gsym9.o.2.8</text:p>
          </table:table-cell>
          <table:table-cell office:value-type="string">
            <text:p>gate count Improvement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initial_runs/gsym9/o/gsym9.o.2.8</text:p>
          </table:table-cell>
          <table:table-cell office:value-type="string">
            <text:p>gate count Improvement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initial_runs/gsym9/o/gsym9.o.2.8</text:p>
          </table:table-cell>
          <table:table-cell office:value-type="string">
            <text:p>gate count Improvement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initial_runs/gsym9/o/gsym9.o.2.8</text:p>
          </table:table-cell>
          <table:table-cell office:value-type="string">
            <text:p>gate count Improvement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initial_runs/gsym9/o/gsym9.o.2.8</text:p>
          </table:table-cell>
          <table:table-cell office:value-type="string">
            <text:p>gate count Improvement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initial_runs/gsym9/o/gsym9.o.2.8</text:p>
          </table:table-cell>
          <table:table-cell office:value-type="string">
            <text:p>gate count Improvement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initial_runs/gsym9/o/gsym9.o.2.8</text:p>
          </table:table-cell>
          <table:table-cell office:value-type="string">
            <text:p>gate count Improvement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initial_runs/gsym9/o/gsym9.o.2.8</text:p>
          </table:table-cell>
          <table:table-cell office:value-type="string">
            <text:p>gate count Improvement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initial_runs/gsym9/o/gsym9.o.2.8</text:p>
          </table:table-cell>
          <table:table-cell office:value-type="string">
            <text:p>gate count Improvement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initial_runs/gsym9/o/gsym9.o.2.8</text:p>
          </table:table-cell>
          <table:table-cell office:value-type="string">
            <text:p>gate count Improvement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initial_runs/gsym9/o/gsym9.o.2.8</text:p>
          </table:table-cell>
          <table:table-cell office:value-type="string">
            <text:p>gate count Improvement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initial_runs/gsym9/o/gsym9.o.2.8</text:p>
          </table:table-cell>
          <table:table-cell office:value-type="string">
            <text:p>gate count Improvement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initial_runs/gsym9/o/gsym9.o.2.8</text:p>
          </table:table-cell>
          <table:table-cell office:value-type="string">
            <text:p>gate count Improvement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initial_runs/gsym9/o/gsym9.o.2.8</text:p>
          </table:table-cell>
          <table:table-cell office:value-type="string">
            <text:p>gate count Improvement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initial_runs/gsym9/o/gsym9.o.2.9</text:p>
          </table:table-cell>
          <table:table-cell office:value-type="string">
            <text:p>gate count Improvement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initial_runs/gsym9/o/gsym9.o.2.9</text:p>
          </table:table-cell>
          <table:table-cell office:value-type="string">
            <text:p>gate count Improvement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initial_runs/gsym9/o/gsym9.o.2.9</text:p>
          </table:table-cell>
          <table:table-cell office:value-type="string">
            <text:p>gate count Improvement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initial_runs/gsym9/o/gsym9.o.2.9</text:p>
          </table:table-cell>
          <table:table-cell office:value-type="string">
            <text:p>gate count Improvement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initial_runs/gsym9/o/gsym9.o.2.9</text:p>
          </table:table-cell>
          <table:table-cell office:value-type="string">
            <text:p>gate count Improvement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initial_runs/gsym9/o/gsym9.o.2.9</text:p>
          </table:table-cell>
          <table:table-cell office:value-type="string">
            <text:p>gate count Improvement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initial_runs/gsym9/o/gsym9.o.2.9</text:p>
          </table:table-cell>
          <table:table-cell office:value-type="string">
            <text:p>gate count Improvement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initial_runs/gsym9/o/gsym9.o.2.9</text:p>
          </table:table-cell>
          <table:table-cell office:value-type="string">
            <text:p>gate count Improvement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initial_runs/gsym9/o/gsym9.o.2.9</text:p>
          </table:table-cell>
          <table:table-cell office:value-type="string">
            <text:p>gate count Improvement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initial_runs/gsym9/o/gsym9.o.2.9</text:p>
          </table:table-cell>
          <table:table-cell office:value-type="string">
            <text:p>gate count Improvement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initial_runs/gsym9/o/gsym9.o.2.9</text:p>
          </table:table-cell>
          <table:table-cell office:value-type="string">
            <text:p>gate count Improvement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initial_runs/gsym9/o/gsym9.o.2.9</text:p>
          </table:table-cell>
          <table:table-cell office:value-type="string">
            <text:p>gate count Improvement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initial_runs/gsym9/o/gsym9.o.2.9</text:p>
          </table:table-cell>
          <table:table-cell office:value-type="string">
            <text:p>gate count Improvement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initial_runs/gsym9/o/gsym9.o.2.9</text:p>
          </table:table-cell>
          <table:table-cell office:value-type="string">
            <text:p>gate count Improvement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initial_runs/gsym9/o/gsym9.o.1.1</text:p>
          </table:table-cell>
          <table:table-cell office:value-type="string">
            <text:p>gate count Improvement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initial_runs/gsym9/o/gsym9.o.1.4</text:p>
          </table:table-cell>
          <table:table-cell office:value-type="string">
            <text:p>gate count Improvement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initial_runs/gsym9/o/gsym9.o.1.9</text:p>
          </table:table-cell>
          <table:table-cell office:value-type="string">
            <text:p>gate count Improvement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initial_runs/gsym9/o/gsym9.o.2.0</text:p>
          </table:table-cell>
          <table:table-cell office:value-type="string">
            <text:p>gate count Improvement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initial_runs/gsym9/o/gsym9.o.2.0</text:p>
          </table:table-cell>
          <table:table-cell office:value-type="string">
            <text:p>gate count Improvement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initial_runs/gsym9/o/gsym9.o.2.0</text:p>
          </table:table-cell>
          <table:table-cell office:value-type="string">
            <text:p>gate count Improvement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initial_runs/gsym9/o/gsym9.o.2.0</text:p>
          </table:table-cell>
          <table:table-cell office:value-type="string">
            <text:p>gate count Improvement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initial_runs/gsym9/o/gsym9.o.2.0</text:p>
          </table:table-cell>
          <table:table-cell office:value-type="string">
            <text:p>gate count Improvement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initial_runs/gsym9/o/gsym9.o.2.0</text:p>
          </table:table-cell>
          <table:table-cell office:value-type="string">
            <text:p>gate count Improvement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initial_runs/gsym9/o/gsym9.o.2.0</text:p>
          </table:table-cell>
          <table:table-cell office:value-type="string">
            <text:p>gate count Improvement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initial_runs/gsym9/o/gsym9.o.2.0</text:p>
          </table:table-cell>
          <table:table-cell office:value-type="string">
            <text:p>gate count Improvement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initial_runs/gsym9/o/gsym9.o.2.0</text:p>
          </table:table-cell>
          <table:table-cell office:value-type="string">
            <text:p>gate count Improvement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initial_runs/gsym9/o/gsym9.o.2.0</text:p>
          </table:table-cell>
          <table:table-cell office:value-type="string">
            <text:p>gate count Improvement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initial_runs/gsym9/o/gsym9.o.2.0</text:p>
          </table:table-cell>
          <table:table-cell office:value-type="string">
            <text:p>gate count Improvement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initial_runs/gsym9/o/gsym9.o.2.0</text:p>
          </table:table-cell>
          <table:table-cell office:value-type="string">
            <text:p>gate count Improvement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initial_runs/gsym9/o/gsym9.o.2.0</text:p>
          </table:table-cell>
          <table:table-cell office:value-type="string">
            <text:p>gate count Improvement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initial_runs/gsym9/o/gsym9.o.2.0</text:p>
          </table:table-cell>
          <table:table-cell office:value-type="string">
            <text:p>gate count Improvement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initial_runs/gsym9/o/gsym9.o.2.0</text:p>
          </table:table-cell>
          <table:table-cell office:value-type="string">
            <text:p>gate count Improvement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initial_runs/gsym9/o/gsym9.o.2.0</text:p>
          </table:table-cell>
          <table:table-cell office:value-type="string">
            <text:p>gate count Improvement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initial_runs/gsym9/o/gsym9.o.2.0</text:p>
          </table:table-cell>
          <table:table-cell office:value-type="string">
            <text:p>gate count Improvement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initial_runs/gsym9/o/gsym9.o.2.1</text:p>
          </table:table-cell>
          <table:table-cell office:value-type="string">
            <text:p>gate count Improvement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initial_runs/gsym9/o/gsym9.o.2.1</text:p>
          </table:table-cell>
          <table:table-cell office:value-type="string">
            <text:p>gate count Improvement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initial_runs/gsym9/o/gsym9.o.2.1</text:p>
          </table:table-cell>
          <table:table-cell office:value-type="string">
            <text:p>gate count Improvement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initial_runs/gsym9/o/gsym9.o.2.1</text:p>
          </table:table-cell>
          <table:table-cell office:value-type="string">
            <text:p>gate count Improvement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initial_runs/gsym9/o/gsym9.o.2.1</text:p>
          </table:table-cell>
          <table:table-cell office:value-type="string">
            <text:p>gate count Improvement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initial_runs/gsym9/o/gsym9.o.2.1</text:p>
          </table:table-cell>
          <table:table-cell office:value-type="string">
            <text:p>gate count Improvement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initial_runs/gsym9/o/gsym9.o.2.1</text:p>
          </table:table-cell>
          <table:table-cell office:value-type="string">
            <text:p>gate count Improvement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initial_runs/gsym9/o/gsym9.o.2.1</text:p>
          </table:table-cell>
          <table:table-cell office:value-type="string">
            <text:p>gate count Improvement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initial_runs/gsym9/o/gsym9.o.2.1</text:p>
          </table:table-cell>
          <table:table-cell office:value-type="string">
            <text:p>gate count Improvement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initial_runs/gsym9/o/gsym9.o.2.1</text:p>
          </table:table-cell>
          <table:table-cell office:value-type="string">
            <text:p>gate count Improvement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initial_runs/gsym9/o/gsym9.o.2.1</text:p>
          </table:table-cell>
          <table:table-cell office:value-type="string">
            <text:p>gate count Improvement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initial_runs/gsym9/o/gsym9.o.2.1</text:p>
          </table:table-cell>
          <table:table-cell office:value-type="string">
            <text:p>gate count Improvement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initial_runs/gsym9/o/gsym9.o.2.2</text:p>
          </table:table-cell>
          <table:table-cell office:value-type="string">
            <text:p>gate count Improvement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initial_runs/gsym9/o/gsym9.o.2.2</text:p>
          </table:table-cell>
          <table:table-cell office:value-type="string">
            <text:p>gate count Improvement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initial_runs/gsym9/o/gsym9.o.2.2</text:p>
          </table:table-cell>
          <table:table-cell office:value-type="string">
            <text:p>gate count Improvement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initial_runs/gsym9/o/gsym9.o.2.2</text:p>
          </table:table-cell>
          <table:table-cell office:value-type="string">
            <text:p>gate count Improvement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initial_runs/gsym9/o/gsym9.o.2.2</text:p>
          </table:table-cell>
          <table:table-cell office:value-type="string">
            <text:p>gate count Improvement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initial_runs/gsym9/o/gsym9.o.2.2</text:p>
          </table:table-cell>
          <table:table-cell office:value-type="string">
            <text:p>gate count Improvement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initial_runs/gsym9/o/gsym9.o.2.2</text:p>
          </table:table-cell>
          <table:table-cell office:value-type="string">
            <text:p>gate count Improvement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initial_runs/gsym9/o/gsym9.o.2.2</text:p>
          </table:table-cell>
          <table:table-cell office:value-type="string">
            <text:p>gate count Improvement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initial_runs/gsym9/o/gsym9.o.2.2</text:p>
          </table:table-cell>
          <table:table-cell office:value-type="string">
            <text:p>gate count Improvement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initial_runs/gsym9/o/gsym9.o.2.2</text:p>
          </table:table-cell>
          <table:table-cell office:value-type="string">
            <text:p>gate count Improvement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initial_runs/gsym9/o/gsym9.o.2.2</text:p>
          </table:table-cell>
          <table:table-cell office:value-type="string">
            <text:p>gate count Improvement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initial_runs/gsym9/o/gsym9.o.2.2</text:p>
          </table:table-cell>
          <table:table-cell office:value-type="string">
            <text:p>gate count Improvement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initial_runs/gsym9/o/gsym9.o.2.2</text:p>
          </table:table-cell>
          <table:table-cell office:value-type="string">
            <text:p>gate count Improvement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initial_runs/gsym9/o/gsym9.o.2.2</text:p>
          </table:table-cell>
          <table:table-cell office:value-type="string">
            <text:p>gate count Improvement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initial_runs/gsym9/o/gsym9.o.2.3</text:p>
          </table:table-cell>
          <table:table-cell office:value-type="string">
            <text:p>gate count Improvement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initial_runs/gsym9/o/gsym9.o.2.3</text:p>
          </table:table-cell>
          <table:table-cell office:value-type="string">
            <text:p>gate count Improvement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initial_runs/gsym9/o/gsym9.o.2.3</text:p>
          </table:table-cell>
          <table:table-cell office:value-type="string">
            <text:p>gate count Improvement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initial_runs/gsym9/o/gsym9.o.2.3</text:p>
          </table:table-cell>
          <table:table-cell office:value-type="string">
            <text:p>gate count Improvement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initial_runs/gsym9/o/gsym9.o.2.3</text:p>
          </table:table-cell>
          <table:table-cell office:value-type="string">
            <text:p>gate count Improvement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initial_runs/gsym9/o/gsym9.o.2.3</text:p>
          </table:table-cell>
          <table:table-cell office:value-type="string">
            <text:p>gate count Improvement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initial_runs/gsym9/o/gsym9.o.2.3</text:p>
          </table:table-cell>
          <table:table-cell office:value-type="string">
            <text:p>gate count Improvement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initial_runs/gsym9/o/gsym9.o.2.3</text:p>
          </table:table-cell>
          <table:table-cell office:value-type="string">
            <text:p>gate count Improvement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initial_runs/gsym9/o/gsym9.o.2.3</text:p>
          </table:table-cell>
          <table:table-cell office:value-type="string">
            <text:p>gate count Improvement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initial_runs/gsym9/o/gsym9.o.2.3</text:p>
          </table:table-cell>
          <table:table-cell office:value-type="string">
            <text:p>gate count Improvement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initial_runs/gsym9/o/gsym9.o.2.3</text:p>
          </table:table-cell>
          <table:table-cell office:value-type="string">
            <text:p>gate count Improvement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initial_runs/gsym9/o/gsym9.o.2.3</text:p>
          </table:table-cell>
          <table:table-cell office:value-type="string">
            <text:p>gate count Improvement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initial_runs/gsym9/o/gsym9.o.2.3</text:p>
          </table:table-cell>
          <table:table-cell office:value-type="string">
            <text:p>gate count Improvement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initial_runs/gsym9/o/gsym9.o.2.3</text:p>
          </table:table-cell>
          <table:table-cell office:value-type="string">
            <text:p>gate count Improvement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initial_runs/gsym9/o/gsym9.o.2.3</text:p>
          </table:table-cell>
          <table:table-cell office:value-type="string">
            <text:p>gate count Improvement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initial_runs/gsym9/o/gsym9.o.2.3</text:p>
          </table:table-cell>
          <table:table-cell office:value-type="string">
            <text:p>gate count Improvement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initial_runs/gsym9/o/gsym9.o.2.3</text:p>
          </table:table-cell>
          <table:table-cell office:value-type="string">
            <text:p>gate count Improvement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initial_runs/gsym9/o/gsym9.o.2.3</text:p>
          </table:table-cell>
          <table:table-cell office:value-type="string">
            <text:p>gate count Improvement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initial_runs/gsym9/o/gsym9.o.2.3</text:p>
          </table:table-cell>
          <table:table-cell office:value-type="string">
            <text:p>gate count Improvement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initial_runs/gsym9/o/gsym9.o.2.3</text:p>
          </table:table-cell>
          <table:table-cell office:value-type="string">
            <text:p>gate count Improvement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initial_runs/gsym9/o/gsym9.o.2.3</text:p>
          </table:table-cell>
          <table:table-cell office:value-type="string">
            <text:p>gate count Improvement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initial_runs/gsym9/o/gsym9.o.2.4</text:p>
          </table:table-cell>
          <table:table-cell office:value-type="string">
            <text:p>gate count Improvement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initial_runs/gsym9/o/gsym9.o.2.4</text:p>
          </table:table-cell>
          <table:table-cell office:value-type="string">
            <text:p>gate count Improvement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initial_runs/gsym9/o/gsym9.o.2.4</text:p>
          </table:table-cell>
          <table:table-cell office:value-type="string">
            <text:p>gate count Improvement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initial_runs/gsym9/o/gsym9.o.2.4</text:p>
          </table:table-cell>
          <table:table-cell office:value-type="string">
            <text:p>gate count Improvement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initial_runs/gsym9/o/gsym9.o.2.4</text:p>
          </table:table-cell>
          <table:table-cell office:value-type="string">
            <text:p>gate count Improvement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initial_runs/gsym9/o/gsym9.o.2.4</text:p>
          </table:table-cell>
          <table:table-cell office:value-type="string">
            <text:p>gate count Improvement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initial_runs/gsym9/o/gsym9.o.2.4</text:p>
          </table:table-cell>
          <table:table-cell office:value-type="string">
            <text:p>gate count Improvement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initial_runs/gsym9/o/gsym9.o.2.4</text:p>
          </table:table-cell>
          <table:table-cell office:value-type="string">
            <text:p>gate count Improvement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initial_runs/gsym9/o/gsym9.o.2.4</text:p>
          </table:table-cell>
          <table:table-cell office:value-type="string">
            <text:p>gate count Improvement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initial_runs/gsym9/o/gsym9.o.2.4</text:p>
          </table:table-cell>
          <table:table-cell office:value-type="string">
            <text:p>gate count Improvement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initial_runs/gsym9/o/gsym9.o.2.4</text:p>
          </table:table-cell>
          <table:table-cell office:value-type="string">
            <text:p>gate count Improvement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initial_runs/gsym9/o/gsym9.o.2.4</text:p>
          </table:table-cell>
          <table:table-cell office:value-type="string">
            <text:p>gate count Improvement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initial_runs/gsym9/o/gsym9.o.2.4</text:p>
          </table:table-cell>
          <table:table-cell office:value-type="string">
            <text:p>gate count Improvement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initial_runs/gsym9/o/gsym9.o.2.4</text:p>
          </table:table-cell>
          <table:table-cell office:value-type="string">
            <text:p>gate count Improvement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initial_runs/gsym9/o/gsym9.o.2.4</text:p>
          </table:table-cell>
          <table:table-cell office:value-type="string">
            <text:p>gate count Improvement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initial_runs/gsym9/o/gsym9.o.2.4</text:p>
          </table:table-cell>
          <table:table-cell office:value-type="string">
            <text:p>gate count Improvement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initial_runs/gsym9/o/gsym9.o.2.4</text:p>
          </table:table-cell>
          <table:table-cell office:value-type="string">
            <text:p>gate count Improvement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initial_runs/gsym9/o/gsym9.o.2.4</text:p>
          </table:table-cell>
          <table:table-cell office:value-type="string">
            <text:p>gate count Improvement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initial_runs/gsym9/o/gsym9.o.2.4</text:p>
          </table:table-cell>
          <table:table-cell office:value-type="string">
            <text:p>gate count Improvement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initial_runs/gsym9/o/gsym9.o.2.4</text:p>
          </table:table-cell>
          <table:table-cell office:value-type="string">
            <text:p>gate count Improvement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initial_runs/gsym9/o/gsym9.o.2.4</text:p>
          </table:table-cell>
          <table:table-cell office:value-type="string">
            <text:p>gate count Improvement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initial_runs/gsym9/o/gsym9.o.2.4</text:p>
          </table:table-cell>
          <table:table-cell office:value-type="string">
            <text:p>gate count Improvement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initial_runs/gsym9/o/gsym9.o.2.4</text:p>
          </table:table-cell>
          <table:table-cell office:value-type="string">
            <text:p>gate count Improvement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initial_runs/gsym9/o/gsym9.o.2.5</text:p>
          </table:table-cell>
          <table:table-cell office:value-type="string">
            <text:p>gate count Improvement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initial_runs/gsym9/o/gsym9.o.2.5</text:p>
          </table:table-cell>
          <table:table-cell office:value-type="string">
            <text:p>gate count Improvement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initial_runs/gsym9/o/gsym9.o.2.5</text:p>
          </table:table-cell>
          <table:table-cell office:value-type="string">
            <text:p>gate count Improvement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initial_runs/gsym9/o/gsym9.o.2.5</text:p>
          </table:table-cell>
          <table:table-cell office:value-type="string">
            <text:p>gate count Improvement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initial_runs/gsym9/o/gsym9.o.2.5</text:p>
          </table:table-cell>
          <table:table-cell office:value-type="string">
            <text:p>gate count Improvement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initial_runs/gsym9/o/gsym9.o.2.5</text:p>
          </table:table-cell>
          <table:table-cell office:value-type="string">
            <text:p>gate count Improvement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initial_runs/gsym9/o/gsym9.o.2.5</text:p>
          </table:table-cell>
          <table:table-cell office:value-type="string">
            <text:p>gate count Improvement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initial_runs/gsym9/o/gsym9.o.2.5</text:p>
          </table:table-cell>
          <table:table-cell office:value-type="string">
            <text:p>gate count Improvement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initial_runs/gsym9/o/gsym9.o.2.5</text:p>
          </table:table-cell>
          <table:table-cell office:value-type="string">
            <text:p>gate count Improvement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initial_runs/gsym9/o/gsym9.o.2.5</text:p>
          </table:table-cell>
          <table:table-cell office:value-type="string">
            <text:p>gate count Improvement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initial_runs/gsym9/o/gsym9.o.2.5</text:p>
          </table:table-cell>
          <table:table-cell office:value-type="string">
            <text:p>gate count Improvement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initial_runs/gsym9/o/gsym9.o.2.5</text:p>
          </table:table-cell>
          <table:table-cell office:value-type="string">
            <text:p>gate count Improvement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initial_runs/gsym9/o/gsym9.o.2.5</text:p>
          </table:table-cell>
          <table:table-cell office:value-type="string">
            <text:p>gate count Improvement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initial_runs/gsym9/o/gsym9.o.2.5</text:p>
          </table:table-cell>
          <table:table-cell office:value-type="string">
            <text:p>gate count Improvement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initial_runs/gsym9/o/gsym9.o.2.5</text:p>
          </table:table-cell>
          <table:table-cell office:value-type="string">
            <text:p>gate count Improvement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initial_runs/gsym9/o/gsym9.o.2.5</text:p>
          </table:table-cell>
          <table:table-cell office:value-type="string">
            <text:p>gate count Improvement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initial_runs/gsym9/o/gsym9.o.2.5</text:p>
          </table:table-cell>
          <table:table-cell office:value-type="string">
            <text:p>gate count Improvement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initial_runs/gsym9/o/gsym9.o.2.5</text:p>
          </table:table-cell>
          <table:table-cell office:value-type="string">
            <text:p>gate count Improvement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initial_runs/gsym9/o/gsym9.o.2.6</text:p>
          </table:table-cell>
          <table:table-cell office:value-type="string">
            <text:p>gate count Improvement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initial_runs/gsym9/o/gsym9.o.2.6</text:p>
          </table:table-cell>
          <table:table-cell office:value-type="string">
            <text:p>gate count Improvement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initial_runs/gsym9/o/gsym9.o.2.6</text:p>
          </table:table-cell>
          <table:table-cell office:value-type="string">
            <text:p>gate count Improvement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initial_runs/gsym9/o/gsym9.o.2.6</text:p>
          </table:table-cell>
          <table:table-cell office:value-type="string">
            <text:p>gate count Improvement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initial_runs/gsym9/o/gsym9.o.2.6</text:p>
          </table:table-cell>
          <table:table-cell office:value-type="string">
            <text:p>gate count Improvement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initial_runs/gsym9/o/gsym9.o.2.6</text:p>
          </table:table-cell>
          <table:table-cell office:value-type="string">
            <text:p>gate count Improvement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initial_runs/gsym9/o/gsym9.o.2.6</text:p>
          </table:table-cell>
          <table:table-cell office:value-type="string">
            <text:p>gate count Improvement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initial_runs/gsym9/o/gsym9.o.2.6</text:p>
          </table:table-cell>
          <table:table-cell office:value-type="string">
            <text:p>gate count Improvement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initial_runs/gsym9/o/gsym9.o.2.6</text:p>
          </table:table-cell>
          <table:table-cell office:value-type="string">
            <text:p>gate count Improvement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initial_runs/gsym9/o/gsym9.o.2.6</text:p>
          </table:table-cell>
          <table:table-cell office:value-type="string">
            <text:p>gate count Improvement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initial_runs/gsym9/o/gsym9.o.2.6</text:p>
          </table:table-cell>
          <table:table-cell office:value-type="string">
            <text:p>gate count Improvement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initial_runs/gsym9/o/gsym9.o.2.6</text:p>
          </table:table-cell>
          <table:table-cell office:value-type="string">
            <text:p>gate count Improvement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initial_runs/gsym9/o/gsym9.o.2.6</text:p>
          </table:table-cell>
          <table:table-cell office:value-type="string">
            <text:p>gate count Improvement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initial_runs/gsym9/o/gsym9.o.2.6</text:p>
          </table:table-cell>
          <table:table-cell office:value-type="string">
            <text:p>gate count Improvement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initial_runs/gsym9/o/gsym9.o.2.6</text:p>
          </table:table-cell>
          <table:table-cell office:value-type="string">
            <text:p>gate count Improvement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initial_runs/gsym9/o/gsym9.o.2.6</text:p>
          </table:table-cell>
          <table:table-cell office:value-type="string">
            <text:p>gate count Improvement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initial_runs/gsym9/o/gsym9.o.2.6</text:p>
          </table:table-cell>
          <table:table-cell office:value-type="string">
            <text:p>gate count Improvement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initial_runs/gsym9/o/gsym9.o.2.6</text:p>
          </table:table-cell>
          <table:table-cell office:value-type="string">
            <text:p>gate count Improvement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initial_runs/gsym9/o/gsym9.o.2.6</text:p>
          </table:table-cell>
          <table:table-cell office:value-type="string">
            <text:p>gate count Improvement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initial_runs/gsym9/o/gsym9.o.2.6</text:p>
          </table:table-cell>
          <table:table-cell office:value-type="string">
            <text:p>gate count Improvement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initial_runs/gsym9/o/gsym9.o.2.6</text:p>
          </table:table-cell>
          <table:table-cell office:value-type="string">
            <text:p>gate count Improvement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initial_runs/gsym9/o/gsym9.o.2.6</text:p>
          </table:table-cell>
          <table:table-cell office:value-type="string">
            <text:p>gate count Improvement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initial_runs/gsym9/o/gsym9.o.2.7</text:p>
          </table:table-cell>
          <table:table-cell office:value-type="string">
            <text:p>gate count Improvement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initial_runs/gsym9/o/gsym9.o.2.7</text:p>
          </table:table-cell>
          <table:table-cell office:value-type="string">
            <text:p>gate count Improvement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initial_runs/gsym9/o/gsym9.o.2.7</text:p>
          </table:table-cell>
          <table:table-cell office:value-type="string">
            <text:p>gate count Improvement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initial_runs/gsym9/o/gsym9.o.2.7</text:p>
          </table:table-cell>
          <table:table-cell office:value-type="string">
            <text:p>gate count Improvement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initial_runs/gsym9/o/gsym9.o.2.7</text:p>
          </table:table-cell>
          <table:table-cell office:value-type="string">
            <text:p>gate count Improvement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initial_runs/gsym9/o/gsym9.o.2.7</text:p>
          </table:table-cell>
          <table:table-cell office:value-type="string">
            <text:p>gate count Improvement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initial_runs/gsym9/o/gsym9.o.2.7</text:p>
          </table:table-cell>
          <table:table-cell office:value-type="string">
            <text:p>gate count Improvement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initial_runs/gsym9/o/gsym9.o.2.7</text:p>
          </table:table-cell>
          <table:table-cell office:value-type="string">
            <text:p>gate count Improvement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initial_runs/gsym9/o/gsym9.o.2.7</text:p>
          </table:table-cell>
          <table:table-cell office:value-type="string">
            <text:p>gate count Improvement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initial_runs/gsym9/o/gsym9.o.2.7</text:p>
          </table:table-cell>
          <table:table-cell office:value-type="string">
            <text:p>gate count Improvement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initial_runs/gsym9/o/gsym9.o.2.7</text:p>
          </table:table-cell>
          <table:table-cell office:value-type="string">
            <text:p>gate count Improvement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initial_runs/gsym9/o/gsym9.o.2.7</text:p>
          </table:table-cell>
          <table:table-cell office:value-type="string">
            <text:p>gate count Improvement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initial_runs/gsym9/o/gsym9.o.2.7</text:p>
          </table:table-cell>
          <table:table-cell office:value-type="string">
            <text:p>gate count Improvement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initial_runs/gsym9/o/gsym9.o.2.7</text:p>
          </table:table-cell>
          <table:table-cell office:value-type="string">
            <text:p>gate count Improvement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initial_runs/gsym9/o/gsym9.o.2.7</text:p>
          </table:table-cell>
          <table:table-cell office:value-type="string">
            <text:p>gate count Improvement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initial_runs/gsym9/o/gsym9.o.2.7</text:p>
          </table:table-cell>
          <table:table-cell office:value-type="string">
            <text:p>gate count Improvement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initial_runs/gsym9/o/gsym9.o.2.7</text:p>
          </table:table-cell>
          <table:table-cell office:value-type="string">
            <text:p>gate count Improvement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initial_runs/gsym9/o/gsym9.o.2.7</text:p>
          </table:table-cell>
          <table:table-cell office:value-type="string">
            <text:p>gate count Improvement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initial_runs/gsym9/o/gsym9.o.2.7</text:p>
          </table:table-cell>
          <table:table-cell office:value-type="string">
            <text:p>gate count Improvement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initial_runs/gsym9/o/gsym9.o.2.8</text:p>
          </table:table-cell>
          <table:table-cell office:value-type="string">
            <text:p>gate count Improvement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initial_runs/gsym9/o/gsym9.o.2.8</text:p>
          </table:table-cell>
          <table:table-cell office:value-type="string">
            <text:p>gate count Improvement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initial_runs/gsym9/o/gsym9.o.2.8</text:p>
          </table:table-cell>
          <table:table-cell office:value-type="string">
            <text:p>gate count Improvement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initial_runs/gsym9/o/gsym9.o.2.8</text:p>
          </table:table-cell>
          <table:table-cell office:value-type="string">
            <text:p>gate count Improvement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initial_runs/gsym9/o/gsym9.o.2.8</text:p>
          </table:table-cell>
          <table:table-cell office:value-type="string">
            <text:p>gate count Improvement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initial_runs/gsym9/o/gsym9.o.2.8</text:p>
          </table:table-cell>
          <table:table-cell office:value-type="string">
            <text:p>gate count Improvement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initial_runs/gsym9/o/gsym9.o.2.8</text:p>
          </table:table-cell>
          <table:table-cell office:value-type="string">
            <text:p>gate count Improvement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initial_runs/gsym9/o/gsym9.o.2.8</text:p>
          </table:table-cell>
          <table:table-cell office:value-type="string">
            <text:p>gate count Improvement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initial_runs/gsym9/o/gsym9.o.2.8</text:p>
          </table:table-cell>
          <table:table-cell office:value-type="string">
            <text:p>gate count Improvement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initial_runs/gsym9/o/gsym9.o.2.8</text:p>
          </table:table-cell>
          <table:table-cell office:value-type="string">
            <text:p>gate count Improvement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initial_runs/gsym9/o/gsym9.o.2.8</text:p>
          </table:table-cell>
          <table:table-cell office:value-type="string">
            <text:p>gate count Improvement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initial_runs/gsym9/o/gsym9.o.2.8</text:p>
          </table:table-cell>
          <table:table-cell office:value-type="string">
            <text:p>gate count Improvement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initial_runs/gsym9/o/gsym9.o.2.8</text:p>
          </table:table-cell>
          <table:table-cell office:value-type="string">
            <text:p>gate count Improvement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initial_runs/gsym9/o/gsym9.o.2.8</text:p>
          </table:table-cell>
          <table:table-cell office:value-type="string">
            <text:p>gate count Improvement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initial_runs/gsym9/o/gsym9.o.2.9</text:p>
          </table:table-cell>
          <table:table-cell office:value-type="string">
            <text:p>gate count Improvement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initial_runs/gsym9/o/gsym9.o.2.9</text:p>
          </table:table-cell>
          <table:table-cell office:value-type="string">
            <text:p>gate count Improvement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initial_runs/gsym9/o/gsym9.o.2.9</text:p>
          </table:table-cell>
          <table:table-cell office:value-type="string">
            <text:p>gate count Improvement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initial_runs/gsym9/o/gsym9.o.2.9</text:p>
          </table:table-cell>
          <table:table-cell office:value-type="string">
            <text:p>gate count Improvement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initial_runs/gsym9/o/gsym9.o.2.9</text:p>
          </table:table-cell>
          <table:table-cell office:value-type="string">
            <text:p>gate count Improvement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initial_runs/gsym9/o/gsym9.o.2.9</text:p>
          </table:table-cell>
          <table:table-cell office:value-type="string">
            <text:p>gate count Improvement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initial_runs/gsym9/o/gsym9.o.2.9</text:p>
          </table:table-cell>
          <table:table-cell office:value-type="string">
            <text:p>gate count Improvement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initial_runs/gsym9/o/gsym9.o.2.9</text:p>
          </table:table-cell>
          <table:table-cell office:value-type="string">
            <text:p>gate count Improvement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initial_runs/gsym9/o/gsym9.o.2.9</text:p>
          </table:table-cell>
          <table:table-cell office:value-type="string">
            <text:p>gate count Improvement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initial_runs/gsym9/o/gsym9.o.2.9</text:p>
          </table:table-cell>
          <table:table-cell office:value-type="string">
            <text:p>gate count Improvement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initial_runs/gsym9/o/gsym9.o.2.9</text:p>
          </table:table-cell>
          <table:table-cell office:value-type="string">
            <text:p>gate count Improvement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initial_runs/gsym9/o/gsym9.o.2.9</text:p>
          </table:table-cell>
          <table:table-cell office:value-type="string">
            <text:p>gate count Improvement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initial_runs/gsym9/o/gsym9.o.2.9</text:p>
          </table:table-cell>
          <table:table-cell office:value-type="string">
            <text:p>gate count Improvement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initial_runs/gsym9/o/gsym9.o.2.9</text:p>
          </table:table-cell>
          <table:table-cell office:value-type="string">
            <text:p>gate count Improvement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initial_runs/gsym9/o/gsym9.o.2.9</text:p>
          </table:table-cell>
          <table:table-cell office:value-type="string">
            <text:p>gate count Improvement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initial_runs/gsym9/o/gsym9.o.2.9</text:p>
          </table:table-cell>
          <table:table-cell office:value-type="string">
            <text:p>gate count Improvement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initial_runs/gsym9/o/gsym9.o.2.9</text:p>
          </table:table-cell>
          <table:table-cell office:value-type="string">
            <text:p>gate count Improvement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initial_runs/gsym9/o/gsym9.o.2.9</text:p>
          </table:table-cell>
          <table:table-cell office:value-type="string">
            <text:p>gate count Improvement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initial_runs/gsym9/o/gsym9.o.2.9</text:p>
          </table:table-cell>
          <table:table-cell office:value-type="string">
            <text:p>gate count Improvement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initial_runs/gsym9/o/gsym9.o.2.9</text:p>
          </table:table-cell>
          <table:table-cell office:value-type="string">
            <text:p>gate count Improvement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initial_runs/gsym9/o/gsym9.o.2.9</text:p>
          </table:table-cell>
          <table:table-cell office:value-type="string">
            <text:p>gate count Improvement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initial_runs/gsym9/o/gsym9.o.2.9</text:p>
          </table:table-cell>
          <table:table-cell office:value-type="string">
            <text:p>gate count Improvement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initial_runs/gsym9/o/gsym9.o.1.4</text:p>
          </table:table-cell>
          <table:table-cell office:value-type="string">
            <text:p>gate coun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gsym9/o/gsym9.o.1.5</text:p>
          </table:table-cell>
          <table:table-cell office:value-type="string">
            <text:p>gate coun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gsym9/o/gsym9.o.1.7</text:p>
          </table:table-cell>
          <table:table-cell office:value-type="string">
            <text:p>gate coun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gsym9/o/gsym9.o.1.8</text:p>
          </table:table-cell>
          <table:table-cell office:value-type="string">
            <text:p>gate coun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gsym9/o/gsym9.o.2.0</text:p>
          </table:table-cell>
          <table:table-cell office:value-type="string">
            <text:p>gate coun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gsym9/o/gsym9.o.2.0</text:p>
          </table:table-cell>
          <table:table-cell office:value-type="string">
            <text:p>gate coun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gsym9/o/gsym9.o.2.0</text:p>
          </table:table-cell>
          <table:table-cell office:value-type="string">
            <text:p>gate coun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gsym9/o/gsym9.o.2.0</text:p>
          </table:table-cell>
          <table:table-cell office:value-type="string">
            <text:p>gate coun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gsym9/o/gsym9.o.2.0</text:p>
          </table:table-cell>
          <table:table-cell office:value-type="string">
            <text:p>gate coun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gsym9/o/gsym9.o.2.0</text:p>
          </table:table-cell>
          <table:table-cell office:value-type="string">
            <text:p>gate coun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gsym9/o/gsym9.o.2.0</text:p>
          </table:table-cell>
          <table:table-cell office:value-type="string">
            <text:p>gate coun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gsym9/o/gsym9.o.2.0</text:p>
          </table:table-cell>
          <table:table-cell office:value-type="string">
            <text:p>gate coun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gsym9/o/gsym9.o.2.0</text:p>
          </table:table-cell>
          <table:table-cell office:value-type="string">
            <text:p>gate coun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gsym9/o/gsym9.o.2.0</text:p>
          </table:table-cell>
          <table:table-cell office:value-type="string">
            <text:p>gate coun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gsym9/o/gsym9.o.2.0</text:p>
          </table:table-cell>
          <table:table-cell office:value-type="string">
            <text:p>gate coun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gsym9/o/gsym9.o.2.0</text:p>
          </table:table-cell>
          <table:table-cell office:value-type="string">
            <text:p>gate coun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gsym9/o/gsym9.o.2.0</text:p>
          </table:table-cell>
          <table:table-cell office:value-type="string">
            <text:p>gate coun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gsym9/o/gsym9.o.2.0</text:p>
          </table:table-cell>
          <table:table-cell office:value-type="string">
            <text:p>gate coun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gsym9/o/gsym9.o.2.0</text:p>
          </table:table-cell>
          <table:table-cell office:value-type="string">
            <text:p>gate coun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gsym9/o/gsym9.o.2.1</text:p>
          </table:table-cell>
          <table:table-cell office:value-type="string">
            <text:p>gate coun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gsym9/o/gsym9.o.2.1</text:p>
          </table:table-cell>
          <table:table-cell office:value-type="string">
            <text:p>gate coun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gsym9/o/gsym9.o.2.1</text:p>
          </table:table-cell>
          <table:table-cell office:value-type="string">
            <text:p>gate coun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gsym9/o/gsym9.o.2.1</text:p>
          </table:table-cell>
          <table:table-cell office:value-type="string">
            <text:p>gate coun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gsym9/o/gsym9.o.2.1</text:p>
          </table:table-cell>
          <table:table-cell office:value-type="string">
            <text:p>gate coun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gsym9/o/gsym9.o.2.1</text:p>
          </table:table-cell>
          <table:table-cell office:value-type="string">
            <text:p>gate coun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gsym9/o/gsym9.o.2.1</text:p>
          </table:table-cell>
          <table:table-cell office:value-type="string">
            <text:p>gate coun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gsym9/o/gsym9.o.2.1</text:p>
          </table:table-cell>
          <table:table-cell office:value-type="string">
            <text:p>gate coun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gsym9/o/gsym9.o.2.1</text:p>
          </table:table-cell>
          <table:table-cell office:value-type="string">
            <text:p>gate coun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gsym9/o/gsym9.o.2.1</text:p>
          </table:table-cell>
          <table:table-cell office:value-type="string">
            <text:p>gate coun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gsym9/o/gsym9.o.2.1</text:p>
          </table:table-cell>
          <table:table-cell office:value-type="string">
            <text:p>gate coun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gsym9/o/gsym9.o.2.1</text:p>
          </table:table-cell>
          <table:table-cell office:value-type="string">
            <text:p>gate coun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gsym9/o/gsym9.o.2.1</text:p>
          </table:table-cell>
          <table:table-cell office:value-type="string">
            <text:p>gate coun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gsym9/o/gsym9.o.2.1</text:p>
          </table:table-cell>
          <table:table-cell office:value-type="string">
            <text:p>gate coun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gsym9/o/gsym9.o.2.1</text:p>
          </table:table-cell>
          <table:table-cell office:value-type="string">
            <text:p>gate coun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gsym9/o/gsym9.o.2.1</text:p>
          </table:table-cell>
          <table:table-cell office:value-type="string">
            <text:p>gate coun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gsym9/o/gsym9.o.2.1</text:p>
          </table:table-cell>
          <table:table-cell office:value-type="string">
            <text:p>gate coun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gsym9/o/gsym9.o.2.1</text:p>
          </table:table-cell>
          <table:table-cell office:value-type="string">
            <text:p>gate coun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gsym9/o/gsym9.o.2.1</text:p>
          </table:table-cell>
          <table:table-cell office:value-type="string">
            <text:p>gate coun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gsym9/o/gsym9.o.2.1</text:p>
          </table:table-cell>
          <table:table-cell office:value-type="string">
            <text:p>gate coun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gsym9/o/gsym9.o.2.1</text:p>
          </table:table-cell>
          <table:table-cell office:value-type="string">
            <text:p>gate coun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gsym9/o/gsym9.o.2.1</text:p>
          </table:table-cell>
          <table:table-cell office:value-type="string">
            <text:p>gate coun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gsym9/o/gsym9.o.2.2</text:p>
          </table:table-cell>
          <table:table-cell office:value-type="string">
            <text:p>gate coun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gsym9/o/gsym9.o.2.2</text:p>
          </table:table-cell>
          <table:table-cell office:value-type="string">
            <text:p>gate coun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gsym9/o/gsym9.o.2.2</text:p>
          </table:table-cell>
          <table:table-cell office:value-type="string">
            <text:p>gate coun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gsym9/o/gsym9.o.2.2</text:p>
          </table:table-cell>
          <table:table-cell office:value-type="string">
            <text:p>gate coun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gsym9/o/gsym9.o.2.2</text:p>
          </table:table-cell>
          <table:table-cell office:value-type="string">
            <text:p>gate coun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gsym9/o/gsym9.o.2.2</text:p>
          </table:table-cell>
          <table:table-cell office:value-type="string">
            <text:p>gate coun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gsym9/o/gsym9.o.2.2</text:p>
          </table:table-cell>
          <table:table-cell office:value-type="string">
            <text:p>gate coun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gsym9/o/gsym9.o.2.2</text:p>
          </table:table-cell>
          <table:table-cell office:value-type="string">
            <text:p>gate coun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gsym9/o/gsym9.o.2.2</text:p>
          </table:table-cell>
          <table:table-cell office:value-type="string">
            <text:p>gate coun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gsym9/o/gsym9.o.2.2</text:p>
          </table:table-cell>
          <table:table-cell office:value-type="string">
            <text:p>gate coun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gsym9/o/gsym9.o.2.2</text:p>
          </table:table-cell>
          <table:table-cell office:value-type="string">
            <text:p>gate coun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gsym9/o/gsym9.o.2.2</text:p>
          </table:table-cell>
          <table:table-cell office:value-type="string">
            <text:p>gate coun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gsym9/o/gsym9.o.2.2</text:p>
          </table:table-cell>
          <table:table-cell office:value-type="string">
            <text:p>gate coun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gsym9/o/gsym9.o.2.2</text:p>
          </table:table-cell>
          <table:table-cell office:value-type="string">
            <text:p>gate coun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gsym9/o/gsym9.o.2.2</text:p>
          </table:table-cell>
          <table:table-cell office:value-type="string">
            <text:p>gate coun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gsym9/o/gsym9.o.2.2</text:p>
          </table:table-cell>
          <table:table-cell office:value-type="string">
            <text:p>gate coun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gsym9/o/gsym9.o.2.2</text:p>
          </table:table-cell>
          <table:table-cell office:value-type="string">
            <text:p>gate coun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gsym9/o/gsym9.o.2.3</text:p>
          </table:table-cell>
          <table:table-cell office:value-type="string">
            <text:p>gate coun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gsym9/o/gsym9.o.2.3</text:p>
          </table:table-cell>
          <table:table-cell office:value-type="string">
            <text:p>gate coun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gsym9/o/gsym9.o.2.3</text:p>
          </table:table-cell>
          <table:table-cell office:value-type="string">
            <text:p>gate coun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gsym9/o/gsym9.o.2.3</text:p>
          </table:table-cell>
          <table:table-cell office:value-type="string">
            <text:p>gate coun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gsym9/o/gsym9.o.2.3</text:p>
          </table:table-cell>
          <table:table-cell office:value-type="string">
            <text:p>gate coun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gsym9/o/gsym9.o.2.3</text:p>
          </table:table-cell>
          <table:table-cell office:value-type="string">
            <text:p>gate coun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gsym9/o/gsym9.o.2.3</text:p>
          </table:table-cell>
          <table:table-cell office:value-type="string">
            <text:p>gate coun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gsym9/o/gsym9.o.2.3</text:p>
          </table:table-cell>
          <table:table-cell office:value-type="string">
            <text:p>gate coun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gsym9/o/gsym9.o.2.3</text:p>
          </table:table-cell>
          <table:table-cell office:value-type="string">
            <text:p>gate coun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gsym9/o/gsym9.o.2.3</text:p>
          </table:table-cell>
          <table:table-cell office:value-type="string">
            <text:p>gate coun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gsym9/o/gsym9.o.2.3</text:p>
          </table:table-cell>
          <table:table-cell office:value-type="string">
            <text:p>gate coun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gsym9/o/gsym9.o.2.3</text:p>
          </table:table-cell>
          <table:table-cell office:value-type="string">
            <text:p>gate coun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gsym9/o/gsym9.o.2.3</text:p>
          </table:table-cell>
          <table:table-cell office:value-type="string">
            <text:p>gate coun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gsym9/o/gsym9.o.2.3</text:p>
          </table:table-cell>
          <table:table-cell office:value-type="string">
            <text:p>gate coun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gsym9/o/gsym9.o.2.3</text:p>
          </table:table-cell>
          <table:table-cell office:value-type="string">
            <text:p>gate coun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gsym9/o/gsym9.o.2.3</text:p>
          </table:table-cell>
          <table:table-cell office:value-type="string">
            <text:p>gate coun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gsym9/o/gsym9.o.2.3</text:p>
          </table:table-cell>
          <table:table-cell office:value-type="string">
            <text:p>gate coun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gsym9/o/gsym9.o.2.3</text:p>
          </table:table-cell>
          <table:table-cell office:value-type="string">
            <text:p>gate coun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gsym9/o/gsym9.o.2.3</text:p>
          </table:table-cell>
          <table:table-cell office:value-type="string">
            <text:p>gate coun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gsym9/o/gsym9.o.2.3</text:p>
          </table:table-cell>
          <table:table-cell office:value-type="string">
            <text:p>gate coun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gsym9/o/gsym9.o.2.4</text:p>
          </table:table-cell>
          <table:table-cell office:value-type="string">
            <text:p>gate coun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gsym9/o/gsym9.o.2.4</text:p>
          </table:table-cell>
          <table:table-cell office:value-type="string">
            <text:p>gate coun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gsym9/o/gsym9.o.2.4</text:p>
          </table:table-cell>
          <table:table-cell office:value-type="string">
            <text:p>gate coun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gsym9/o/gsym9.o.2.4</text:p>
          </table:table-cell>
          <table:table-cell office:value-type="string">
            <text:p>gate coun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gsym9/o/gsym9.o.2.4</text:p>
          </table:table-cell>
          <table:table-cell office:value-type="string">
            <text:p>gate coun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gsym9/o/gsym9.o.2.4</text:p>
          </table:table-cell>
          <table:table-cell office:value-type="string">
            <text:p>gate coun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gsym9/o/gsym9.o.2.4</text:p>
          </table:table-cell>
          <table:table-cell office:value-type="string">
            <text:p>gate coun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gsym9/o/gsym9.o.2.4</text:p>
          </table:table-cell>
          <table:table-cell office:value-type="string">
            <text:p>gate coun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gsym9/o/gsym9.o.2.4</text:p>
          </table:table-cell>
          <table:table-cell office:value-type="string">
            <text:p>gate coun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gsym9/o/gsym9.o.2.5</text:p>
          </table:table-cell>
          <table:table-cell office:value-type="string">
            <text:p>gate coun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gsym9/o/gsym9.o.2.5</text:p>
          </table:table-cell>
          <table:table-cell office:value-type="string">
            <text:p>gate coun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gsym9/o/gsym9.o.2.5</text:p>
          </table:table-cell>
          <table:table-cell office:value-type="string">
            <text:p>gate coun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gsym9/o/gsym9.o.2.5</text:p>
          </table:table-cell>
          <table:table-cell office:value-type="string">
            <text:p>gate coun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gsym9/o/gsym9.o.2.5</text:p>
          </table:table-cell>
          <table:table-cell office:value-type="string">
            <text:p>gate coun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gsym9/o/gsym9.o.2.5</text:p>
          </table:table-cell>
          <table:table-cell office:value-type="string">
            <text:p>gate coun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gsym9/o/gsym9.o.2.5</text:p>
          </table:table-cell>
          <table:table-cell office:value-type="string">
            <text:p>gate coun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gsym9/o/gsym9.o.2.5</text:p>
          </table:table-cell>
          <table:table-cell office:value-type="string">
            <text:p>gate coun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gsym9/o/gsym9.o.2.5</text:p>
          </table:table-cell>
          <table:table-cell office:value-type="string">
            <text:p>gate coun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gsym9/o/gsym9.o.2.5</text:p>
          </table:table-cell>
          <table:table-cell office:value-type="string">
            <text:p>gate coun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gsym9/o/gsym9.o.2.5</text:p>
          </table:table-cell>
          <table:table-cell office:value-type="string">
            <text:p>gate coun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gsym9/o/gsym9.o.2.5</text:p>
          </table:table-cell>
          <table:table-cell office:value-type="string">
            <text:p>gate coun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gsym9/o/gsym9.o.2.5</text:p>
          </table:table-cell>
          <table:table-cell office:value-type="string">
            <text:p>gate coun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gsym9/o/gsym9.o.2.5</text:p>
          </table:table-cell>
          <table:table-cell office:value-type="string">
            <text:p>gate coun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gsym9/o/gsym9.o.2.6</text:p>
          </table:table-cell>
          <table:table-cell office:value-type="string">
            <text:p>gate coun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gsym9/o/gsym9.o.2.6</text:p>
          </table:table-cell>
          <table:table-cell office:value-type="string">
            <text:p>gate coun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gsym9/o/gsym9.o.2.6</text:p>
          </table:table-cell>
          <table:table-cell office:value-type="string">
            <text:p>gate coun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gsym9/o/gsym9.o.2.6</text:p>
          </table:table-cell>
          <table:table-cell office:value-type="string">
            <text:p>gate coun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gsym9/o/gsym9.o.2.6</text:p>
          </table:table-cell>
          <table:table-cell office:value-type="string">
            <text:p>gate coun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gsym9/o/gsym9.o.2.6</text:p>
          </table:table-cell>
          <table:table-cell office:value-type="string">
            <text:p>gate coun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gsym9/o/gsym9.o.2.6</text:p>
          </table:table-cell>
          <table:table-cell office:value-type="string">
            <text:p>gate coun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gsym9/o/gsym9.o.2.6</text:p>
          </table:table-cell>
          <table:table-cell office:value-type="string">
            <text:p>gate coun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gsym9/o/gsym9.o.2.6</text:p>
          </table:table-cell>
          <table:table-cell office:value-type="string">
            <text:p>gate coun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gsym9/o/gsym9.o.2.6</text:p>
          </table:table-cell>
          <table:table-cell office:value-type="string">
            <text:p>gate coun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gsym9/o/gsym9.o.2.6</text:p>
          </table:table-cell>
          <table:table-cell office:value-type="string">
            <text:p>gate coun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gsym9/o/gsym9.o.2.6</text:p>
          </table:table-cell>
          <table:table-cell office:value-type="string">
            <text:p>gate coun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gsym9/o/gsym9.o.2.6</text:p>
          </table:table-cell>
          <table:table-cell office:value-type="string">
            <text:p>gate coun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gsym9/o/gsym9.o.2.6</text:p>
          </table:table-cell>
          <table:table-cell office:value-type="string">
            <text:p>gate coun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gsym9/o/gsym9.o.2.6</text:p>
          </table:table-cell>
          <table:table-cell office:value-type="string">
            <text:p>gate coun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gsym9/o/gsym9.o.2.6</text:p>
          </table:table-cell>
          <table:table-cell office:value-type="string">
            <text:p>gate coun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gsym9/o/gsym9.o.2.7</text:p>
          </table:table-cell>
          <table:table-cell office:value-type="string">
            <text:p>gate coun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gsym9/o/gsym9.o.2.7</text:p>
          </table:table-cell>
          <table:table-cell office:value-type="string">
            <text:p>gate coun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gsym9/o/gsym9.o.2.7</text:p>
          </table:table-cell>
          <table:table-cell office:value-type="string">
            <text:p>gate coun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gsym9/o/gsym9.o.2.7</text:p>
          </table:table-cell>
          <table:table-cell office:value-type="string">
            <text:p>gate coun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gsym9/o/gsym9.o.2.7</text:p>
          </table:table-cell>
          <table:table-cell office:value-type="string">
            <text:p>gate coun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gsym9/o/gsym9.o.2.7</text:p>
          </table:table-cell>
          <table:table-cell office:value-type="string">
            <text:p>gate coun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gsym9/o/gsym9.o.2.7</text:p>
          </table:table-cell>
          <table:table-cell office:value-type="string">
            <text:p>gate coun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gsym9/o/gsym9.o.2.7</text:p>
          </table:table-cell>
          <table:table-cell office:value-type="string">
            <text:p>gate coun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gsym9/o/gsym9.o.2.7</text:p>
          </table:table-cell>
          <table:table-cell office:value-type="string">
            <text:p>gate coun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gsym9/o/gsym9.o.2.7</text:p>
          </table:table-cell>
          <table:table-cell office:value-type="string">
            <text:p>gate coun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gsym9/o/gsym9.o.2.7</text:p>
          </table:table-cell>
          <table:table-cell office:value-type="string">
            <text:p>gate coun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gsym9/o/gsym9.o.2.7</text:p>
          </table:table-cell>
          <table:table-cell office:value-type="string">
            <text:p>gate coun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gsym9/o/gsym9.o.2.7</text:p>
          </table:table-cell>
          <table:table-cell office:value-type="string">
            <text:p>gate coun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gsym9/o/gsym9.o.2.8</text:p>
          </table:table-cell>
          <table:table-cell office:value-type="string">
            <text:p>gate coun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gsym9/o/gsym9.o.2.8</text:p>
          </table:table-cell>
          <table:table-cell office:value-type="string">
            <text:p>gate coun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gsym9/o/gsym9.o.2.8</text:p>
          </table:table-cell>
          <table:table-cell office:value-type="string">
            <text:p>gate coun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gsym9/o/gsym9.o.2.8</text:p>
          </table:table-cell>
          <table:table-cell office:value-type="string">
            <text:p>gate coun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gsym9/o/gsym9.o.2.8</text:p>
          </table:table-cell>
          <table:table-cell office:value-type="string">
            <text:p>gate coun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gsym9/o/gsym9.o.2.8</text:p>
          </table:table-cell>
          <table:table-cell office:value-type="string">
            <text:p>gate coun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gsym9/o/gsym9.o.2.8</text:p>
          </table:table-cell>
          <table:table-cell office:value-type="string">
            <text:p>gate coun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gsym9/o/gsym9.o.2.8</text:p>
          </table:table-cell>
          <table:table-cell office:value-type="string">
            <text:p>gate coun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gsym9/o/gsym9.o.2.8</text:p>
          </table:table-cell>
          <table:table-cell office:value-type="string">
            <text:p>gate coun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gsym9/o/gsym9.o.2.8</text:p>
          </table:table-cell>
          <table:table-cell office:value-type="string">
            <text:p>gate coun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gsym9/o/gsym9.o.2.8</text:p>
          </table:table-cell>
          <table:table-cell office:value-type="string">
            <text:p>gate coun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gsym9/o/gsym9.o.2.8</text:p>
          </table:table-cell>
          <table:table-cell office:value-type="string">
            <text:p>gate coun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gsym9/o/gsym9.o.2.8</text:p>
          </table:table-cell>
          <table:table-cell office:value-type="string">
            <text:p>gate coun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gsym9/o/gsym9.o.2.8</text:p>
          </table:table-cell>
          <table:table-cell office:value-type="string">
            <text:p>gate coun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gsym9/o/gsym9.o.2.8</text:p>
          </table:table-cell>
          <table:table-cell office:value-type="string">
            <text:p>gate coun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gsym9/o/gsym9.o.2.8</text:p>
          </table:table-cell>
          <table:table-cell office:value-type="string">
            <text:p>gate coun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gsym9/o/gsym9.o.2.8</text:p>
          </table:table-cell>
          <table:table-cell office:value-type="string">
            <text:p>gate coun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gsym9/o/gsym9.o.2.8</text:p>
          </table:table-cell>
          <table:table-cell office:value-type="string">
            <text:p>gate coun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gsym9/o/gsym9.o.2.9</text:p>
          </table:table-cell>
          <table:table-cell office:value-type="string">
            <text:p>gate coun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gsym9/o/gsym9.o.2.9</text:p>
          </table:table-cell>
          <table:table-cell office:value-type="string">
            <text:p>gate coun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gsym9/o/gsym9.o.2.9</text:p>
          </table:table-cell>
          <table:table-cell office:value-type="string">
            <text:p>gate coun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gsym9/o/gsym9.o.2.9</text:p>
          </table:table-cell>
          <table:table-cell office:value-type="string">
            <text:p>gate coun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gsym9/o/gsym9.o.2.9</text:p>
          </table:table-cell>
          <table:table-cell office:value-type="string">
            <text:p>gate coun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gsym9/o/gsym9.o.2.9</text:p>
          </table:table-cell>
          <table:table-cell office:value-type="string">
            <text:p>gate coun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gsym9/o/gsym9.o.2.9</text:p>
          </table:table-cell>
          <table:table-cell office:value-type="string">
            <text:p>gate coun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gsym9/o/gsym9.o.2.9</text:p>
          </table:table-cell>
          <table:table-cell office:value-type="string">
            <text:p>gate coun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gsym9/o/gsym9.o.2.9</text:p>
          </table:table-cell>
          <table:table-cell office:value-type="string">
            <text:p>gate coun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gsym9/o/gsym9.o.2.9</text:p>
          </table:table-cell>
          <table:table-cell office:value-type="string">
            <text:p>gate coun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gsym9/o/gsym9.o.2.9</text:p>
          </table:table-cell>
          <table:table-cell office:value-type="string">
            <text:p>gate coun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gsym9/o/gsym9.o.2.9</text:p>
          </table:table-cell>
          <table:table-cell office:value-type="string">
            <text:p>gate coun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gsym9/o/gsym9.o.2.9</text:p>
          </table:table-cell>
          <table:table-cell office:value-type="string">
            <text:p>gate coun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gsym9/o/gsym9.o.1.2</text:p>
          </table:table-cell>
          <table:table-cell office:value-type="string">
            <text:p>gate count Improvement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initial_runs/gsym9/o/gsym9.o.2.0</text:p>
          </table:table-cell>
          <table:table-cell office:value-type="string">
            <text:p>gate count Improvement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initial_runs/gsym9/o/gsym9.o.2.0</text:p>
          </table:table-cell>
          <table:table-cell office:value-type="string">
            <text:p>gate count Improvement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initial_runs/gsym9/o/gsym9.o.2.0</text:p>
          </table:table-cell>
          <table:table-cell office:value-type="string">
            <text:p>gate count Improvement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initial_runs/gsym9/o/gsym9.o.2.0</text:p>
          </table:table-cell>
          <table:table-cell office:value-type="string">
            <text:p>gate count Improvement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initial_runs/gsym9/o/gsym9.o.2.0</text:p>
          </table:table-cell>
          <table:table-cell office:value-type="string">
            <text:p>gate count Improvement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initial_runs/gsym9/o/gsym9.o.2.0</text:p>
          </table:table-cell>
          <table:table-cell office:value-type="string">
            <text:p>gate count Improvement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initial_runs/gsym9/o/gsym9.o.2.0</text:p>
          </table:table-cell>
          <table:table-cell office:value-type="string">
            <text:p>gate count Improvement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initial_runs/gsym9/o/gsym9.o.2.0</text:p>
          </table:table-cell>
          <table:table-cell office:value-type="string">
            <text:p>gate count Improvement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initial_runs/gsym9/o/gsym9.o.2.1</text:p>
          </table:table-cell>
          <table:table-cell office:value-type="string">
            <text:p>gate count Improvement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initial_runs/gsym9/o/gsym9.o.2.1</text:p>
          </table:table-cell>
          <table:table-cell office:value-type="string">
            <text:p>gate count Improvement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initial_runs/gsym9/o/gsym9.o.2.1</text:p>
          </table:table-cell>
          <table:table-cell office:value-type="string">
            <text:p>gate count Improvement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initial_runs/gsym9/o/gsym9.o.2.1</text:p>
          </table:table-cell>
          <table:table-cell office:value-type="string">
            <text:p>gate count Improvement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initial_runs/gsym9/o/gsym9.o.2.1</text:p>
          </table:table-cell>
          <table:table-cell office:value-type="string">
            <text:p>gate count Improvement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initial_runs/gsym9/o/gsym9.o.2.1</text:p>
          </table:table-cell>
          <table:table-cell office:value-type="string">
            <text:p>gate count Improvement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initial_runs/gsym9/o/gsym9.o.2.1</text:p>
          </table:table-cell>
          <table:table-cell office:value-type="string">
            <text:p>gate count Improvement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initial_runs/gsym9/o/gsym9.o.2.1</text:p>
          </table:table-cell>
          <table:table-cell office:value-type="string">
            <text:p>gate count Improvement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initial_runs/gsym9/o/gsym9.o.2.1</text:p>
          </table:table-cell>
          <table:table-cell office:value-type="string">
            <text:p>gate count Improvement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initial_runs/gsym9/o/gsym9.o.2.2</text:p>
          </table:table-cell>
          <table:table-cell office:value-type="string">
            <text:p>gate count Improvement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initial_runs/gsym9/o/gsym9.o.2.2</text:p>
          </table:table-cell>
          <table:table-cell office:value-type="string">
            <text:p>gate count Improvement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initial_runs/gsym9/o/gsym9.o.2.2</text:p>
          </table:table-cell>
          <table:table-cell office:value-type="string">
            <text:p>gate count Improvement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initial_runs/gsym9/o/gsym9.o.2.2</text:p>
          </table:table-cell>
          <table:table-cell office:value-type="string">
            <text:p>gate count Improvement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initial_runs/gsym9/o/gsym9.o.2.2</text:p>
          </table:table-cell>
          <table:table-cell office:value-type="string">
            <text:p>gate count Improvement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initial_runs/gsym9/o/gsym9.o.2.2</text:p>
          </table:table-cell>
          <table:table-cell office:value-type="string">
            <text:p>gate count Improvement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initial_runs/gsym9/o/gsym9.o.2.3</text:p>
          </table:table-cell>
          <table:table-cell office:value-type="string">
            <text:p>gate count Improvement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initial_runs/gsym9/o/gsym9.o.2.3</text:p>
          </table:table-cell>
          <table:table-cell office:value-type="string">
            <text:p>gate count Improvement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initial_runs/gsym9/o/gsym9.o.2.3</text:p>
          </table:table-cell>
          <table:table-cell office:value-type="string">
            <text:p>gate count Improvement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initial_runs/gsym9/o/gsym9.o.2.3</text:p>
          </table:table-cell>
          <table:table-cell office:value-type="string">
            <text:p>gate count Improvement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initial_runs/gsym9/o/gsym9.o.2.3</text:p>
          </table:table-cell>
          <table:table-cell office:value-type="string">
            <text:p>gate count Improvement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initial_runs/gsym9/o/gsym9.o.2.3</text:p>
          </table:table-cell>
          <table:table-cell office:value-type="string">
            <text:p>gate count Improvement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initial_runs/gsym9/o/gsym9.o.2.3</text:p>
          </table:table-cell>
          <table:table-cell office:value-type="string">
            <text:p>gate count Improvement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initial_runs/gsym9/o/gsym9.o.2.3</text:p>
          </table:table-cell>
          <table:table-cell office:value-type="string">
            <text:p>gate count Improvement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initial_runs/gsym9/o/gsym9.o.2.4</text:p>
          </table:table-cell>
          <table:table-cell office:value-type="string">
            <text:p>gate count Improvement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initial_runs/gsym9/o/gsym9.o.2.4</text:p>
          </table:table-cell>
          <table:table-cell office:value-type="string">
            <text:p>gate count Improvement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initial_runs/gsym9/o/gsym9.o.2.4</text:p>
          </table:table-cell>
          <table:table-cell office:value-type="string">
            <text:p>gate count Improvement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initial_runs/gsym9/o/gsym9.o.2.4</text:p>
          </table:table-cell>
          <table:table-cell office:value-type="string">
            <text:p>gate count Improvement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initial_runs/gsym9/o/gsym9.o.2.4</text:p>
          </table:table-cell>
          <table:table-cell office:value-type="string">
            <text:p>gate count Improvement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initial_runs/gsym9/o/gsym9.o.2.4</text:p>
          </table:table-cell>
          <table:table-cell office:value-type="string">
            <text:p>gate count Improvement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initial_runs/gsym9/o/gsym9.o.2.4</text:p>
          </table:table-cell>
          <table:table-cell office:value-type="string">
            <text:p>gate count Improvement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initial_runs/gsym9/o/gsym9.o.2.4</text:p>
          </table:table-cell>
          <table:table-cell office:value-type="string">
            <text:p>gate count Improvement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initial_runs/gsym9/o/gsym9.o.2.4</text:p>
          </table:table-cell>
          <table:table-cell office:value-type="string">
            <text:p>gate count Improvement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initial_runs/gsym9/o/gsym9.o.2.4</text:p>
          </table:table-cell>
          <table:table-cell office:value-type="string">
            <text:p>gate count Improvement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initial_runs/gsym9/o/gsym9.o.2.4</text:p>
          </table:table-cell>
          <table:table-cell office:value-type="string">
            <text:p>gate count Improvement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initial_runs/gsym9/o/gsym9.o.2.4</text:p>
          </table:table-cell>
          <table:table-cell office:value-type="string">
            <text:p>gate count Improvement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initial_runs/gsym9/o/gsym9.o.2.4</text:p>
          </table:table-cell>
          <table:table-cell office:value-type="string">
            <text:p>gate count Improvement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initial_runs/gsym9/o/gsym9.o.2.4</text:p>
          </table:table-cell>
          <table:table-cell office:value-type="string">
            <text:p>gate count Improvement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initial_runs/gsym9/o/gsym9.o.2.4</text:p>
          </table:table-cell>
          <table:table-cell office:value-type="string">
            <text:p>gate count Improvement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initial_runs/gsym9/o/gsym9.o.2.5</text:p>
          </table:table-cell>
          <table:table-cell office:value-type="string">
            <text:p>gate count Improvement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initial_runs/gsym9/o/gsym9.o.2.5</text:p>
          </table:table-cell>
          <table:table-cell office:value-type="string">
            <text:p>gate count Improvement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initial_runs/gsym9/o/gsym9.o.2.5</text:p>
          </table:table-cell>
          <table:table-cell office:value-type="string">
            <text:p>gate count Improvement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initial_runs/gsym9/o/gsym9.o.2.5</text:p>
          </table:table-cell>
          <table:table-cell office:value-type="string">
            <text:p>gate count Improvement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initial_runs/gsym9/o/gsym9.o.2.5</text:p>
          </table:table-cell>
          <table:table-cell office:value-type="string">
            <text:p>gate count Improvement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initial_runs/gsym9/o/gsym9.o.2.5</text:p>
          </table:table-cell>
          <table:table-cell office:value-type="string">
            <text:p>gate count Improvement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initial_runs/gsym9/o/gsym9.o.2.5</text:p>
          </table:table-cell>
          <table:table-cell office:value-type="string">
            <text:p>gate count Improvement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initial_runs/gsym9/o/gsym9.o.2.5</text:p>
          </table:table-cell>
          <table:table-cell office:value-type="string">
            <text:p>gate count Improvement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initial_runs/gsym9/o/gsym9.o.2.5</text:p>
          </table:table-cell>
          <table:table-cell office:value-type="string">
            <text:p>gate count Improvement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initial_runs/gsym9/o/gsym9.o.2.6</text:p>
          </table:table-cell>
          <table:table-cell office:value-type="string">
            <text:p>gate count Improvement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initial_runs/gsym9/o/gsym9.o.2.6</text:p>
          </table:table-cell>
          <table:table-cell office:value-type="string">
            <text:p>gate count Improvement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initial_runs/gsym9/o/gsym9.o.2.6</text:p>
          </table:table-cell>
          <table:table-cell office:value-type="string">
            <text:p>gate count Improvement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initial_runs/gsym9/o/gsym9.o.2.6</text:p>
          </table:table-cell>
          <table:table-cell office:value-type="string">
            <text:p>gate count Improvement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initial_runs/gsym9/o/gsym9.o.2.6</text:p>
          </table:table-cell>
          <table:table-cell office:value-type="string">
            <text:p>gate count Improvement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initial_runs/gsym9/o/gsym9.o.2.6</text:p>
          </table:table-cell>
          <table:table-cell office:value-type="string">
            <text:p>gate count Improvement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initial_runs/gsym9/o/gsym9.o.2.6</text:p>
          </table:table-cell>
          <table:table-cell office:value-type="string">
            <text:p>gate count Improvement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initial_runs/gsym9/o/gsym9.o.2.6</text:p>
          </table:table-cell>
          <table:table-cell office:value-type="string">
            <text:p>gate count Improvement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initial_runs/gsym9/o/gsym9.o.2.6</text:p>
          </table:table-cell>
          <table:table-cell office:value-type="string">
            <text:p>gate count Improvement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initial_runs/gsym9/o/gsym9.o.2.7</text:p>
          </table:table-cell>
          <table:table-cell office:value-type="string">
            <text:p>gate count Improvement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initial_runs/gsym9/o/gsym9.o.2.7</text:p>
          </table:table-cell>
          <table:table-cell office:value-type="string">
            <text:p>gate count Improvement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initial_runs/gsym9/o/gsym9.o.2.7</text:p>
          </table:table-cell>
          <table:table-cell office:value-type="string">
            <text:p>gate count Improvement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initial_runs/gsym9/o/gsym9.o.2.7</text:p>
          </table:table-cell>
          <table:table-cell office:value-type="string">
            <text:p>gate count Improvement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initial_runs/gsym9/o/gsym9.o.2.7</text:p>
          </table:table-cell>
          <table:table-cell office:value-type="string">
            <text:p>gate count Improvement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initial_runs/gsym9/o/gsym9.o.2.7</text:p>
          </table:table-cell>
          <table:table-cell office:value-type="string">
            <text:p>gate count Improvement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initial_runs/gsym9/o/gsym9.o.2.7</text:p>
          </table:table-cell>
          <table:table-cell office:value-type="string">
            <text:p>gate count Improvement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initial_runs/gsym9/o/gsym9.o.2.7</text:p>
          </table:table-cell>
          <table:table-cell office:value-type="string">
            <text:p>gate count Improvement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initial_runs/gsym9/o/gsym9.o.2.7</text:p>
          </table:table-cell>
          <table:table-cell office:value-type="string">
            <text:p>gate count Improvement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initial_runs/gsym9/o/gsym9.o.2.7</text:p>
          </table:table-cell>
          <table:table-cell office:value-type="string">
            <text:p>gate count Improvement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initial_runs/gsym9/o/gsym9.o.2.7</text:p>
          </table:table-cell>
          <table:table-cell office:value-type="string">
            <text:p>gate count Improvement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initial_runs/gsym9/o/gsym9.o.2.8</text:p>
          </table:table-cell>
          <table:table-cell office:value-type="string">
            <text:p>gate count Improvement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initial_runs/gsym9/o/gsym9.o.2.8</text:p>
          </table:table-cell>
          <table:table-cell office:value-type="string">
            <text:p>gate count Improvement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initial_runs/gsym9/o/gsym9.o.2.8</text:p>
          </table:table-cell>
          <table:table-cell office:value-type="string">
            <text:p>gate count Improvement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initial_runs/gsym9/o/gsym9.o.2.8</text:p>
          </table:table-cell>
          <table:table-cell office:value-type="string">
            <text:p>gate count Improvement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initial_runs/gsym9/o/gsym9.o.2.8</text:p>
          </table:table-cell>
          <table:table-cell office:value-type="string">
            <text:p>gate count Improvement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initial_runs/gsym9/o/gsym9.o.2.8</text:p>
          </table:table-cell>
          <table:table-cell office:value-type="string">
            <text:p>gate count Improvement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initial_runs/gsym9/o/gsym9.o.2.8</text:p>
          </table:table-cell>
          <table:table-cell office:value-type="string">
            <text:p>gate count Improvement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initial_runs/gsym9/o/gsym9.o.2.8</text:p>
          </table:table-cell>
          <table:table-cell office:value-type="string">
            <text:p>gate count Improvement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initial_runs/gsym9/o/gsym9.o.2.8</text:p>
          </table:table-cell>
          <table:table-cell office:value-type="string">
            <text:p>gate count Improvement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initial_runs/gsym9/o/gsym9.o.2.9</text:p>
          </table:table-cell>
          <table:table-cell office:value-type="string">
            <text:p>gate count Improvement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initial_runs/gsym9/o/gsym9.o.2.9</text:p>
          </table:table-cell>
          <table:table-cell office:value-type="string">
            <text:p>gate count Improvement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initial_runs/gsym9/o/gsym9.o.2.9</text:p>
          </table:table-cell>
          <table:table-cell office:value-type="string">
            <text:p>gate count Improvement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initial_runs/gsym9/o/gsym9.o.2.9</text:p>
          </table:table-cell>
          <table:table-cell office:value-type="string">
            <text:p>gate count Improvement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initial_runs/gsym9/o/gsym9.o.2.9</text:p>
          </table:table-cell>
          <table:table-cell office:value-type="string">
            <text:p>gate count Improvement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initial_runs/gsym9/o/gsym9.o.2.9</text:p>
          </table:table-cell>
          <table:table-cell office:value-type="string">
            <text:p>gate count Improvement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initial_runs/gsym9/o/gsym9.o.2.9</text:p>
          </table:table-cell>
          <table:table-cell office:value-type="string">
            <text:p>gate count Improvement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initial_runs/gsym9/o/gsym9.o.2.9</text:p>
          </table:table-cell>
          <table:table-cell office:value-type="string">
            <text:p>gate count Improvement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initial_runs/gsym9/o/gsym9.o.2.9</text:p>
          </table:table-cell>
          <table:table-cell office:value-type="string">
            <text:p>gate count Improvement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initial_runs/gsym9/o/gsym9.o.2.9</text:p>
          </table:table-cell>
          <table:table-cell office:value-type="string">
            <text:p>gate count Improvement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initial_runs/gsym9/o/gsym9.o.2.9</text:p>
          </table:table-cell>
          <table:table-cell office:value-type="string">
            <text:p>gate count Improvement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initial_runs/gsym9/o/gsym9.o.1.8</text:p>
          </table:table-cell>
          <table:table-cell office:value-type="string">
            <text:p>gate count Improvement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initial_runs/gsym9/o/gsym9.o.2.0</text:p>
          </table:table-cell>
          <table:table-cell office:value-type="string">
            <text:p>gate count Improvement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initial_runs/gsym9/o/gsym9.o.2.1</text:p>
          </table:table-cell>
          <table:table-cell office:value-type="string">
            <text:p>gate count Improvement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initial_runs/gsym9/o/gsym9.o.2.1</text:p>
          </table:table-cell>
          <table:table-cell office:value-type="string">
            <text:p>gate count Improvement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initial_runs/gsym9/o/gsym9.o.2.1</text:p>
          </table:table-cell>
          <table:table-cell office:value-type="string">
            <text:p>gate count Improvement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initial_runs/gsym9/o/gsym9.o.2.1</text:p>
          </table:table-cell>
          <table:table-cell office:value-type="string">
            <text:p>gate count Improvement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initial_runs/gsym9/o/gsym9.o.2.1</text:p>
          </table:table-cell>
          <table:table-cell office:value-type="string">
            <text:p>gate count Improvement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initial_runs/gsym9/o/gsym9.o.2.1</text:p>
          </table:table-cell>
          <table:table-cell office:value-type="string">
            <text:p>gate count Improvement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initial_runs/gsym9/o/gsym9.o.2.1</text:p>
          </table:table-cell>
          <table:table-cell office:value-type="string">
            <text:p>gate count Improvement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initial_runs/gsym9/o/gsym9.o.2.2</text:p>
          </table:table-cell>
          <table:table-cell office:value-type="string">
            <text:p>gate count Improvement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initial_runs/gsym9/o/gsym9.o.2.2</text:p>
          </table:table-cell>
          <table:table-cell office:value-type="string">
            <text:p>gate count Improvement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initial_runs/gsym9/o/gsym9.o.2.2</text:p>
          </table:table-cell>
          <table:table-cell office:value-type="string">
            <text:p>gate count Improvement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initial_runs/gsym9/o/gsym9.o.2.2</text:p>
          </table:table-cell>
          <table:table-cell office:value-type="string">
            <text:p>gate count Improvement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initial_runs/gsym9/o/gsym9.o.2.2</text:p>
          </table:table-cell>
          <table:table-cell office:value-type="string">
            <text:p>gate count Improvement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initial_runs/gsym9/o/gsym9.o.2.2</text:p>
          </table:table-cell>
          <table:table-cell office:value-type="string">
            <text:p>gate count Improvement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initial_runs/gsym9/o/gsym9.o.2.2</text:p>
          </table:table-cell>
          <table:table-cell office:value-type="string">
            <text:p>gate count Improvement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initial_runs/gsym9/o/gsym9.o.2.2</text:p>
          </table:table-cell>
          <table:table-cell office:value-type="string">
            <text:p>gate count Improvement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initial_runs/gsym9/o/gsym9.o.2.2</text:p>
          </table:table-cell>
          <table:table-cell office:value-type="string">
            <text:p>gate count Improvement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initial_runs/gsym9/o/gsym9.o.2.3</text:p>
          </table:table-cell>
          <table:table-cell office:value-type="string">
            <text:p>gate count Improvement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initial_runs/gsym9/o/gsym9.o.2.3</text:p>
          </table:table-cell>
          <table:table-cell office:value-type="string">
            <text:p>gate count Improvement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initial_runs/gsym9/o/gsym9.o.2.3</text:p>
          </table:table-cell>
          <table:table-cell office:value-type="string">
            <text:p>gate count Improvement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initial_runs/gsym9/o/gsym9.o.2.3</text:p>
          </table:table-cell>
          <table:table-cell office:value-type="string">
            <text:p>gate count Improvement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initial_runs/gsym9/o/gsym9.o.2.3</text:p>
          </table:table-cell>
          <table:table-cell office:value-type="string">
            <text:p>gate count Improvement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initial_runs/gsym9/o/gsym9.o.2.3</text:p>
          </table:table-cell>
          <table:table-cell office:value-type="string">
            <text:p>gate count Improvement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initial_runs/gsym9/o/gsym9.o.2.4</text:p>
          </table:table-cell>
          <table:table-cell office:value-type="string">
            <text:p>gate count Improvement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initial_runs/gsym9/o/gsym9.o.2.4</text:p>
          </table:table-cell>
          <table:table-cell office:value-type="string">
            <text:p>gate count Improvement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initial_runs/gsym9/o/gsym9.o.2.4</text:p>
          </table:table-cell>
          <table:table-cell office:value-type="string">
            <text:p>gate count Improvement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initial_runs/gsym9/o/gsym9.o.2.5</text:p>
          </table:table-cell>
          <table:table-cell office:value-type="string">
            <text:p>gate count Improvement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initial_runs/gsym9/o/gsym9.o.2.5</text:p>
          </table:table-cell>
          <table:table-cell office:value-type="string">
            <text:p>gate count Improvement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initial_runs/gsym9/o/gsym9.o.2.5</text:p>
          </table:table-cell>
          <table:table-cell office:value-type="string">
            <text:p>gate count Improvement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initial_runs/gsym9/o/gsym9.o.2.5</text:p>
          </table:table-cell>
          <table:table-cell office:value-type="string">
            <text:p>gate count Improvement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initial_runs/gsym9/o/gsym9.o.2.5</text:p>
          </table:table-cell>
          <table:table-cell office:value-type="string">
            <text:p>gate count Improvement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initial_runs/gsym9/o/gsym9.o.2.5</text:p>
          </table:table-cell>
          <table:table-cell office:value-type="string">
            <text:p>gate count Improvement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initial_runs/gsym9/o/gsym9.o.2.5</text:p>
          </table:table-cell>
          <table:table-cell office:value-type="string">
            <text:p>gate count Improvement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initial_runs/gsym9/o/gsym9.o.2.6</text:p>
          </table:table-cell>
          <table:table-cell office:value-type="string">
            <text:p>gate count Improvement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initial_runs/gsym9/o/gsym9.o.2.6</text:p>
          </table:table-cell>
          <table:table-cell office:value-type="string">
            <text:p>gate count Improvement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initial_runs/gsym9/o/gsym9.o.2.6</text:p>
          </table:table-cell>
          <table:table-cell office:value-type="string">
            <text:p>gate count Improvement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initial_runs/gsym9/o/gsym9.o.2.6</text:p>
          </table:table-cell>
          <table:table-cell office:value-type="string">
            <text:p>gate count Improvement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initial_runs/gsym9/o/gsym9.o.2.6</text:p>
          </table:table-cell>
          <table:table-cell office:value-type="string">
            <text:p>gate count Improvement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initial_runs/gsym9/o/gsym9.o.2.7</text:p>
          </table:table-cell>
          <table:table-cell office:value-type="string">
            <text:p>gate count Improvement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initial_runs/gsym9/o/gsym9.o.2.7</text:p>
          </table:table-cell>
          <table:table-cell office:value-type="string">
            <text:p>gate count Improvement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initial_runs/gsym9/o/gsym9.o.2.7</text:p>
          </table:table-cell>
          <table:table-cell office:value-type="string">
            <text:p>gate count Improvement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initial_runs/gsym9/o/gsym9.o.2.7</text:p>
          </table:table-cell>
          <table:table-cell office:value-type="string">
            <text:p>gate count Improvement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initial_runs/gsym9/o/gsym9.o.2.8</text:p>
          </table:table-cell>
          <table:table-cell office:value-type="string">
            <text:p>gate count Improvement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initial_runs/gsym9/o/gsym9.o.2.8</text:p>
          </table:table-cell>
          <table:table-cell office:value-type="string">
            <text:p>gate count Improvement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initial_runs/gsym9/o/gsym9.o.2.8</text:p>
          </table:table-cell>
          <table:table-cell office:value-type="string">
            <text:p>gate count Improvement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initial_runs/gsym9/o/gsym9.o.2.9</text:p>
          </table:table-cell>
          <table:table-cell office:value-type="string">
            <text:p>gate count Improvement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initial_runs/gsym9/o/gsym9.o.2.9</text:p>
          </table:table-cell>
          <table:table-cell office:value-type="string">
            <text:p>gate count Improvement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initial_runs/gsym9/o/gsym9.o.2.0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gsym9/o/gsym9.o.2.1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gsym9/o/gsym9.o.2.1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gsym9/o/gsym9.o.2.1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gsym9/o/gsym9.o.2.2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gsym9/o/gsym9.o.2.2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gsym9/o/gsym9.o.2.2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gsym9/o/gsym9.o.2.2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gsym9/o/gsym9.o.2.4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gsym9/o/gsym9.o.2.4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gsym9/o/gsym9.o.2.6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gsym9/o/gsym9.o.2.7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gsym9/o/gsym9.o.2.7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gsym9/o/gsym9.o.2.7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gsym9/o/gsym9.o.2.8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gsym9/o/gsym9.o.2.2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</table:table>
      <table:database-ranges>
        <table:database-range table:name="__Anonymous_Sheet_DB__0" table:target-range-address="Sheet1.A1:Sheet1.C2080" table:contains-header="false">
          <table:sort>
            <table:sort-by table:field-number="1" table:order="descending" table:data-type="automatic"/>
            <table:sort-by table:field-number="2" table:order="descending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15">04/15/2013</text:date>, <text:time>18:14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4-15T18:14:10</dc:date>
    <dc:creator>Rio Lowry</dc:creator>
    <meta:generator>LibreOffice/3.4$Unix LibreOffice_project/340m1$Build-502</meta:generator>
    <meta:editing-duration>PT21M50S</meta:editing-duration>
    <meta:editing-cycles>1</meta:editing-cycles>
    <meta:document-statistic meta:table-count="1" meta:cell-count="6240" meta:object-count="0"/>
  </office:meta>
</office:document-meta>
</file>